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imSun" svg:font-family="SimSun"/>
    <style:font-face style:name="Tahoma1" svg:font-family="Tahoma"/>
    <style:font-face style:name="宋" svg:font-family="宋, 黑体"/>
    <style:font-face style:name="隶书" svg:font-family="隶书" style:font-family-generic="modern"/>
    <style:font-face style:name="Tahoma" svg:font-family="Tahoma" style:font-pitch="variable"/>
    <style:font-face style:name="宋体" svg:font-family="宋体" style:font-pitch="variable"/>
    <style:font-face style:name="黑体" svg:font-family="黑体" style:font-pitch="variable"/>
    <style:font-face style:name="AR PL ZenKai Uni" svg:font-family="'AR PL ZenKai Uni'" style:font-family-generic="roman" style:font-pitch="variable"/>
    <style:font-face style:name="Times New Roman" svg:font-family="'Times New Roman'" style:font-family-generic="roman" style:font-pitch="variable"/>
    <style:font-face style:name="AR PL ShanHeiSun Uni" svg:font-family="'AR PL ShanHeiSun Uni'" style:font-family-generic="swiss" style:font-pitch="variable"/>
    <style:font-face style:name="Arial" svg:font-family="Arial" style:font-family-generic="swiss" style:font-pitch="variable"/>
  </office:font-face-decls>
  <office:automatic-styles>
    <style:style style:name="Table1" style:family="table">
      <style:table-properties style:width="5.9306in" fo:margin-left="-0.0819in" table:align="left" style:writing-mode="lr-tb"/>
    </style:style>
    <style:style style:name="Table1.A" style:family="table-column">
      <style:table-column-properties style:column-width="1.075in"/>
    </style:style>
    <style:style style:name="Table1.B" style:family="table-column">
      <style:table-column-properties style:column-width="1.125in"/>
    </style:style>
    <style:style style:name="Table1.C" style:family="table-column">
      <style:table-column-properties style:column-width="3.7306in"/>
    </style:style>
    <style:style style:name="Table1.1" style:family="table-row">
      <style:table-row-properties style:min-row-height="0.2736in"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keep-together="true"/>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row">
      <style:table-row-properties style:min-row-height="0.3507in" style:keep-together="true"/>
    </style:style>
    <style:style style:name="Table2" style:family="table">
      <style:table-properties style:width="5.9319in" fo:margin-left="-0.0819in" table:align="left" style:writing-mode="lr-tb"/>
    </style:style>
    <style:style style:name="Table2.A" style:family="table-column">
      <style:table-column-properties style:column-width="1.075in"/>
    </style:style>
    <style:style style:name="Table2.B" style:family="table-column">
      <style:table-column-properties style:column-width="4.8569in"/>
    </style:style>
    <style:style style:name="Table2.1" style:family="table-row">
      <style:table-row-properties style:min-row-height="0.3194in"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keep-together="true"/>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9306in" fo:margin-left="-0.0819in" table:align="left" style:writing-mode="lr-tb"/>
    </style:style>
    <style:style style:name="Table3.A" style:family="table-column">
      <style:table-column-properties style:column-width="1.4792in"/>
    </style:style>
    <style:style style:name="Table3.D" style:family="table-column">
      <style:table-column-properties style:column-width="1.4931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keep-together="false"/>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1" style:family="table-row">
      <style:table-row-properties style:row-height="0.2083in" style:keep-together="false"/>
    </style:style>
    <style:style style:name="Table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row">
      <style:table-row-properties style:min-row-height="0.3639in" style:keep-together="true"/>
    </style:style>
    <style:style style:name="P1" style:family="paragraph" style:parent-style-name="正文缩进" style:master-page-name="Standard">
      <style:paragraph-properties fo:margin-left="0in" fo:margin-right="0in" fo:text-indent="0in" style:auto-text-indent="false"/>
    </style:style>
    <style:style style:name="P2" style:family="paragraph" style:parent-style-name="正文缩进">
      <style:paragraph-properties fo:margin-left="0in" fo:margin-right="0in" fo:text-indent="0in" style:auto-text-indent="false"/>
      <style:text-properties style:use-window-font-color="true" fo:font-size="22pt" fo:language="en" fo:country="US" style:letter-kerning="true" style:font-name-asian="宋体" style:font-size-asian="22pt" style:language-asian="zh" style:country-asian="CN" style:font-name-complex="Times New Roman" style:font-size-complex="10pt"/>
    </style:style>
    <style:style style:name="P3" style:family="paragraph" style:parent-style-name="正文缩进">
      <style:paragraph-properties fo:margin-left="0in" fo:margin-right="0in" fo:text-indent="0in" style:auto-text-indent="false"/>
    </style:style>
    <style:style style:name="P4" style:family="paragraph" style:parent-style-name="正文缩进">
      <style:paragraph-properties fo:margin-left="0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5" style:family="paragraph" style:parent-style-name="Standard">
      <style:text-properties style:use-window-font-color="true" style:font-name="Times New Roman" fo:font-size="14pt" fo:language="en" fo:country="US" fo:font-weight="bold" style:letter-kerning="true" style:font-name-asian="隶书" style:font-size-asian="14pt" style:language-asian="zh" style:country-asian="CN" style:font-weight-asian="bold" style:font-name-complex="Times New Roman" style:font-size-complex="10pt"/>
    </style:style>
    <style:style style:name="P6" style:family="paragraph" style:parent-style-name="Contents_20_3">
      <style:paragraph-properties>
        <style:tab-stops>
          <style:tab-stop style:position="6.2909in" style:type="right" style:leader-style="dotted" style:leader-text="."/>
        </style:tab-stops>
      </style:paragraph-properties>
    </style:style>
    <style:style style:name="P7" style:family="paragraph" style:parent-style-name="Contents_20_4">
      <style:paragraph-properties>
        <style:tab-stops>
          <style:tab-stop style:position="5.9992in" style:type="right" style:leader-style="dotted" style:leader-text="."/>
        </style:tab-stops>
      </style:paragraph-properties>
    </style:style>
    <style:style style:name="P8" style:family="paragraph" style:parent-style-name="Contents_20_6">
      <style:paragraph-properties>
        <style:tab-stops>
          <style:tab-stop style:position="5.4161in" style:type="right" style:leader-style="dotted" style:leader-text="."/>
        </style:tab-stops>
      </style:paragraph-properties>
    </style:style>
    <style:style style:name="P9" style:family="paragraph" style:parent-style-name="Contents_20_5">
      <style:paragraph-properties>
        <style:tab-stops>
          <style:tab-stop style:position="5.7075in" style:type="right" style:leader-style="dotted" style:leader-text="."/>
        </style:tab-stops>
      </style:paragraph-properties>
    </style:style>
    <style:style style:name="P10" style:family="paragraph" style:parent-style-name="正文缩进">
      <style:paragraph-properties fo:margin-left="0in" fo:margin-right="0in" fo:text-indent="0in" style:auto-text-indent="false">
        <style:tab-stops>
          <style:tab-stop style:position="5.178in" style:type="right" style:leader-style="dotted" style:leader-text="."/>
        </style:tab-stops>
      </style:paragraph-properties>
      <style:text-properties style:use-window-font-color="true" fo:font-size="10.5pt" fo:language="en" fo:country="US" style:letter-kerning="true" fo:background-color="#ffffff" style:font-name-asian="宋体" style:font-size-asian="10.5pt" style:language-asian="zh" style:country-asian="CN" style:font-name-complex="Times New Roman" style:font-size-complex="10pt"/>
    </style:style>
    <style:style style:name="P11" style:family="paragraph" style:parent-style-name="正文缩进">
      <style:paragraph-properties fo:margin-left="0in" fo:margin-right="0in" fo:text-indent="0in" style:auto-text-indent="false"/>
      <style:text-properties style:use-window-font-color="true" fo:font-size="10.5pt" fo:language="en" fo:country="US" style:letter-kerning="true" fo:background-color="#ffffff" style:font-name-asian="宋体" style:font-size-asian="10.5pt" style:language-asian="zh" style:country-asian="CN" style:font-name-complex="Times New Roman" style:font-size-complex="10pt"/>
    </style:style>
    <style:style style:name="P12" style:family="paragraph" style:parent-style-name="正文缩进">
      <style:paragraph-properties fo:margin-left="0.5417in" fo:margin-right="0in" fo:text-indent="0in" style:auto-text-indent="false"/>
    </style:style>
    <style:style style:name="P13" style:family="paragraph" style:parent-style-name="Heading_20_3" style:list-style-name="WW8Num66">
      <style:paragraph-properties>
        <style:tab-stops>
          <style:tab-stop style:position="0.4272in"/>
        </style:tab-stops>
      </style:paragraph-properties>
    </style:style>
    <style:style style:name="P14" style:family="paragraph" style:parent-style-name="正文缩进" style:list-style-name="WW8Num55">
      <style:paragraph-properties fo:margin-left="0.2917in" fo:margin-right="0in" fo:text-indent="0in" style:auto-text-indent="false">
        <style:tab-stops>
          <style:tab-stop style:position="0.2953in"/>
        </style:tab-stops>
      </style:paragraph-properties>
    </style:style>
    <style:style style:name="P15" style:family="paragraph" style:parent-style-name="正文缩进">
      <style:paragraph-properties fo:margin-left="0.5866in" fo:margin-right="0in" fo:text-indent="0in" style:auto-text-indent="false"/>
    </style:style>
    <style:style style:name="P16" style:family="paragraph" style:parent-style-name="正文缩进">
      <style:paragraph-properties fo:margin-left="0.5866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7" style:family="paragraph" style:parent-style-name="正文缩进">
      <style:paragraph-properties fo:margin-left="0.2917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8" style:family="paragraph" style:parent-style-name="正文缩进">
      <style:paragraph-properties fo:margin-left="0in" fo:margin-right="0in" fo:text-indent="0in" style:auto-text-indent="false" style:snap-to-layout-grid="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9" style:family="paragraph" style:parent-style-name="正文缩进">
      <style:paragraph-properties fo:margin-left="0in" fo:margin-right="0in" fo:text-indent="0in" style:auto-text-indent="false" style:snap-to-layout-grid="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0" style:family="paragraph" style:parent-style-name="正文缩进">
      <style:paragraph-properties fo:margin-left="0in" fo:margin-right="0in" fo:text-indent="0in" style:auto-text-indent="false" style:snap-to-layout-grid="false"/>
    </style:style>
    <style:style style:name="P21" style:family="paragraph" style:parent-style-name="Standard">
      <style:paragraph-properties fo:margin-left="0in" fo:margin-right="0in" fo:text-indent="0.0937in" style:auto-text-indent="false"/>
    </style:style>
    <style:style style:name="P22" style:family="paragraph" style:parent-style-name="Standard">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3" style:family="paragraph" style:parent-style-name="Standard" style:list-style-name="WW8Num97">
      <style:paragraph-properties>
        <style:tab-stops>
          <style:tab-stop style:position="0.2953in"/>
        </style:tab-stops>
      </style:paragraph-properties>
    </style:style>
    <style:style style:name="P24" style:family="paragraph" style:parent-style-name="Standard" style:list-style-name="WW8Num97">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 style:family="paragraph" style:parent-style-name="Standard" style:list-style-name="WW8Num153">
      <style:paragraph-properties>
        <style:tab-stops>
          <style:tab-stop style:position="0.2953in"/>
          <style:tab-stop style:position="0.5866in"/>
        </style:tab-stops>
      </style:paragraph-properties>
    </style:style>
    <style:style style:name="P26" style:family="paragraph" style:parent-style-name="Standard" style:list-style-name="WW8Num153">
      <style:paragraph-properties>
        <style:tab-stops>
          <style:tab-stop style:position="0.2953in"/>
          <style:tab-stop style:position="0.5866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7" style:family="paragraph" style:parent-style-name="Standard" style:list-style-name="WW8Num112">
      <style:paragraph-properties>
        <style:tab-stops>
          <style:tab-stop style:position="0.2953in"/>
        </style:tab-stops>
      </style:paragraph-properties>
    </style:style>
    <style:style style:name="P28" style:family="paragraph" style:parent-style-name="Standard">
      <style:paragraph-properties fo:margin-left="0in" fo:margin-right="0in" fo:text-indent="0.2917in" style:auto-text-indent="false"/>
    </style:style>
    <style:style style:name="P29" style:family="paragraph" style:parent-style-name="Standard" style:list-style-name="WW8Num37">
      <style:paragraph-properties>
        <style:tab-stops>
          <style:tab-stop style:position="0.25in"/>
        </style:tab-stops>
      </style:paragraph-properties>
    </style:style>
    <style:style style:name="P30" style:family="paragraph" style:parent-style-name="正文缩进" style:list-style-name="WW8Num126">
      <style:paragraph-properties fo:margin-left="0in" fo:margin-right="0in" fo:text-indent="0in" style:auto-text-indent="false">
        <style:tab-stops>
          <style:tab-stop style:position="0.2953in"/>
        </style:tab-stops>
      </style:paragraph-properties>
    </style:style>
    <style:style style:name="P31" style:family="paragraph" style:parent-style-name="Heading_20_3" style:list-style-name="WW8Num110">
      <style:paragraph-properties>
        <style:tab-stops>
          <style:tab-stop style:position="0.4272in"/>
        </style:tab-stops>
      </style:paragraph-properties>
    </style:style>
    <style:style style:name="P32" style:family="paragraph" style:parent-style-name="正文缩进">
      <style:paragraph-properties fo:margin-left="0.4272in" fo:margin-right="0in" fo:text-indent="0in" style:auto-text-indent="false"/>
    </style:style>
    <style:style style:name="P33" style:family="paragraph" style:parent-style-name="正文缩进" style:list-style-name="WW8Num147">
      <style:paragraph-properties fo:margin-left="0.4272in" fo:margin-right="0in" fo:text-indent="0in" style:auto-text-indent="false">
        <style:tab-stops>
          <style:tab-stop style:position="0.2953in"/>
        </style:tab-stops>
      </style:paragraph-properties>
    </style:style>
    <style:style style:name="P34" style:family="paragraph" style:parent-style-name="正文缩进">
      <style:paragraph-properties fo:margin-left="0.4272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35" style:family="paragraph" style:parent-style-name="Heading_20_4" style:list-style-name="WW8Num102">
      <style:paragraph-properties>
        <style:tab-stops>
          <style:tab-stop style:position="0.2953in"/>
        </style:tab-stops>
      </style:paragraph-properties>
    </style:style>
    <style:style style:name="P36" style:family="paragraph" style:parent-style-name="正文缩进" style:list-style-name="WW8Num147">
      <style:paragraph-properties fo:margin-left="0in" fo:margin-right="0in" fo:text-indent="0in" style:auto-text-indent="false">
        <style:tab-stops>
          <style:tab-stop style:position="0.2953in"/>
        </style:tab-stops>
      </style:paragraph-properties>
    </style:style>
    <style:style style:name="P37" style:family="paragraph" style:parent-style-name="正文缩进">
      <style:paragraph-properties fo:margin-left="0.2953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38" style:family="paragraph" style:parent-style-name="正文缩进">
      <style:paragraph-properties fo:margin-left="0.2953in" fo:margin-right="0in" fo:text-indent="0in" style:auto-text-indent="false"/>
    </style:style>
    <style:style style:name="P39" style:family="paragraph" style:parent-style-name="Standard" style:list-style-name="WW8Num104">
      <style:paragraph-properties>
        <style:tab-stops>
          <style:tab-stop style:position="0.2953in"/>
        </style:tab-stops>
      </style:paragraph-properties>
    </style:style>
    <style:style style:name="P40" style:family="paragraph" style:parent-style-name="正文缩进">
      <style:paragraph-properties fo:margin-left="0.2917in" fo:margin-right="0in" fo:text-indent="0in" style:auto-text-indent="false"/>
    </style:style>
    <style:style style:name="P41" style:family="paragraph" style:parent-style-name="正文缩进">
      <style:paragraph-properties>
        <style:tab-stops>
          <style:tab-stop style:position="0.5in"/>
        </style:tab-stops>
      </style:paragraph-properties>
    </style:style>
    <style:style style:name="P42" style:family="paragraph" style:parent-style-name="正文缩进">
      <style:paragraph-properties fo:margin-left="0in" fo:margin-right="0in" fo:text-indent="0in" style:auto-text-indent="false">
        <style:tab-stops>
          <style:tab-stop style:position="0.5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43" style:family="paragraph" style:parent-style-name="正文缩进">
      <style:paragraph-properties fo:margin-left="0in" fo:margin-right="0in" fo:text-indent="0in" style:auto-text-indent="false">
        <style:tab-stops>
          <style:tab-stop style:position="0.5in"/>
        </style:tab-stops>
      </style:paragraph-properties>
    </style:style>
    <style:style style:name="P44" style:family="paragraph" style:parent-style-name="正文缩进">
      <style:paragraph-properties>
        <style:tab-stops>
          <style:tab-stop style:position="0.5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45" style:family="paragraph" style:parent-style-name="正文缩进">
      <style:paragraph-properties fo:margin-left="0in" fo:margin-right="0in" fo:text-indent="0in" style:auto-text-indent="false">
        <style:tab-stops>
          <style:tab-stop style:position="0.25in"/>
        </style:tab-stops>
      </style:paragraph-properties>
    </style:style>
    <style:style style:name="P46" style:family="paragraph" style:parent-style-name="正文缩进">
      <style:paragraph-properties>
        <style:tab-stops>
          <style:tab-stop style:position="0.25in"/>
        </style:tab-stops>
      </style:paragraph-properties>
      <style:text-properties style:use-window-font-color="true" fo:font-size="10.5pt" fo:language="en" fo:country="US" style:letter-kerning="true" style:font-name-asian="宋体" style:font-size-asian="10.5pt" style:language-asian="zh" style:country-asian="TW" style:font-name-complex="Times New Roman" style:font-size-complex="10pt"/>
    </style:style>
    <style:style style:name="P47" style:family="paragraph" style:parent-style-name="正文缩进">
      <style:paragraph-properties>
        <style:tab-stops>
          <style:tab-stop style:position="0.25in"/>
        </style:tab-stops>
      </style:paragraph-properties>
    </style:style>
    <style:style style:name="P48" style:family="paragraph" style:parent-style-name="正文缩进">
      <style:paragraph-properties fo:margin-left="0.25in" fo:margin-right="0in" fo:text-indent="0.0417in" style:auto-text-indent="false">
        <style:tab-stops>
          <style:tab-stop style:position="0in"/>
        </style:tab-stops>
      </style:paragraph-properties>
    </style:style>
    <style:style style:name="P49" style:family="paragraph" style:parent-style-name="正文缩进">
      <style:paragraph-properties fo:margin-left="0in" fo:margin-right="0in" fo:text-indent="0in" style:auto-text-indent="false">
        <style:tab-stops>
          <style:tab-stop style:position="0.25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50" style:family="paragraph" style:parent-style-name="正文缩进" style:list-style-name="WW8Num16">
      <style:paragraph-properties fo:margin-left="0in" fo:margin-right="0in" fo:text-indent="0in" style:auto-text-indent="false">
        <style:tab-stops>
          <style:tab-stop style:position="0.2953in"/>
        </style:tab-stops>
      </style:paragraph-properties>
    </style:style>
    <style:style style:name="P51" style:family="paragraph" style:parent-style-name="正文缩进">
      <style:paragraph-properties>
        <style:tab-stops>
          <style:tab-stop style:position="0.25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52" style:family="paragraph" style:parent-style-name="正文缩进">
      <style:paragraph-properties fo:margin-left="0.2953in" fo:margin-right="0in" fo:text-indent="0in" style:auto-text-indent="false">
        <style:tab-stops>
          <style:tab-stop style:position="-0.0453in"/>
        </style:tab-stops>
      </style:paragraph-properties>
    </style:style>
    <style:style style:name="P53" style:family="paragraph">
      <style:paragraph-properties fo:text-align="center" style:writing-mode="lr-tb"/>
      <style:text-properties fo:font-size="24pt"/>
    </style:style>
    <style:style style:name="P54" style:family="paragraph" style:parent-style-name="正文缩进">
      <style:paragraph-properties fo:margin-left="0in" fo:margin-right="0in" fo:text-indent="0in" style:auto-text-indent="false">
        <style:tab-stops>
          <style:tab-stop style:position="0.25in"/>
        </style:tab-stops>
      </style:paragraph-properties>
      <style:text-properties style:use-window-font-color="true" fo:font-size="10.5pt" fo:language="en" fo:country="US" style:letter-kerning="true" style:font-name-asian="宋体" style:font-size-asian="10.5pt" style:language-asian="en" style:country-asian="US" style:font-name-complex="Times New Roman" style:font-size-complex="10pt"/>
    </style:style>
    <style:style style:name="P55" style:family="paragraph" style:parent-style-name="正文缩进" style:list-style-name="WW8Num4">
      <style:paragraph-properties fo:margin-left="0in" fo:margin-right="0in" fo:text-indent="0in" style:auto-text-indent="false">
        <style:tab-stops>
          <style:tab-stop style:position="2.1874in"/>
        </style:tab-stops>
      </style:paragraph-properties>
    </style:style>
    <style:style style:name="P56" style:family="paragraph" style:parent-style-name="正文缩进">
      <style:paragraph-properties fo:margin-left="0.3646in" fo:margin-right="0in" fo:text-indent="0in" style:auto-text-indent="false">
        <style:tab-stops>
          <style:tab-stop style:position="-0.1146in"/>
        </style:tab-stops>
      </style:paragraph-properties>
    </style:style>
    <style:style style:name="P57" style:family="paragraph" style:parent-style-name="正文缩进">
      <style:paragraph-properties fo:margin-left="0.3646in" fo:margin-right="0in" fo:text-indent="0in" style:auto-text-indent="false">
        <style:tab-stops>
          <style:tab-stop style:position="-0.1146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58" style:family="paragraph" style:parent-style-name="正文缩进">
      <style:paragraph-properties fo:margin-left="0.3126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59" style:family="paragraph" style:parent-style-name="正文缩进">
      <style:paragraph-properties fo:margin-left="0.3126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60" style:family="paragraph" style:parent-style-name="正文缩进">
      <style:paragraph-properties fo:margin-left="0.3126in" fo:margin-right="0in" fo:text-indent="0in" style:auto-text-indent="false"/>
    </style:style>
    <style:style style:name="P61" style:family="paragraph" style:parent-style-name="正文缩进" style:list-style-name="WW8Num144">
      <style:paragraph-properties fo:margin-left="0in" fo:margin-right="0in" fo:text-indent="0in" style:auto-text-indent="false">
        <style:tab-stops>
          <style:tab-stop style:position="0.2953in"/>
          <style:tab-stop style:position="0.5626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62" style:family="paragraph" style:parent-style-name="正文缩进" style:list-style-name="WW8Num83">
      <style:paragraph-properties fo:margin-left="0in" fo:margin-right="0in" fo:text-indent="0in" style:auto-text-indent="false">
        <style:tab-stops>
          <style:tab-stop style:position="0.2953in"/>
          <style:tab-stop style:position="0.5626in"/>
        </style:tab-stops>
      </style:paragraph-properties>
    </style:style>
    <style:style style:name="P63" style:family="paragraph" style:parent-style-name="正文缩进" style:list-style-name="WW8Num79">
      <style:paragraph-properties fo:margin-left="0in" fo:margin-right="0in" fo:text-indent="0in" style:auto-text-indent="false">
        <style:tab-stops>
          <style:tab-stop style:position="0.2953in"/>
          <style:tab-stop style:position="0.5626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64" style:family="paragraph" style:parent-style-name="正文缩进" style:list-style-name="WW8Num143">
      <style:paragraph-properties fo:margin-left="0in" fo:margin-right="0in" fo:text-indent="0in" style:auto-text-indent="false">
        <style:tab-stops>
          <style:tab-stop style:position="0.2953in"/>
          <style:tab-stop style:position="0.5626in"/>
        </style:tab-stops>
      </style:paragraph-properties>
    </style:style>
    <style:style style:name="P65" style:family="paragraph" style:parent-style-name="正文缩进" style:list-style-name="WW8Num93">
      <style:paragraph-properties fo:margin-left="0in" fo:margin-right="0in" fo:text-indent="0in" style:auto-text-indent="false">
        <style:tab-stops>
          <style:tab-stop style:position="0.2953in"/>
          <style:tab-stop style:position="0.5626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66" style:family="paragraph" style:parent-style-name="正文缩进" style:list-style-name="WW8Num117">
      <style:paragraph-properties fo:margin-left="0in" fo:margin-right="0in" fo:text-indent="0in" style:auto-text-indent="false">
        <style:tab-stops>
          <style:tab-stop style:position="0.2953in"/>
        </style:tab-stops>
      </style:paragraph-properties>
    </style:style>
    <style:style style:name="P67" style:family="paragraph" style:parent-style-name="正文缩进">
      <style:paragraph-properties fo:margin-left="0in" fo:margin-right="0in" fo:text-indent="0in" style:auto-text-indent="false" style:snap-to-layout-grid="false">
        <style:tab-stops>
          <style:tab-stop style:position="2.1752in"/>
        </style:tab-stops>
      </style:paragraph-properties>
    </style:style>
    <style:style style:name="P68" style:family="paragraph" style:parent-style-name="正文缩进">
      <style:paragraph-properties fo:margin-left="0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69" style:family="paragraph" style:parent-style-name="Standard" style:list-style-name="WW8Num105">
      <style:paragraph-properties>
        <style:tab-stops>
          <style:tab-stop style:position="0.2953in"/>
        </style:tab-stops>
      </style:paragraph-properties>
    </style:style>
    <style:style style:name="P70" style:family="paragraph" style:parent-style-name="正文缩进">
      <style:paragraph-properties fo:margin-left="0in" fo:margin-right="0in" fo:text-indent="0.1457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71" style:family="paragraph" style:parent-style-name="正文缩进">
      <style:paragraph-properties fo:margin-left="0in" fo:margin-right="0in" fo:text-indent="0.1457in" style:auto-text-indent="false"/>
    </style:style>
    <style:style style:name="P72" style:family="paragraph" style:parent-style-name="Standard" style:list-style-name="WW8Num25">
      <style:paragraph-properties>
        <style:tab-stops>
          <style:tab-stop style:position="0.2953in"/>
        </style:tab-stops>
      </style:paragraph-properties>
      <style:text-properties style:use-window-font-color="true" style:font-name="Times New Roman" fo:font-size="12pt" fo:language="en" fo:country="US" style:text-underline-style="solid" style:text-underline-width="auto" style:text-underline-color="font-color" style:letter-kerning="true" style:font-size-asian="12pt" style:language-asian="zh" style:country-asian="CN" style:font-name-complex="Times New Roman" style:font-size-complex="10pt"/>
    </style:style>
    <style:style style:name="P73" style:family="paragraph" style:parent-style-name="正文缩进" style:list-style-name="WW8Num87">
      <style:paragraph-properties fo:margin-left="0in" fo:margin-right="0in" fo:text-indent="0in" style:auto-text-indent="false">
        <style:tab-stops>
          <style:tab-stop style:position="0.0398in"/>
        </style:tab-stops>
      </style:paragraph-properties>
    </style:style>
    <style:style style:name="P74" style:family="paragraph" style:parent-style-name="Standard" style:list-style-name="WW8Num110">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language-complex="en" style:country-complex="US" fo:hyphenate="false" fo:hyphenation-remain-char-count="2" fo:hyphenation-push-char-count="2"/>
    </style:style>
    <style:style style:name="P75" style:family="paragraph" style:parent-style-name="Heading_20_6">
      <style:paragraph-properties fo:margin-top="0.1665in" fo:margin-bottom="0.0445in" fo:line-height="132%" fo:keep-together="always" fo:keep-with-next="always">
        <style:tab-stops>
          <style:tab-stop style:position="1.7953in"/>
        </style:tab-stops>
      </style:paragraph-properties>
    </style:style>
    <style:style style:name="P76" style:family="paragraph" style:parent-style-name="Standard">
      <style:text-properties style:use-window-font-color="true" fo:font-size="14pt" fo:language="en" fo:country="US" style:letter-kerning="true" style:font-name-asian="宋体" style:font-size-asian="14pt" style:language-asian="zh" style:country-asian="CN" style:font-name-complex="Times New Roman" style:font-size-complex="10pt"/>
    </style:style>
    <style:style style:name="P77" style:family="paragraph" style:parent-style-name="正文缩进" style:list-style-name="WW8Num124">
      <style:paragraph-properties fo:margin-left="0in" fo:margin-right="0in" fo:text-indent="0in" style:auto-text-indent="false">
        <style:tab-stops>
          <style:tab-stop style:position="0.2953in"/>
        </style:tab-stops>
      </style:paragraph-properties>
    </style:style>
    <style:style style:name="P78" style:family="paragraph" style:parent-style-name="Standard">
      <style:paragraph-properties fo:margin-top="0in" fo:margin-bottom="0.0835in" style:line-height-at-least="0.0555in"/>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79" style:family="paragraph" style:parent-style-name="Standard">
      <style:paragraph-properties fo:margin-top="0in" fo:margin-bottom="0.0835in" style:line-height-at-least="0.0555in"/>
    </style:style>
    <style:style style:name="P80" style:family="paragraph" style:parent-style-name="Standard">
      <style:paragraph-properties fo:margin-left="0in" fo:margin-right="0in" fo:margin-top="0in" fo:margin-bottom="0.0835in" style:line-height-at-least="0.0555in" fo:text-indent="0.2917in" style:auto-text-indent="false"/>
    </style:style>
    <style:style style:name="P81" style:family="paragraph" style:parent-style-name="Standard" style:list-style-name="WW8Num101">
      <style:paragraph-properties fo:margin-left="0.2917in" fo:margin-right="0in" fo:margin-top="0in" fo:margin-bottom="0.0835in" style:line-height-at-least="0.0555in" fo:text-indent="0in" style:auto-text-indent="false">
        <style:tab-stops>
          <style:tab-stop style:position="0.2953in"/>
        </style:tab-stops>
      </style:paragraph-properties>
    </style:style>
    <style:style style:name="P82" style:family="paragraph" style:parent-style-name="Standard">
      <style:paragraph-properties fo:margin-top="0in" fo:margin-bottom="0.0835in" style:line-height-at-least="0.0555in"/>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83" style:family="paragraph" style:parent-style-name="Standard">
      <style:paragraph-properties fo:margin-left="0.25in" fo:margin-right="0in" fo:text-indent="-0.25in" style:auto-text-indent="false"/>
    </style:style>
    <style:style style:name="P84" style:family="paragraph" style:parent-style-name="Standard">
      <style:paragraph-properties fo:margin-left="0.6252in" fo:margin-right="0in" fo:text-indent="-0.6252in" style:auto-text-indent="false">
        <style:tab-stops>
          <style:tab-stop style:position="0.1252in"/>
        </style:tab-stops>
      </style:paragraph-properties>
    </style:style>
    <style:style style:name="P85" style:family="paragraph" style:parent-style-name="Standard">
      <style:paragraph-properties fo:margin-left="0.6252in" fo:margin-right="0in" fo:text-indent="-0.6252in" style:auto-text-indent="false"/>
    </style:style>
    <style:style style:name="P86" style:family="paragraph" style:parent-style-name="Text_20_body_20_indent">
      <style:paragraph-properties fo:margin-left="0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87" style:family="paragraph" style:parent-style-name="Standard" style:list-style-name="WW8Num31">
      <style:paragraph-properties>
        <style:tab-stops>
          <style:tab-stop style:position="0.25in"/>
        </style:tab-stops>
      </style:paragraph-properties>
    </style:style>
    <style:style style:name="P88" style:family="paragraph" style:parent-style-name="Standard">
      <style:paragraph-properties fo:margin-left="0.25in" fo:margin-right="0in" fo:text-indent="0in" style:auto-text-indent="false"/>
    </style:style>
    <style:style style:name="P89" style:family="paragraph" style:parent-style-name="正文缩进">
      <style:paragraph-properties fo:margin-left="0.25in" fo:margin-right="0in" fo:text-indent="0in" style:auto-text-indent="false"/>
    </style:style>
    <style:style style:name="P90" style:family="paragraph" style:parent-style-name="Standard">
      <style:paragraph-properties fo:margin-left="0.3752in" fo:margin-right="0in" fo:text-indent="-0.3752in" style:auto-text-indent="false"/>
    </style:style>
    <style:style style:name="P91" style:family="paragraph" style:parent-style-name="Standard" style:list-style-name="WW8Num2">
      <style:paragraph-properties>
        <style:tab-stops>
          <style:tab-stop style:position="0.2953in"/>
        </style:tab-stops>
      </style:paragraph-properties>
    </style:style>
    <style:style style:name="P92" style:family="paragraph" style:parent-style-name="Standard">
      <style:paragraph-properties fo:margin-left="0in" fo:margin-right="0in" fo:text-indent="0.2917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93" style:family="paragraph" style:parent-style-name="Standard" style:list-style-name="WW8Num152">
      <style:paragraph-properties>
        <style:tab-stops>
          <style:tab-stop style:position="0.2953in"/>
        </style:tab-stops>
      </style:paragraph-properties>
    </style:style>
    <style:style style:name="P94" style:family="paragraph" style:parent-style-name="Standard" style:list-style-name="WW8Num22">
      <style:paragraph-properties>
        <style:tab-stops>
          <style:tab-stop style:position="0.2953in"/>
        </style:tab-stops>
      </style:paragraph-properties>
    </style:style>
    <style:style style:name="P95" style:family="paragraph" style:parent-style-name="Standard">
      <style:paragraph-properties fo:margin-left="0in" fo:margin-right="0in" fo:text-indent="0.1457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96" style:family="paragraph" style:parent-style-name="Standard" style:list-style-name="WW8Num29">
      <style:paragraph-properties>
        <style:tab-stops>
          <style:tab-stop style:position="0.2953in"/>
        </style:tab-stops>
      </style:paragraph-properties>
    </style:style>
    <style:style style:name="P97" style:family="paragraph" style:parent-style-name="Standard" style:list-style-name="WW8Num96">
      <style:paragraph-properties>
        <style:tab-stops>
          <style:tab-stop style:position="0.2953in"/>
        </style:tab-stops>
      </style:paragraph-properties>
    </style:style>
    <style:style style:name="P98" style:family="paragraph" style:parent-style-name="Standard" style:list-style-name="WW8Num19">
      <style:paragraph-properties>
        <style:tab-stops>
          <style:tab-stop style:position="0.2953in"/>
        </style:tab-stops>
      </style:paragraph-properties>
    </style:style>
    <style:style style:name="P99" style:family="paragraph" style:parent-style-name="Standard" style:list-style-name="WW8Num65">
      <style:paragraph-properties>
        <style:tab-stops>
          <style:tab-stop style:position="0.2953in"/>
        </style:tab-stops>
      </style:paragraph-properties>
    </style:style>
    <style:style style:name="P100" style:family="paragraph" style:parent-style-name="Standard" style:list-style-name="WW8Num74">
      <style:paragraph-properties>
        <style:tab-stops>
          <style:tab-stop style:position="0.2953in"/>
        </style:tab-stops>
      </style:paragraph-properties>
    </style:style>
    <style:style style:name="P101" style:family="paragraph" style:parent-style-name="Standard" style:list-style-name="WW8Num10">
      <style:paragraph-properties>
        <style:tab-stops>
          <style:tab-stop style:position="0.2953in"/>
        </style:tab-stops>
      </style:paragraph-properties>
    </style:style>
    <style:style style:name="P102" style:family="paragraph" style:parent-style-name="Standard" style:list-style-name="WW8Num44">
      <style:paragraph-properties>
        <style:tab-stops>
          <style:tab-stop style:position="0.2953in"/>
        </style:tab-stops>
      </style:paragraph-properties>
    </style:style>
    <style:style style:name="P103" style:family="paragraph" style:parent-style-name="Standard" style:list-style-name="WW8Num116">
      <style:paragraph-properties>
        <style:tab-stops>
          <style:tab-stop style:position="0.2953in"/>
        </style:tab-stops>
      </style:paragraph-properties>
    </style:style>
    <style:style style:name="P104" style:family="paragraph" style:parent-style-name="Standard">
      <style:paragraph-properties fo:margin-left="0.2953in" fo:margin-right="0in" fo:text-indent="0in" style:auto-text-indent="false"/>
    </style:style>
    <style:style style:name="P105" style:family="paragraph" style:parent-style-name="Standard">
      <style:paragraph-properties fo:margin-left="0.2953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06" style:family="paragraph" style:parent-style-name="正文缩进">
      <style:paragraph-properties fo:margin-left="0.2917in" fo:margin-right="0in" fo:text-indent="0.2917in" style:auto-text-indent="false"/>
    </style:style>
    <style:style style:name="P107" style:family="paragraph" style:parent-style-name="正文缩进">
      <style:paragraph-properties fo:margin-left="0.2917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108" style:family="paragraph" style:parent-style-name="Standard">
      <style:paragraph-properties fo:margin-left="0in" fo:margin-right="0in" fo:text-indent="0.2917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09" style:family="paragraph" style:parent-style-name="Standard" style:list-style-name="WW8Num59">
      <style:paragraph-properties>
        <style:tab-stops>
          <style:tab-stop style:position="0.2953in"/>
        </style:tab-stops>
      </style:paragraph-properties>
    </style:style>
    <style:style style:name="P110" style:family="paragraph" style:parent-style-name="Standard" style:list-style-name="WW8Num20">
      <style:paragraph-properties>
        <style:tab-stops>
          <style:tab-stop style:position="0.25in"/>
        </style:tab-stops>
      </style:paragraph-properties>
    </style:style>
    <style:style style:name="P111" style:family="paragraph" style:parent-style-name="Standard" style:list-style-name="WW8Num80">
      <style:paragraph-properties>
        <style:tab-stops>
          <style:tab-stop style:position="0.25in"/>
        </style:tab-stops>
      </style:paragraph-properties>
    </style:style>
    <style:style style:name="P112" style:family="paragraph" style:parent-style-name="Standard" style:list-style-name="WW8Num28">
      <style:paragraph-properties>
        <style:tab-stops>
          <style:tab-stop style:position="0.2953in"/>
        </style:tab-stops>
      </style:paragraph-properties>
    </style:style>
    <style:style style:name="P113" style:family="paragraph" style:parent-style-name="Standard" style:list-style-name="WW8Num81">
      <style:paragraph-properties>
        <style:tab-stops>
          <style:tab-stop style:position="0.2953in"/>
        </style:tab-stops>
      </style:paragraph-properties>
    </style:style>
    <style:style style:name="P114" style:family="paragraph" style:parent-style-name="正文缩进" style:list-style-name="WW8Num9">
      <style:paragraph-properties fo:margin-left="0.0398in" fo:margin-right="0in" fo:text-indent="0in" style:auto-text-indent="false">
        <style:tab-stops>
          <style:tab-stop style:position="0.2953in"/>
          <style:tab-stop style:position="0.502in"/>
        </style:tab-stops>
      </style:paragraph-properties>
    </style:style>
    <style:style style:name="P115" style:family="paragraph" style:parent-style-name="正文缩进" style:list-style-name="WW8Num130">
      <style:paragraph-properties fo:margin-left="0.0398in" fo:margin-right="0in" fo:text-indent="0in" style:auto-text-indent="false">
        <style:tab-stops>
          <style:tab-stop style:position="0.2953in"/>
          <style:tab-stop style:position="0.502in"/>
        </style:tab-stops>
      </style:paragraph-properties>
    </style:style>
    <style:style style:name="P116" style:family="paragraph" style:parent-style-name="Heading_20_3" style:list-style-name="WW8Num47">
      <style:paragraph-properties>
        <style:tab-stops>
          <style:tab-stop style:position="0.5in"/>
        </style:tab-stops>
      </style:paragraph-properties>
      <style:text-properties style:use-window-font-color="true" style:font-name="Times New Roman" fo:font-size="16pt" fo:language="en" fo:country="US" fo:font-weight="bold" style:letter-kerning="true" style:font-size-asian="16pt" style:language-asian="zh" style:country-asian="CN" style:font-weight-asian="bold" style:font-name-complex="Times New Roman" style:font-size-complex="10pt"/>
    </style:style>
    <style:style style:name="P117" style:family="paragraph" style:parent-style-name="Standard" style:list-style-name="WW8Num136">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18" style:family="paragraph" style:parent-style-name="Standard">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119" style:family="paragraph" style:parent-style-name="正文缩进">
      <style:paragraph-properties fo:margin-left="0in" fo:margin-right="0in" fo:text-indent="0.2189in" style:auto-text-indent="false"/>
    </style:style>
    <style:style style:name="P120" style:family="paragraph" style:parent-style-name="Standard" style:list-style-name="WW8Num154">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21" style:family="paragraph" style:parent-style-name="Standard" style:list-style-name="WW8Num69">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22" style:family="paragraph" style:parent-style-name="Standard" style:list-style-name="WW8Num48">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23" style:family="paragraph" style:parent-style-name="正文缩进">
      <style:text-properties style:use-window-font-color="true" fo:font-size="10.5pt" fo:language="en" fo:country="US" style:letter-kerning="true" style:font-name-asian="宋体" style:font-size-asian="10.5pt" style:language-asian="en" style:country-asian="US" style:font-name-complex="Times New Roman" style:font-size-complex="10pt"/>
    </style:style>
    <style:style style:name="P124" style:family="paragraph" style:parent-style-name="正文缩进">
      <style:paragraph-properties fo:margin-left="0in" fo:margin-right="0in" fo:text-indent="0in" style:auto-text-indent="false"/>
      <style:text-properties style:use-window-font-color="true" fo:font-size="10.5pt" fo:language="en" fo:country="US" style:letter-kerning="true" style:font-name-asian="宋体" style:font-size-asian="10.5pt" style:language-asian="en" style:country-asian="US" style:font-name-complex="Times New Roman" style:font-size-complex="10pt"/>
    </style:style>
    <style:style style:name="P125" style:family="paragraph" style:parent-style-name="Standard" style:list-style-name="WW8Num111">
      <style:paragraph-properties>
        <style:tab-stops>
          <style:tab-stop style:position="0.2953in"/>
        </style:tab-stops>
      </style:paragraph-properties>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126" style:family="paragraph" style:parent-style-name="Standard" style:list-style-name="WW8Num51">
      <style:paragraph-properties>
        <style:tab-stops>
          <style:tab-stop style:position="0.2953in"/>
        </style:tab-stops>
      </style:paragraph-properties>
    </style:style>
    <style:style style:name="P127" style:family="paragraph" style:parent-style-name="正文缩进">
      <style:text-properties style:use-window-font-color="true" fo:font-size="10.5pt" fo:language="en" fo:country="US" style:text-underline-style="solid" style:text-underline-width="auto" style:text-underline-color="font-color" style:letter-kerning="true" style:font-name-asian="宋体" style:font-size-asian="10.5pt" style:language-asian="zh" style:country-asian="CN" style:font-name-complex="Times New Roman" style:font-size-complex="10pt"/>
    </style:style>
    <style:style style:name="P128" style:family="paragraph" style:parent-style-name="正文缩进">
      <style:text-properties style:text-underline-style="solid" style:text-underline-width="auto" style:text-underline-color="font-color"/>
    </style:style>
    <style:style style:name="P129" style:family="paragraph" style:parent-style-name="正文缩进">
      <style:text-properties style:use-window-font-color="true" style:font-name="Times New Roman" fo:font-size="10.5pt" fo:language="en" fo:country="US" style:text-underline-style="solid" style:text-underline-width="auto" style:text-underline-color="font-color" style:letter-kerning="true" style:font-size-asian="10.5pt" style:language-asian="zh" style:country-asian="CN" style:font-name-complex="Times New Roman" style:font-size-complex="10pt"/>
    </style:style>
    <style:style style:name="P130" style:family="paragraph" style:parent-style-name="Standard" style:list-style-name="WW8Num142">
      <style:paragraph-properties>
        <style:tab-stops>
          <style:tab-stop style:position="0.2953in"/>
        </style:tab-stops>
      </style:paragraph-properties>
    </style:style>
    <style:style style:name="P131" style:family="paragraph" style:parent-style-name="Standard" style:list-style-name="WW8Num24">
      <style:paragraph-properties>
        <style:tab-stops>
          <style:tab-stop style:position="0.2953in"/>
        </style:tab-stops>
      </style:paragraph-properties>
    </style:style>
    <style:style style:name="P132" style:family="paragraph" style:parent-style-name="Standard" style:list-style-name="WW8Num8">
      <style:paragraph-properties>
        <style:tab-stops>
          <style:tab-stop style:position="0.2953in"/>
        </style:tab-stops>
      </style:paragraph-properties>
    </style:style>
    <style:style style:name="P133" style:family="paragraph" style:parent-style-name="Standard" style:list-style-name="WW8Num17">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34" style:family="paragraph" style:parent-style-name="Standard" style:list-style-name="WW8Num129">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35" style:family="paragraph" style:parent-style-name="Standard" style:list-style-name="WW8Num108">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36" style:family="paragraph" style:parent-style-name="Standard" style:list-style-name="WW8Num30">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37" style:family="paragraph" style:parent-style-name="Heading_20_6">
      <style:paragraph-properties fo:margin-left="0.2953in" fo:margin-right="0in" fo:margin-top="0.1665in" fo:margin-bottom="0.0445in" fo:line-height="132%" fo:keep-together="always" fo:text-indent="0in" style:auto-text-indent="false" fo:keep-with-next="always"/>
    </style:style>
    <style:style style:name="P138" style:family="paragraph" style:parent-style-name="正文缩进" style:list-style-name="WW8Num150">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139" style:family="paragraph" style:parent-style-name="正文缩进" style:list-style-name="WW8Num52">
      <style:paragraph-properties fo:margin-left="-0.4957in" fo:margin-right="0in" fo:text-indent="0in" style:auto-text-indent="false">
        <style:tab-stops>
          <style:tab-stop style:position="0.0398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140" style:family="paragraph" style:parent-style-name="普通文字">
      <style:paragraph-properties fo:margin-left="0in" fo:margin-right="0in" fo:text-indent="0.25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41" style:family="paragraph" style:parent-style-name="普通文字">
      <style:paragraph-properties fo:margin-left="0in" fo:margin-right="0in" fo:text-indent="0.25in" style:auto-text-indent="false"/>
    </style:style>
    <style:style style:name="P142" style:family="paragraph" style:parent-style-name="普通文字">
      <style:paragraph-properties fo:margin-left="0.25in" fo:margin-right="0in" fo:text-indent="0in" style:auto-text-indent="false"/>
    </style:style>
    <style:style style:name="P143" style:family="paragraph" style:parent-style-name="正文缩进" style:list-style-name="WW8Num14">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144" style:family="paragraph" style:parent-style-name="正文缩进" style:list-style-name="WW8Num131">
      <style:paragraph-properties fo:margin-left="0in" fo:margin-right="0in" fo:text-indent="0in" style:auto-text-indent="false">
        <style:tab-stops>
          <style:tab-stop style:position="0.5311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45" style:family="paragraph" style:parent-style-name="Standard" style:list-style-name="WW8Num137">
      <style:paragraph-properties>
        <style:tab-stops>
          <style:tab-stop style:position="0.2953in"/>
        </style:tab-stops>
      </style:paragraph-properties>
    </style:style>
    <style:style style:name="P146" style:family="paragraph" style:parent-style-name="Standard">
      <style:paragraph-properties fo:margin-left="0in" fo:margin-right="0in" fo:text-indent="0.2189in" style:auto-text-indent="false"/>
    </style:style>
    <style:style style:name="P147" style:family="paragraph" style:parent-style-name="Standard">
      <style:paragraph-properties fo:margin-left="0in" fo:margin-right="0in" fo:text-indent="0.25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48" style:family="paragraph" style:parent-style-name="Standard">
      <style:paragraph-properties fo:margin-left="0in" fo:margin-right="0in" fo:text-indent="0.25in" style:auto-text-indent="false"/>
    </style:style>
    <style:style style:name="P149" style:family="paragraph" style:parent-style-name="Standard">
      <style:paragraph-properties fo:margin-left="0in" fo:margin-right="0in" fo:text-indent="0.25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150" style:family="paragraph" style:parent-style-name="Standard" style:list-style-name="WW8Num42">
      <style:paragraph-properties>
        <style:tab-stops>
          <style:tab-stop style:position="0.2953in"/>
        </style:tab-stops>
      </style:paragraph-properties>
    </style:style>
    <style:style style:name="P151" style:family="paragraph" style:parent-style-name="Standard">
      <style:paragraph-properties fo:margin-left="0in" fo:margin-right="0in" fo:text-indent="0.2189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52" style:family="paragraph" style:parent-style-name="Standard">
      <style:paragraph-properties fo:margin-left="0.25in" fo:margin-right="0in" fo:text-indent="0.0417in" style:auto-text-indent="false"/>
    </style:style>
    <style:style style:name="P153" style:family="paragraph" style:parent-style-name="Standard">
      <style:paragraph-properties fo:margin-left="0.2953in" fo:margin-right="0in" fo:text-indent="0.25in" style:auto-text-indent="false"/>
    </style:style>
    <style:style style:name="P154" style:family="paragraph" style:parent-style-name="Standard" style:list-style-name="WW8Num91">
      <style:paragraph-properties>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155" style:family="paragraph" style:parent-style-name="正文缩进" style:list-style-name="WW8Num140">
      <style:paragraph-properties fo:margin-left="0in" fo:margin-right="0in" fo:text-indent="0in" style:auto-text-indent="false">
        <style:tab-stops>
          <style:tab-stop style:position="0.0398in"/>
          <style:tab-stop style:position="0.6437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56" style:family="paragraph" style:parent-style-name="正文缩进">
      <style:paragraph-properties fo:margin-left="0in" fo:margin-right="0in" fo:text-indent="0in" style:auto-text-indent="false">
        <style:tab-stops>
          <style:tab-stop style:position="0.6437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57" style:family="paragraph" style:parent-style-name="Standard" style:list-style-name="WW8Num62">
      <style:paragraph-properties>
        <style:tab-stops>
          <style:tab-stop style:position="0.2953in"/>
        </style:tab-stops>
      </style:paragraph-properties>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158" style:family="paragraph" style:parent-style-name="正文缩进" style:list-style-name="WW8Num94">
      <style:paragraph-properties fo:margin-left="0in" fo:margin-right="0in" fo:text-indent="0in" style:auto-text-indent="false">
        <style:tab-stops>
          <style:tab-stop style:position="0.0398in"/>
        </style:tab-stops>
      </style:paragraph-properties>
    </style:style>
    <style:style style:name="P159" style:family="paragraph" style:parent-style-name="Standard" style:list-style-name="WW8Num53">
      <style:paragraph-properties>
        <style:tab-stops>
          <style:tab-stop style:position="0.2953in"/>
        </style:tab-stops>
      </style:paragraph-properties>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160" style:family="paragraph" style:parent-style-name="Standard" style:list-style-name="WW8Num6">
      <style:paragraph-properties>
        <style:tab-stops>
          <style:tab-stop style:position="0.2953in"/>
        </style:tab-stops>
      </style:paragraph-properties>
    </style:style>
    <style:style style:name="P161" style:family="paragraph" style:parent-style-name="Standard" style:list-style-name="WW8Num141">
      <style:paragraph-properties>
        <style:tab-stops>
          <style:tab-stop style:position="0.2953in"/>
        </style:tab-stops>
      </style:paragraph-properties>
    </style:style>
    <style:style style:name="P162" style:family="paragraph" style:parent-style-name="正文缩进" style:list-style-name="WW8Num12">
      <style:paragraph-properties fo:margin-left="0in" fo:margin-right="0in" fo:text-indent="0in" style:auto-text-indent="false">
        <style:tab-stops>
          <style:tab-stop style:position="0.2953in"/>
        </style:tab-stops>
      </style:paragraph-properties>
    </style:style>
    <style:style style:name="P163" style:family="paragraph" style:parent-style-name="Standard">
      <style:paragraph-properties fo:margin-left="0.2953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164" style:family="paragraph" style:parent-style-name="正文缩进">
      <style:paragraph-properties fo:margin-left="0.2953in" fo:margin-right="0in" fo:text-indent="0in" style:auto-text-indent="false"/>
      <style:text-properties style:use-window-font-color="true" fo:font-size="12pt" fo:language="en" fo:country="US" fo:font-weight="bold" style:letter-kerning="true" style:font-name-asian="宋体" style:font-size-asian="12pt" style:language-asian="en" style:country-asian="US" style:font-weight-asian="bold" style:font-name-complex="Times New Roman" style:font-size-complex="10pt"/>
    </style:style>
    <style:style style:name="P165" style:family="paragraph" style:parent-style-name="正文缩进">
      <style:paragraph-properties fo:margin-left="0.2953in" fo:margin-right="0in" fo:text-indent="0in" style:auto-text-indent="false"/>
      <style:text-properties style:use-window-font-color="true" fo:font-size="10.5pt" fo:language="en" fo:country="US" style:letter-kerning="true" style:font-name-asian="宋体" style:font-size-asian="10.5pt" style:language-asian="en" style:country-asian="US" style:font-name-complex="Times New Roman" style:font-size-complex="10pt"/>
    </style:style>
    <style:style style:name="P166" style:family="paragraph" style:parent-style-name="Standard" style:list-style-name="WW8Num72">
      <style:paragraph-properties>
        <style:tab-stops>
          <style:tab-stop style:position="0.2953in"/>
        </style:tab-stops>
      </style:paragraph-properties>
    </style:style>
    <style:style style:name="P167" style:family="paragraph" style:parent-style-name="Standard" style:list-style-name="WW8Num7">
      <style:paragraph-properties>
        <style:tab-stops>
          <style:tab-stop style:position="0.2953in"/>
        </style:tab-stops>
      </style:paragraph-properties>
    </style:style>
    <style:style style:name="P168" style:family="paragraph" style:parent-style-name="Standard" style:list-style-name="WW8Num71">
      <style:paragraph-properties fo:margin-left="0.2953in" fo:margin-right="0in" fo:text-indent="0in" style:auto-text-indent="false">
        <style:tab-stops>
          <style:tab-stop style:position="0.2953in"/>
        </style:tab-stops>
      </style:paragraph-properties>
    </style:style>
    <style:style style:name="P169" style:family="paragraph" style:parent-style-name="Standard" style:list-style-name="WW8Num15">
      <style:paragraph-properties fo:margin-left="0.2953in" fo:margin-right="0in" fo:text-indent="0in" style:auto-text-indent="false">
        <style:tab-stops>
          <style:tab-stop style:position="0.2953in"/>
        </style:tab-stops>
      </style:paragraph-properties>
    </style:style>
    <style:style style:name="P170" style:family="paragraph" style:parent-style-name="Standard" style:list-style-name="WW8Num56">
      <style:paragraph-properties fo:margin-left="0.2953in" fo:margin-right="0in" fo:text-indent="0in" style:auto-text-indent="false">
        <style:tab-stops>
          <style:tab-stop style:position="0.2953in"/>
        </style:tab-stops>
      </style:paragraph-properties>
    </style:style>
    <style:style style:name="P171" style:family="paragraph" style:parent-style-name="Standard" style:list-style-name="WW8Num128">
      <style:paragraph-properties>
        <style:tab-stops>
          <style:tab-stop style:position="0.2953in"/>
        </style:tab-stops>
      </style:paragraph-properties>
    </style:style>
    <style:style style:name="P172" style:family="paragraph" style:parent-style-name="Standard" style:list-style-name="WW8Num40">
      <style:paragraph-properties>
        <style:tab-stops>
          <style:tab-stop style:position="0.2953in"/>
        </style:tab-stops>
      </style:paragraph-properties>
    </style:style>
    <style:style style:name="P173" style:family="paragraph" style:parent-style-name="Heading_20_5" style:list-style-name="WW8Num47">
      <style:paragraph-properties>
        <style:tab-stops>
          <style:tab-stop style:position="0.5in"/>
        </style:tab-stops>
      </style:paragraph-properties>
      <style:text-properties style:use-window-font-color="true" style:font-name="Times New Roman" fo:font-size="14pt" fo:language="en" fo:country="US" fo:font-weight="bold" style:letter-kerning="true" style:font-size-asian="14pt" style:language-asian="zh" style:country-asian="CN" style:font-weight-asian="bold" style:font-name-complex="Times New Roman" style:font-size-complex="10pt"/>
    </style:style>
    <style:style style:name="P174" style:family="paragraph" style:parent-style-name="Standard" style:list-style-name="WW8Num50">
      <style:paragraph-properties>
        <style:tab-stops>
          <style:tab-stop style:position="0.2953in"/>
        </style:tab-stops>
      </style:paragraph-properties>
    </style:style>
    <style:style style:name="P175" style:family="paragraph" style:parent-style-name="Standard" style:list-style-name="WW8Num90">
      <style:paragraph-properties>
        <style:tab-stops>
          <style:tab-stop style:position="0.2953in"/>
        </style:tab-stops>
      </style:paragraph-properties>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76" style:family="paragraph" style:parent-style-name="正文缩进" style:list-style-name="WW8Num100">
      <style:paragraph-properties fo:margin-left="0in" fo:margin-right="0in" fo:text-indent="0in" style:auto-text-indent="false">
        <style:tab-stops>
          <style:tab-stop style:position="1.3646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77" style:family="paragraph" style:parent-style-name="Standard" style:list-style-name="WW8Num98">
      <style:paragraph-properties>
        <style:tab-stops>
          <style:tab-stop style:position="0.2953in"/>
        </style:tab-stops>
      </style:paragraph-properties>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78" style:family="paragraph" style:parent-style-name="Standard">
      <style:paragraph-properties fo:margin-left="0.2953in" fo:margin-right="0in" fo:text-indent="0in" style:auto-text-indent="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79" style:family="paragraph" style:parent-style-name="Standard">
      <style:text-properties style:use-window-font-color="true" fo:font-size="12pt" fo:language="en" fo:country="US" style:letter-kerning="true" style:font-name-asian="宋体" style:font-size-asian="12pt" style:language-asian="zh" style:country-asian="CN" style:font-name-complex="Times New Roman" style:font-size-complex="10pt"/>
    </style:style>
    <style:style style:name="P180" style:family="paragraph" style:parent-style-name="Standard" style:list-style-name="WW8Num41">
      <style:paragraph-properties>
        <style:tab-stops>
          <style:tab-stop style:position="0.2953in"/>
        </style:tab-stops>
      </style:paragraph-properties>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81" style:family="paragraph" style:parent-style-name="Standard" style:list-style-name="WW8Num27">
      <style:paragraph-properties>
        <style:tab-stops>
          <style:tab-stop style:position="0.2953in"/>
        </style:tab-stops>
      </style:paragraph-properties>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82" style:family="paragraph" style:parent-style-name="Standard" style:list-style-name="WW8Num151">
      <style:paragraph-properties>
        <style:tab-stops>
          <style:tab-stop style:position="0.2953in"/>
        </style:tab-stops>
      </style:paragraph-properties>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183" style:family="paragraph" style:parent-style-name="Standard">
      <style:text-properties fo:font-size="12pt" style:font-size-asian="12pt"/>
    </style:style>
    <style:style style:name="P184" style:family="paragraph" style:parent-style-name="Standard" style:list-style-name="WW8Num134">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85" style:family="paragraph" style:parent-style-name="正文缩进" style:list-style-name="WW8Num114">
      <style:paragraph-properties fo:margin-left="0in" fo:margin-right="0in" fo:text-indent="0in" style:auto-text-indent="false">
        <style:tab-stops>
          <style:tab-stop style:position="0.5728in"/>
        </style:tab-stops>
      </style:paragraph-properties>
    </style:style>
    <style:style style:name="P186" style:family="paragraph" style:parent-style-name="正文缩进" style:list-style-name="WW8Num114">
      <style:paragraph-properties fo:margin-left="0in" fo:margin-right="0in" fo:text-indent="0in" style:auto-text-indent="false">
        <style:tab-stops>
          <style:tab-stop style:position="0.5728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187" style:family="paragraph" style:parent-style-name="正文缩进">
      <style:paragraph-properties fo:margin-left="0in" fo:margin-right="0in" fo:text-indent="0in" style:auto-text-indent="false"/>
      <style:text-properties style:use-window-font-color="true" fo:font-size="14pt" fo:language="en" fo:country="US" style:letter-kerning="true" style:font-name-asian="宋体" style:font-size-asian="14pt" style:language-asian="zh" style:country-asian="CN" style:font-name-complex="Times New Roman" style:font-size-complex="10pt"/>
    </style:style>
    <style:style style:name="P188" style:family="paragraph" style:parent-style-name="正文缩进" style:list-style-name="WW8Num123">
      <style:paragraph-properties fo:margin-left="0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89" style:family="paragraph" style:parent-style-name="正文缩进" style:list-style-name="WW8Num103">
      <style:paragraph-properties fo:margin-left="0.2917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90" style:family="paragraph" style:parent-style-name="正文缩进" style:list-style-name="WW8Num132">
      <style:paragraph-properties fo:margin-left="0in" fo:margin-right="0in" fo:text-indent="0in" style:auto-text-indent="false">
        <style:tab-stops>
          <style:tab-stop style:position="0.5311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191" style:family="paragraph" style:parent-style-name="正文缩进" style:list-style-name="WW8Num63">
      <style:paragraph-properties fo:margin-left="0.2917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192" style:family="paragraph" style:parent-style-name="Standard" style:list-style-name="WW8Num85">
      <style:paragraph-properties>
        <style:tab-stops>
          <style:tab-stop style:position="0.2953in"/>
        </style:tab-stops>
      </style:paragraph-properties>
    </style:style>
    <style:style style:name="P193" style:family="paragraph" style:parent-style-name="Standard" style:list-style-name="WW8Num146">
      <style:paragraph-properties fo:margin-left="0.2917in" fo:margin-right="0in" fo:text-indent="0in" style:auto-text-indent="false">
        <style:tab-stops>
          <style:tab-stop style:position="0.2953in"/>
        </style:tab-stops>
      </style:paragraph-properties>
    </style:style>
    <style:style style:name="P194" style:family="paragraph" style:parent-style-name="Standard">
      <style:paragraph-properties fo:margin-left="0.2917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195" style:family="paragraph" style:parent-style-name="Standard">
      <style:paragraph-properties fo:margin-left="0.2917in" fo:margin-right="0in" fo:text-indent="0in" style:auto-text-indent="false"/>
    </style:style>
    <style:style style:name="P196" style:family="paragraph" style:parent-style-name="Standard">
      <style:paragraph-properties fo:margin-left="0.5902in" fo:margin-right="0in" fo:text-indent="0in" style:auto-text-indent="false"/>
    </style:style>
    <style:style style:name="P197" style:family="paragraph" style:parent-style-name="Standard">
      <style:paragraph-properties fo:margin-left="0.5902in" fo:margin-right="0in" fo:text-indent="-0.0902in" style:auto-text-indent="false"/>
    </style:style>
    <style:style style:name="P198" style:family="paragraph" style:parent-style-name="Standard" style:list-style-name="WW8Num78">
      <style:paragraph-properties>
        <style:tab-stops>
          <style:tab-stop style:position="0.2953in"/>
        </style:tab-stops>
      </style:paragraph-properties>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199" style:family="paragraph" style:parent-style-name="Standard" style:list-style-name="WW8Num125">
      <style:paragraph-properties>
        <style:tab-stops>
          <style:tab-stop style:position="0.2953in"/>
        </style:tab-stops>
      </style:paragraph-properties>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200" style:family="paragraph" style:parent-style-name="Standard" style:list-style-name="WW8Num32">
      <style:paragraph-properties>
        <style:tab-stops>
          <style:tab-stop style:position="0.2953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01" style:family="paragraph" style:parent-style-name="Standard" style:list-style-name="WW8Num122">
      <style:paragraph-properties>
        <style:tab-stops>
          <style:tab-stop style:position="0.2953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02" style:family="paragraph" style:parent-style-name="Standard" style:list-style-name="WW8Num3">
      <style:paragraph-properties>
        <style:tab-stops>
          <style:tab-stop style:position="0.2953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03" style:family="paragraph" style:parent-style-name="Standard" style:list-style-name="WW8Num11">
      <style:paragraph-properties>
        <style:tab-stops>
          <style:tab-stop style:position="0.2953in"/>
        </style:tab-stops>
      </style:paragraph-properties>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04" style:family="paragraph" style:parent-style-name="Heading_20_3" style:list-style-name="WW8Num75">
      <style:paragraph-properties>
        <style:tab-stops>
          <style:tab-stop style:position="0.5835in"/>
        </style:tab-stops>
      </style:paragraph-properties>
      <style:text-properties style:use-window-font-color="true" style:font-name="Times New Roman" fo:font-size="16pt" fo:language="en" fo:country="US" fo:font-weight="bold" style:letter-kerning="true" style:font-size-asian="16pt" style:language-asian="zh" style:country-asian="CN" style:font-weight-asian="bold" style:font-name-complex="Times New Roman" style:font-size-complex="10pt"/>
    </style:style>
    <style:style style:name="P205" style:family="paragraph" style:parent-style-name="正文缩进">
      <style:paragraph-properties fo:margin-left="0.1043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06" style:family="paragraph" style:parent-style-name="正文缩进" style:list-style-name="WW8Num54">
      <style:paragraph-properties fo:margin-left="0.1043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07" style:family="paragraph" style:parent-style-name="正文缩进" style:list-style-name="WW8Num45">
      <style:paragraph-properties fo:margin-left="0in" fo:margin-right="0in" fo:text-indent="0in" style:auto-text-indent="false">
        <style:tab-stops>
          <style:tab-stop style:position="0.354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08" style:family="paragraph" style:parent-style-name="正文缩进">
      <style:paragraph-properties fo:margin-left="0.1457in" fo:margin-right="0in" fo:text-indent="0in" style:auto-text-indent="false"/>
    </style:style>
    <style:style style:name="P209" style:family="paragraph" style:parent-style-name="正文缩进">
      <style:paragraph-properties fo:margin-left="0in" fo:margin-right="0in" fo:text-indent="0.1252in" style:auto-text-indent="false"/>
    </style:style>
    <style:style style:name="P210" style:family="paragraph" style:parent-style-name="正文缩进">
      <style:paragraph-properties fo:margin-left="0in" fo:margin-right="0in" fo:text-indent="0.1252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11" style:family="paragraph" style:parent-style-name="正文缩进" style:list-style-name="WW8Num46">
      <style:paragraph-properties fo:margin-left="0.2917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12" style:family="paragraph" style:parent-style-name="正文缩进">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213" style:family="paragraph" style:parent-style-name="正文缩进" style:list-style-name="WW8Num89">
      <style:paragraph-properties fo:margin-left="0in" fo:margin-right="0in" fo:text-indent="0in" style:auto-text-indent="false">
        <style:tab-stops>
          <style:tab-stop style:position="0.25in"/>
        </style:tab-stops>
      </style:paragraph-properties>
    </style:style>
    <style:style style:name="P214" style:family="paragraph" style:parent-style-name="正文缩进">
      <style:paragraph-properties fo:margin-left="0.1457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15" style:family="paragraph" style:parent-style-name="正文缩进" style:list-style-name="WW8Num77">
      <style:paragraph-properties fo:margin-left="0.1457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16" style:family="paragraph" style:parent-style-name="Heading_20_3" style:list-style-name="WW8Num75">
      <style:paragraph-properties>
        <style:tab-stops>
          <style:tab-stop style:position="0.5835in"/>
        </style:tab-stops>
      </style:paragraph-properties>
    </style:style>
    <style:style style:name="P217" style:family="paragraph" style:parent-style-name="正文缩进" style:list-style-name="WW8Num99">
      <style:paragraph-properties fo:margin-left="0.2917in" fo:margin-right="0in" fo:text-indent="0in" style:auto-text-indent="false">
        <style:tab-stops>
          <style:tab-stop style:position="0.2953in"/>
        </style:tab-stops>
      </style:paragraph-properties>
    </style:style>
    <style:style style:name="P218" style:family="paragraph" style:parent-style-name="正文缩进" style:list-style-name="WW8Num82">
      <style:paragraph-properties fo:margin-left="0.1043in" fo:margin-right="0in" fo:text-indent="0in" style:auto-text-indent="false">
        <style:tab-stops>
          <style:tab-stop style:position="0.2953in"/>
        </style:tab-stops>
      </style:paragraph-properties>
      <style:text-properties style:use-window-font-color="true" style:font-name="Times New Roman" fo:font-size="14pt" fo:language="en" fo:country="US" fo:font-weight="bold" style:letter-kerning="true" style:font-size-asian="14pt" style:language-asian="zh" style:country-asian="CN" style:font-weight-asian="bold" style:font-name-complex="Times New Roman" style:font-size-complex="10pt"/>
    </style:style>
    <style:style style:name="P219" style:family="paragraph" style:parent-style-name="正文缩进">
      <style:paragraph-properties fo:margin-left="0.1043in" fo:margin-right="0in" fo:text-indent="0in" style:auto-text-indent="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20" style:family="paragraph" style:parent-style-name="正文缩进" style:list-style-name="WW8Num82">
      <style:paragraph-properties fo:margin-left="0in" fo:margin-right="0in" fo:text-indent="0in" style:auto-text-indent="false">
        <style:tab-stops>
          <style:tab-stop style:position="0.2953in"/>
        </style:tab-stops>
      </style:paragraph-properties>
      <style:text-properties style:use-window-font-color="true" style:font-name="Times New Roman" fo:font-size="14pt" fo:language="en" fo:country="US" fo:font-weight="bold" style:letter-kerning="true" style:font-size-asian="14pt" style:language-asian="zh" style:country-asian="CN" style:font-weight-asian="bold" style:font-name-complex="Times New Roman" style:font-size-complex="10pt"/>
    </style:style>
    <style:style style:name="P221" style:family="paragraph" style:parent-style-name="正文缩进">
      <style:paragraph-properties fo:margin-left="0in" fo:margin-right="0in" fo:text-indent="0in" style:auto-text-indent="false"/>
      <style:text-properties style:use-window-font-color="true" fo:font-size="14pt" fo:language="en" fo:country="US" fo:font-weight="bold" style:letter-kerning="true" style:font-name-asian="宋体" style:font-size-asian="14pt" style:language-asian="zh" style:country-asian="CN" style:font-weight-asian="bold" style:font-name-complex="Times New Roman" style:font-size-complex="10pt"/>
    </style:style>
    <style:style style:name="P222" style:family="paragraph" style:parent-style-name="正文缩进" style:list-style-name="WW8Num82">
      <style:paragraph-properties fo:margin-left="0in" fo:margin-right="0in" fo:text-indent="0in" style:auto-text-indent="false">
        <style:tab-stops>
          <style:tab-stop style:position="0.2953in"/>
        </style:tab-stops>
      </style:paragraph-properties>
    </style:style>
    <style:style style:name="P223" style:family="paragraph" style:parent-style-name="正文缩进">
      <style:paragraph-properties fo:margin-left="0in" fo:margin-right="0in" fo:text-indent="0in" style:auto-text-indent="false"/>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224" style:family="paragraph" style:parent-style-name="正文缩进">
      <style:text-properties style:use-window-font-color="true" fo:font-size="14pt" fo:language="en" fo:country="US" fo:font-weight="bold" style:letter-kerning="true" style:font-name-asian="宋体" style:font-size-asian="14pt" style:language-asian="zh" style:country-asian="CN" style:font-weight-asian="bold" style:font-name-complex="Times New Roman" style:font-size-complex="10pt"/>
    </style:style>
    <style:style style:name="P225" style:family="paragraph" style:parent-style-name="正文缩进" style:list-style-name="WW8Num23">
      <style:paragraph-properties fo:margin-left="0in" fo:margin-right="0in" fo:text-indent="0in" style:auto-text-indent="false">
        <style:tab-stops>
          <style:tab-stop style:position="0.2953in"/>
        </style:tab-stops>
      </style:paragraph-properties>
    </style:style>
    <style:style style:name="P226" style:family="paragraph" style:parent-style-name="正文缩进" style:list-style-name="WW8Num23">
      <style:paragraph-properties fo:margin-left="0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27" style:family="paragraph" style:parent-style-name="正文缩进" style:list-style-name="WW8Num67">
      <style:paragraph-properties fo:margin-left="0.1043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28" style:family="paragraph" style:parent-style-name="正文缩进" style:list-style-name="WW8Num135">
      <style:paragraph-properties fo:margin-left="0.1043in" fo:margin-right="0in" fo:text-indent="0in" style:auto-text-indent="false">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29" style:family="paragraph" style:parent-style-name="正文缩进">
      <style:paragraph-properties fo:margin-left="0.1043in" fo:margin-right="0in" fo:text-indent="0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30" style:family="paragraph" style:parent-style-name="正文缩进">
      <style:paragraph-properties fo:margin-left="0.1043in" fo:margin-right="0in" fo:text-indent="0.2917in" style:auto-text-indent="false"/>
    </style:style>
    <style:style style:name="P231" style:family="paragraph" style:parent-style-name="正文缩进">
      <style:paragraph-properties fo:margin-left="0.1043in" fo:margin-right="0in" fo:text-indent="0.2917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32" style:family="paragraph" style:parent-style-name="正文缩进">
      <style:paragraph-properties fo:margin-left="0.1043in" fo:margin-right="0in" fo:text-indent="0in" style:auto-text-indent="false"/>
    </style:style>
    <style:style style:name="P233" style:family="paragraph" style:parent-style-name="正文缩进" style:list-style-name="WW8Num89">
      <style:paragraph-properties fo:margin-left="0in" fo:margin-right="0in" fo:text-indent="0in" style:auto-text-indent="false">
        <style:tab-stops>
          <style:tab-stop style:position="0.25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34" style:family="paragraph" style:parent-style-name="正文缩进" style:list-style-name="WW8Num89">
      <style:paragraph-properties fo:margin-left="0.1043in" fo:margin-right="0in" fo:text-indent="0in" style:auto-text-indent="false">
        <style:tab-stops>
          <style:tab-stop style:position="0.25in"/>
          <style:tab-stop style:position="0.2953in"/>
        </style:tab-stops>
      </style:paragraph-properties>
    </style:style>
    <style:style style:name="P235" style:family="paragraph" style:parent-style-name="正文缩进" style:list-style-name="WW8Num89">
      <style:paragraph-properties fo:margin-left="0.1492in" fo:margin-right="0in" fo:text-indent="0in" style:auto-text-indent="false">
        <style:tab-stops>
          <style:tab-stop style:position="0.25in"/>
        </style:tab-stops>
      </style:paragraph-properties>
    </style:style>
    <style:style style:name="P236" style:family="paragraph" style:parent-style-name="正文缩进" style:list-style-name="WW8Num148">
      <style:paragraph-properties fo:margin-left="0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37" style:family="paragraph" style:parent-style-name="正文缩进">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38" style:family="paragraph" style:parent-style-name="正文缩进" style:list-style-name="WW8Num109">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39" style:family="paragraph" style:parent-style-name="正文缩进">
      <style:paragraph-properties fo:margin-left="0.2917in" fo:margin-right="0in" fo:text-indent="0.2917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40" style:family="paragraph" style:parent-style-name="正文缩进" style:list-style-name="WW8Num95">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41" style:family="paragraph" style:parent-style-name="正文缩进">
      <style:paragraph-properties fo:margin-left="0.2917in" fo:margin-right="0in" fo:text-indent="0.2917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42" style:family="paragraph" style:parent-style-name="正文缩进" style:list-style-name="WW8Num139">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43" style:family="paragraph" style:parent-style-name="正文缩进" style:list-style-name="WW8Num113">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44" style:family="paragraph" style:parent-style-name="正文缩进" style:list-style-name="WW8Num33">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245" style:family="paragraph" style:parent-style-name="正文缩进">
      <style:paragraph-properties fo:margin-left="0.2917in" fo:margin-right="0in" fo:text-indent="0in" style:auto-text-indent="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46" style:family="paragraph" style:parent-style-name="正文缩进">
      <style:paragraph-properties fo:margin-left="0in" fo:margin-right="0in" fo:text-indent="0in" style:auto-text-indent="false"/>
      <style:text-properties style:use-window-font-color="true" fo:font-size="16pt" fo:language="en" fo:country="US" fo:font-weight="bold" style:letter-kerning="true" style:font-name-asian="宋体" style:font-size-asian="16pt" style:language-asian="zh" style:country-asian="CN" style:font-weight-asian="bold" style:font-name-complex="Times New Roman" style:font-size-complex="10pt"/>
    </style:style>
    <style:style style:name="P247" style:family="paragraph" style:parent-style-name="正文缩进" style:list-style-name="WW8Num70">
      <style:paragraph-properties fo:margin-left="0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48" style:family="paragraph" style:parent-style-name="正文缩进">
      <style:paragraph-properties fo:margin-left="0.2953in" fo:margin-right="0in" fo:text-indent="0in" style:auto-text-indent="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49" style:family="paragraph" style:parent-style-name="正文缩进" style:list-style-name="WW8Num26">
      <style:paragraph-properties fo:margin-left="0in" fo:margin-right="0in" fo:text-indent="0in" style:auto-text-indent="false">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0" style:family="paragraph" style:parent-style-name="Standard" style:list-style-name="WW8Num39">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1" style:family="paragraph" style:parent-style-name="Standard" style:list-style-name="WW8Num107">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2" style:family="paragraph" style:parent-style-name="Standard" style:list-style-name="WW8Num43">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3" style:family="paragraph" style:parent-style-name="Standard" style:list-style-name="WW8Num58">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54" style:family="paragraph" style:parent-style-name="Standard" style:list-style-name="WW8Num155">
      <style:paragraph-properties>
        <style:tab-stops>
          <style:tab-stop style:position="0.2953in"/>
        </style:tab-stops>
      </style:paragraph-properties>
      <style:text-properties style:use-window-font-color="true" style:font-name="Times New Roman" fo:font-size="12pt" fo:language="en" fo:country="US" style:letter-kerning="true" style:font-size-asian="12pt" style:language-asian="zh" style:country-asian="CN" style:font-name-complex="Times New Roman" style:font-size-complex="10pt"/>
    </style:style>
    <style:style style:name="P255" style:family="paragraph" style:parent-style-name="Standard">
      <style:paragraph-properties fo:margin-left="0in" fo:margin-right="0in" fo:text-indent="0.3335in" style:auto-text-indent="false"/>
    </style:style>
    <style:style style:name="P256" style:family="paragraph" style:parent-style-name="Standard">
      <style:paragraph-properties fo:margin-left="0in" fo:margin-right="0in" fo:text-indent="0.3335in" style:auto-text-indent="false"/>
      <style:text-properties style:use-window-font-color="true" fo:font-size="12pt" fo:language="en" fo:country="US" style:letter-kerning="true" style:font-name-asian="宋体" style:font-size-asian="12pt" style:language-asian="zh" style:country-asian="CN" style:font-name-complex="Times New Roman" style:font-size-complex="10pt"/>
    </style:style>
    <style:style style:name="P257" style:family="paragraph" style:parent-style-name="Standard" style:list-style-name="WW8Num84">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8" style:family="paragraph" style:parent-style-name="Standard" style:list-style-name="WW8Num149">
      <style:paragraph-properties>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59" style:family="paragraph" style:parent-style-name="Standard" style:list-style-name="WW8Num121">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60" style:family="paragraph" style:parent-style-name="Standard">
      <style:paragraph-properties fo:margin-left="0.2953in" fo:margin-right="0in" fo:text-indent="0in" style:auto-text-indent="false"/>
      <style:text-properties style:use-window-font-color="true" style:font-name="Times New Roman" fo:font-size="12pt" fo:language="en" fo:country="US" style:letter-kerning="true" style:font-size-asian="12pt" style:language-asian="zh" style:country-asian="CN" style:font-name-complex="Times New Roman" style:font-size-complex="10pt"/>
    </style:style>
    <style:style style:name="P261" style:family="paragraph" style:parent-style-name="Standard">
      <style:paragraph-properties fo:margin-left="0in" fo:margin-right="0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62" style:family="paragraph" style:parent-style-name="Standard">
      <style:paragraph-properties style:snap-to-layout-grid="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63" style:family="paragraph" style:parent-style-name="Standard">
      <style:paragraph-properties style:snap-to-layout-grid="false"/>
    </style:style>
    <style:style style:name="P264" style:family="paragraph" style:parent-style-name="Standard">
      <style:paragraph-properties style:snap-to-layout-grid="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65" style:family="paragraph" style:parent-style-name="正文缩进">
      <style:paragraph-properties fo:margin-left="0.1043in" fo:margin-right="0in" fo:text-indent="0in" style:auto-text-indent="false"/>
      <style:text-properties style:use-window-font-color="true" fo:font-size="16pt" fo:language="en" fo:country="US" fo:font-weight="bold" style:letter-kerning="true" style:font-name-asian="宋体" style:font-size-asian="16pt" style:language-asian="zh" style:country-asian="CN" style:font-weight-asian="bold" style:font-name-complex="Times New Roman" style:font-size-complex="10pt"/>
    </style:style>
    <style:style style:name="P266" style:family="paragraph" style:parent-style-name="正文缩进" style:list-style-name="WW8Num92">
      <style:paragraph-properties fo:margin-left="0in" fo:margin-right="0in" fo:text-indent="0in" style:auto-text-indent="false">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67" style:family="paragraph" style:parent-style-name="Standard">
      <style:paragraph-properties fo:margin-left="1in" fo:margin-right="0in" fo:margin-top="0in" fo:margin-bottom="0.0835in" style:line-height-at-least="0.0555in" fo:text-indent="0in" style:auto-text-indent="false"/>
    </style:style>
    <style:style style:name="P268" style:family="paragraph" style:parent-style-name="Standard" style:list-style-name="WW8Num86">
      <style:paragraph-properties fo:margin-top="0in" fo:margin-bottom="0.0835in" style:line-height-at-least="0.0555in">
        <style:tab-stops>
          <style:tab-stop style:position="0.2953in"/>
        </style:tab-stops>
      </style:paragraph-properties>
    </style:style>
    <style:style style:name="P269" style:family="paragraph" style:parent-style-name="Standard" style:list-style-name="WW8Num34">
      <style:paragraph-properties fo:margin-top="0in" fo:margin-bottom="0.0835in" style:line-height-at-least="0.0555in">
        <style:tab-stops>
          <style:tab-stop style:position="0.2953in"/>
        </style:tab-stops>
      </style:paragraph-properties>
    </style:style>
    <style:style style:name="P270" style:family="paragraph" style:parent-style-name="Standard" style:list-style-name="WW8Num68">
      <style:paragraph-properties fo:margin-top="0in" fo:margin-bottom="0.0835in" style:line-height-at-least="0.0555in">
        <style:tab-stops>
          <style:tab-stop style:position="0.2953in"/>
        </style:tab-stops>
      </style:paragraph-properties>
    </style:style>
    <style:style style:name="P271" style:family="paragraph" style:parent-style-name="Standard">
      <style:paragraph-properties fo:margin-left="0.2953in" fo:margin-right="0in" fo:margin-top="0in" fo:margin-bottom="0.0835in" style:line-height-at-least="0.0555in" fo:text-indent="0in" style:auto-text-indent="false"/>
    </style:style>
    <style:style style:name="P272" style:family="paragraph" style:parent-style-name="Standard">
      <style:paragraph-properties fo:margin-left="0.2953in" fo:margin-right="0in" fo:margin-top="0in" fo:margin-bottom="0.0835in" style:line-height-at-least="0.0555in" fo:text-indent="0in" style:auto-text-indent="false"/>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273" style:family="paragraph" style:parent-style-name="Standard" style:list-style-name="WW8Num73">
      <style:paragraph-properties>
        <style:tab-stops>
          <style:tab-stop style:position="0.2953in"/>
        </style:tab-stops>
      </style:paragraph-properties>
    </style:style>
    <style:style style:name="P274" style:family="paragraph" style:parent-style-name="Standard">
      <style:paragraph-properties fo:margin-top="0in" fo:margin-bottom="0.0835in" style:line-height-at-least="0.0555in"/>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75" style:family="paragraph" style:parent-style-name="Standard">
      <style:paragraph-properties fo:margin-top="0in" fo:margin-bottom="0.0835in" style:line-height-at-least="0.0555in"/>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276" style:family="paragraph" style:parent-style-name="正文缩进" style:list-style-name="WW8Num35">
      <style:paragraph-properties fo:margin-left="0in" fo:margin-right="0in" fo:text-indent="0in" style:auto-text-indent="false">
        <style:tab-stops>
          <style:tab-stop style:position="0.2953in"/>
        </style:tab-stops>
      </style:paragraph-properties>
    </style:style>
    <style:style style:name="P277" style:family="paragraph" style:parent-style-name="正文缩进" style:list-style-name="WW8Num57">
      <style:paragraph-properties fo:margin-left="0.2917in" fo:margin-right="0in" fo:text-indent="0in" style:auto-text-indent="false">
        <style:tab-stops>
          <style:tab-stop style:position="0.2953in"/>
        </style:tab-stops>
      </style:paragraph-properties>
    </style:style>
    <style:style style:name="P278" style:family="paragraph" style:parent-style-name="正文缩进" style:list-style-name="WW8Num57">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79" style:family="paragraph" style:parent-style-name="正文缩进" style:list-style-name="WW8Num64">
      <style:paragraph-properties fo:margin-left="0.2917in" fo:margin-right="0in" fo:text-indent="0in" style:auto-text-indent="false">
        <style:tab-stops>
          <style:tab-stop style:position="0.2953in"/>
        </style:tab-stops>
      </style:paragraph-properties>
    </style:style>
    <style:style style:name="P280" style:family="paragraph" style:parent-style-name="正文缩进" style:list-style-name="WW8Num64">
      <style:paragraph-properties fo:margin-left="0.2917in" fo:margin-right="0in" fo:text-indent="0in" style:auto-text-indent="false">
        <style:tab-stops>
          <style:tab-stop style:position="0.2953in"/>
        </style:tab-stops>
      </style:paragraph-properties>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81" style:family="paragraph" style:parent-style-name="Standard" style:list-style-name="WW8Num133">
      <style:paragraph-properties fo:margin-top="0in" fo:margin-bottom="0.0835in" style:line-height-at-least="0.0555in">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82" style:family="paragraph" style:parent-style-name="Standard" style:list-style-name="WW8Num49">
      <style:paragraph-properties fo:margin-top="0in" fo:margin-bottom="0.0835in" style:line-height-at-least="0.0555in">
        <style:tab-stops>
          <style:tab-stop style:position="0.2953in"/>
        </style:tab-stops>
      </style:paragraph-properties>
    </style:style>
    <style:style style:name="P283" style:family="paragraph" style:parent-style-name="Standard" style:list-style-name="WW8Num60">
      <style:paragraph-properties fo:margin-top="0in" fo:margin-bottom="0.0835in" style:line-height-at-least="0.0555in">
        <style:tab-stops>
          <style:tab-stop style:position="0.2953in"/>
        </style:tab-stops>
      </style:paragraph-properties>
    </style:style>
    <style:style style:name="P284" style:family="paragraph" style:parent-style-name="Standard" style:list-style-name="WW8Num118">
      <style:paragraph-properties fo:margin-top="0in" fo:margin-bottom="0.0835in" style:line-height-at-least="0.0555in">
        <style:tab-stops>
          <style:tab-stop style:position="0.2953in"/>
        </style:tab-stops>
      </style:paragraph-properties>
    </style:style>
    <style:style style:name="P285" style:family="paragraph" style:parent-style-name="Standard" style:list-style-name="WW8Num118">
      <style:paragraph-properties fo:margin-top="0in" fo:margin-bottom="0.0835in" style:line-height-at-least="0.0555in">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286" style:family="paragraph" style:parent-style-name="Standard" style:list-style-name="WW8Num115">
      <style:paragraph-properties fo:margin-top="0in" fo:margin-bottom="0.0835in" style:line-height-at-least="0.0555in">
        <style:tab-stops>
          <style:tab-stop style:position="0.2953in"/>
        </style:tab-stops>
      </style:paragraph-properties>
    </style:style>
    <style:style style:name="P287" style:family="paragraph" style:parent-style-name="Standard" style:list-style-name="WW8Num61">
      <style:paragraph-properties fo:margin-top="0in" fo:margin-bottom="0.0835in" style:line-height-at-least="0.0555in">
        <style:tab-stops>
          <style:tab-stop style:position="0.2953in"/>
        </style:tab-stops>
      </style:paragraph-properties>
    </style:style>
    <style:style style:name="P288" style:family="paragraph" style:parent-style-name="Standard" style:list-style-name="WW8Num5">
      <style:paragraph-properties>
        <style:tab-stops>
          <style:tab-stop style:position="0.2953in"/>
        </style:tab-stops>
      </style:paragraph-properties>
    </style:style>
    <style:style style:name="P289" style:family="paragraph" style:parent-style-name="正文缩进">
      <style:paragraph-properties fo:margin-left="0in" fo:margin-right="0in" fo:text-indent="0in" style:auto-text-indent="false"/>
      <style:text-properties style:use-window-font-color="true" style:font-name="Arial" fo:font-size="12pt" fo:language="en" fo:country="US" fo:font-weight="bold" style:letter-kerning="true" style:font-name-asian="黑体" style:font-size-asian="12pt" style:language-asian="zh" style:country-asian="CN" style:font-weight-asian="bold" style:font-name-complex="Times New Roman" style:font-size-complex="10pt"/>
    </style:style>
    <style:style style:name="P290" style:family="paragraph" style:parent-style-name="Standard">
      <style:paragraph-properties fo:margin-left="0in" fo:margin-right="0in" fo:margin-top="0in" fo:margin-bottom="0.0835in" style:line-height-at-least="0.0555in" fo:text-indent="0.2083in" style:auto-text-indent="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291" style:family="paragraph" style:parent-style-name="Standard">
      <style:paragraph-properties fo:margin-left="1.1252in" fo:margin-right="0in" fo:margin-top="0in" fo:margin-bottom="0.0835in" style:line-height-at-least="0.0555in" fo:text-indent="-0.5in" style:auto-text-indent="false"/>
    </style:style>
    <style:style style:name="P292" style:family="paragraph" style:parent-style-name="Standard">
      <style:paragraph-properties fo:margin-left="1.0417in" fo:margin-right="0in" fo:margin-top="0in" fo:margin-bottom="0.0835in" style:line-height-at-least="0.0555in" fo:text-indent="0in" style:auto-text-indent="false"/>
    </style:style>
    <style:style style:name="P293" style:family="paragraph" style:parent-style-name="Standard" style:list-style-name="WW8Num119">
      <style:paragraph-properties>
        <style:tab-stops>
          <style:tab-stop style:position="0.2953in"/>
        </style:tab-stops>
      </style:paragraph-properties>
    </style:style>
    <style:style style:name="P294" style:family="paragraph" style:parent-style-name="Standard">
      <style:paragraph-properties fo:margin-left="1in" fo:margin-right="0in" fo:margin-top="0in" fo:margin-bottom="0.0835in" style:line-height-at-least="0.0555in" fo:text-indent="0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295" style:family="paragraph" style:parent-style-name="Standard">
      <style:paragraph-properties fo:margin-left="0.5in" fo:margin-right="0in" fo:text-indent="0in" style:auto-text-indent="false"/>
    </style:style>
    <style:style style:name="P296" style:family="paragraph" style:parent-style-name="Standard">
      <style:paragraph-properties fo:margin-left="0in" fo:margin-right="0in" fo:margin-top="0in" fo:margin-bottom="0.0835in" style:line-height-at-least="0.0555in" fo:text-indent="0.2917in" style:auto-text-indent="false"/>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97" style:family="paragraph" style:parent-style-name="正文缩进" style:list-style-name="WW8Num145">
      <style:paragraph-properties fo:margin-left="0in" fo:margin-right="0in" fo:text-indent="0in" style:auto-text-indent="false">
        <style:tab-stops>
          <style:tab-stop style:position="0.2953in"/>
        </style:tab-stops>
      </style:paragraph-properties>
    </style:style>
    <style:style style:name="P298" style:family="paragraph" style:parent-style-name="Standard">
      <style:paragraph-properties fo:margin-top="0in" fo:margin-bottom="0.0835in" style:line-height-at-least="0.0555in"/>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P299" style:family="paragraph" style:parent-style-name="Standard">
      <style:paragraph-properties fo:margin-left="0.6252in" fo:margin-right="0in" fo:text-indent="0in" style:auto-text-indent="false"/>
    </style:style>
    <style:style style:name="P300" style:family="paragraph" style:parent-style-name="Standard">
      <style:paragraph-properties fo:margin-top="0in" fo:margin-bottom="0.0835in" style:line-height-at-least="0.0555in"/>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P301" style:family="paragraph" style:parent-style-name="Standard" style:list-style-name="WW8Num18">
      <style:paragraph-properties>
        <style:tab-stops>
          <style:tab-stop style:position="0.2953in"/>
        </style:tab-stops>
      </style:paragraph-properties>
    </style:style>
    <style:style style:name="P302" style:family="paragraph" style:parent-style-name="Standard" style:list-style-name="WW8Num36">
      <style:paragraph-properties>
        <style:tab-stops>
          <style:tab-stop style:position="0.2953in"/>
        </style:tab-stops>
      </style:paragraph-properties>
    </style:style>
    <style:style style:name="P303" style:family="paragraph" style:parent-style-name="Standard">
      <style:paragraph-properties fo:margin-top="0in" fo:margin-bottom="0.0835in" style:line-height-at-least="0.0555in" fo:text-align="start" style:justify-single-word="false"/>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P304" style:family="paragraph" style:parent-style-name="Standard" style:list-style-name="WW8Num38">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305" style:family="paragraph" style:parent-style-name="正文缩进">
      <style:paragraph-properties fo:margin-left="0in" fo:margin-right="0in" fo:text-indent="0.0835in" style:auto-text-indent="false"/>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306" style:family="paragraph" style:parent-style-name="Standard" style:list-style-name="WW8Num13">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307" style:family="paragraph" style:parent-style-name="Standard" style:list-style-name="WW8Num138">
      <style:paragraph-properties>
        <style:tab-stops>
          <style:tab-stop style:position="0.2953in"/>
        </style:tab-stops>
      </style:paragraph-properties>
    </style:style>
    <style:style style:name="P308" style:family="paragraph" style:parent-style-name="Standard" style:list-style-name="WW8Num106">
      <style:paragraph-properties>
        <style:tab-stops>
          <style:tab-stop style:position="0.2953in"/>
        </style:tab-stops>
      </style:paragraph-properties>
    </style:style>
    <style:style style:name="P309" style:family="paragraph" style:parent-style-name="Standard">
      <style:paragraph-properties fo:margin-top="0in" fo:margin-bottom="0.0835in" style:line-height-at-least="0.0555in" fo:text-align="start" style:justify-single-word="false"/>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P310" style:family="paragraph" style:parent-style-name="Standard" style:list-style-name="WW8Num76">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311" style:family="paragraph" style:parent-style-name="Standard" style:list-style-name="WW8Num21">
      <style:paragraph-properties>
        <style:tab-stops>
          <style:tab-stop style:position="0.2953in"/>
        </style:tab-stops>
      </style:paragraph-properties>
    </style:style>
    <style:style style:name="P312" style:family="paragraph" style:parent-style-name="Standard" style:list-style-name="WW8Num127">
      <style:paragraph-properties>
        <style:tab-stops>
          <style:tab-stop style:position="0.2953in"/>
        </style:tab-stops>
      </style:paragraph-properties>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P313" style:family="paragraph" style:parent-style-name="Standard">
      <style:paragraph-properties fo:margin-top="0in" fo:margin-bottom="0.0835in" style:line-height-at-least="0.0555in"/>
      <style:text-properties style:use-window-font-color="true" fo:font-size="12pt" fo:language="en" fo:country="US" style:letter-kerning="true" style:font-name-asian="宋体" style:font-size-asian="12pt" style:language-asian="zh" style:country-asian="CN" style:font-name-complex="Times New Roman" style:font-size-complex="10pt"/>
    </style:style>
    <style:style style:name="P314" style:family="paragraph" style:parent-style-name="Index_20_1">
      <style:paragraph-properties fo:margin-top="0in" fo:margin-bottom="0.0835in" style:line-height-at-least="0.0555in"/>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P315" style:family="paragraph" style:parent-style-name="Standard" style:list-style-name="WW8Num88">
      <style:paragraph-properties>
        <style:tab-stops>
          <style:tab-stop style:position="0.2953in"/>
        </style:tab-stops>
      </style:paragraph-properties>
    </style:style>
    <style:style style:name="T1" style:family="text">
      <style:text-properties style:use-window-font-color="true" style:font-name="Times New Roman" fo:font-size="10.5pt" fo:language="en" fo:country="US" style:letter-kerning="true" style:font-size-asian="10.5pt" style:language-asian="zh" style:country-asian="CN" style:font-name-complex="Times New Roman" style:font-size-complex="10pt"/>
    </style:style>
    <style:style style:name="T2" style:family="text">
      <style:text-properties style:use-window-font-color="true" style:font-name="Times New Roman" fo:font-size="22pt" fo:language="en" fo:country="US" style:letter-kerning="true" style:font-size-asian="22pt" style:language-asian="zh" style:country-asian="CN" style:font-name-complex="Times New Roman" style:font-size-complex="10pt"/>
    </style:style>
    <style:style style:name="T3" style:family="text">
      <style:text-properties style:use-window-font-color="true" fo:font-size="22pt" fo:language="en" fo:country="US" style:letter-kerning="true" style:font-name-asian="宋体" style:font-size-asian="22pt" style:language-asian="zh" style:country-asian="CN" style:font-name-complex="Times New Roman" style:font-size-complex="10pt"/>
    </style:style>
    <style:style style:name="T4" style:family="text">
      <style:text-properties fo:font-size="14pt" fo:font-weight="bold" style:font-name-asian="隶书" style:font-size-asian="14pt" style:font-weight-asian="bold"/>
    </style:style>
    <style:style style:name="T5" style:family="text">
      <style:text-properties style:use-window-font-color="true" fo:font-size="10.5pt" fo:language="en" fo:country="US" style:letter-kerning="true" style:font-name-asian="宋体" style:font-size-asian="10.5pt" style:language-asian="zh" style:country-asian="CN" style:font-name-complex="Times New Roman" style:font-size-complex="10pt"/>
    </style:style>
    <style:style style:name="T6" style:family="text">
      <style:text-properties style:use-window-font-color="true" fo:font-size="16pt" fo:language="en" fo:country="US" fo:font-weight="bold" style:letter-kerning="true" style:font-name-asian="宋体" style:font-size-asian="16pt" style:language-asian="zh" style:country-asian="CN" style:font-weight-asian="bold" style:font-name-complex="Times New Roman" style:font-size-complex="10pt"/>
    </style:style>
    <style:style style:name="T7" style:family="text">
      <style:text-properties style:use-window-font-color="true" style:font-name="Times New Roman" fo:font-size="16pt" fo:language="en" fo:country="US" fo:font-weight="bold" style:letter-kerning="true" style:font-size-asian="16pt" style:language-asian="zh" style:country-asian="CN" style:font-weight-asian="bold" style:font-name-complex="Times New Roman" style:font-size-complex="10pt"/>
    </style:style>
    <style:style style:name="T8" style:family="text">
      <style:text-properties style:use-window-font-color="true" style:font-name="Arial" fo:font-size="14pt" fo:language="en" fo:country="US" fo:font-weight="bold" style:letter-kerning="true" style:font-size-asian="14pt" style:language-asian="zh" style:country-asian="CN" style:font-weight-asian="bold" style:font-name-complex="Times New Roman" style:font-size-complex="10pt"/>
    </style:style>
    <style:style style:name="T9" style:family="text">
      <style:text-properties style:use-window-font-color="true" fo:font-size="14pt" fo:language="en" fo:country="US" fo:font-weight="bold" style:letter-kerning="true" style:font-name-asian="黑体" style:font-size-asian="14pt" style:language-asian="zh" style:country-asian="CN" style:font-weight-asian="bold" style:font-name-complex="Times New Roman" style:font-size-complex="10pt"/>
    </style:style>
    <style:style style:name="T10" style:family="text">
      <style:text-properties style:use-window-font-color="true" fo:font-size="10.5pt" fo:language="en" fo:country="US" style:letter-kerning="true" style:font-name-asian="宋体" style:font-size-asian="10.5pt" style:language-asian="zh" style:country-asian="TW" style:font-name-complex="Times New Roman" style:font-size-complex="10pt"/>
    </style:style>
    <style:style style:name="T11" style:family="text">
      <style:text-properties style:use-window-font-color="true" style:font-name="Times New Roman" fo:font-size="10.5pt" fo:language="en" fo:country="US" style:letter-kerning="true" style:font-size-asian="10.5pt" style:language-asian="zh" style:country-asian="TW" style:font-name-complex="Times New Roman" style:font-size-complex="10pt"/>
    </style:style>
    <style:style style:name="T12" style:family="text">
      <style:text-properties style:use-window-font-color="true" style:font-name="Times New Roman" fo:font-size="12pt" fo:language="en" fo:country="US" fo:font-weight="bold" style:letter-kerning="true" style:font-size-asian="12pt" style:language-asian="zh" style:country-asian="CN" style:font-weight-asian="bold" style:font-name-complex="Times New Roman" style:font-size-complex="10pt"/>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use-window-font-color="true" style:font-name="Times New Roman" fo:font-size="10.5pt" fo:language="en" fo:country="US" fo:font-weight="bold" style:letter-kerning="true" style:font-size-asian="10.5pt" style:language-asian="zh" style:country-asian="CN" style:font-weight-asian="bold" style:font-name-complex="Times New Roman" style:font-size-complex="10pt"/>
    </style:style>
    <style:style style:name="T15" style:family="text">
      <style:text-properties style:use-window-font-color="true" fo:font-size="10.5pt" fo:language="en" fo:country="US" fo:font-weight="bold" style:letter-kerning="true" style:font-name-asian="宋体" style:font-size-asian="10.5pt" style:language-asian="zh" style:country-asian="CN" style:font-weight-asian="bold" style:font-name-complex="Times New Roman" style:font-size-complex="10pt"/>
    </style:style>
    <style:style style:name="T16" style:family="text">
      <style:text-properties style:use-window-font-color="true" style:font-name="Times New Roman" fo:font-size="14pt" fo:language="en" fo:country="US" fo:font-weight="bold" style:letter-kerning="true" style:font-size-asian="14pt" style:language-asian="zh" style:country-asian="CN" style:font-weight-asian="bold" style:font-name-complex="Times New Roman" style:font-size-complex="10pt"/>
    </style:style>
    <style:style style:name="T17" style:family="text">
      <style:text-properties style:use-window-font-color="true" fo:font-size="14pt" fo:language="en" fo:country="US" fo:font-weight="bold" style:letter-kerning="true" style:font-name-asian="宋体" style:font-size-asian="14pt" style:language-asian="zh" style:country-asian="CN" style:font-weight-asian="bold" style:font-name-complex="Times New Roman" style:font-size-complex="10pt"/>
    </style:style>
    <style:style style:name="T18" style:family="text">
      <style:text-properties fo:font-weight="bold" style:font-weight-asian="bold"/>
    </style:style>
    <style:style style:name="T19" style:family="text">
      <style:text-properties fo:font-size="12pt" fo:font-weight="bold" style:font-size-asian="12pt" style:font-weight-asian="bold"/>
    </style:style>
    <style:style style:name="T20" style:family="text">
      <style:text-properties style:use-window-font-color="true" fo:font-size="12pt" fo:language="en" fo:country="US" fo:font-weight="bold" style:letter-kerning="true" style:font-name-asian="宋体" style:font-size-asian="12pt" style:language-asian="zh" style:country-asian="CN" style:font-weight-asian="bold" style:font-name-complex="Times New Roman" style:font-size-complex="10pt"/>
    </style:style>
    <style:style style:name="T21" style:family="text">
      <style:text-properties style:use-window-font-color="true" style:font-name="宋体" fo:font-size="10.5pt" fo:language="en" fo:country="US" style:letter-kerning="true" style:font-size-asian="10.5pt" style:language-asian="zh" style:country-asian="CN" style:font-name-complex="Times New Roman" style:font-size-complex="10pt"/>
    </style:style>
    <style:style style:name="T22" style:family="text">
      <style:text-properties style:use-window-font-color="true" style:font-name="宋体" fo:font-size="10.5pt" fo:language="en" fo:country="US" fo:font-weight="bold" style:letter-kerning="true" style:font-size-asian="10.5pt" style:language-asian="zh" style:country-asian="CN" style:font-weight-asian="bold" style:font-name-complex="Times New Roman" style:font-size-complex="10pt"/>
    </style:style>
    <style:style style:name="T23" style:family="text">
      <style:text-properties fo:language="en" fo:country="US" fo:font-weight="bold" style:language-asian="en" style:country-asian="US" style:font-weight-asian="bold"/>
    </style:style>
    <style:style style:name="T24" style:family="text">
      <style:text-properties fo:font-size="12pt" style:font-size-asian="12pt"/>
    </style:style>
    <style:style style:name="T25" style:family="text">
      <style:text-properties style:use-window-font-color="true" style:font-name="Times New Roman" fo:font-size="12pt" fo:language="en" fo:country="US" style:letter-kerning="true" style:font-size-asian="12pt" style:language-asian="zh" style:country-asian="CN" style:font-name-complex="Times New Roman" style:font-size-complex="10pt"/>
    </style:style>
    <style:style style:name="T26" style:family="text">
      <style:text-properties style:use-window-font-color="true" fo:font-size="12pt" fo:language="en" fo:country="US" style:letter-kerning="true" style:font-name-asian="宋体" style:font-size-asian="12pt" style:language-asian="zh" style:country-asian="CN" style:font-name-complex="Times New Roman" style:font-size-complex="10pt"/>
    </style:style>
    <style:style style:name="T27" style:family="text">
      <style:text-properties fo:font-size="14pt" fo:font-weight="bold" style:font-size-asian="14pt" style:font-weight-asian="bold"/>
    </style:style>
    <style:style style:name="T28" style:family="text">
      <style:text-properties fo:font-size="14pt" style:font-size-asian="14pt"/>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suffix="." style:num-format="1">
        <style:list-level-properties text:space-before="1.5in" text:min-label-width="0.2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14"/></text:span><text:span text:style-name="T2"><text:s/></text:span></text:p>
      <text:p text:style-name="P2"/>
      <text:p text:style-name="P2"/>
      <text:p text:style-name="P2"/>
      <text:p text:style-name="P3"><text:span text:style-name="T2"><text:s text:c="11"/></text:span><text:span text:style-name="T3">UNIX </text:span><text:span text:style-name="T2">操作系统 <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 text:c="18"/><text:span text:style-name="T4">中兴新太数据通信有限责任公司</text:span></text:p>
      <text:p text:style-name="P5"><text:s text:c="19"/>一九九九年七月</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Table of Contents1">
        <text:table-of-content-source text:outline-level="9" text:use-index-marks="false" text:use-index-source-styles="true">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6">(1)UNIX与其他操作系统的比较 。<text:tab/>4</text:p>
          <text:p text:style-name="P6">(2)UNIX 的分支变体 .<text:tab/>4</text:p>
          <text:p text:style-name="P6">(3)UNIX 内核 .<text:tab/>5</text:p>
          <text:p text:style-name="P6">(4)UNIX SHELL 概念及其变体 。<text:tab/>5</text:p>
          <text:p text:style-name="P6">二 . UNIX 系统工作原理 。<text:tab/>6</text:p>
          <text:p text:style-name="P6">(1)UNIX 操作系统启动调用过程 。<text:tab/>6</text:p>
          <text:p text:style-name="P7">1.系统进程的生成 .<text:tab/>7</text:p>
          <text:p text:style-name="P7">2.系统初始化Shell 命令文本的执行 .<text:tab/>7</text:p>
          <text:p text:style-name="P7">3 . 各终端进程的生成 .<text:tab/>10</text:p>
          <text:p text:style-name="P6">(2)UNIX 进程树 。<text:tab/>11</text:p>
          <text:p text:style-name="P8">1. <text:s text:c="2"/>( 1 ) <text:s/>进程概念 :<text:tab/>11</text:p>
          <text:p text:style-name="P8">2. ( 2 ) 进程执行状态 :<text:tab/>11</text:p>
          <text:p text:style-name="P8">3. ( 3 ) 关于线程 :<text:tab/>12</text:p>
          <text:p text:style-name="P8">4. ( 4 ) 进程的状态与控制 :<text:tab/>12</text:p>
          <text:p text:style-name="P6">(3)UNIX SHELL 基础 。<text:tab/>14</text:p>
          <text:p text:style-name="P8">5. <text:s/>( 1 ) <text:s/>输入输出的重定向 .<text:tab/>14</text:p>
          <text:p text:style-name="P8">6. ( 2 ) 管道 :<text:tab/>15</text:p>
          <text:p text:style-name="P8">7. ( 3 ) 前景与背景 : <text:tab/>15</text:p>
          <text:p text:style-name="P8">8. ( 4 ) 别名alias : <text:tab/>16</text:p>
          <text:p text:style-name="P8">9. ( 5 ) <text:s/>csh 的初始设定档 :<text:tab/>17</text:p>
          <text:p text:style-name="P8">10. ( 6 ) 环境变量 : <text:s/>( 以CSH为例 )<text:tab/>18</text:p>
          <text:p text:style-name="P6">三 . <text:s/>文件系统及其配置 。<text:tab/>20</text:p>
          <text:p text:style-name="P6">(一) <text:s/>UNIX 的树型目录结构 。<text:tab/>20</text:p>
          <text:p text:style-name="P6">(二) 文件系统类型 。<text:tab/>22</text:p>
          <text:p text:style-name="P6">(3)磁盘和文件系统操作及配置 。<text:tab/>23</text:p>
          <text:p text:style-name="P9"><text:s text:c="2"/>( 1 ) <text:s/>磁盘的概念 :<text:tab/>23</text:p>
          <text:p text:style-name="P9"><text:s/>( 2 ) 磁盘管理 :<text:tab/>26</text:p>
          <text:p text:style-name="P9">( 3 ) 文件系统管理操作 :<text:tab/>27</text:p>
          <text:p text:style-name="P8"><text:s text:c="3"/>( A ) 生成文件系统 ：<text:tab/>27</text:p>
          <text:p text:style-name="P8"><text:s text:c="3"/>( B ) 文件系统的安装和卸载 ：<text:tab/>27</text:p>
          <text:p text:style-name="P8"><text:s text:c="3"/>( C ) <text:s/>文件 :<text:tab/>28</text:p>
          <text:p text:style-name="P8"><text:s text:c="4"/>( D ) 维护文件系统 :<text:tab/>30</text:p>
          <text:p text:style-name="P8"><text:s text:c="4"/>( E ) 文件系统备份 。<text:tab/>31</text:p>
          <text:p text:style-name="P9">( 4 ) 交换分区 ( swap ) :<text:tab/>32</text:p>
          <text:p text:style-name="P6">(4)网络文件系统 。<text:tab/>33</text:p>
          <text:p text:style-name="P9">(5)网络配置及命令 。<text:tab/>36</text:p>
          <text:p text:style-name="P9"><text:s text:c="2"/>( 1 ) 基本参数的配置 ：<text:tab/>36</text:p>
          <text:p text:style-name="P6"><text:s text:c="3"/># 主机名、IP地址 ： ( 以IRIX 6.5 为例 )<text:tab/>36</text:p>
          <text:p text:style-name="P9"><text:s text:c="2"/>( 2 ) 配置网络 :<text:tab/>37</text:p>
          <text:p text:style-name="P9"><text:s/>( 3 ) 网络命令 ：<text:tab/>44</text:p>
          <text:p text:style-name="P9">( 4 ) 通讯用的指令 :<text:tab/>48</text:p>
          <text:p text:style-name="P6">四 . UNIX系统管理和常用命令操作 。<text:tab/>49</text:p>
          <text:p text:style-name="P6">(1)开关机操作 。<text:tab/>49</text:p>
          <text:p text:style-name="P6">(2)UNIX 手册页 。<text:tab/>50</text:p>
          <text:p text:style-name="P6">(3)编辑器 ：<text:tab/>51</text:p>
          <text:p text:style-name="P6">(4)用户管理 ：<text:tab/>59</text:p>
          <text:p text:style-name="P6">(5)系统记帐 :<text:tab/>63</text:p>
          <text:p text:style-name="P6">(6)时间和作业调度 。<text:tab/>66</text:p>
          <text:p text:style-name="P6">(7)系统性能监控 。<text:tab/>69</text:p>
          <text:p text:style-name="P6">(8)系统常用命令一览 。<text:tab/>71</text:p>
        </text:index-body>
      </text:table-of-content>
      <text:section text:style-name="Sect2" text:name="Section2">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1">一 </text:span><text:span text:style-name="T5">. UNIX </text:span><text:span text:style-name="T1">操作系统基础 。</text:span></text:p>
        <text:list text:style-name="WW8Num66">
          <text:list-item>
            <text:p text:style-name="P13"><text:span text:style-name="T6">UNIX</text:span><text:span text:style-name="T7">与其他操作系统的比较 。</text:span></text:p>
          </text:list-item>
        </text:list>
        <text:p text:style-name="正文缩进">随着UNIX 成为网络和数据库应用的平台 , UNIX 开发商将重点放在了UNIX系统的成熟性 , 易用性和安全性方面 . 即使 Microsoft Windows NT 的应用在不断增加 , UNIX 在工业界仍占有重要的地位 . UNIX 现在变得更成熟 , 更稳定 , 更具有可扩展性而且比Microsoft Windows NT具有更多的应用 . 许多人认为NT 是未来的开放的操作系统 , 这有可能 , 但UNIX 是现在的 . </text:p>
        <text:p text:style-name="正文缩进">UNIX 与NT 均是多任务, 多用户的操作系统 , 但UNIX更成熟 , 更稳定 , 更具有可扩展性 . </text:p>
        <text:p text:style-name="正文缩进">UNIX系统有规模小 , 功能通用的特点 . 虽然许多UNIX变体十分巨大且具有一些非通用的功能 , 但在其核心命令中仍体现着UNIX早期设计时的哲学 , 包括 :</text:p>
        <text:list text:style-name="WW8Num55">
          <text:list-item>
            <text:p text:style-name="P14"><text:span text:style-name="T1">简单 </text:span><text:span text:style-name="T5">, </text:span><text:span text:style-name="T1">通用的命令 </text:span><text:span text:style-name="T5">.</text:span></text:p>
          </text:list-item>
          <text:list-item>
            <text:p text:style-name="P14"><text:span text:style-name="T1">用管道连接不同的命令 </text:span><text:span text:style-name="T5">.</text:span></text:p>
          </text:list-item>
          <text:list-item>
            <text:p text:style-name="P14"><text:span text:style-name="T1">通用可选择的接口风格 </text:span><text:span text:style-name="T5">.</text:span></text:p>
          </text:list-item>
          <text:list-item>
            <text:p text:style-name="P14"><text:span text:style-name="T1">无文件类型 </text:span><text:span text:style-name="T5">.</text:span></text:p>
          </text:list-item>
        </text:list>
        <text:p text:style-name="P15"><text:span text:style-name="T5">UNIX </text:span><text:span text:style-name="T1">不关心文件的类型 </text:span><text:span text:style-name="T5">( </text:span><text:span text:style-name="T1">除非把一个文件当作命令运行 </text:span><text:span text:style-name="T5">) , </text:span><text:span text:style-name="T1">文件中字符的含义由使用该文件的命令确定 </text:span><text:span text:style-name="T5">. </text:span><text:span text:style-name="T1">无文件类型意味着在</text:span><text:span text:style-name="T5">UNIX</text:span><text:span text:style-name="T1">系统中任何程序都可以对任何文件操作 </text:span><text:span text:style-name="T5">, </text:span><text:span text:style-name="T1">但只有真正理解文件格式的程序才能获得文件记录的信息 </text:span><text:span text:style-name="T5">.</text:span></text:p>
        <text:p text:style-name="P16"/>
        <text:p text:style-name="P17"/>
        <text:list text:style-name="WW8Num66" text:continue-numbering="true">
          <text:list-item>
            <text:p text:style-name="P13"><text:span text:style-name="T6">UNIX </text:span><text:span text:style-name="T7">的分支变体 </text:span><text:span text:style-name="T6">.</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AIX</text:p>
            </table:table-cell>
            <table:table-cell table:style-name="Table1.A1" office:value-type="string">
              <text:p text:style-name="P19">主要变体</text:p>
            </table:table-cell>
            <table:table-cell table:style-name="Table1.C1" office:value-type="string">
              <text:p text:style-name="P20"><text:span text:style-name="T5">IBM</text:span><text:span text:style-name="T1">推出 </text:span><text:span text:style-name="T5">, </text:span><text:span text:style-name="T1">主要运行在</text:span><text:span text:style-name="T5">RS/6000 </text:span><text:span text:style-name="T1">系列的</text:span><text:span text:style-name="T5">RISC</text:span><text:span text:style-name="T1">系统和大型主机上 </text:span><text:span text:style-name="T5">.</text:span></text:p>
            </table:table-cell>
          </table:table-row>
          <table:table-row table:style-name="Table1.2">
            <table:table-cell table:style-name="Table1.A2" office:value-type="string">
              <text:p text:style-name="P18">BSD</text:p>
            </table:table-cell>
            <table:table-cell table:style-name="Table1.A2" office:value-type="string">
              <text:p text:style-name="P19">次要变体 </text:p>
            </table:table-cell>
            <table:table-cell table:style-name="Table1.C2" office:value-type="string">
              <text:p text:style-name="P20"><text:span text:style-name="T5">BSD UNIX </text:span><text:span text:style-name="T1">很少在市场上出现 </text:span><text:span text:style-name="T5">, </text:span><text:span text:style-name="T1">虽然许多</text:span><text:span text:style-name="T5">UNIX</text:span><text:span text:style-name="T1">变体是从</text:span><text:span text:style-name="T5">BSD UNIX </text:span><text:span text:style-name="T1">发展而来 </text:span><text:span text:style-name="T5">, </text:span><text:span text:style-name="T1">但</text:span><text:span text:style-name="T5">BSD UNIX </text:span><text:span text:style-name="T1">却未成为一个流行的产品 </text:span><text:span text:style-name="T5">.</text:span></text:p>
            </table:table-cell>
          </table:table-row>
          <table:table-row table:style-name="Table1.2">
            <table:table-cell table:style-name="Table1.A2" office:value-type="string">
              <text:p text:style-name="P18">HP-UX</text:p>
            </table:table-cell>
            <table:table-cell table:style-name="Table1.A2" office:value-type="string">
              <text:p text:style-name="P19">主要变体</text:p>
            </table:table-cell>
            <table:table-cell table:style-name="Table1.C2" office:value-type="string">
              <text:p text:style-name="P20"><text:span text:style-name="T5">HP </text:span><text:span text:style-name="T1">推出 </text:span><text:span text:style-name="T5">, </text:span><text:span text:style-name="T1">在市场上有很多硬件支持 </text:span><text:span text:style-name="T5">, </text:span><text:span text:style-name="T1">该变体有很好的市场发展前景 </text:span><text:span text:style-name="T5">.</text:span></text:p>
            </table:table-cell>
          </table:table-row>
          <table:table-row table:style-name="Table1.2">
            <table:table-cell table:style-name="Table1.A2" office:value-type="string">
              <text:p text:style-name="P18">IRIX </text:p>
            </table:table-cell>
            <table:table-cell table:style-name="Table1.A2" office:value-type="string">
              <text:p text:style-name="P19">次要变体</text:p>
            </table:table-cell>
            <table:table-cell table:style-name="Table1.C2" office:value-type="string">
              <text:p text:style-name="P20"><text:span text:style-name="T5">SGI </text:span><text:span text:style-name="T1">工作站具有很好的图形显示功能 </text:span><text:span text:style-name="T5">, </text:span><text:span text:style-name="T1">但在商业领域却未被广泛的接受 </text:span><text:span text:style-name="T5">.</text:span></text:p>
            </table:table-cell>
          </table:table-row>
          <table:table-row table:style-name="Table1.2">
            <table:table-cell table:style-name="Table1.A2" office:value-type="string">
              <text:p text:style-name="P18">Linux</text:p>
            </table:table-cell>
            <table:table-cell table:style-name="Table1.A2" office:value-type="string">
              <text:p text:style-name="P19">次要变体</text:p>
            </table:table-cell>
            <table:table-cell table:style-name="Table1.C2" office:value-type="string">
              <text:p text:style-name="P20"><text:span text:style-name="T5">Linux </text:span><text:span text:style-name="T1">是一种很好的且免费的</text:span><text:span text:style-name="T5">UNIX </text:span><text:span text:style-name="T1">变体 </text:span><text:span text:style-name="T5">, </text:span><text:span text:style-name="T1">但在市场却很少出现 </text:span><text:span text:style-name="T5">.</text:span></text:p>
            </table:table-cell>
          </table:table-row>
          <table:table-row table:style-name="Table1.2">
            <table:table-cell table:style-name="Table1.A2" office:value-type="string">
              <text:p text:style-name="P18">Solaris</text:p>
            </table:table-cell>
            <table:table-cell table:style-name="Table1.A2" office:value-type="string">
              <text:p text:style-name="P19">主要变体</text:p>
            </table:table-cell>
            <table:table-cell table:style-name="Table1.C2" office:value-type="string">
              <text:p text:style-name="P20"><text:span text:style-name="T5">SUN</text:span><text:span text:style-name="T1">微系统公司推出的具有大量硬件支持的</text:span><text:span text:style-name="T5">UNIX </text:span><text:span text:style-name="T1">变体 </text:span><text:span text:style-name="T5">. </text:span><text:span text:style-name="T1">有很好的市场发展前景 </text:span><text:span text:style-name="T5">.</text:span></text:p>
            </table:table-cell>
          </table:table-row>
          <table:table-row table:style-name="Table1.7">
            <table:table-cell table:style-name="Table1.A2" office:value-type="string">
              <text:p text:style-name="P18">SunOS</text:p>
            </table:table-cell>
            <table:table-cell table:style-name="Table1.A2" office:value-type="string">
              <text:p text:style-name="P19">次要变体</text:p>
            </table:table-cell>
            <table:table-cell table:style-name="Table1.C2" office:value-type="string">
              <text:p text:style-name="P20"><text:span text:style-name="T1">被</text:span><text:span text:style-name="T5">Solaris </text:span><text:span text:style-name="T1">的安装所取代 </text:span><text:span text:style-name="T5">. SunOS </text:span><text:span text:style-name="T1">是一个很好的变体 </text:span><text:span text:style-name="T5">.</text:span></text:p>
            </table:table-cell>
          </table:table-row>
          <table:table-row table:style-name="Table1.2">
            <table:table-cell table:style-name="Table1.A2" office:value-type="string">
              <text:p text:style-name="P18">SVR4</text:p>
            </table:table-cell>
            <table:table-cell table:style-name="Table1.A2" office:value-type="string">
              <text:p text:style-name="P19">主要变体</text:p>
            </table:table-cell>
            <table:table-cell table:style-name="Table1.C2" office:value-type="string">
              <text:p text:style-name="P20"><text:span text:style-name="T1">具有很高的市场占有率 </text:span><text:span text:style-name="T5">, </text:span><text:span text:style-name="T1">且许多</text:span><text:span text:style-name="T5">UNIX</text:span><text:span text:style-name="T1">变体均从</text:span><text:span text:style-name="T5">SVR4</text:span><text:span text:style-name="T1">发展而来 </text:span><text:span text:style-name="T5">.</text:span></text:p>
            </table:table-cell>
          </table:table-row>
        </table:table>
        <text:p text:style-name="P3"/>
        <text:p text:style-name="P4"/>
        <text:list text:style-name="WW8Num66" text:continue-numbering="true">
          <text:list-item>
            <text:p text:style-name="P13"><text:span text:style-name="T6">UNIX </text:span><text:span text:style-name="T7">内核 </text:span><text:span text:style-name="T6">.</text:span></text:p>
          </text:list-item>
        </text:list>
        <text:p text:style-name="P21"><text:span text:style-name="T1"><text:s text:c="2"/></text:span><text:span text:style-name="T5">UNIX</text:span><text:span text:style-name="T1">操作系统是由核心程序及其它系统程序组成。核心程序（</text:span><text:span text:style-name="T5">KERNEL</text:span><text:span text:style-name="T1">）负责存储器、各个设备驱动程序、文件系统、各个进程、调度及网络等控制与管理。其他的系统程序提供用户各项服务工作，当然还要配合核心程序一起完成。在操作系统中其核心程序命名为</text:span><text:span text:style-name="T5">VMUNIX</text:span><text:span text:style-name="T1">或</text:span><text:span text:style-name="T5">UNIX</text:span><text:span text:style-name="T1">，其它的系统程序则分散至各个系统目录下。</text:span></text:p>
        <text:p text:style-name="Standard"/>
        <text:p text:style-name="Standard"/>
        <text:p text:style-name="P22">KERNEL :</text:p>
        <text:p text:style-name="Standard"/>
        <text:p text:style-name="Standard">Kernel是操作系统的核心程序，它执行以下功能：</text:p>
        <text:list text:style-name="WW8Num97">
          <text:list-item>
            <text:p text:style-name="P23"><text:span text:style-name="T1">管理设备，存储器，进程和</text:span><text:span text:style-name="T5">daemons</text:span></text:p>
          </text:list-item>
          <text:list-item>
            <text:p text:style-name="P24">控制系统应用程序和系统硬件之间的信息传送</text:p>
          </text:list-item>
          <text:list-item>
            <text:p text:style-name="P24">管理树型文件系统并执行所有的命令</text:p>
          </text:list-item>
          <text:list-item>
            <text:p text:style-name="P24">管理功能如下：</text:p>
          </text:list-item>
        </text:list>
        <text:list text:style-name="WW8Num153">
          <text:list-item>
            <text:p text:style-name="P25"><text:span text:style-name="T1">交换空间 － <text:s/>为</text:span><text:span text:style-name="T5">Kernel</text:span><text:span text:style-name="T1">运行提供一个磁盘保留空间</text:span></text:p>
          </text:list-item>
          <text:list-item>
            <text:p text:style-name="P25"><text:span text:style-name="T1">Ｄ</text:span><text:span text:style-name="T5">aemons </text:span><text:span text:style-name="T1">－ <text:s/>执行特殊系统任务的进程</text:span></text:p>
          </text:list-item>
          <text:list-item>
            <text:p text:style-name="P26">文件系统 － <text:s/>管理树型文件系统</text:p>
          </text:list-item>
        </text:list>
        <text:p text:style-name="P4"/>
        <text:p text:style-name="P3"><text:span text:style-name="T1">现代的</text:span><text:span text:style-name="T5">UNIX</text:span><text:span text:style-name="T1">操作系统被称为剥夺型操作系统 </text:span><text:span text:style-name="T5">. </text:span><text:span text:style-name="T1">即它们可以主动终止一个进程的运行 </text:span><text:span text:style-name="T5">, </text:span><text:span text:style-name="T1">让</text:span><text:span text:style-name="T5">CPU </text:span><text:span text:style-name="T1">运行另外一个进程 </text:span><text:span text:style-name="T5">.</text:span><text:span text:style-name="T1">这样的好处是把系统中的资源公平的分配给每一个系统中的进程 </text:span><text:span text:style-name="T5">. </text:span><text:span text:style-name="T1">内核将进程放入不同优先级的运行队列中 </text:span><text:span text:style-name="T5">, </text:span><text:span text:style-name="T1">根据进程的优先级分配该进程的时间片 </text:span><text:span text:style-name="T5">( </text:span><text:span text:style-name="T1">实时和分时的折中 </text:span><text:span text:style-name="T5">) .</text:span></text:p>
        <text:p text:style-name="P4"/>
        <text:p text:style-name="P4"/>
        <text:list text:style-name="WW8Num66" text:continue-numbering="true">
          <text:list-item>
            <text:p text:style-name="P13"><text:span text:style-name="T6">UNIX SHELL </text:span><text:span text:style-name="T7">概念及其变体 。</text:span></text:p>
          </text:list-item>
        </text:list>
        <text:p text:style-name="Standard"><text:s/></text:p>
        <text:list text:style-name="WW8Num112">
          <text:list-item>
            <text:p text:style-name="P27"><text:span text:style-name="T5">Shell</text:span><text:span text:style-name="T1">是用户和核心程序沟通的界面。它接收用户发出的命令并解释，然后将可执行的命令送给</text:span><text:span text:style-name="T5">Kernel</text:span><text:span text:style-name="T1">。</text:span></text:p>
          </text:list-item>
        </text:list>
        <text:p text:style-name="Standard"><text:s text:c="4"/>Shell 的原意是壳，在 UNIX 里面就是一个提供使用者使用的环境。每一个使用者在 login 後系统会提供使用者一个 login shell , 在使用期间使用者亦可自行开启其他的 shell 用以执行 shell script 或是另外建立一个使用环境。 <text:s text:c="2"/></text:p>
        <text:p text:style-name="Standard"><text:s text:c="4"/>Shell 本身是一种解译器( Interpreter ), 它提供一种语言，供使用者对作业系统下达指令，我们一般的指令就是它的语言的一个最简单的格式。你也可以在使用期间根据一些使用的状况来加上回圈及判断结构，通常我们在写一个 shell script 时比较会利用到 shell 的其他语言结构( if , for , while 等)，不过在命令列提示号之下亦可直接使用。</text:p>
        <text:p text:style-name="Standard"><text:s text:c="4"/>你可以将一连串的命令写到一个档案，建立一个 shell script , 这样你就可以将一些常做的事情直接整理成一个大的 batch job 。</text:p>
        <text:p text:style-name="Standard"><text:s text:c="4"/>在 shell 中还提供使用者方便的利用 UNIX 的转向及 pipe 功能，使用者可以利用这些功能将指令的输出存档或做为另一个指令的输入，也可以将大量的输入资料放在一个档案中，然由让指令自此档案抓取所需之输入资料。</text:p>
        <text:p text:style-name="P28"><text:span text:style-name="T1">除此之外， </text:span><text:span text:style-name="T5">shell </text:span><text:span text:style-name="T1">也提供建立别名</text:span><text:span text:style-name="T5">( alias )</text:span><text:span text:style-name="T1">和变量</text:span><text:span text:style-name="T5">( variable )</text:span><text:span text:style-name="T1">的功能，使得使用者可以更加弹性的对系统下达命令。</text:span></text:p>
        <text:p text:style-name="Standard"/>
        <text:p text:style-name="Standard">SHELL 主要有三个用途 :</text:p>
        <text:list text:style-name="WW8Num37">
          <text:list-item>
            <text:p text:style-name="P29"><text:span text:style-name="T1">作为操作系统的键盘接口 </text:span><text:span text:style-name="T5">.</text:span></text:p>
          </text:list-item>
          <text:list-item>
            <text:p text:style-name="P29"><text:span text:style-name="T1">作为个人编写脚本的工具 </text:span><text:span text:style-name="T5">.</text:span></text:p>
          </text:list-item>
          <text:list-item>
            <text:p text:style-name="P29"><text:span text:style-name="T1">作为一门为其他人开发新命令的程序语言 </text:span><text:span text:style-name="T5">.</text:span></text:p>
          </text:list-item>
        </text:list>
        <text:p text:style-name="Standard"/>
        <text:p text:style-name="P4"/>
        <text:list text:style-name="WW8Num126">
          <text:list-item>
            <text:p text:style-name="P30"><text:span text:style-name="T1">为了不同的需要 </text:span><text:span text:style-name="T5">, UNIX </text:span><text:span text:style-name="T1">提供了不同的 </text:span><text:span text:style-name="T5">SHELL , </text:span><text:span text:style-name="T1">如 </text:span><text:span text:style-name="T5">: Bourne Shell , POSIX Shell , C Shell , Korn Shell , TC Shell , Bourne Again Shell , Z Shell <text:s/>. </text:span><text:span text:style-name="T1">其中 </text:span><text:span text:style-name="T5">:</text:span></text:p>
          </text:list-item>
        </text:list>
        <text:p text:style-name="P4"/>
        <text:p text:style-name="Standard"><text:s text:c="3"/>Bourne shell ($) － <text:s/>是IRIX操作系统的默认shell</text:p>
        <text:p text:style-name="Standard"><text:s text:c="3"/>Korn <text:s/>shell ($) － <text:s/>是Bourne shell 的扩展集，它增加了使用别名、历史事件和命令行编辑等特征。</text:p>
        <text:p text:style-name="Standard"><text:s text:c="3"/>C <text:s/>shell ($) <text:s text:c="2"/>－ <text:s/>Ｃ <text:s/>shell 的语法类似于Ｃ程序语言；它和Kore shell有相似的特征。</text:p>
        <text:p text:style-name="Standard"/>
        <text:p text:style-name="P4"/>
        <text:p text:style-name="Heading_20_3">二 . UNIX 系统工作原理 。</text:p>
        <text:list text:style-name="WW8Num110">
          <text:list-item>
            <text:p text:style-name="P31"><text:span text:style-name="T6">UNIX </text:span><text:span text:style-name="T7">操作系统启动调用过程 。</text:span></text:p>
          </text:list-item>
        </text:list>
        <text:p text:style-name="P32"><text:span text:style-name="T1">我们可以把整个</text:span><text:span text:style-name="T5">UNIX</text:span><text:span text:style-name="T1">系统的启动过程大致分成如下几个阶段 </text:span><text:span text:style-name="T5">:</text:span></text:p>
        <text:list text:style-name="WW8Num147">
          <text:list-item>
            <text:p text:style-name="P33"><text:span text:style-name="T1">操作系统引导程序的加载 </text:span><text:span text:style-name="T5">.</text:span></text:p>
          </text:list-item>
          <text:list-item>
            <text:p text:style-name="P33"><text:span text:style-name="T5">UNIX</text:span><text:span text:style-name="T1">系统核心程序的装入 </text:span><text:span text:style-name="T5">.</text:span></text:p>
          </text:list-item>
          <text:list-item>
            <text:p text:style-name="P33"><text:span text:style-name="T5">UNIX </text:span><text:span text:style-name="T1">系统内核的初始化 </text:span><text:span text:style-name="T5">.</text:span></text:p>
          </text:list-item>
          <text:list-item>
            <text:p text:style-name="P33"><text:span text:style-name="T1">硬件检测与配置 </text:span><text:span text:style-name="T5">.</text:span></text:p>
          </text:list-item>
          <text:list-item>
            <text:p text:style-name="P33"><text:span text:style-name="T1">系统进程的生成 </text:span><text:span text:style-name="T5">.</text:span></text:p>
          </text:list-item>
          <text:list-item>
            <text:p text:style-name="P33"><text:span text:style-name="T1">管理人员的干预 </text:span><text:span text:style-name="T5">( </text:span><text:span text:style-name="T1">自动启动时无此阶段 </text:span><text:span text:style-name="T5">) .</text:span></text:p>
          </text:list-item>
          <text:list-item>
            <text:p text:style-name="P33"><text:span text:style-name="T1">系统初始化</text:span><text:span text:style-name="T5">Shell </text:span><text:span text:style-name="T1">命令文本的执行 </text:span><text:span text:style-name="T5">.</text:span></text:p>
          </text:list-item>
          <text:list-item>
            <text:p text:style-name="P33"><text:span text:style-name="T1">各终端进程的生成 </text:span><text:span text:style-name="T5">.</text:span></text:p>
          </text:list-item>
        </text:list>
        <text:p text:style-name="P34"/>
        <text:p text:style-name="Standard"><text:s text:c="5"/>我们主要讲一下如下过程 :</text:p>
        <text:list text:style-name="WW8Num102">
          <text:list-item>
            <text:p text:style-name="P35"><text:span text:style-name="T8">系统进程的生成 </text:span><text:span text:style-name="T9">.</text:span></text:p>
          </text:list-item>
        </text:list>
        <text:p text:style-name="正文缩进">在硬件检测 , 配置完成之后 , 核心将生成一些系统进程 , 这些进程并非系统核心的一部分 , 他们将作为一个普通的进程在用户进程空间中运行 , 提供各种系统服务 , 这些进程的数量和性质随系统的不同而不同 . </text:p>
        <text:p text:style-name="正文缩进">以AT&amp;T System V 为例 , 其进程包括 :</text:p>
        <text:list text:style-name="WW8Num147">
          <text:list-item text:start-value="1">
            <text:p text:style-name="P36"><text:span text:style-name="T1">调度进程 </text:span><text:span text:style-name="T5">sched ( 0 </text:span><text:span text:style-name="T1">号进程 </text:span><text:span text:style-name="T5">) .</text:span></text:p>
          </text:list-item>
          <text:list-item>
            <text:p text:style-name="P36"><text:span text:style-name="T1">初始化进程 </text:span><text:span text:style-name="T5">init ( 1 </text:span><text:span text:style-name="T1">号进程 </text:span><text:span text:style-name="T5">) .</text:span></text:p>
          </text:list-item>
          <text:list-item>
            <text:p text:style-name="P36"><text:span text:style-name="T1">虚存管理进程 </text:span><text:span text:style-name="T5">pageout ( 2 </text:span><text:span text:style-name="T1">号进程 </text:span><text:span text:style-name="T5">) .</text:span></text:p>
          </text:list-item>
          <text:list-item>
            <text:p text:style-name="P36"><text:span text:style-name="T1">缓冲区至磁盘写进程 </text:span><text:span text:style-name="T5">fsflush ( 3 </text:span><text:span text:style-name="T1">号进程 </text:span><text:span text:style-name="T5">) .</text:span></text:p>
          </text:list-item>
          <text:list-item>
            <text:p text:style-name="P36"><text:span text:style-name="T1">缓冲区映射 </text:span><text:span text:style-name="T5">Rmdaemon ( 4 </text:span><text:span text:style-name="T1">号进程 </text:span><text:span text:style-name="T5">) .</text:span></text:p>
          </text:list-item>
        </text:list>
        <text:p text:style-name="P37"/>
        <text:p text:style-name="P38"><text:span text:style-name="T1">在</text:span><text:span text:style-name="T5">BSD </text:span><text:span text:style-name="T1">系统中 </text:span><text:span text:style-name="T5">, </text:span><text:span text:style-name="T1">相应的系统进程分别为 </text:span><text:span text:style-name="T5">:</text:span></text:p>
        <text:p text:style-name="P4"/>
        <text:list text:style-name="WW8Num104">
          <text:list-item>
            <text:p text:style-name="P39"><text:span text:style-name="T1">换入换出进程 </text:span><text:span text:style-name="T5">swapper ( 0 </text:span><text:span text:style-name="T1">号进程 </text:span><text:span text:style-name="T5">) .</text:span></text:p>
          </text:list-item>
        </text:list>
        <text:list text:style-name="WW8Num147">
          <text:list-item text:start-value="1">
            <text:p text:style-name="P36"><text:span text:style-name="T1">初始化进程 </text:span><text:span text:style-name="T5">init ( 1 </text:span><text:span text:style-name="T1">号进程 </text:span><text:span text:style-name="T5">) .</text:span></text:p>
          </text:list-item>
        </text:list>
        <text:list text:style-name="WW8Num104">
          <text:list-item text:start-value="1">
            <text:p text:style-name="P39"><text:span text:style-name="T1">页面守护进程 </text:span><text:span text:style-name="T5">pagedaemon ( 2 </text:span><text:span text:style-name="T1">号进程 </text:span><text:span text:style-name="T5">) .</text:span></text:p>
          </text:list-item>
        </text:list>
        <text:p text:style-name="Standard"/>
        <text:p text:style-name="Standard">在所有这些进程中 , 只有1号进程 init 才是真正意义上的进程 , 而其他 “进程” 并非意义上的进程 . 它们是系统核心的一部分 , 其作用类似于一个函数调用 , 只是由于进程调度上的原因才将其做得同进程类似 .</text:p>
        <text:p text:style-name="Standard">在生成这些系统进程之后 , 核心在启动过程中的任务就完成了 . 下面的工作将由 init 进程来承担 . 这些工作包括 : 启动用于各种服务 , 如打印服务 , 网络服务的后台进程 , 生成接受终端注册的getty 进程 等 .</text:p>
        <text:p text:style-name="P34"/>
        <text:list text:style-name="WW8Num102" text:continue-numbering="true">
          <text:list-item>
            <text:p text:style-name="P35"><text:span text:style-name="T8">系统初始化</text:span><text:span text:style-name="T9">Shell </text:span><text:span text:style-name="T8">命令文本的执行 </text:span><text:span text:style-name="T9">.</text:span></text:p>
          </text:list-item>
        </text:list>
        <text:p text:style-name="P38"><text:span text:style-name="T1"><text:s text:c="2"/>操作系统为了给用户提供各种服务 </text:span><text:span text:style-name="T5">, </text:span><text:span text:style-name="T1">通常要生成一些提供这些服务的进程 </text:span><text:span text:style-name="T5">. </text:span><text:span text:style-name="T1">这种服务进程一般被称为守护进程 </text:span><text:span text:style-name="T5">. </text:span><text:span text:style-name="T1">通常这些进程是在核心生成各系统进程之后由</text:span><text:span text:style-name="T5">init </text:span><text:span text:style-name="T1">进程执行一系列特定的</text:span><text:span text:style-name="T5">shell </text:span><text:span text:style-name="T1">命令文件而生成的 </text:span><text:span text:style-name="T5">. </text:span><text:span text:style-name="T1">这些</text:span><text:span text:style-name="T5">shell </text:span><text:span text:style-name="T1">命令文件的名字 </text:span><text:span text:style-name="T5">, </text:span><text:span text:style-name="T1">组织方式 </text:span><text:span text:style-name="T5">, </text:span><text:span text:style-name="T1">其中的内容 </text:span><text:span text:style-name="T5">, </text:span><text:span text:style-name="T1">被执行的方式随</text:span><text:span text:style-name="T5">UNIX</text:span><text:span text:style-name="T1">系统的不同而有较大的差异 </text:span><text:span text:style-name="T5">. </text:span><text:span text:style-name="T1">但它们的目的却是相同的 </text:span><text:span text:style-name="T5">.</text:span></text:p>
        <text:p text:style-name="P38"><text:span text:style-name="T5">init </text:span><text:span text:style-name="T1">进程在整个系统运行期间的一项重要任务就是确保系统守护进程的正常运行 </text:span><text:span text:style-name="T5">. </text:span><text:span text:style-name="T1">以用户向系统注册为例 </text:span><text:span text:style-name="T5">, </text:span><text:span text:style-name="T1">当用户打开终端时 </text:span><text:span text:style-name="T5">, init </text:span><text:span text:style-name="T1">进程将为之生成一 </text:span><text:span text:style-name="T5">getty </text:span><text:span text:style-name="T1">进程 </text:span><text:span text:style-name="T5">. </text:span><text:span text:style-name="T1">此时终端上会显示登录提示 </text:span><text:span text:style-name="T5">login : . </text:span><text:span text:style-name="T1">当用户注册到系统中时 </text:span><text:span text:style-name="T5">, init </text:span><text:span text:style-name="T1">将生成一个</text:span><text:span text:style-name="T5">shell </text:span><text:span text:style-name="T1">进程去取代相应的</text:span><text:span text:style-name="T5">getty </text:span><text:span text:style-name="T1">进程 </text:span><text:span text:style-name="T5">. </text:span><text:span text:style-name="T1">此时</text:span><text:span text:style-name="T5">getty </text:span><text:span text:style-name="T1">进程将不复存在 </text:span><text:span text:style-name="T5">.</text:span></text:p>
        <text:p text:style-name="P38"><text:span text:style-name="T5">init </text:span><text:span text:style-name="T1">进程在整个系统中占非常重要的地位 </text:span><text:span text:style-name="T5">. </text:span><text:span text:style-name="T1">一旦这个进程不正常 </text:span><text:span text:style-name="T5">, </text:span><text:span text:style-name="T1">则没有任何进程再能够重新生成之 </text:span><text:span text:style-name="T5">, </text:span><text:span text:style-name="T1">整个系统也将逐渐陷入瘫痪 </text:span><text:span text:style-name="T5">.</text:span></text:p>
        <text:p text:style-name="P40"><text:span text:style-name="T5">init </text:span><text:span text:style-name="T1">将调用</text:span><text:span text:style-name="T5">/etc/inittab </text:span><text:span text:style-name="T1">对各种守护进程进行管理 </text:span><text:span text:style-name="T5">. </text:span><text:span text:style-name="T10">inittab</text:span><text:span text:style-name="T5"> </text:span><text:span text:style-name="T1">文件定义每个运行级别存在 的进程。</text:span></text:p>
        <text:p text:style-name="P41"><text:span text:style-name="T10">Inittab</text:span><text:span text:style-name="T1">文件的内容如下：</text:span></text:p>
        <text:p text:style-name="P42"><text:s text:c="4"/></text:p>
        <text:p text:style-name="P43"><text:span text:style-name="T1"><text:s text:c="4"/></text:span><text:span text:style-name="T5">is:2:initdefault:</text:span></text:p>
        <text:p text:style-name="P44">fs::sysinit:/etc/bcheckrc &lt;/dev/console &gt;/dev/console 2&gt;&amp;1</text:p>
        <text:p text:style-name="P44">mt::sysinit:/etc/brc &lt;/dev/console &gt;/dev/console 2&gt;&amp;1</text:p>
        <text:p text:style-name="P44">link::wait:/etc/lnsyscon &gt; /dev/console 2&gt;&amp;1 &lt; /dev/null</text:p>
        <text:p text:style-name="P45"><text:span text:style-name="T1"><text:s text:c="4"/></text:span><text:span text:style-name="T10">Inittab</text:span><text:span text:style-name="T1">文件的每一行的格式如下：</text:span></text:p>
        <text:p text:style-name="P46">Id:level:action:process</text:p>
        <text:p text:style-name="P47"><text:span text:style-name="T10">Id</text:span><text:span text:style-name="T1">由</text:span><text:span text:style-name="T5">1</text:span><text:span text:style-name="T1">或</text:span><text:span text:style-name="T5">2</text:span><text:span text:style-name="T1">个字母组成，代表每一个实体唯一的身份。</text:span></text:p>
        <text:p text:style-name="P48"><text:span text:style-name="T10">Level</text:span><text:span text:style-name="T1">指 </text:span><text:span text:style-name="T5">init</text:span><text:span text:style-name="T1">运行级别 </text:span><text:span text:style-name="T5">, </text:span><text:span text:style-name="T1">由</text:span><text:span text:style-name="T5">0</text:span><text:span text:style-name="T1">或更多的数字、字母（</text:span><text:span text:style-name="T10">0-6,s,a,b,c</text:span><text:span text:style-name="T11">）组成。它决定</text:span><text:span text:style-name="T10">action</text:span><text:span text:style-name="T5"> </text:span><text:span text:style-name="T1">在哪个级别发生，如果</text:span><text:span text:style-name="T10">level</text:span><text:span text:style-name="T1">为空，表示</text:span><text:span text:style-name="T10">action</text:span><text:span text:style-name="T1">在所有级别都可运行。</text:span></text:p>
        <text:p text:style-name="P47"><text:span text:style-name="T10">Action</text:span><text:span text:style-name="T1">主要有</text:span><text:span text:style-name="T5">initdefault,sysinit,powerfail,wait</text:span><text:span text:style-name="T1">等，详见</text:span><text:span text:style-name="T10">init</text:span><text:span text:style-name="T1">的帮助。</text:span></text:p>
        <text:p text:style-name="P47"><text:span text:style-name="T10">Process</text:span><text:span text:style-name="T1">是任何可执行的程序。</text:span></text:p>
        <text:p text:style-name="P47"><text:span text:style-name="T1">如改变运行状态，</text:span><text:span text:style-name="T10">init</text:span><text:span text:style-name="T1">杀掉所有相应的进程。</text:span></text:p>
        <text:p text:style-name="P49"/>
        <text:list text:style-name="WW8Num16">
          <text:list-item>
            <text:p text:style-name="P50"><text:span text:style-name="T5">init </text:span><text:span text:style-name="T1">运行级别 </text:span><text:span text:style-name="T5">: </text:span><text:span text:style-name="T1">指系统的各种不同操作方式 </text:span><text:span text:style-name="T5">. </text:span><text:span text:style-name="T1">任一时刻 </text:span><text:span text:style-name="T5">, </text:span><text:span text:style-name="T1">系统仅能处于某一状态 </text:span><text:span text:style-name="T5">.</text:span></text:p>
          </text:list-item>
        </text:list>
        <text:p text:style-name="P51"/>
        <text:p text:style-name="P52"><text:span text:style-name="T1">例 </text:span><text:span text:style-name="T5">: <text:s/>AT&amp;T UNIX SYSTEM V </text:span><text:span text:style-name="T1">中的</text:span><text:span text:style-name="T5">init </text:span><text:span text:style-name="T1">状态 </text:span><text:span text:style-name="T5">.</text:span></text:p>
        <text:p text:style-name="P49"/>
        <text:p text:style-name="P45"><draw:line text:anchor-type="char" draw:z-index="0" draw:style-name="gr1" draw:text-style-name="P53" svg:x1="0in" svg:y1="0in" svg:x2="5.6252in" svg:y2="0in"><text:p/></draw:line><draw:line text:anchor-type="char" draw:z-index="2" draw:style-name="gr2" draw:text-style-name="P53" svg:x1="1.1252in" svg:y1="0in" svg:x2="1.1252in" svg:y2="2.6in"><text:p/></draw:line><draw:line text:anchor-type="char" draw:z-index="3" draw:style-name="gr2" draw:text-style-name="P53" svg:x1="0in" svg:y1="0in" svg:x2="0in" svg:y2="2.6in"><text:p/></draw:line><draw:line text:anchor-type="char" draw:z-index="4" draw:style-name="gr2" draw:text-style-name="P53" svg:x1="5.6252in" svg:y1="0in" svg:x2="5.6252in" svg:y2="2.6in"><text:p/></draw:line><text:span text:style-name="T1"> <text:s text:c="3"/>状态</text:span><text:span text:style-name="T5"><text:tab/><text:tab/><text:tab/><text:tab/> <text:s text:c="14"/></text:span><text:span text:style-name="T1">含 <text:s text:c="5"/>义 <text:s text:c="11"/></text:span></text:p>
        <text:p text:style-name="P54"><draw:line text:anchor-type="char" draw:z-index="1" draw:style-name="gr2" draw:text-style-name="P53" svg:x1="0in" svg:y1="0.1083in" svg:x2="5.6252in" svg:y2="0.1083in"><text:p/></draw:line></text:p>
        <text:list text:style-name="WW8Num4">
          <text:list-item>
            <text:p text:style-name="P55"><text:span text:style-name="T1">停止系统 </text:span><text:span text:style-name="T5">, </text:span><text:span text:style-name="T1">关机 </text:span><text:span text:style-name="T5">.</text:span></text:p>
          </text:list-item>
          <text:list-item>
            <text:p text:style-name="P55"><text:span text:style-name="T1">单用户方式 </text:span><text:span text:style-name="T5">.</text:span></text:p>
          </text:list-item>
          <text:list-item>
            <text:p text:style-name="P55"><text:span text:style-name="T1">多用户方式 </text:span><text:span text:style-name="T5">.</text:span></text:p>
          </text:list-item>
          <text:list-item>
            <text:p text:style-name="P55"><text:span text:style-name="T1">采用远程文件系统的多用户方式 </text:span><text:span text:style-name="T5">.</text:span></text:p>
          </text:list-item>
          <text:list-item>
            <text:p text:style-name="P55"><text:span text:style-name="T1">不用 </text:span><text:span text:style-name="T5">.</text:span></text:p>
          </text:list-item>
          <text:list-item>
            <text:p text:style-name="P55"><text:span text:style-name="T1">关机并重启 </text:span><text:span text:style-name="T5">.</text:span></text:p>
          </text:list-item>
          <text:list-item>
            <text:p text:style-name="P55"><text:span text:style-name="T1">关机到从</text:span><text:span text:style-name="T5">ROM </text:span><text:span text:style-name="T1">重新引导 </text:span><text:span text:style-name="T5">.</text:span></text:p>
          </text:list-item>
        </text:list>
        <text:p text:style-name="P56"><text:span text:style-name="T5">s <text:s text:c="23"/></text:span><text:span text:style-name="T1">单用户方式 </text:span><text:span text:style-name="T5">.</text:span></text:p>
        <text:p text:style-name="P56"><text:span text:style-name="T5">S <text:tab/><text:tab/><text:tab/><text:tab/><text:tab/><text:tab/> <text:s/></text:span><text:span text:style-name="T1">使用远程控制台的多用户方式 </text:span><text:span text:style-name="T5">.</text:span></text:p>
        <text:p text:style-name="P57"><text:s/></text:p>
        <text:p text:style-name="P54"><draw:line text:anchor-type="char" draw:z-index="5" draw:style-name="gr2" draw:text-style-name="P53" svg:x1="0in" svg:y1="0in" svg:x2="5.6252in" svg:y2="0in"><text:p/></draw:line></text:p>
        <text:p text:style-name="P49"/>
        <text:p text:style-name="P58"/>
        <text:p text:style-name="P59">在单用户模式下，只有几个进程活动，没有图形窗口，只能有一个用户登录。在多用户模式下，系统启动许多服务，可以多个用户登录。</text:p>
        <text:p text:style-name="P60"><text:span text:style-name="T5">INIT</text:span><text:span text:style-name="T1">程序控制系统的运行状态。每一个运行状态都有数字或字母作为标志，关闭状态是</text:span><text:span text:style-name="T5">0</text:span><text:span text:style-name="T1">，单用户状态是</text:span><text:span text:style-name="T5">s</text:span><text:span text:style-name="T1">。多用户状态的标志比较复杂，因为多用户状态有许多变化。例如：在一种状态下，系统可以不限制登录人数；而在另一种状态中，系统可能限制登录人数。每一种状态有不同的标志。</text:span></text:p>
        <text:p text:style-name="P60"><text:span text:style-name="T10">/etc/inittab</text:span><text:span text:style-name="T1">文件控制系统的状态，它列出各种可能的状态及状态的标志。</text:span></text:p>
        <text:p text:style-name="P60"><text:span text:style-name="T1">当系统进入标准的多用户状态时，它的标志是</text:span><text:span text:style-name="T5">2</text:span><text:span text:style-name="T1">，系统发生下列变化：</text:span></text:p>
        <text:list text:style-name="WW8Num144">
          <text:list-item>
            <text:p text:style-name="P61">设置文件系统</text:p>
          </text:list-item>
        </text:list>
        <text:list text:style-name="WW8Num83">
          <text:list-item>
            <text:p text:style-name="P62"><text:span text:style-name="T1">启动</text:span><text:span text:style-name="T10">cron</text:span><text:span text:style-name="T1">的进程</text:span></text:p>
          </text:list-item>
        </text:list>
        <text:list text:style-name="WW8Num79">
          <text:list-item>
            <text:p text:style-name="P63">打开网络服务</text:p>
          </text:list-item>
        </text:list>
        <text:list text:style-name="WW8Num143">
          <text:list-item>
            <text:p text:style-name="P64"><text:span text:style-name="T1">启动</text:span><text:span text:style-name="T10">uucp</text:span><text:span text:style-name="T1">（串行网络功能）进程</text:span></text:p>
          </text:list-item>
        </text:list>
        <text:list text:style-name="WW8Num93">
          <text:list-item>
            <text:p text:style-name="P65">用户可以登录</text:p>
          </text:list-item>
        </text:list>
        <text:p text:style-name="正文缩进">在多用户状态下，不是所有的活动可以执行。软件的安装需要检查文件系统，因此安装软件在单用户状态下。</text:p>
        <text:p text:style-name="P4"/>
        <text:p text:style-name="P4"/>
        <text:list text:style-name="WW8Num117">
          <text:list-item>
            <text:p text:style-name="P66"><text:span text:style-name="T5">inittab </text:span><text:span text:style-name="T1">第三个域中可用关键字 </text:span><text:span text:style-name="T5">.</text:span></text:p>
          </text:list-item>
        </text:list>
        <text:p text:style-name="正文缩进"/>
        <table:table table:name="Table2" table:style-name="Table2">
          <table:table-column table:style-name="Table2.A"/>
          <table:table-column table:style-name="Table2.B"/>
          <table:table-row table:style-name="Table2.1">
            <table:table-cell table:style-name="Table2.A1" office:value-type="string">
              <text:p text:style-name="P20"><text:span text:style-name="T1"><text:s text:c="2"/></text:span><text:span text:style-name="T12">关 键 字</text:span></text:p>
            </table:table-cell>
            <table:table-cell table:style-name="Table2.B1" office:value-type="string">
              <text:p text:style-name="P20"><text:span text:style-name="T1"><text:s text:c="26"/></text:span><text:span text:style-name="T12">说 <text:s text:c="7"/>明 </text:span></text:p>
            </table:table-cell>
          </table:table-row>
          <table:table-row table:style-name="Table2.2">
            <table:table-cell table:style-name="Table2.A2" office:value-type="string">
              <text:p text:style-name="P20"><text:span text:style-name="T1"><text:s text:c="3"/></text:span><text:span text:style-name="T5">Off</text:span></text:p>
            </table:table-cell>
            <table:table-cell table:style-name="Table2.B2" office:value-type="string">
              <text:p text:style-name="P20"><text:span text:style-name="T1">将与同行中第四个域指定的命令相应的进程撤消 </text:span><text:span text:style-name="T5">.</text:span></text:p>
            </table:table-cell>
          </table:table-row>
          <table:table-row table:style-name="Table2.2">
            <table:table-cell table:style-name="Table2.A2" office:value-type="string">
              <text:p text:style-name="P20"><text:span text:style-name="T1"><text:s text:c="3"/></text:span><text:span text:style-name="T5">Once </text:span></text:p>
            </table:table-cell>
            <table:table-cell table:style-name="Table2.B2" office:value-type="string">
              <text:p text:style-name="P20"><text:span text:style-name="T1">使</text:span><text:span text:style-name="T5">init</text:span><text:span text:style-name="T1">在进入同行第二个域所指定的状态时 </text:span><text:span text:style-name="T5">, </text:span><text:span text:style-name="T1">执行第四个域指定的命令 </text:span><text:span text:style-name="T5">. init</text:span><text:span text:style-name="T1">此时不会等待这些命令完成 </text:span><text:span text:style-name="T5">, </text:span><text:span text:style-name="T1">而马上进行自己下面的操作 </text:span><text:span text:style-name="T5">.</text:span></text:p>
            </table:table-cell>
          </table:table-row>
          <table:table-row table:style-name="Table2.2">
            <table:table-cell table:style-name="Table2.A2" office:value-type="string">
              <text:p text:style-name="P20"><text:span text:style-name="T1"><text:s text:c="3"/></text:span><text:span text:style-name="T5">Respawn</text:span></text:p>
            </table:table-cell>
            <table:table-cell table:style-name="Table2.B2" office:value-type="string">
              <text:p text:style-name="P20"><text:span text:style-name="T1">指示</text:span><text:span text:style-name="T5">init</text:span><text:span text:style-name="T1">在在进入同行第二个域所指定的状态时 </text:span><text:span text:style-name="T5">, </text:span><text:span text:style-name="T1">执行第四个域指定的命令 </text:span><text:span text:style-name="T5">. </text:span><text:span text:style-name="T1">以后只要</text:span><text:span text:style-name="T5">init</text:span><text:span text:style-name="T1">检测到此进程已停止 </text:span><text:span text:style-name="T5">, </text:span><text:span text:style-name="T1">就应马上再生此进程 </text:span><text:span text:style-name="T5">.</text:span></text:p>
            </table:table-cell>
          </table:table-row>
          <table:table-row table:style-name="Table2.2">
            <table:table-cell table:style-name="Table2.A2" office:value-type="string">
              <text:p text:style-name="P20"><text:span text:style-name="T1"><text:s text:c="3"/></text:span><text:span text:style-name="T5">Ondemand</text:span></text:p>
            </table:table-cell>
            <table:table-cell table:style-name="Table2.B2" office:value-type="string">
              <text:p text:style-name="P20"><text:span text:style-name="T1">功能上同</text:span><text:span text:style-name="T5">respawn , </text:span><text:span text:style-name="T1">但只是对运行状态为</text:span><text:span text:style-name="T5">a , b, c </text:span><text:span text:style-name="T1">这三个伪状态时 </text:span><text:span text:style-name="T5">, </text:span><text:span text:style-name="T1">才使用此关键字 </text:span><text:span text:style-name="T5">.</text:span></text:p>
            </table:table-cell>
          </table:table-row>
          <table:table-row table:style-name="Table2.2">
            <table:table-cell table:style-name="Table2.A2" office:value-type="string">
              <text:p text:style-name="P20"><text:span text:style-name="T1"><text:s text:c="3"/></text:span><text:span text:style-name="T5">Wait</text:span></text:p>
            </table:table-cell>
            <table:table-cell table:style-name="Table2.B2" office:value-type="string">
              <text:p text:style-name="P20"><text:span text:style-name="T1">在进入同行第二个域所指定的状态时 </text:span><text:span text:style-name="T5">, </text:span><text:span text:style-name="T1">执行第四个域指定的命令 </text:span><text:span text:style-name="T5">, </text:span><text:span text:style-name="T1">同时</text:span><text:span text:style-name="T5">init</text:span><text:span text:style-name="T1">将等待此进程终止后 </text:span><text:span text:style-name="T5">, </text:span><text:span text:style-name="T1">才继续读取下一行处理 </text:span><text:span text:style-name="T5">.</text:span></text:p>
            </table:table-cell>
          </table:table-row>
          <table:table-row table:style-name="Table2.2">
            <table:table-cell table:style-name="Table2.A2" office:value-type="string">
              <text:p text:style-name="P20"><text:span text:style-name="T1"><text:s text:c="3"/></text:span><text:span text:style-name="T5">Boot</text:span></text:p>
            </table:table-cell>
            <table:table-cell table:style-name="Table2.B2" office:value-type="string">
              <text:p text:style-name="P67"><text:span text:style-name="T1">指定同行第四个域中的命令只在引导过程中由</text:span><text:span text:style-name="T5">init </text:span><text:span text:style-name="T1">读入</text:span><text:span text:style-name="T5">inittab</text:span><text:span text:style-name="T1">文件时才执行 </text:span><text:span text:style-name="T5">. </text:span><text:span text:style-name="T1">以后不管该进程死活都不再重生它 </text:span><text:span text:style-name="T5">.</text:span></text:p>
            </table:table-cell>
          </table:table-row>
          <table:table-row table:style-name="Table2.2">
            <table:table-cell table:style-name="Table2.A2" office:value-type="string">
              <text:p text:style-name="P20"><text:span text:style-name="T1"><text:s text:c="3"/></text:span><text:span text:style-name="T5">Bootwait</text:span></text:p>
            </table:table-cell>
            <table:table-cell table:style-name="Table2.B2" office:value-type="string">
              <text:p text:style-name="P20"><text:span text:style-name="T1">同</text:span><text:span text:style-name="T5">boot , </text:span><text:span text:style-name="T1">只是</text:span><text:span text:style-name="T5">bootwait </text:span><text:span text:style-name="T1">将使</text:span><text:span text:style-name="T5">init </text:span><text:span text:style-name="T1">在相应进程终止后才继续 </text:span><text:span text:style-name="T5">, </text:span><text:span text:style-name="T1">而</text:span><text:span text:style-name="T5">boot </text:span><text:span text:style-name="T1">非这样 </text:span><text:span text:style-name="T5">.</text:span></text:p>
            </table:table-cell>
          </table:table-row>
          <table:table-row table:style-name="Table2.2">
            <table:table-cell table:style-name="Table2.A2" office:value-type="string">
              <text:p text:style-name="P20"><text:span text:style-name="T1"><text:s text:c="3"/></text:span><text:span text:style-name="T5">Initdefault</text:span></text:p>
            </table:table-cell>
            <table:table-cell table:style-name="Table2.B2" office:value-type="string">
              <text:p text:style-name="P20"><text:span text:style-name="T1">使</text:span><text:span text:style-name="T5">init</text:span><text:span text:style-name="T1">在首次启动时进入指定的状态 </text:span><text:span text:style-name="T5">, </text:span><text:span text:style-name="T1">此状态是同行第二个域中所指定的最大状态 </text:span><text:span text:style-name="T5">. </text:span><text:span text:style-name="T1">若第二个域为空 </text:span><text:span text:style-name="T5">, init </text:span><text:span text:style-name="T1">将认为它是</text:span><text:span text:style-name="T5">0123456 , </text:span><text:span text:style-name="T1">并依次而进入状态</text:span><text:span text:style-name="T5">6 . </text:span><text:span text:style-name="T1">若在</text:span><text:span text:style-name="T5">inittab</text:span><text:span text:style-name="T1">中无</text:span><text:span text:style-name="T5">initdefault </text:span><text:span text:style-name="T1">项 </text:span><text:span text:style-name="T5">, </text:span><text:span text:style-name="T1">则在启动时</text:span><text:span text:style-name="T5">init</text:span><text:span text:style-name="T1">将向用户询问运行状态 </text:span><text:span text:style-name="T5">. </text:span></text:p>
            </table:table-cell>
          </table:table-row>
          <table:table-row table:style-name="Table2.2">
            <table:table-cell table:style-name="Table2.A2" office:value-type="string">
              <text:p text:style-name="P20"><text:span text:style-name="T1"><text:s text:c="3"/></text:span><text:span text:style-name="T5">sysinit</text:span></text:p>
            </table:table-cell>
            <table:table-cell table:style-name="Table2.B2" office:value-type="string">
              <text:p text:style-name="P20"><text:span text:style-name="T1">在</text:span><text:span text:style-name="T5">init </text:span><text:span text:style-name="T1">首次读</text:span><text:span text:style-name="T5">inittab</text:span><text:span text:style-name="T1">时启动相应进程 </text:span><text:span text:style-name="T5">, </text:span><text:span text:style-name="T1">同时等待该进程完成之后再处理下一个</text:span><text:span text:style-name="T5">inittab</text:span><text:span text:style-name="T1">项 </text:span><text:span text:style-name="T5">. </text:span><text:span text:style-name="T1">在</text:span><text:span text:style-name="T5">init </text:span><text:span text:style-name="T1">试图访问控制台之前将执行带有</text:span><text:span text:style-name="T5">sysinit </text:span><text:span text:style-name="T1">关键字的项 </text:span><text:span text:style-name="T5">.</text:span></text:p>
            </table:table-cell>
          </table:table-row>
        </table:table>
        <text:p text:style-name="P68"><text:s text:c="4"/></text:p>
        <text:p text:style-name="P4"/>
        <text:p text:style-name="P4"/>
        <text:list text:style-name="WW8Num105">
          <text:list-item>
            <text:p text:style-name="P69"><text:span text:style-name="T5">RUN-LEVEL</text:span><text:span text:style-name="T1">的目录：</text:span></text:p>
          </text:list-item>
        </text:list>
        <text:p text:style-name="P70"/>
        <text:p text:style-name="P71"><text:span text:style-name="T1">运行状态</text:span><text:span text:style-name="T5">0</text:span><text:span text:style-name="T1">，</text:span><text:span text:style-name="T5">2</text:span><text:span text:style-name="T1">，</text:span><text:span text:style-name="T5">3 ( rc0 , rc2 , rc3 ) <text:s/></text:span><text:span text:style-name="T1">等 </text:span><text:span text:style-name="T5">, </text:span><text:span text:style-name="T1">有独立的目录，包含可执行的文件。当系统进入或退出某仪状态时，相应的文件被执行。这些目录是</text:span><text:span text:style-name="T5">/etc/rc0.d</text:span><text:span text:style-name="T1">、</text:span><text:span text:style-name="T5">/etc/rc2.d</text:span><text:span text:style-name="T1">、</text:span><text:span text:style-name="T5">/etc/rc3.d</text:span><text:span text:style-name="T1">。在目录中的所有文件都与</text:span><text:span text:style-name="T5">/etc/init.d</text:span><text:span text:style-name="T1">中的文件链接。</text:span></text:p>
        <text:p text:style-name="P59">运行状态文件名有两种：</text:p>
        <text:p text:style-name="P60"><text:span text:style-name="T1"><text:s/></text:span><text:span text:style-name="T5">SNNname</text:span><text:span text:style-name="T1">或</text:span><text:span text:style-name="T5">KNNname</text:span></text:p>
        <text:p text:style-name="P59">文件名被分为三部分：</text:p>
        <text:p text:style-name="P60"><text:span text:style-name="T1"><text:s/></text:span><text:span text:style-name="T5">S</text:span><text:span text:style-name="T1">、</text:span><text:span text:style-name="T5">K</text:span><text:span text:style-name="T1">：进入新的运行状态时，进程是被启动（</text:span><text:span text:style-name="T5">S</text:span><text:span text:style-name="T1">）或是被杀掉（</text:span><text:span text:style-name="T5">K</text:span><text:span text:style-name="T1">）。</text:span></text:p>
        <text:p text:style-name="P60"><text:span text:style-name="T1"><text:s/></text:span><text:span text:style-name="T5">NN</text:span><text:span text:style-name="T1">：从</text:span><text:span text:style-name="T5">00</text:span><text:span text:style-name="T1">到</text:span><text:span text:style-name="T5">99</text:span><text:span text:style-name="T1">，表示文件被启动（</text:span><text:span text:style-name="T5">S00</text:span><text:span text:style-name="T1">、</text:span><text:span text:style-name="T5">S03</text:span><text:span text:style-name="T1">）或被停止（</text:span><text:span text:style-name="T5">K00</text:span><text:span text:style-name="T1">、</text:span><text:span text:style-name="T5">K30</text:span><text:span text:style-name="T1">）的顺序。</text:span></text:p>
        <text:p text:style-name="P3"><text:span text:style-name="T1"><text:s text:c="5"/></text:span><text:span text:style-name="T5">Name</text:span><text:span text:style-name="T1">：是与</text:span><text:span text:style-name="T5">/etc/init.d</text:span><text:span text:style-name="T1">链接的文件名</text:span></text:p>
        <text:p text:style-name="P4"/>
        <text:p text:style-name="P4"/>
        <text:p text:style-name="P4"/>
        <text:p text:style-name="Heading_20_4">3 . 各终端进程的生成 .</text:p>
        <text:p text:style-name="正文缩进">当init 发现活动的终端时 , 调用 getty 程序 , 并在终端上显示 login : , 输入用户名后 , 显示 password : , 口令正确后 , getty 调用login例程 , 该例程据 /etc/passwd <text:s/>文件的内容验证用户身份 . 若用户通过身份验证 , login 例程把用户的home 目录设置成当前目录并把控制交给一系列setup程序 , 如 /bin/sh . <text:s/>得到控制后 , Shell 程序读取并执行用户自己的 <text:span text:style-name="T13">用户环境文件</text:span> .</text:p>
        <text:p text:style-name="P4"/>
        <text:list text:style-name="WW8Num25">
          <text:list-item>
            <text:p text:style-name="P72">用户的环境：</text:p>
          </text:list-item>
        </text:list>
        <text:p text:style-name="正文缩进"/>
        <text:p text:style-name="正文缩进">用户的环境由某些shell起始文件决定。对于C shell用户，用户的环境由/etc/cshrc、用户主目录下的.cshrc和.login决定；对于B用户，则由/etc/profile和用户主目录下的.profile决定。</text:p>
        <text:p text:style-name="正文缩进">shell起始文件配置用户的登录环境，并且控制subshell的产生。</text:p>
        <text:p text:style-name="正文缩进">操作系统提供了shell几种类型：/bin/csh、/bin/sh、/bin/ksh、/bin/bsh、/bin/rsh，</text:p>
        <text:p text:style-name="正文缩进">详细信息请看相应的shell帮助。</text:p>
        <text:p text:style-name="正文缩进"/>
        <text:list text:style-name="WW8Num87">
          <text:list-item>
            <text:p text:style-name="P73"><text:span text:style-name="T5">C shell</text:span><text:span text:style-name="T1">配置文件：</text:span></text:p>
          </text:list-item>
        </text:list>
        <text:p text:style-name="正文缩进">当C shell用户登录系统时，系统执行三个shell起始文件。</text:p>
        <text:p text:style-name="正文缩进">A．/etc/cshrc</text:p>
        <text:p text:style-name="正文缩进">这是一个ASCII文件，它包含可执行的命令、设置适合所有C shell用户的环境变量。</text:p>
        <text:p text:style-name="正文缩进">#</text:p>
        <text:p text:style-name="正文缩进"># /etc/cshrc - Default settings for all csh users</text:p>
        <text:p text:style-name="正文缩进">#</text:p>
        <text:p text:style-name="正文缩进"># This is 'sourced' before $HOME/.cshrc, which in turn preceeds $HOME/.login</text:p>
        <text:p text:style-name="正文缩进"># when a csh user logs in or invokes /bin/su with the `-' option.</text:p>
        <text:p text:style-name="P40"><text:span text:style-name="T5">B</text:span><text:span text:style-name="T1">．用户自己的</text:span><text:span text:style-name="T5">.cshrc</text:span></text:p>
        <text:p text:style-name="P40"><text:span text:style-name="T1">这个文件近似</text:span><text:span text:style-name="T5">/etc/cshrc</text:span><text:span text:style-name="T1">，但它保存在用户主目录中。</text:span><text:span text:style-name="T5">.cshrc</text:span><text:span text:style-name="T1">文件包含适合用户自己喜好的命令及变量。</text:span></text:p>
        <text:p text:style-name="P40"><text:span text:style-name="T5">C</text:span><text:span text:style-name="T1">．</text:span><text:span text:style-name="T5">.login</text:span></text:p>
        <text:p text:style-name="P40"><text:span text:style-name="T5">.login</text:span><text:span text:style-name="T1">是一个可执行的文件，隐藏在用户的主目录下。</text:span><text:span text:style-name="T5">.login</text:span><text:span text:style-name="T1">文件也定制用户的环境变量，但它只在用户登录时被执行。</text:span></text:p>
        <text:p text:style-name="P17"/>
        <text:list text:style-name="WW8Num87" text:continue-numbering="true">
          <text:list-item>
            <text:p text:style-name="P73"><text:span text:style-name="T5">B shell</text:span><text:span text:style-name="T1">配置文件：</text:span></text:p>
          </text:list-item>
        </text:list>
        <text:p text:style-name="正文缩进">当B shell用户登录系统时，系统执行两个shell起始文件。</text:p>
        <text:p text:style-name="正文缩进">A．/etc/profile</text:p>
        <text:p text:style-name="正文缩进">这是一个ASCII文件，它包含可执行的命令、设置适合所有B shell用户的环境变量。</text:p>
        <text:p text:style-name="正文缩进">#</text:p>
        <text:p text:style-name="正文缩进"># /etc/profile - Default settings for all sh users</text:p>
        <text:p text:style-name="正文缩进">#</text:p>
        <text:p text:style-name="正文缩进"># This script is executed before $HOME/.profile when an sh user logs in</text:p>
        <text:p text:style-name="正文缩进"># or invokes /bin/su with the `-' option.</text:p>
        <text:p text:style-name="正文缩进">#</text:p>
        <text:p text:style-name="正文缩进"/>
        <text:p text:style-name="正文缩进"># Ignore keyboard interrupts.</text:p>
        <text:p text:style-name="正文缩进">trap "" <text:s/>2 3</text:p>
        <text:p text:style-name="P17"/>
        <text:p text:style-name="P40"><text:span text:style-name="T5">B</text:span><text:span text:style-name="T1">．用户自己的</text:span><text:span text:style-name="T5">.profile</text:span></text:p>
        <text:p text:style-name="P40"><text:span text:style-name="T1">这个文件近似</text:span><text:span text:style-name="T5">/etc/profile</text:span><text:span text:style-name="T1">，但它保存在用户主目录中。</text:span><text:span text:style-name="T5">.profile</text:span><text:span text:style-name="T1">文件包含适合用户自己喜好的命令及变量。</text:span></text:p>
        <text:p text:style-name="P4"/>
        <text:p text:style-name="P4"/>
        <text:p text:style-name="P4"/>
        <text:p text:style-name="P4"/>
        <text:list text:style-name="WW8Num110" text:continue-numbering="true">
          <text:list-item>
            <text:p text:style-name="P31"><text:span text:style-name="T6">UNIX </text:span><text:span text:style-name="T7">进程树 。</text:span></text:p>
            <text:p text:style-name="P74"><text:s text:c="2"/>( 1 ) <text:s/>进程概念 :</text:p>
            <text:p text:style-name="P74">即一个任务 , 就是一个程序的运行 , <text:s/>计算机系统上各种资源的分配都是以进程为单位的 . 只有进程才能去申请各种资源 , 如 CPU , 内存 等 . 进程为动态的 .</text:p>
          </text:list-item>
        </text:list>
        <text:p text:style-name="Standard"><text:s/>一个进程在执行的过程中 , 它可以派生出另外一个进程 . 此派生出的进程为子进程前者被称为父进程 . 父进程运行环境中的有些设置被子进程所继承 , 每个进程都有且仅有一个父进程 , 而一个进程可有多个子进程 . 进程间的这种父子关系 , 就形成了UNIX系统的进程树 .</text:p>
        <text:p text:style-name="Standard">UNIX 系统给每个进程都会分配一个整数用作其进程的标识 , 此标识是唯一的 . 且为了标识一组相关的进程 , 每一个进程还有一个进程组号 , 子进程的组号与父进程相同 .</text:p>
        <text:p text:style-name="Standard"/>
        <text:p text:style-name="Standard">( 2 ) 进程执行状态 :</text:p>
        <text:p text:style-name="Standard"><text:s/>两种级别 :</text:p>
        <text:p text:style-name="Standard">用户态 : 在用户态下执行时进程只能访问该进程自己进程空间中的各种数据结构 .</text:p>
        <text:p text:style-name="Standard"/>
        <text:p text:style-name="Standard">核心态 : 一个进程主要是通过系统调用而进入核心执行态的 , 还有一种是执行中断处理程序时进入的 . 进程在核心态执行时 , 除了可访问该进程自己空间中的数据结构外 , 还可访问各种系统核心数据 .</text:p>
        <text:p text:style-name="Standard"/>
        <text:p text:style-name="Standard">UNIX 进程优先级 :</text:p>
        <text:p text:style-name="Standard">一般情况下系统中有许多进程在运行 . 优先级决定系统调度哪个进程进行执行 . 一般而言 , 随着进程等待执行的时间的延长 , 其优先级会逐渐增大 . 当其优先级是所有进程中最大的时候 , 系统就会调度它去执行 . 执行完一段时间之后它的优先级会降低 , 而其他进程由于又等待了一段时间 , 优先级会上升 , 于是系统就会去调度其他进程执行 . 从 ps –ef 命令输出中各进程C 值的大小 , 我们可以大致的知道各进程的优先级情况 . ( C 值越小优先级越高 ) .</text:p>
        <text:h text:style-name="P75" text:outline-level="6">( 3 ) 关于线程 :</text:h>
        <text:p text:style-name="Standard">传统意义上的进程是一种单线程的进程 。 现代意义上的进程可有多个线程 。 系统中分配CPU 资源将不再是以进程为单位 ，而将是以线程为单位了 。</text:p>
        <text:p text:style-name="Standard">UNIX 系统中的每一个进程都有其各自私有的虚地址空间 。每一个进程都在它自己的虚空间中运行 。 线程则不同 ，它是存在于进程之内的 ，并能执行程序代码的任何部分 ，包括由其他线程执行的部分 。一个进程的所有线程均共享该进程的虚空间并能访问进程中的全局变量和进程的系统资源 ，如进程所打开的文件 等 。</text:p>
        <text:p text:style-name="P76"/>
        <text:h text:style-name="P75" text:outline-level="6">( 4 ) 进程的状态与控制 :</text:h>
        <text:p text:style-name="P4"/>
        <text:p text:style-name="Standard"><text:s text:c="4"/>在 UNIX 中，一个执行中的程式就是一个 Process , 它占有记忆体，是一 个"活著"的物体。每一个 Process 有一个 Process ID , 你可以用 ps 指令来观察目前系统中所有的 processes ,也可以利用 kill 指令送讯号给你自己的process ( 为何叫 kill 不叫 send ? 因为通常都是送一个"杀掉"的讯号 )。</text:p>
        <text:p text:style-name="P4"/>
        <text:p text:style-name="P4"/>
        <text:list text:style-name="WW8Num124">
          <text:list-item>
            <text:p text:style-name="P77"><text:span text:style-name="T1">进程状态 </text:span><text:span text:style-name="T5">:</text:span></text:p>
          </text:list-item>
        </text:list>
        <text:p text:style-name="P4"/>
        <text:p text:style-name="P78"># ps</text:p>
        <text:p text:style-name="P79"><text:span text:style-name="T5"><text:tab/><text:tab/></text:span><text:span text:style-name="T1">用途：报告进程状态</text:span></text:p>
        <text:p text:style-name="P79"><text:span text:style-name="T5"><text:tab/><text:tab/></text:span><text:span text:style-name="T1">格式：</text:span><text:span text:style-name="T5">ps [-acdefjl][-g][-p][-s][-t][-u]</text:span></text:p>
        <text:p text:style-name="P79"><text:span text:style-name="T5"><text:tab/><text:tab/></text:span><text:span text:style-name="T1">参数：</text:span><text:span text:style-name="T5"><text:tab/>-e<text:tab/><text:tab/></text:span><text:span text:style-name="T1">显示当前所有的活动进程</text:span></text:p>
        <text:p text:style-name="P79"><text:span text:style-name="T5"><text:tab/><text:tab/><text:tab/> <text:s text:c="2"/><text:tab/>-l<text:tab/><text:tab/></text:span><text:span text:style-name="T1">产生长列表输出</text:span></text:p>
        <text:p text:style-name="P79"><text:span text:style-name="T5"><text:tab/><text:tab/><text:tab/> <text:s/><text:tab/>-g <text:tab/><text:tab/>grplist </text:span><text:span text:style-name="T1">只列出</text:span><text:span text:style-name="T5">grplist</text:span><text:span text:style-name="T1">中指定的组的进程</text:span></text:p>
        <text:p text:style-name="P79"><text:span text:style-name="T5"><text:tab/><text:tab/><text:tab/> <text:s/><text:tab/>-p <text:tab/><text:tab/>proclist </text:span><text:span text:style-name="T1">只列出</text:span><text:span text:style-name="T5">proclist</text:span><text:span text:style-name="T1">中指定进程</text:span><text:span text:style-name="T5">ID</text:span><text:span text:style-name="T1">的进程</text:span></text:p>
        <text:p text:style-name="P79"><text:span text:style-name="T5"><text:tab/><text:tab/> <text:s text:c="8"/><text:tab/>-u <text:tab/><text:tab/>uidlist </text:span><text:span text:style-name="T1">只列出</text:span><text:span text:style-name="T5">uidlist</text:span><text:span text:style-name="T1">中指定的用户所属的进程</text:span></text:p>
        <text:p text:style-name="Standard"><text:s text:c="4"/>ps 是用来显示目前你的 process 或系统 processes 的状况。</text:p>
        <text:p text:style-name="Standard"><text:s text:c="4"/>以下列出比较常用的参数:</text:p>
        <text:p text:style-name="Standard"><text:s text:c="4"/></text:p>
        <text:p text:style-name="Standard"><text:s text:c="4"/>其选项说明如下:</text:p>
        <text:p text:style-name="Standard"><text:s text:c="5"/>-a <text:s text:c="2"/>列出包括其他 users 的 process 状况。</text:p>
        <text:p text:style-name="Standard"><text:s text:c="5"/>-u <text:s text:c="2"/>显示 user - oriented 的 process 状况 。</text:p>
        <text:p text:style-name="Standard"><text:s text:c="5"/>-x <text:s text:c="2"/>显示包括没有 terminal 控制的 process 状况 。</text:p>
        <text:p text:style-name="Standard"><text:s text:c="5"/>-w <text:s text:c="2"/>使用较宽的显示模式来显示 process 状况 。</text:p>
        <text:p text:style-name="Standard"><text:s text:c="10"/></text:p>
        <text:p text:style-name="P80"><text:span text:style-name="T1">我们可以经由 </text:span><text:span text:style-name="T5">ps </text:span><text:span text:style-name="T1">取得目前 </text:span><text:span text:style-name="T5">processes </text:span><text:span text:style-name="T1">的状况，如 </text:span><text:span text:style-name="T5">pid , uid , ppid , c , tty , <text:s/>running state </text:span><text:span text:style-name="T1">等。</text:span></text:p>
        <text:list text:style-name="WW8Num101">
          <text:list-item>
            <text:p text:style-name="P81"><text:span text:style-name="T14">进程的控制 </text:span><text:span text:style-name="T15">:</text:span></text:p>
          </text:list-item>
        </text:list>
        <text:p text:style-name="P78"/>
        <text:p text:style-name="P79"><text:span text:style-name="T14"><text:s/></text:span><text:span text:style-name="T15"># kill</text:span></text:p>
        <text:p text:style-name="P79"><text:span text:style-name="T5"><text:tab/><text:tab/></text:span><text:span text:style-name="T1">用途：送一个信号给某个进程或使之中止</text:span></text:p>
        <text:p text:style-name="P79"><text:span text:style-name="T5"><text:tab/><text:tab/></text:span><text:span text:style-name="T1">格式：</text:span><text:span text:style-name="T5">kill [-signal] pid</text:span></text:p>
        <text:p text:style-name="P82"><text:tab/><text:tab/><text:tab/> <text:s text:c="2"/>kill -1</text:p>
        <text:p text:style-name="P79"><text:span text:style-name="T5"><text:tab/><text:tab/></text:span><text:span text:style-name="T1">参数：</text:span><text:span text:style-name="T5">-1<text:tab/></text:span><text:span text:style-name="T1">列出动态符号名称</text:span></text:p>
        <text:p text:style-name="Standard"><text:s text:c="7"/></text:p>
        <text:p text:style-name="Standard"><text:s text:c="4"/>kill 指令的用途是送一个 signal 给某一个 process 。因为大部份送的都是 用来杀掉 process 的 SIGKILL 或 SIGHUP ，因此称为 kill 。kill 的用法为:</text:p>
        <text:p text:style-name="Standard"><text:s text:c="4"/></text:p>
        <text:p text:style-name="Standard"><text:s text:c="9"/>kill [ -SIGNAL ] pid ...</text:p>
        <text:p text:style-name="Standard"><text:s text:c="9"/>kill -l</text:p>
        <text:p text:style-name="Standard"><text:s text:c="14"/></text:p>
        <text:p text:style-name="P83"><text:span text:style-name="T1"><text:s text:c="4"/></text:span><text:span text:style-name="T5">SIGNAL </text:span><text:span text:style-name="T1">为一个 </text:span><text:span text:style-name="T5">singal </text:span><text:span text:style-name="T1">的数字，从 </text:span><text:span text:style-name="T5">0 </text:span><text:span text:style-name="T1">到 </text:span><text:span text:style-name="T5">31 </text:span><text:span text:style-name="T1">，其中 </text:span><text:span text:style-name="T5">9 </text:span><text:span text:style-name="T1">是 </text:span><text:span text:style-name="T5">SIGKILL </text:span><text:span text:style-name="T1">，也就是一 般用来杀掉一些无法正常 </text:span><text:span text:style-name="T5">terminate </text:span><text:span text:style-name="T1">的讯号。</text:span></text:p>
        <text:p text:style-name="Standard"><text:s text:c="4"/></text:p>
        <text:p text:style-name="Standard"><text:s text:c="4"/>你也可以用 kill -l 来察看可代替 signal 号码的数目字。kill 的详细情形</text:p>
        <text:p text:style-name="P28"><text:span text:style-name="T1">请参阅 </text:span><text:span text:style-name="T5">man kill</text:span><text:span text:style-name="T1">。</text:span></text:p>
        <text:p text:style-name="Standard"/>
        <text:p text:style-name="Standard"/>
        <text:p text:style-name="Standard"/>
        <text:list text:style-name="WW8Num110" text:continue-numbering="true">
          <text:list-item>
            <text:p text:style-name="P31"><text:span text:style-name="T6">UNIX SHELL </text:span><text:span text:style-name="T7">基础 。</text:span></text:p>
          </text:list-item>
        </text:list>
        <text:h text:style-name="P75" text:outline-level="6"><text:s/>( 1 ) <text:s/>输入输出的重定向 .</text:h>
        <text:p text:style-name="P4"/>
        <text:p text:style-name="Standard"><text:s text:c="4"/>在 UNIX 中，每一个 process 均有三个特殊的 file descriptor – 0,1,2 , 标准输入 <text:s/>( standard input )、标准输出 ( standard output )、标准错误输出 ( standard error )。这三个平常是接受 terminal 的输入，而由 terminal 显示出去。但是UNIX 提供使用者可以使用一般的档案或 pipe 来取代这些标准输出入设备。在bsh , csh 里头，使用者可以利用 "&gt;" “&gt;&gt;”和"&lt;" “&lt;&lt;” 来进行输出入转向的工作。</text:p>
        <text:p text:style-name="Standard"><text:s text:c="4"/></text:p>
        <text:p text:style-name="Standard"><text:s text:c="3"/>输出转向:</text:p>
        <text:p text:style-name="Standard"><text:s text:c="6"/>command &gt; file</text:p>
        <text:p text:style-name="Standard"><text:s text:c="6"/></text:p>
        <text:p text:style-name="P84"><text:span text:style-name="T1"><text:s text:c="3"/>你可以将一个指令的输出结果转向到一个档案，让此档案储存这个 </text:span><text:span text:style-name="T5">command</text:span><text:span text:style-name="T1">的输出结果。</text:span></text:p>
        <text:p text:style-name="Standard"><text:s text:c="8"/></text:p>
        <text:p text:style-name="P85"><text:span text:style-name="T1"><text:s text:c="8"/>但是请注意，如果 </text:span><text:span text:style-name="T5">file </text:span><text:span text:style-name="T1">已经存在在系统中，则 </text:span><text:span text:style-name="T5">file </text:span><text:span text:style-name="T1">将会被盖过。也就是原先 </text:span><text:span text:style-name="T5">file </text:span><text:span text:style-name="T1">的内容将会消失。</text:span></text:p>
        <text:p text:style-name="Standard"><text:s text:c="8"/></text:p>
        <text:p text:style-name="Standard"><text:s text:c="6"/>command &gt;&amp; file</text:p>
        <text:p text:style-name="Standard"><text:s text:c="6"/></text:p>
        <text:p text:style-name="P85"><text:span text:style-name="T1"><text:s text:c="9"/>与 </text:span><text:span text:style-name="T5">&gt; </text:span><text:span text:style-name="T1">相同，但是这个格式表示连 </text:span><text:span text:style-name="T5">standard error </text:span><text:span text:style-name="T1">一起转向。在 </text:span><text:span text:style-name="T5">UNIX </text:span><text:span text:style-name="T1">中，</text:span><text:span text:style-name="T5">standard error </text:span><text:span text:style-name="T1">在 </text:span><text:span text:style-name="T5">programer </text:span><text:span text:style-name="T1">的习惯是用来显示 </text:span><text:span text:style-name="T5">error </text:span><text:span text:style-name="T1">的发生，因此如果没有被转向时， </text:span><text:span text:style-name="T5">standard output </text:span><text:span text:style-name="T1">的结果将会被转向到 </text:span><text:span text:style-name="T5">file </text:span><text:span text:style-name="T1">，而 </text:span><text:span text:style-name="T5">standard error </text:span><text:span text:style-name="T1">的结果仍将显示在 </text:span><text:span text:style-name="T5">terminal </text:span><text:span text:style-name="T1">上。</text:span></text:p>
        <text:p text:style-name="Standard"><text:s text:c="8"/></text:p>
        <text:p text:style-name="Standard"><text:s text:c="6"/>command &gt;&gt; file</text:p>
        <text:p text:style-name="Standard"><text:s text:c="6"/></text:p>
        <text:p text:style-name="P85"><text:span text:style-name="T1"><text:s text:c="8"/>此格示代表将 </text:span><text:span text:style-name="T5">standard output </text:span><text:span text:style-name="T1">的结果 </text:span><text:span text:style-name="T5">append </text:span><text:span text:style-name="T1">到 </text:span><text:span text:style-name="T5">file </text:span><text:span text:style-name="T1">中。如果 </text:span><text:span text:style-name="T5">file </text:span><text:span text:style-name="T1">已存在在系统中，则 </text:span><text:span text:style-name="T5">standard output </text:span><text:span text:style-name="T1">的结果将会加到 </text:span><text:span text:style-name="T5">file </text:span><text:span text:style-name="T1">的末端，如果 </text:span><text:span text:style-name="T5">file </text:span><text:span text:style-name="T1">原先并不存在，则 </text:span><text:span text:style-name="T5">file </text:span><text:span text:style-name="T1">将会被开启而将 </text:span><text:span text:style-name="T5">standard output </text:span><text:span text:style-name="T1">的结果存至 </text:span><text:span text:style-name="T5">file</text:span><text:span text:style-name="T1">中。</text:span></text:p>
        <text:p text:style-name="Standard"><text:s text:c="8"/></text:p>
        <text:p text:style-name="Standard"><text:s text:c="6"/>command &gt;&gt;&amp; filE</text:p>
        <text:p text:style-name="Standard"><text:s text:c="6"/></text:p>
        <text:p text:style-name="Standard"><text:s text:c="8"/>同上，不过此格式代表连 standard error 一起 append 到 file 之中。</text:p>
        <text:p text:style-name="Standard"><text:s text:c="6"/></text:p>
        <text:p text:style-name="Standard"><text:s text:c="4"/>输入转向</text:p>
        <text:p text:style-name="Standard"><text:s text:c="6"/>command &lt; file</text:p>
        <text:p text:style-name="Standard"><text:s text:c="6"/></text:p>
        <text:p text:style-name="P86">一般程式须要自终端机输入资料，而你可以将程式所要输入的资料统编入档案中，利用转向一并输入。</text:p>
        <text:p text:style-name="P4"/>
        <text:p text:style-name="P4"/>
        <text:h text:style-name="P75" text:outline-level="6">( 2 ) 管道 :</text:h>
        <text:p text:style-name="P4"/>
        <text:list text:style-name="WW8Num31">
          <text:list-item>
            <text:p text:style-name="P87"><text:span text:style-name="T1">管道文件主要是为了进程之间的通信与进程间的同步执行 </text:span><text:span text:style-name="T5">.</text:span></text:p>
          </text:list-item>
          <text:list-item>
            <text:p text:style-name="P87"><text:span text:style-name="T1">管道可分两种 </text:span><text:span text:style-name="T5">: </text:span></text:p>
          </text:list-item>
        </text:list>
        <text:p text:style-name="P88"><text:span text:style-name="T1">有名管道 </text:span><text:span text:style-name="T5">: </text:span><text:span text:style-name="T1">此种管道文件同普通文件类似 </text:span><text:span text:style-name="T5">, </text:span><text:span text:style-name="T1">任何两个进程均可用它来进行通信 </text:span><text:span text:style-name="T5">.</text:span></text:p>
        <text:p text:style-name="P89"><text:span text:style-name="T1">无名管道 </text:span><text:span text:style-name="T5">: </text:span><text:span text:style-name="T1">祖先进程与子孙进程间可用此种管道进行通信 </text:span><text:span text:style-name="T5">, </text:span><text:span text:style-name="T1">既子进程可以利用父进程建立的管道来与父进程通信 </text:span><text:span text:style-name="T5">. </text:span><text:span text:style-name="T1">无名管道是临时性的 </text:span><text:span text:style-name="T5">.</text:span></text:p>
        <text:p text:style-name="P78"/>
        <text:p text:style-name="P22"># Pipe</text:p>
        <text:p text:style-name="Standard"><text:s text:c="4"/>如同前面说的转向，Pipe 也是在标准输出入和标准示误装置间作取代动作，如</text:p>
        <text:p text:style-name="Standard"><text:s text:c="4"/>此一来可以将某一个程式的输出连到另一个程式的输入中。其语法如下:</text:p>
        <text:p text:style-name="Standard"><text:s text:c="4"/></text:p>
        <text:p text:style-name="Standard"><text:s text:c="4"/>command1 | command2 [ | command3 ....]</text:p>
        <text:p text:style-name="Standard"><text:s text:c="4"/>command1 |&amp; command2 [ |&amp; command3 ....] &lt;--- 连 standard error 一起 pipe</text:p>
        <text:p text:style-name="Standard"><text:s text:c="4"/></text:p>
        <text:p text:style-name="P4"/>
        <text:h text:style-name="P75" text:outline-level="6">( 3 ) 前台与后台 : </text:h>
        <text:p text:style-name="Standard"><text:s text:c="4"/>在 sh 下面，一个新产生的 process 可以经由 command 後面的符号';'和'&amp;'来分</text:p>
        <text:p text:style-name="Standard"><text:s text:c="4"/>别前景和背景。如以下语法 <text:s text:c="3"/></text:p>
        <text:p text:style-name="Standard"><text:s text:c="19"/>command</text:p>
        <text:p text:style-name="Standard"><text:s text:c="4"/></text:p>
        <text:p text:style-name="Standard"><text:s text:c="6"/>这表示产生一个 foreground 的 process ，你要等到它结束才能再下另一个指 令。 </text:p>
        <text:p text:style-name="Standard"><text:s text:c="4"/></text:p>
        <text:p text:style-name="Standard"><text:s text:c="4"/>command &amp;</text:p>
        <text:p text:style-name="Standard"><text:s text:c="4"/></text:p>
        <text:p text:style-name="Standard"><text:s text:c="6"/>这样表示产生一个 background 的 process ，它会给你一个类似以下的讯息:</text:p>
        <text:p text:style-name="Standard"><text:s text:c="6"/></text:p>
        <text:p text:style-name="Standard"><text:s text:c="7"/>[1] 21304</text:p>
        <text:p text:style-name="Standard"><text:s text:c="6"/></text:p>
        <text:p text:style-name="Standard"><text:s text:c="6"/>然後就出现下一个提示号，以供你给下一个指令。然後在这个 background 的</text:p>
        <text:p text:style-name="Standard"><text:s text:c="6"/>process 结束的时候再给你一个如下面的讯息，告诉你它把这个 process 执</text:p>
        <text:p text:style-name="Standard"><text:s text:c="6"/>行完毕了。 </text:p>
        <text:p text:style-name="Standard"><text:s text:c="6"/></text:p>
        <text:p text:style-name="Standard"><text:s text:c="7"/>[1] <text:s text:c="3"/>Done <text:s text:c="17"/>command</text:p>
        <text:p text:style-name="Standard"><text:s text:c="8"/></text:p>
        <text:p text:style-name="Standard"><text:s text:c="4"/>command1 ; command2 ; command3 </text:p>
        <text:p text:style-name="Standard"><text:s text:c="4"/></text:p>
        <text:p text:style-name="P90"><text:span text:style-name="T1"><text:s text:c="6"/>这样表示你要求系统连续执行 </text:span><text:span text:style-name="T5">command1 , command2 , command3 </text:span><text:span text:style-name="T1">三个指令</text:span><text:span text:style-name="T5">,</text:span><text:span text:style-name="T1">其中 </text:span><text:span text:style-name="T5">command2 </text:span><text:span text:style-name="T1">要等待 </text:span><text:span text:style-name="T5">command1 </text:span><text:span text:style-name="T1">， </text:span><text:span text:style-name="T5">command3 </text:span><text:span text:style-name="T1">要等待 </text:span><text:span text:style-name="T5">command2 </text:span><text:span text:style-name="T1">，而你 <text:s text:c="6"/>要等待 </text:span><text:span text:style-name="T5">command3 </text:span><text:span text:style-name="T1">执行完毕才能下指令。</text:span></text:p>
        <text:p text:style-name="Standard"><text:s text:c="6"/></text:p>
        <text:p text:style-name="Standard"><text:s text:c="4"/>command1 &amp; command2 &amp; command3 &amp;</text:p>
        <text:p text:style-name="Standard"><text:s text:c="4"/></text:p>
        <text:p text:style-name="Standard"><text:s text:c="6"/>这样表示你要求系统连续执行 command1 , command2 , command3 三个指令，</text:p>
        <text:p text:style-name="Standard"><text:s text:c="6"/>而这三个指令都放在背景执行，彼此之间不需等待。</text:p>
        <text:p text:style-name="Standard"><text:s text:c="6"/></text:p>
        <text:p text:style-name="Standard"><text:s text:c="4"/>fg 与 bg </text:p>
        <text:p text:style-name="Standard"><text:s text:c="6"/></text:p>
        <text:p text:style-name="Standard"><text:s text:c="6"/>也许你会问，一个已经执行的 process 可不可以由前景换背景，或由背景换</text:p>
        <text:p text:style-name="Standard"><text:s text:c="6"/>前景呢?</text:p>
        <text:p text:style-name="Standard"><text:s text:c="6"/></text:p>
        <text:p text:style-name="Standard"><text:s text:c="6"/>可以的。一个在前景执行的 process ，你可以按 Ctl-Z 将 process 暂停，</text:p>
        <text:p text:style-name="Standard"><text:s text:c="6"/>系统会给你一个讯息:</text:p>
        <text:p text:style-name="Standard"><text:s text:c="6"/></text:p>
        <text:p text:style-name="Standard"><text:s text:c="6"/>Suspended</text:p>
        <text:p text:style-name="Standard"><text:s text:c="6"/></text:p>
        <text:p text:style-name="Standard"><text:s text:c="6"/>然後出现提示号。此时你可以使用 fg 将其恢复前景执行，或按 bg 将其改为</text:p>
        <text:p text:style-name="Standard"><text:s text:c="6"/>背景执行。</text:p>
        <text:p text:style-name="P4"/>
        <text:p text:style-name="P4"/>
        <text:h text:style-name="P75" text:outline-level="6">( 4 ) 别名alias : </text:h>
        <text:p text:style-name="P4"/>
        <text:p text:style-name="Standard"><text:s text:c="4"/>在 csh <text:s/>中，提供 alias 的功能，使得使用者可以将常用却冗长的</text:p>
        <text:p text:style-name="Standard"><text:s text:c="4"/>指令以其他的名字存起，不过不须像储存变数一样要在前面加一个"$"。</text:p>
        <text:p text:style-name="Standard"><text:s text:c="4"/></text:p>
        <text:list text:style-name="WW8Num2">
          <text:list-item>
            <text:p text:style-name="P91"><text:span text:style-name="T5">alias </text:span><text:span text:style-name="T1">的格式 </text:span><text:span text:style-name="T5">:</text:span></text:p>
          </text:list-item>
        </text:list>
        <text:p text:style-name="Standard"/>
        <text:p text:style-name="P28"><text:span text:style-name="T1"><text:s text:c="6"/></text:span><text:span text:style-name="T5">alias <text:s/>aliasname <text:s text:c="2"/>string .... <text:s/></text:span></text:p>
        <text:p text:style-name="Standard"><text:s text:c="6"/>alias <text:s/>aliasname <text:s text:c="2"/>'string \!* string' </text:p>
        <text:p text:style-name="Standard"><text:s text:c="6"/></text:p>
        <text:p text:style-name="Standard"><text:s text:c="4"/>前面的一个格式是把 aliasname 直接用来取代後面的 string ，然後如有任何</text:p>
        <text:p text:style-name="Standard"><text:s text:c="4"/>跟在後面的 argument 将会出现的其後。如下例:</text:p>
        <text:p text:style-name="Standard"><text:s text:c="4"/></text:p>
        <text:p text:style-name="Standard"><text:s text:c="6"/>% alias la ls -Fa</text:p>
        <text:p text:style-name="Standard"><text:s text:c="6"/></text:p>
        <text:p text:style-name="Standard"><text:s text:c="4"/>例中的 la . 相当於 ls -Fa . ，然而如果仅是如此并不足够，因此有後面的另</text:p>
        <text:p text:style-name="Standard"><text:s text:c="4"/>一种格式。後面的格式中的 \!* 代表将来会出现在 aliasname 後面的所有参数，</text:p>
        <text:p text:style-name="Standard"><text:s text:c="4"/>如下例:</text:p>
        <text:p text:style-name="Standard"><text:s text:c="4"/></text:p>
        <text:p text:style-name="Standard"><text:s text:c="6"/>% alias dir “ls -Flag \!* | more”</text:p>
        <text:p text:style-name="Standard"><text:s text:c="6"/></text:p>
        <text:p text:style-name="Standard"><text:s text:c="4"/>例中的 dir doc 相当於 ls -Flag doc | more ，这样可提供使用者在设计上更大</text:p>
        <text:p text:style-name="P92">的弹性。 <text:s/></text:p>
        <text:p text:style-name="Standard"/>
        <text:list text:style-name="WW8Num152">
          <text:list-item>
            <text:p text:style-name="P93"><text:span text:style-name="T1">查看所定义的命令之 </text:span><text:span text:style-name="T5">alias .</text:span></text:p>
          </text:list-item>
        </text:list>
        <text:p text:style-name="Standard"/>
        <text:p text:style-name="Standard">==========================</text:p>
        <text:p text:style-name="Standard">执行格式： alias <text:s text:c="7"/>查看自己目前定义之所有命令，及所对应之 alias 名称。</text:p>
        <text:p text:style-name="Standard">执行格式： alias name <text:s text:c="2"/>查看指定之 alias 名称所定义之命令。</text:p>
        <text:p text:style-name="Standard">Example:</text:p>
        <text:p text:style-name="Standard">%alias dir <text:s text:c="5"/>(查看别名 dir 所定义之命令)</text:p>
        <text:p text:style-name="Standard">ls –atl</text:p>
        <text:p text:style-name="Standard"/>
        <text:p text:style-name="Standard"/>
        <text:p text:style-name="Standard"/>
        <text:list text:style-name="WW8Num22">
          <text:list-item>
            <text:p text:style-name="P94"><text:span text:style-name="T1">删除所定义之 </text:span><text:span text:style-name="T5">alias .</text:span></text:p>
          </text:list-item>
        </text:list>
        <text:p text:style-name="Standard"/>
        <text:p text:style-name="P95">====================</text:p>
        <text:p text:style-name="Standard">执行格式： unalias name</text:p>
        <text:p text:style-name="Standard">Example:</text:p>
        <text:p text:style-name="Standard">%unalias dir <text:s text:c="11"/>(删除别名为 dir 之定义。)</text:p>
        <text:p text:style-name="Standard">%unalias * <text:s text:c="13"/>(删除所有别名之设定。)</text:p>
        <text:p text:style-name="P76"/>
        <text:p text:style-name="Standard"/>
        <text:p text:style-name="P76"/>
        <text:h text:style-name="P75" text:outline-level="6">( 5 ) <text:s/>csh 的初始设定档 :</text:h>
        <text:p text:style-name="Standard"><text:s text:c="3"/></text:p>
        <text:p text:style-name="Standard"><text:s text:c="4"/>csh 有两个 initial 档，一个是 $HOME/.cshrc , 一个是 $HOME/.login 。</text:p>
        <text:p text:style-name="Standard"><text:s text:c="4"/></text:p>
        <text:p text:style-name="Standard"><text:s text:c="4"/>每一个 csh 在被开启时，它都会去执行所有位於 .cshrc 中的命令，因此你</text:p>
        <text:p text:style-name="Standard"><text:s text:c="4"/>可以把所有的 alias , 变数设定都放到 .cshrc 里面去。在csh 起动的时候</text:p>
        <text:p text:style-name="Standard"><text:s text:c="4"/>便会自动的去执行这些对於你的环境的初始设定。</text:p>
        <text:p text:style-name="Standard"><text:s text:c="4"/></text:p>
        <text:p text:style-name="Standard"><text:s text:c="4"/>.login 只有在 csh 本身是一个 login shell 的时候才会执行，它多半用来设</text:p>
        <text:p text:style-name="Standard"><text:s text:c="4"/>定一些只需在 login 的时候要执行的命令，如环境变数的设定，因环境变数在</text:p>
        <text:p text:style-name="Standard"><text:s text:c="4"/>设定之後，只要是其子 process 均会取得其环境，因此不须在每次开启 shell 的</text:p>
        <text:p text:style-name="Standard"><text:s text:c="4"/>时候都重复执行。</text:p>
        <text:p text:style-name="Standard"><text:s text:c="4"/></text:p>
        <text:p text:style-name="Standard"><text:s text:c="4"/>csh 另有一个结束设定档，称为 .logout ，是在每一个 login shell 结束，</text:p>
        <text:p text:style-name="Standard"><text:s text:c="4"/>logout 所要执行的动作，其编辑的方法跟 .login , .cshrc 完全一模一样。</text:p>
        <text:p text:style-name="Standard"><text:s text:c="4"/></text:p>
        <text:p text:style-name="Standard"><text:s text:c="4"/>source 指令 <text:s text:c="2"/>********************************************</text:p>
        <text:p text:style-name="Standard"><text:s text:c="4"/></text:p>
        <text:p text:style-name="Standard"><text:s text:c="4"/>如果要重新执行 .cshrc 的内容，可以利用 source 指令来达到，此时就相</text:p>
        <text:p text:style-name="Standard"><text:s text:c="4"/>当於把该档案中的所有内容重新在命令列输入一遍。如下:</text:p>
        <text:p text:style-name="Standard"><text:s text:c="4"/></text:p>
        <text:p text:style-name="Standard"><text:s text:c="4"/>举例：见附页/etc/stdprofile, /etc/stdcshrc, /etc/stdlogin文件，注意/etc/stdprofile与</text:p>
        <text:p text:style-name="Standard"><text:s text:c="4"/>/etc/profile文件的区别。</text:p>
        <text:p text:style-name="Standard"><text:s text:c="6"/>% source <text:s/>.login</text:p>
        <text:p text:style-name="P4"/>
        <text:p text:style-name="P4"/>
        <text:h text:style-name="P75" text:outline-level="6">( 6 ) 环境变量 : <text:s/>( 以CSH为例 )</text:h>
        <text:p text:style-name="P4"/>
        <text:p text:style-name="P4"/>
        <text:p text:style-name="P3"><text:span text:style-name="T1"><text:s/>环境变量实际上就是具有某个特定值的一个名称 </text:span><text:span text:style-name="T5">. </text:span><text:span text:style-name="T1">这个名称中除了不包括 </text:span><text:span text:style-name="T5">$ </text:span><text:span text:style-name="T1">和空格外 </text:span><text:span text:style-name="T5">, </text:span><text:span text:style-name="T1">可包含其他任何字符 </text:span><text:span text:style-name="T5">.</text:span></text:p>
        <text:p text:style-name="P4"/>
        <text:list text:style-name="WW8Num29">
          <text:list-item>
            <text:p text:style-name="P96"><text:span text:style-name="T16">本地变量 </text:span><text:span text:style-name="T17">: </text:span></text:p>
          </text:list-item>
        </text:list>
        <text:p text:style-name="Standard"/>
        <text:p text:style-name="Standard"><text:s/>本地变量只对当前SHELL 有效 , 不传给SHELL脚本或激活的命令 .</text:p>
        <text:p text:style-name="Standard"/>
        <text:p text:style-name="Standard">查看 shell variable 之设定值</text:p>
        <text:p text:style-name="Standard">==============================</text:p>
        <text:p text:style-name="Standard">执行格式：set 　　 <text:s text:c="3"/>查看所有 shell variable 之设定值。</text:p>
        <text:p text:style-name="Standard">%set</text:p>
        <text:p text:style-name="Standard"/>
        <text:p text:style-name="Standard">执行格式：echo <text:s/>$variable-name <text:s/>显示指定的 shell variable 之设定值。</text:p>
        <text:p text:style-name="Standard">%echo $PRINTER</text:p>
        <text:p text:style-name="Standard">sp1</text:p>
        <text:p text:style-name="Standard"/>
        <text:list text:style-name="WW8Num96">
          <text:list-item>
            <text:p text:style-name="P97"><text:span text:style-name="T1">设定 </text:span><text:span text:style-name="T5">shell variable</text:span></text:p>
          </text:list-item>
        </text:list>
        <text:p text:style-name="Standard">=====================</text:p>
        <text:p text:style-name="Standard">执行格式：set var = value</text:p>
        <text:p text:style-name="Standard">Example:</text:p>
        <text:p text:style-name="Standard">%set term=vt100</text:p>
        <text:p text:style-name="Standard"><text:s text:c="8"/>设定 shell variable "term" 为 VT100 终端机之型式。</text:p>
        <text:p text:style-name="Standard"/>
        <text:list text:style-name="WW8Num19">
          <text:list-item>
            <text:p text:style-name="P98"><text:span text:style-name="T1">删除 </text:span><text:span text:style-name="T5">shell variable</text:span></text:p>
          </text:list-item>
        </text:list>
        <text:p text:style-name="Standard">=====================</text:p>
        <text:p text:style-name="Standard">执行格式：unset var</text:p>
        <text:p text:style-name="Standard">Example:</text:p>
        <text:p text:style-name="Standard">%unset PRINTER</text:p>
        <text:p text:style-name="Standard"><text:s text:c="8"/>删除 shell variable "PRINTER" 之设定值。</text:p>
        <text:p text:style-name="Standard"/>
        <text:p text:style-name="Standard"/>
        <text:p text:style-name="Standard"/>
        <text:list text:style-name="WW8Num65">
          <text:list-item>
            <text:p text:style-name="P99"><text:span text:style-name="T16">全局环境变量 </text:span><text:span text:style-name="T17">:</text:span></text:p>
          </text:list-item>
        </text:list>
        <text:p text:style-name="Standard"><text:s text:c="3"/>=====================</text:p>
        <text:p text:style-name="Standard"><text:s text:c="3"/>环境变量传给SHELL 脚本和激活的命令 .</text:p>
        <text:p text:style-name="Standard"/>
        <text:list text:style-name="WW8Num74">
          <text:list-item>
            <text:p text:style-name="P100"><text:span text:style-name="T1">查看 </text:span><text:span text:style-name="T5">environment variable </text:span><text:span text:style-name="T1">之设定值</text:span></text:p>
          </text:list-item>
        </text:list>
        <text:p text:style-name="Standard">====================================</text:p>
        <text:p text:style-name="Standard">执行格式：setenv 　查看所有 environment variable 之设定值。</text:p>
        <text:p text:style-name="Standard">Example: <text:s/>%setenv</text:p>
        <text:p text:style-name="Standard"/>
        <text:p text:style-name="Standard">执行格式：echo $NAME <text:s/>显示指定的 environment variable "NAME" 之设定值。</text:p>
        <text:p text:style-name="Standard">Example:</text:p>
        <text:p text:style-name="Standard">%echo $PRINTER</text:p>
        <text:p text:style-name="Standard"><text:s text:c="8"/>显示 environment variable "PRINTER" 打印机名称之设定值。</text:p>
        <text:p text:style-name="Standard"/>
        <text:list text:style-name="WW8Num10">
          <text:list-item>
            <text:p text:style-name="P101"><text:span text:style-name="T1">设定 </text:span><text:span text:style-name="T5">environment variable .</text:span></text:p>
          </text:list-item>
        </text:list>
        <text:p text:style-name="Standard">===========================</text:p>
        <text:p text:style-name="Standard">执行格式：setenv NAME word</text:p>
        <text:p text:style-name="Standard">Example:</text:p>
        <text:p text:style-name="Standard">%setenv PRINTER sp1</text:p>
        <text:p text:style-name="Standard"><text:s text:c="8"/>设定 environment variable "PRINTER" 打印机名称为 sp1。</text:p>
        <text:p text:style-name="Standard"/>
        <text:list text:style-name="WW8Num44">
          <text:list-item>
            <text:p text:style-name="P102"><text:span text:style-name="T1">删除 </text:span><text:span text:style-name="T5">environment variable .</text:span></text:p>
          </text:list-item>
        </text:list>
        <text:p text:style-name="Standard">===========================</text:p>
        <text:p text:style-name="Standard">执行格式：unsetenv NAME</text:p>
        <text:p text:style-name="Standard">Example:</text:p>
        <text:p text:style-name="Standard">%unsetenv PRINTER</text:p>
        <text:p text:style-name="Standard"><text:s text:c="8"/>删除 environment variable "PRINTER" 打印机名称之设定值。</text:p>
        <text:p text:style-name="Standard"/>
        <text:p text:style-name="Standard"/>
        <text:list text:style-name="WW8Num116">
          <text:list-item>
            <text:p text:style-name="P103"><text:span text:style-name="T16">环境变量的继承 </text:span><text:span text:style-name="T17">:</text:span></text:p>
          </text:list-item>
        </text:list>
        <text:p text:style-name="P104"><text:span text:style-name="T1">子</text:span><text:span text:style-name="T5">SHELL </text:span><text:span text:style-name="T1">进程在生成之后 </text:span><text:span text:style-name="T5">, </text:span><text:span text:style-name="T1">它将从其父</text:span><text:span text:style-name="T5">SHELL </text:span><text:span text:style-name="T1">进程中继承某些环境变量的设置 </text:span><text:span text:style-name="T5">. </text:span><text:span text:style-name="T1">但并非父进程的所有环境变量子</text:span><text:span text:style-name="T5">SHELL </text:span><text:span text:style-name="T1">进程都可继承 </text:span><text:span text:style-name="T5">, </text:span><text:span text:style-name="T1">可以继承的只有那些被父</text:span><text:span text:style-name="T5">SHELL </text:span><text:span text:style-name="T1">中</text:span><text:span text:style-name="T5">export </text:span><text:span text:style-name="T1">命令所作用过的环境变量 </text:span><text:span text:style-name="T5">. </text:span></text:p>
        <text:p text:style-name="P104"><text:span text:style-name="T1">在子</text:span><text:span text:style-name="T5">SHELL </text:span><text:span text:style-name="T1">进程中对环境变量的定义不会影响父</text:span><text:span text:style-name="T5">SHELL </text:span><text:span text:style-name="T1">进程 </text:span><text:span text:style-name="T5">. </text:span><text:span text:style-name="T1">在子</text:span><text:span text:style-name="T5">SHELL</text:span><text:span text:style-name="T1">进程退出而返回父</text:span><text:span text:style-name="T5">SHELL </text:span><text:span text:style-name="T1">进程时 </text:span><text:span text:style-name="T5">, </text:span><text:span text:style-name="T1">父</text:span><text:span text:style-name="T5">SHELL </text:span><text:span text:style-name="T1">中的变量定义将重新起作用 </text:span><text:span text:style-name="T5">. </text:span></text:p>
        <text:p text:style-name="P105"/>
        <text:p text:style-name="P105"/>
        <text:p text:style-name="P105"/>
        <text:p text:style-name="Heading_20_3">三 . <text:s/>文件系统及其配置 。</text:p>
        <text:p text:style-name="P4"/>
        <text:p text:style-name="Heading_20_3">(一) <text:s/>UNIX 的树型目录结构 。</text:p>
        <text:p text:style-name="正文缩进">文件系统是指一种数据结构，它是在一个磁盘分区中被组织起来的目录和文件。一个磁盘分区只能有一种文件系统。</text:p>
        <text:p text:style-name="正文缩进"/>
        <text:p text:style-name="P92">目录是一个容器，包含文件和子目录。一个目录不能属于两种文件系统。</text:p>
        <text:p text:style-name="正文缩进"/>
        <text:p text:style-name="正文缩进">文件是由一维数组组成，文件的存储结构叫inodes，一个文件不能属于两种文件系统。</text:p>
        <text:p text:style-name="P40"><text:span text:style-name="T1">每个文件的信息存储在</text:span><text:span text:style-name="T5">inodes</text:span><text:span text:style-name="T1">中，</text:span><text:span text:style-name="T5">Inodes</text:span><text:span text:style-name="T1">是</text:span><text:span text:style-name="T5">index node</text:span><text:span text:style-name="T1">的缩写。一个</text:span><text:span text:style-name="T5">inode</text:span><text:span text:style-name="T1">包含以下信息：文件类型、文件的访问权限、文件大小、文件的所有者、文件的修改日期，它不包含文件名和目录。</text:span></text:p>
        <text:p text:style-name="P106"><text:span text:style-name="T1">一个 </text:span><text:span text:style-name="T5">filesystem </text:span><text:span text:style-name="T1">可以粗略地分成 </text:span><text:span text:style-name="T5">inode table </text:span><text:span text:style-name="T1">与 </text:span><text:span text:style-name="T5">data area </text:span><text:span text:style-name="T1">两部份</text:span><text:span text:style-name="T5">. <text:s/>inode table </text:span><text:span text:style-name="T1">上有许 多的 </text:span><text:span text:style-name="T5">inode, </text:span><text:span text:style-name="T1">每个 </text:span><text:span text:style-name="T5">inode </text:span><text:span text:style-name="T1">分别 记录一个档案的属性 </text:span><text:span text:style-name="T5">, </text:span><text:span text:style-name="T1">与这个档案分布在哪些 </text:span><text:span text:style-name="T5">datablock </text:span><text:span text:style-name="T1">上 </text:span><text:span text:style-name="T5">. </text:span><text:span text:style-name="T1">一个 </text:span><text:span text:style-name="T5">inode </text:span><text:span text:style-name="T1">有多大呢 </text:span><text:span text:style-name="T5">? <text:s/>128 byte! <text:s text:c="2"/></text:span></text:p>
        <text:p text:style-name="正文缩进">如果 inode table 太小, 那么在每个档案都很小的时候, 就会发生 inode 用光 而 </text:p>
        <text:p text:style-name="P40"><text:span text:style-name="T5">datablock </text:span><text:span text:style-name="T1">还剩一堆的情形</text:span><text:span text:style-name="T5">.</text:span></text:p>
        <text:p text:style-name="P17"/>
        <text:p text:style-name="P107">文件系统包含以下文件类型：普通文件、目录、字符设备、块设备、链接文件。</text:p>
        <text:p text:style-name="P108"/>
        <text:p text:style-name="P28"><text:span text:style-name="T5">UNIX </text:span><text:span text:style-name="T1">使用一个 </text:span><text:span text:style-name="T5">single root </text:span><text:span text:style-name="T1">的树状结构档案系统，最顶层称为根目录</text:span><text:span text:style-name="T5">( root )</text:span><text:span text:style-name="T1">，包含许多目录，每一个目录底下均存放许多的档案与子目录，用这样的树状结构从根目录到每一个档案均会有一个唯一的找寻的路径。而每一个使用者在 </text:span><text:span text:style-name="T5">UNIX </text:span><text:span text:style-name="T1">下面均有一个 </text:span><text:span text:style-name="T5">HOME directory </text:span><text:span text:style-name="T1">，做为这个使用者个人资料的存放处。</text:span></text:p>
        <text:p text:style-name="P108"/>
        <text:p text:style-name="Standard"><text:s text:c="4"/>UNIX 的每一个目录里头，有两个特殊的目录: 一个是其本身「.」，另一个</text:p>
        <text:p text:style-name="Standard">是其上一层目录「..」。这两个目录的用途在於使得树状架构的档案系统各目录</text:p>
        <text:p text:style-name="Standard">可以很轻易的双向沟通，同时在使用上也较为方便。</text:p>
        <text:p text:style-name="Standard"/>
        <text:p text:style-name="Standard"/>
        <text:p text:style-name="Standard"><text:s text:c="4"/>在 UNIX 上根目录（／）文件系统是最重要的文件系统，因为在根目录文件系统下，包含核心程序、设备驱动程序目录区、以及各种有关开机的系统程序。系统管理员必须对这些文件系统有一定程度的了解。一些特殊的目录储存了各种不同需求的档案与作为指令的程式，如下所述：</text:p>
        <text:p text:style-name="Standard"/>
        <text:p text:style-name="Standard"/>
        <text:list text:style-name="WW8Num59">
          <text:list-item>
            <text:p text:style-name="P109"><text:span text:style-name="T1">／</text:span><text:span text:style-name="T5">lib <text:s/></text:span><text:span text:style-name="T1">：为符号连接文件，连接至／</text:span><text:span text:style-name="T5">usr</text:span><text:span text:style-name="T1">／</text:span><text:span text:style-name="T5">lib</text:span><text:span text:style-name="T1">。</text:span></text:p>
          </text:list-item>
          <text:list-item>
            <text:p text:style-name="P109"><text:span text:style-name="T1">／</text:span><text:span text:style-name="T5">bin <text:s/></text:span><text:span text:style-name="T1">：为符号连接文件，连接至／</text:span><text:span text:style-name="T5">usr</text:span><text:span text:style-name="T1">／</text:span><text:span text:style-name="T5">bin</text:span><text:span text:style-name="T1">，此目录包含用户命令，例如</text:span><text:span text:style-name="T5">cat </text:span><text:span text:style-name="T1">、</text:span><text:span text:style-name="T5">cp</text:span><text:span text:style-name="T1">、</text:span><text:span text:style-name="T5">date</text:span><text:span text:style-name="T1">、</text:span><text:span text:style-name="T5">df</text:span><text:span text:style-name="T1">等。</text:span></text:p>
          </text:list-item>
        </text:list>
        <text:p text:style-name="Standard">3. <text:s text:c="2"/>/bin 、/usr/bin 、/usr/ucb</text:p>
        <text:p text:style-name="Standard"><text:s text:c="4"/>/bin 和 /usr/bin 两个目录主要放的是标准的指令，例如 ls , rm , </text:p>
        <text:p text:style-name="Standard"><text:s text:c="4"/>cat ... 等等，各个系统的 /bin , /usr/bin 下的指令大多都相同，主要在避免不同 UNIX 系统之间的差异性。</text:p>
        <text:p text:style-name="Standard"><text:s text:c="4"/>/usr/ucb 放的是由 U.C. Berkeley 所发展出来的一些应用程式，像 telnet <text:span text:style-name="T5">,tp , rlogin , rsh </text:span><text:span text:style-name="T1">等均存放在此。</text:span></text:p>
        <text:p text:style-name="Standard">4. <text:s text:c="2"/>/usr/local/bin <text:s text:c="3"/>/usr/local/bin 所存放的指令多为系统上所特有的指令。 <text:s text:c="3"/></text:p>
        <text:p text:style-name="Standard">5. <text:s text:c="2"/>/lib 、/usr/lib </text:p>
        <text:p text:style-name="Standard"><text:s text:c="4"/>在此目录之中所存放的是所有程式所需要的程式库。在 UNIX 中，编译程式时 常需要许多的函数和副程式，而这些函数和副程式多存放在程式库( library )</text:p>
        <text:p text:style-name="Standard"><text:s text:c="4"/>写程式时就不用重新撰写这些部份的程式码了。</text:p>
        <text:p text:style-name="Standard"><text:s text:c="4"/></text:p>
        <text:p text:style-name="Standard"><text:s text:c="4"/>同时，大部份的 UNIX 执行档在编译完成时将不会将副程式的程式码加到执行 档中，而是等到执行时才自程式库取出副程式的程式码，这种动作称为动态链结( Dynamic link )，可想而知这样的设计可以减少许多的储存空间，而这些供动态链结用的程式库亦是存放在 /usr/lib 中，所以这个目录是非常重要的目录，如果它的内容有错往往会造成系统完全无法工作。</text:p>
        <text:list text:style-name="WW8Num20">
          <text:list-item>
            <text:p text:style-name="P110"><text:span text:style-name="T1">／</text:span><text:span text:style-name="T5">dev <text:s/></text:span><text:span text:style-name="T1">：为设备文件目录区，在此目录下提供所有外部设备的特殊文件（字符文件、块文件），一般称为设备节点文件，通过这些设备节点和实际的硬件外部设备连接。</text:span></text:p>
          </text:list-item>
          <text:list-item>
            <text:p text:style-name="P110"><text:span text:style-name="T1">／</text:span><text:span text:style-name="T5">etc <text:s/></text:span><text:span text:style-name="T1">：此目录下的文件包括／</text:span><text:span text:style-name="T5">etc</text:span><text:span text:style-name="T1">下的文件及符号连接至／</text:span><text:span text:style-name="T5">usr </text:span><text:span text:style-name="T1">／</text:span><text:span text:style-name="T5">etc</text:span><text:span text:style-name="T1">下的文件。这些文件均和系统管理有关。</text:span></text:p>
          </text:list-item>
          <text:list-item>
            <text:p text:style-name="P110"><text:span text:style-name="T1">／</text:span><text:span text:style-name="T5">export </text:span><text:span text:style-name="T1">：此目录下的文件为</text:span><text:span text:style-name="T5">Client</text:span><text:span text:style-name="T1">端存取服务器资源的设定文件。</text:span></text:p>
          </text:list-item>
          <text:list-item>
            <text:p text:style-name="P110"><text:span text:style-name="T1">／</text:span><text:span text:style-name="T5">mnt <text:s/></text:span><text:span text:style-name="T1">：此为附加的</text:span><text:span text:style-name="T5">mount point</text:span><text:span text:style-name="T1">，允许使用临时或永久“安装”上其他的文件系统。</text:span></text:p>
          </text:list-item>
          <text:list-item>
            <text:p text:style-name="P110"><text:span text:style-name="T1">／</text:span><text:span text:style-name="T5">sbin <text:s/></text:span><text:span text:style-name="T1">：此目录下文件为系统启动时所使用的执行文件，例如</text:span><text:span text:style-name="T5">init</text:span><text:span text:style-name="T1">、</text:span><text:span text:style-name="T5">mount</text:span><text:span text:style-name="T1">、</text:span><text:span text:style-name="T5">ifconfig</text:span><text:span text:style-name="T1">、</text:span><text:span text:style-name="T5">hostname</text:span><text:span text:style-name="T1">等。</text:span></text:p>
          </text:list-item>
          <text:list-item>
            <text:p text:style-name="P110"><text:span text:style-name="T1">／</text:span><text:span text:style-name="T5">tmp <text:s/></text:span><text:span text:style-name="T1">：此目录一般存放</text:span><text:span text:style-name="T5">C</text:span><text:span text:style-name="T1">语言编译器所产生的临时工作文件或</text:span><text:span text:style-name="T5">tar</text:span><text:span text:style-name="T1">命令所建立的临时文件，每当系统启动或重新启动时，／</text:span><text:span text:style-name="T5">etc</text:span><text:span text:style-name="T1">／</text:span><text:span text:style-name="T5">rc</text:span><text:span text:style-name="T1">即清除／</text:span><text:span text:style-name="T5">tmp</text:span><text:span text:style-name="T1">下的文件。</text:span></text:p>
          </text:list-item>
          <text:list-item>
            <text:p text:style-name="P110"><text:span text:style-name="T1">／</text:span><text:span text:style-name="T5">tftpboot <text:s/></text:span><text:span text:style-name="T1">：此存放</text:span><text:span text:style-name="T5">diskless client </text:span><text:span text:style-name="T1">使用</text:span><text:span text:style-name="T5">NFS</text:span><text:span text:style-name="T1">服务器所提供、通过网络开机程序的文件目录。</text:span></text:p>
          </text:list-item>
          <text:list-item>
            <text:p text:style-name="P110"><text:span text:style-name="T1">／</text:span><text:span text:style-name="T5">usr <text:s/></text:span><text:span text:style-name="T1">：此目录包括系统命令、系统程序、</text:span><text:span text:style-name="T5">Library</text:span><text:span text:style-name="T1">例行程序。</text:span></text:p>
          </text:list-item>
        </text:list>
        <text:p text:style-name="Standard">15. <text:s/>/usr/man <text:s text:c="3"/>在 UNIX 中，提供 man 指令( manual )让使用者在使用时可随时察询一些指令，</text:p>
        <text:p text:style-name="Standard"><text:s text:c="4"/>函数，表格的使用法和规格，是一个非常有用的指令，而这些指令的 help 讯息 <text:s/>就是存放在 /usr/man 下面。</text:p>
        <text:p text:style-name="Standard"/>
        <text:list text:style-name="WW8Num80">
          <text:list-item>
            <text:p text:style-name="P111"><text:span text:style-name="T1">／</text:span><text:span text:style-name="T5">var <text:s/></text:span><text:span text:style-name="T1">：有关</text:span><text:span text:style-name="T5">Accounting</text:span><text:span text:style-name="T1">、Ｓ</text:span><text:span text:style-name="T5">pooling</text:span><text:span text:style-name="T1">和</text:span><text:span text:style-name="T5">NIS</text:span><text:span text:style-name="T1">系统管理的文件区。</text:span></text:p>
          </text:list-item>
        </text:list>
        <text:p text:style-name="Standard"/>
        <text:list text:style-name="WW8Num80" text:continue-numbering="true">
          <text:list-item>
            <text:p text:style-name="P111"><text:span text:style-name="T1">／</text:span><text:span text:style-name="T5">home <text:s/></text:span><text:span text:style-name="T1">：此目录区为系统管理员放置应用软件、用户目录区等。</text:span></text:p>
          </text:list-item>
        </text:list>
        <text:p text:style-name="Standard"/>
        <text:p text:style-name="Heading_20_3">(二) 文件系统类型 。</text:p>
        <text:list text:style-name="WW8Num28">
          <text:list-item>
            <text:p text:style-name="P112"><text:span text:style-name="T5">UFS </text:span><text:span text:style-name="T1">文件系统：</text:span></text:p>
          </text:list-item>
        </text:list>
        <text:p text:style-name="P104"><text:span text:style-name="T5">UFS </text:span><text:span text:style-name="T1">文件系统为</text:span><text:span text:style-name="T5">Solaris </text:span><text:span text:style-name="T1">的文件系统 </text:span><text:span text:style-name="T5">.</text:span></text:p>
        <text:list text:style-name="WW8Num81">
          <text:list-item>
            <text:p text:style-name="P113"><text:span text:style-name="T5">XFS</text:span><text:span text:style-name="T1">文件系统： <text:s text:c="9"/></text:span></text:p>
          </text:list-item>
        </text:list>
        <text:p text:style-name="正文缩进">XFS文件系统是一种新的IRIX文件系统，它需要32M内存。</text:p>
        <text:list text:style-name="WW8Num9">
          <text:list-item>
            <text:p text:style-name="P114"><text:span text:style-name="T5">EFS</text:span><text:span text:style-name="T1">文件系统：</text:span>EFS文件系统是IRIX文件系统早期的版本，它已不再使用。</text:p>
          </text:list-item>
        </text:list>
        <text:list text:style-name="WW8Num130">
          <text:list-item>
            <text:p text:style-name="P115"><text:span text:style-name="T5">NFS</text:span><text:span text:style-name="T1">文件系统：</text:span></text:p>
          </text:list-item>
        </text:list>
        <text:p text:style-name="正文缩进">NFS文件系统是网络文件系统的缩写。在IRIX系统中，NFS系统是可选的软件。一个主机输出NFS文件系统，网络上的其它主机通过网络可以访问被输出的NFS文件系统。</text:p>
        <text:p text:style-name="P3"><text:span text:style-name="T1"><text:s text:c="4"/></text:span><text:span text:style-name="T5">/proc</text:span><text:span text:style-name="T1">文件系统：</text:span></text:p>
        <text:p text:style-name="正文缩进">/proc文件系统为监控程序提供接口，它又叫调试文件系统。/proc文件系统安装在/proc目录下，链接到/debug目录。/proc文件不消耗磁盘空间，所以使用df命令不会显示/proc文件系统，它们不能被删除或移动。</text:p>
        <text:p text:style-name="P4"/>
        <text:p text:style-name="P4"/>
        <text:list text:style-name="WW8Num47">
          <text:list-item>
            <text:p text:style-name="P116">磁盘和文件系统操作及配置 。</text:p>
          </text:list-item>
        </text:list>
        <text:p text:style-name="正文缩进"><text:span text:style-name="T17">( </text:span><text:span text:style-name="T16">以</text:span><text:span text:style-name="T17">IRIX </text:span><text:span text:style-name="T16">系统为例 </text:span><text:span text:style-name="T17">)</text:span></text:p>
        <text:p text:style-name="Heading_20_5"><text:s text:c="2"/>( 1 ) <text:span text:style-name="T18"><text:s/>磁盘的概念 :</text:span></text:p>
        <text:list text:style-name="WW8Num136">
          <text:list-item>
            <text:p text:style-name="P117">磁盘驱动器：</text:p>
          </text:list-item>
        </text:list>
        <text:p text:style-name="P118"/>
        <text:p text:style-name="P119"><text:span text:style-name="T1"><text:s/>磁盘驱动器和控制器之间的关系 </text:span><text:span text:style-name="T5">----- </text:span><text:span text:style-name="T1">控制器管理固定数量的磁盘驱动器，</text:span>SCSI控制器最大可管理7或15个驱动器，这依赖于SCSI控制器的类型。每个磁盘分配一个驱动器地址（使用hinv命令输出的单元号既是系统的磁盘驱动器地址）。</text:p>
        <text:p text:style-name="Standard"/>
        <text:list text:style-name="WW8Num154">
          <text:list-item>
            <text:p text:style-name="P120">磁盘分区：</text:p>
          </text:list-item>
        </text:list>
        <text:p text:style-name="正文缩进">磁盘被分成逻辑单元叫做分区，分区将磁盘分成固定大小用于不同的用途。分区大小由512字节的块衡量。每一个块可以属于任何一个分区，这意味着分区可以重叠。例如：一个磁盘可以被分成几个非重叠分区和一个包含整个磁盘的附加分区。一个磁盘的分区号从0-15，习惯上，有些分区号有特定的功能和名字。</text:p>
        <text:p text:style-name="P68"><text:s text:c="4"/></text:p>
        <text:p text:style-name="P3"><draw:line text:anchor-type="char" draw:z-index="6" draw:style-name="gr2" draw:text-style-name="P53" svg:x1="0.25in" svg:y1="0.2047in" svg:x2="5.75in" svg:y2="0.2047in"><text:p/></draw:line><text:span text:style-name="T1"> <text:s text:c="3"/>表</text:span><text:span text:style-name="T5">2-1 <text:s text:c="15"/></text:span><text:span text:style-name="T1">标准分区号、名字、功能</text:span></text:p>
        <text:p text:style-name="正文缩进"><draw:line text:anchor-type="char" draw:z-index="7" draw:style-name="gr2" draw:text-style-name="P53" svg:x1="0.25in" svg:y1="0.2047in" svg:x2="5.75in" svg:y2="0.2047in"><text:p/></draw:line>分区号 <text:s text:c="7"/>名字 <text:s text:c="15"/>功能</text:p>
        <text:p text:style-name="正文缩进"><text:s text:c="2"/>0 <text:s text:c="10"/>root <text:s text:c="8"/>root分区，用于系统盘的Root文件系统</text:p>
        <text:p text:style-name="正文缩进"><text:s text:c="2"/>1 <text:s text:c="10"/>swap <text:s text:c="7"/>Swap分区，用于临时存储数据</text:p>
        <text:p text:style-name="正文缩进"><text:s text:c="2"/>6 <text:s text:c="10"/>usr <text:s text:c="9"/>Use分区，用于在一个系统磁盘上分离Root、usr文件系统</text:p>
        <text:p text:style-name="正文缩进"><text:s text:c="2"/>7 <text:s text:c="10"/>(none) <text:s text:c="6"/>整个磁盘除了volume header</text:p>
        <text:p text:style-name="正文缩进"><text:s text:c="2"/>8 <text:s text:c="10"/>volhdr <text:s text:c="6"/>Volume header</text:p>
        <text:p text:style-name="正文缩进"><text:s text:c="2"/>9 <text:s text:c="10"/>(none) <text:s text:c="6"/>保留区</text:p>
        <text:p text:style-name="正文缩进"><text:s text:c="2"/>10 <text:s text:c="9"/>volume <text:s text:c="6"/>整个磁盘，包括volume header</text:p>
        <text:p text:style-name="正文缩进"><draw:line text:anchor-type="char" draw:z-index="8" draw:style-name="gr2" draw:text-style-name="P53" svg:x1="0.25in" svg:y1="0.2047in" svg:x2="5.8752in" svg:y2="0.2047in"><text:p/></draw:line> <text:s/>15 <text:s text:c="9"/>xfslog <text:s text:c="7"/>一个小的分区用于XFS log</text:p>
        <text:p text:style-name="P4"/>
        <text:p text:style-name="P4"/>
        <text:p text:style-name="P4"/>
        <text:p text:style-name="P4"/>
        <text:list text:style-name="WW8Num69">
          <text:list-item>
            <text:p text:style-name="P121">系统盘、附加盘：</text:p>
          </text:list-item>
        </text:list>
        <text:p text:style-name="正文缩进"><text:span text:style-name="T19"><text:s text:c="2"/></text:span>系统盘包含操作系统，因此，它必须有volume header，Root文件系统，Swap分</text:p>
        <text:p text:style-name="正文缩进">区，Usr文件系统。每一个工作站和服务器有一个系统盘，系统从系统盘启动。</text:p>
        <text:p text:style-name="正文缩进">所有其它的磁盘叫附加盘(option disks)。</text:p>
        <text:p text:style-name="Standard"/>
        <text:list text:style-name="WW8Num48">
          <text:list-item>
            <text:p text:style-name="P122">分区类型：</text:p>
          </text:list-item>
        </text:list>
        <text:p text:style-name="正文缩进"/>
        <text:p text:style-name="正文缩进">每个分区可以使用fx、prtvtoc命令显示分区类型。表2-2列出分区类（分区9没有被列出，因为它是保留分区）。</text:p>
        <text:p text:style-name="P68"><text:s text:c="4"/></text:p>
        <text:p text:style-name="正文缩进">表2-2 <text:s text:c="22"/>分区类型</text:p>
        <text:p text:style-name="P123"><draw:line text:anchor-type="char" draw:z-index="9" draw:style-name="gr2" draw:text-style-name="P53" svg:x1="0.25in" svg:y1="0.1382in" svg:x2="5.75in" svg:y2="0.1382in"><text:p/></draw:line></text:p>
        <text:p text:style-name="正文缩进">分区类型 <text:s text:c="7"/>分区使用 <text:s text:c="15"/>可使用的分区</text:p>
        <text:p text:style-name="正文缩进"><draw:line text:anchor-type="char" draw:z-index="10" draw:style-name="gr2" draw:text-style-name="P53" svg:x1="0.25in" svg:y1="0.0299in" svg:x2="5.75in" svg:y2="0.0299in"><text:p/></draw:line> <text:s/>efs <text:s text:c="9"/>EFS文件系统 <text:s text:c="12"/>0，6，7（标准分区）</text:p>
        <text:p text:style-name="正文缩进"><text:s text:c="39"/>2，3，4，5，11，12，13，14，15</text:p>
        <text:p text:style-name="正文缩进"><text:s text:c="2"/>xfs <text:s text:c="9"/>XFS文件系统 <text:s text:c="12"/>0，6，7（标准分区）</text:p>
        <text:p text:style-name="正文缩进"><text:s text:c="39"/>2，3，4，5，11，12，13，14，15</text:p>
        <text:p text:style-name="正文缩进"><text:s/>xfslog <text:s text:c="7"/>XFS文件系统log <text:s text:c="9"/>15（标准分区）</text:p>
        <text:p text:style-name="正文缩进"><text:s text:c="39"/>0，2，3，4，5，6，7，11，12，13，14</text:p>
        <text:p text:style-name="正文缩进"><text:s/>raw <text:s text:c="9"/>Swap 区 <text:s text:c="16"/>1</text:p>
        <text:p text:style-name="正文缩进"><text:s/>volhdr <text:s text:c="7"/>Volume header <text:s text:c="11"/>8</text:p>
        <text:p text:style-name="正文缩进"><text:s/>volume <text:s text:c="6"/>整个volume，包括 <text:s text:c="7"/>10</text:p>
        <text:p text:style-name="正文缩进"><text:s text:c="14"/>volume header</text:p>
        <text:p text:style-name="正文缩进"><text:s/>xlv <text:s text:c="9"/>XLV数据的一部分 <text:s text:c="7"/>0，1，2，3，4，5，6，7，11，12，13，14，</text:p>
        <text:p text:style-name="正文缩进"><text:s text:c="38"/>15</text:p>
        <text:p text:style-name="P124"><draw:line text:anchor-type="char" draw:z-index="11" draw:style-name="gr2" draw:text-style-name="P53" svg:x1="0in" svg:y1="0.1083in" svg:x2="6in" svg:y2="0.1083in"><text:p/></draw:line></text:p>
        <text:p text:style-name="Standard"/>
        <text:list text:style-name="WW8Num111">
          <text:list-item>
            <text:p text:style-name="P125">Volume Headers :</text:p>
          </text:list-item>
        </text:list>
        <text:p text:style-name="P118"/>
        <text:p text:style-name="正文缩进">Volume Header被保存在磁盘的第0块，它包含最小文件系统。最小文件系统包含驱动</text:p>
        <text:p text:style-name="正文缩进">器参数、分区规划、fx版本、逻辑卷信息。</text:p>
        <text:p text:style-name="正文缩进">Volume Header中的文件有：</text:p>
        <text:p text:style-name="正文缩进">Sgilabel：fx的版本</text:p>
        <text:p text:style-name="正文缩进">Symmon：调试核心的程序</text:p>
        <text:p text:style-name="正文缩进">Xlvlab：XLV逻辑卷信息。此信息用于系统启动时安装逻辑卷。</text:p>
        <text:p text:style-name="正文缩进">Ide：系统诊断程序。在系统维护状态下，如果管理员选择第三个选项“Run Diagnostics”，</text:p>
        <text:p text:style-name="正文缩进"><text:s text:c="4"/>系统进行硬件诊断。</text:p>
        <text:p text:style-name="正文缩进">Fx：分区命令</text:p>
        <text:p text:style-name="正文缩进">Sash：在系统盘中，sash程序必须在Volume Header内，因为系统启动需要。Sash的</text:p>
        <text:p text:style-name="正文缩进">版本是与处理器类型对应的。</text:p>
        <text:p text:style-name="正文缩进"/>
        <text:p text:style-name="正文缩进"><draw:line text:anchor-type="char" draw:z-index="12" draw:style-name="gr2" draw:text-style-name="P53" svg:x1="0.25in" svg:y1="0.1807in" svg:x2="5.75in" svg:y2="0.1807in"><text:p/></draw:line>表2-3 <text:s text:c="20"/>处理器类型与sash 版本</text:p>
        <text:p text:style-name="正文缩进"><draw:line text:anchor-type="char" draw:z-index="13" draw:style-name="gr2" draw:text-style-name="P53" svg:x1="0.25in" svg:y1="0.1807in" svg:x2="5.75in" svg:y2="0.1807in"><text:p/></draw:line> <text:s text:c="6"/>处理器类型 <text:s text:c="25"/>sash版本</text:p>
        <text:p text:style-name="正文缩进"><text:s text:c="9"/>IP17 <text:s text:c="30"/>sashIP17</text:p>
        <text:p text:style-name="正文缩进"><text:s text:c="6"/>IP19,IP20,IP22 <text:s text:c="24"/>sashARCS</text:p>
        <text:p text:style-name="正文缩进"><text:s text:c="6"/>IP25,IP26,IP27 <text:s text:c="26"/>sash64</text:p>
        <text:p text:style-name="P123"><draw:line text:anchor-type="char" draw:z-index="14" draw:style-name="gr2" draw:text-style-name="P53" svg:x1="0.25in" svg:y1="0.072in" svg:x2="5.75in" svg:y2="0.072in"><text:p/></draw:line></text:p>
        <text:p text:style-name="Standard"/>
        <text:list text:style-name="WW8Num51">
          <text:list-item>
            <text:p text:style-name="P126"><text:span text:style-name="T12">设备文件 </text:span><text:span text:style-name="T20">:</text:span></text:p>
          </text:list-item>
        </text:list>
        <text:p text:style-name="正文缩进">在UNIX系统中，硬件设备被视为一个文件，这种方法减少了管理员的工作量。设备</text:p>
        <text:p text:style-name="正文缩进">文件又叫特殊文件，它与普通文件有很大区别。设备文件分为：字符文件和块文件。</text:p>
        <text:p text:style-name="正文缩进">在IRIX6.5中，设备文件存放在/hw目录，以前的IRIX版本，设备文件存放在/dev目</text:p>
        <text:p text:style-name="正文缩进">录中。对于磁盘文件，/dev目录仍然存在，但/dev目录中的文件与/hw目录的文件链</text:p>
        <text:p text:style-name="正文缩进">接。</text:p>
        <text:p text:style-name="正文缩进">使用ls –l命令可以看出设备文件与普通文件的区别</text:p>
        <text:p text:style-name="正文缩进">#ls –l</text:p>
        <text:p text:style-name="正文缩进">brw------- <text:s text:c="3"/>1 root <text:s text:c="4"/>sys <text:s text:c="7"/>0,161 Jan 11 16:15 dks0d1s0</text:p>
        <text:p text:style-name="正文缩进">-rw-r--r-- <text:s text:c="3"/>1 root <text:s text:c="4"/>sys <text:s text:c="9"/>887 Dec 13 11:52 hosts</text:p>
        <text:p text:style-name="P127"/>
        <text:p text:style-name="P128">设备文件属性的第一列是b或c表明设备类型：块或字符型。普通文件显示文件的字</text:p>
        <text:p text:style-name="P129">节数，设备文件显示两组数字：主设备号、辅设备号。</text:p>
        <text:p text:style-name="正文缩进"/>
        <text:list text:style-name="WW8Num142">
          <text:list-item>
            <text:p text:style-name="P130"><text:span text:style-name="T12">块设备与字符设备 </text:span><text:span text:style-name="T20">:</text:span></text:p>
          </text:list-item>
        </text:list>
        <text:p text:style-name="P118"/>
        <text:p text:style-name="正文缩进">块设备文件与字符设备文件不同之处在于被访问的方式。</text:p>
        <text:p text:style-name="正文缩进">进程是以一定大小的数据块读写设备文件。字符设备读写数据基于字符。磁盘和磁带</text:p>
        <text:p text:style-name="正文缩进">既有块设备文件又有字符设备文件。</text:p>
        <text:p text:style-name="正文缩进"/>
        <text:list text:style-name="WW8Num24">
          <text:list-item>
            <text:p text:style-name="P131"><text:span text:style-name="T12">主设备和副设备 </text:span><text:span text:style-name="T20">:</text:span></text:p>
          </text:list-item>
        </text:list>
        <text:p text:style-name="P118"/>
        <text:p text:style-name="正文缩进">主设备号指特定的设备驱动器，辅设备号指特殊的物理单元。对于磁盘来说，主设备</text:p>
        <text:p text:style-name="正文缩进">号表示设备地址和分区。</text:p>
        <text:p text:style-name="正文缩进"/>
        <text:list text:style-name="WW8Num8">
          <text:list-item>
            <text:p text:style-name="P132"><text:span text:style-name="T12">设备名 </text:span><text:span text:style-name="T20">: </text:span></text:p>
          </text:list-item>
        </text:list>
        <text:p text:style-name="P118"/>
        <text:p text:style-name="正文缩进">磁盘的设备文件名包含以下信息：硬件类型、设备访问类型（字符或块）、控制器号、</text:p>
        <text:p text:style-name="正文缩进">设备地址、分区号。例如：一个SCSI系统盘root区的块设备文件是/dev/dsk/dks0d1s0 ，</text:p>
        <text:p text:style-name="正文缩进">/dev/rdks/dks0d2vh代表SCSI控制器0、单元2的字符设备（raw）volume header（分</text:p>
        <text:p text:style-name="正文缩进">区9）。</text:p>
        <text:p text:style-name="P118"/>
        <text:p text:style-name="P4"/>
        <text:p text:style-name="P4"/>
        <text:p text:style-name="Heading_20_5"><text:s/>( 2 ) <text:span text:style-name="T18">磁盘管理 :</text:span></text:p>
        <text:list text:style-name="WW8Num17">
          <text:list-item>
            <text:p text:style-name="P133">列出系统的所有磁盘：</text:p>
          </text:list-item>
        </text:list>
        <text:p text:style-name="P118"/>
        <text:p text:style-name="正文缩进">使用hinv命令可以列出系统的所有磁盘。</text:p>
        <text:p text:style-name="正文缩进">#hinv –c disk</text:p>
        <text:p text:style-name="正文缩进">Integral SCSI controller 0: Version QL1040B (rev. 2), single ended</text:p>
        <text:p text:style-name="正文缩进"><text:s text:c="2"/>Disk drive: unit 1 on SCSI controller 0</text:p>
        <text:p text:style-name="正文缩进"><text:s text:c="2"/>Disk drive: unit 2 on SCSI controller 0</text:p>
        <text:p text:style-name="正文缩进"><text:s text:c="2"/>Disk drive: unit 3 on SCSI controller 0</text:p>
        <text:p text:style-name="正文缩进"><text:s text:c="2"/>Disk drive: unit 4 on SCSI controller 0</text:p>
        <text:p text:style-name="正文缩进"><text:s text:c="2"/>Disk drive: unit 5 on SCSI controller 0</text:p>
        <text:p text:style-name="正文缩进">Integral SCSI controller 1: Version QL1040B (rev. 2), single ended</text:p>
        <text:p text:style-name="正文缩进">此命令显示系统有一个SCSI控制器，连接5块硬盘。这些硬盘的设备地址是1-5，即</text:p>
        <text:p text:style-name="正文缩进">单元号。</text:p>
        <text:p text:style-name="正文缩进"/>
        <text:list text:style-name="WW8Num129">
          <text:list-item>
            <text:p text:style-name="P134">格式化、初始化磁盘：</text:p>
          </text:list-item>
        </text:list>
        <text:p text:style-name="正文缩进"/>
        <text:p text:style-name="正文缩进">当用户格式化磁盘时，磁盘的原有数据将丢失。使用fx 命令格式化磁盘，SCSI磁盘</text:p>
        <text:p text:style-name="正文缩进">在出厂前已经格式化。</text:p>
        <text:p text:style-name="正文缩进">初始化磁盘时，系统在磁盘上产生volume header。初始化磁盘也使用fx命令。</text:p>
        <text:p text:style-name="正文缩进">参照《IRIX6.5分区》文档。</text:p>
        <text:p text:style-name="正文缩进"/>
        <text:list text:style-name="WW8Num108">
          <text:list-item>
            <text:p text:style-name="P135">显示磁盘分区 ：</text:p>
          </text:list-item>
        </text:list>
        <text:p text:style-name="正文缩进">使用prtvtoc device命令得到磁盘大小及分区信息，只有超级用户可以使用此命令。</text:p>
        <text:p text:style-name="正文缩进">例如：</text:p>
        <text:p text:style-name="正文缩进">DATA #prtvtoc</text:p>
        <text:p text:style-name="正文缩进">Printing label for root disk</text:p>
        <text:p text:style-name="正文缩进"/>
        <text:p text:style-name="正文缩进">* /dev/root (bootfile "/unix")</text:p>
        <text:p text:style-name="正文缩进">* <text:s text:c="4"/>512 bytes/sector</text:p>
        <text:p text:style-name="正文缩进">Partition <text:s/>Type <text:s/>Fs <text:s text:c="2"/>Start: sec <text:s text:c="3"/>Size: sec <text:s text:c="2"/>Mount Directory</text:p>
        <text:p text:style-name="正文缩进"><text:s/>0 <text:s text:c="9"/>xfs <text:s/>yes <text:s text:c="4"/>1052672 <text:s text:c="5"/>7835871</text:p>
        <text:p text:style-name="正文缩进"><text:s/>1 <text:s text:c="9"/>raw <text:s text:c="12"/>4096 <text:s text:c="5"/>1048576</text:p>
        <text:p text:style-name="正文缩进"><text:s/>8 <text:s text:c="6"/>volhdr <text:s text:c="15"/>0 <text:s text:c="8"/>4096</text:p>
        <text:p text:style-name="正文缩进">10 <text:s text:c="6"/>volume <text:s text:c="15"/>0 <text:s text:c="5"/>8888543</text:p>
        <text:p text:style-name="正文缩进">device参数是可选的，如果忽略，系统显示系统盘的信息。Device代表raw 设备名，</text:p>
        <text:p text:style-name="正文缩进">例如，对于在0控制器1号单元的SCSI盘，device用dks0d1vh表示。</text:p>
        <text:p text:style-name="正文缩进"/>
        <text:list text:style-name="WW8Num30">
          <text:list-item>
            <text:p text:style-name="P136">分区 ：</text:p>
          </text:list-item>
        </text:list>
        <text:p text:style-name="正文缩进">命令行方式下，使用fx命令进行分区。Fx有两个版本：standalone版本和IRIX版本。</text:p>
        <text:p text:style-name="正文缩进">在“Command Monitor”状态下，调用standalone版本进行系统盘的重分区。附加盘分</text:p>
        <text:p text:style-name="正文缩进">区可以使用IRIX版本。</text:p>
        <text:p text:style-name="正文缩进">参照《IRIX6.5安装》、《IRIX6.5分区》文档。</text:p>
        <text:p text:style-name="P4"/>
        <text:p text:style-name="P4"/>
        <text:p text:style-name="Heading_20_5"><text:span text:style-name="T17">( 3 ) </text:span><text:span text:style-name="T16">文件系统管理操作 </text:span><text:span text:style-name="T17">:</text:span></text:p>
        <text:p text:style-name="正文缩进"/>
        <text:h text:style-name="P137" text:outline-level="6" text:is-list-header="true"><text:s text:c="2"/>( A ) 生成文件系统 ：</text:h>
        <text:p text:style-name="正文缩进">使用mkfs 、mkfs_xfs、mkfs_efs命令将磁盘分区变成XFS或EFS文件系统。</text:p>
        <text:p text:style-name="正文缩进">例如：将dks0d2s7分区变成XFS文件系统的最简单的方法：</text:p>
        <text:p text:style-name="正文缩进">#mkfs_xfs /dev/rdsk/des0d2s7</text:p>
        <text:p text:style-name="正文缩进">详细信息参阅mkfs_xfs帮助信息 .</text:p>
        <text:p text:style-name="P4"/>
        <text:h text:style-name="P137" text:outline-level="6" text:is-list-header="true"><text:s text:c="2"/>( B ) 文件系统的安装和卸载 ：</text:h>
        <text:p text:style-name="正文缩进"/>
        <text:p text:style-name="正文缩进">文件系统必须被安装后才能使用。当文件系统被安装时，用户应给出文件系统的设备</text:p>
        <text:p text:style-name="正文缩进">名和目录名，目录名叫安装点。当用户安装文件系统到安装目录后，安装目录中原来</text:p>
        <text:p text:style-name="正文缩进">的文件不能被使用，直到卸载文件系统。</text:p>
        <text:p text:style-name="正文缩进">Root文件系统不象其它的文件系统，它是在系统启动时被安装，它不能被卸载。系统</text:p>
        <text:p text:style-name="正文缩进">管理员在维护系统时可以在最小系统状态下，卸载Root和Usr文件系统。</text:p>
        <text:p text:style-name="正文缩进"/>
        <text:list text:style-name="WW8Num150">
          <text:list-item>
            <text:p text:style-name="P138">安装文件系统的方法 ：</text:p>
          </text:list-item>
        </text:list>
        <text:list text:style-name="WW8Num52">
          <text:list-item>
            <text:p text:style-name="P139">手工安装 ：</text:p>
          </text:list-item>
        </text:list>
        <text:p text:style-name="正文缩进">使用mount命令手工安装文件系统。基本格式：</text:p>
        <text:p text:style-name="正文缩进">#mount device_file mount_point_directory</text:p>
        <text:p text:style-name="正文缩进">#mount host:direcotry mount_point_directory</text:p>
        <text:p text:style-name="正文缩进">device_file是块设备文件；host:directory是远程主机和目录，它必须是远程主机已经使</text:p>
        <text:p text:style-name="正文缩进">用export命令输出；munt_point_directory是安装点，它必须在mount使用命令前已经</text:p>
        <text:p text:style-name="正文缩进">存在。</text:p>
        <text:p text:style-name="正文缩进">如果用户使用mount命令忽略device_file或mount_point_directory参数，mount命令检</text:p>
        <text:p text:style-name="正文缩进">测/etc/fstab文件找到错过的参数。</text:p>
        <text:p text:style-name="正文缩进"/>
        <text:p text:style-name="正文缩进">例如：手工安装文件系统：</text:p>
        <text:p text:style-name="P140">#mount /dev/dsk/dks0d5s7 /home</text:p>
        <text:p text:style-name="P141"><text:span text:style-name="T21">编辑</text:span><text:span text:style-name="T5">/etc/fstab</text:span><text:span text:style-name="T21">文件，加入：</text:span></text:p>
        <text:p text:style-name="P140">/dev/dsk/dks0d5s7 /home xfs rw,raw=/dev/rdsk/dks0d5s7 0 0</text:p>
        <text:p text:style-name="P140">#df –k</text:p>
        <text:p text:style-name="P140">Filesystem <text:s text:c="12"/>Type <text:s/>kbytes <text:s text:c="4"/>use <text:s text:c="4"/>avail <text:s/>%use Mounted on</text:p>
        <text:p text:style-name="P140">/dev/root <text:s text:c="14"/>xfs <text:s/>3913932 <text:s/>1651484 <text:s/>2262448 <text:s/>43 <text:s/>/</text:p>
        <text:p text:style-name="P140">/dev/dsk/dks0d3s2 <text:s text:c="6"/>xfs <text:s/>8884320 <text:s text:c="2"/>153000 <text:s/>8731320 <text:s text:c="2"/>2 <text:s/>/aa</text:p>
        <text:p text:style-name="P142"><text:span text:style-name="T5">/dev/dsk/dks0d5s7 <text:s text:c="6"/>xfs <text:s/>8884712 <text:s text:c="5"/>160 <text:s/>8884552 <text:s text:c="2"/>1 <text:s/>/home <text:s text:c="2"/></text:span><text:span text:style-name="T22">查看是 <text:s/>否安装正确 </text:span><text:span text:style-name="T15">.</text:span></text:p>
        <text:p text:style-name="正文缩进"/>
        <text:p text:style-name="正文缩进"/>
        <text:list text:style-name="WW8Num52" text:continue-numbering="true">
          <text:list-item>
            <text:p text:style-name="P139">自动安装 ：</text:p>
          </text:list-item>
        </text:list>
        <text:p text:style-name="正文缩进">/etc/fstab文件包含有关每个文件系统和swap分区的信息，当系统启动时，这些文件系</text:p>
        <text:p text:style-name="正文缩进">统被自动安装。/proc文件系统没有被列在/etc/fstab文件中，因为它不能使用mount命</text:p>
        <text:p text:style-name="正文缩进">令安装。</text:p>
        <text:p text:style-name="正文缩进">例如：在/etc/fstab文件中出现以下内容，系统每次启动将/dev/dsk/dks0d3s2自动安装</text:p>
        <text:p text:style-name="正文缩进">到/aa目录下。</text:p>
        <text:p text:style-name="正文缩进">/dev/dsk/dks0d3s2 /aa xfs rw,raw=/dev/rdsk/dks0d3s2 0 0</text:p>
        <text:p text:style-name="正文缩进">/dev/dsk/dks0d3s2：块设备文件。</text:p>
        <text:p text:style-name="正文缩进">/aa：安装点。</text:p>
        <text:p text:style-name="正文缩进">Xfs：文件系统类型。</text:p>
        <text:p text:style-name="正文缩进">Rw，raw=：可选项。“rw”表示文件系统可“读”、“写”；“raw=”表示给文件系统raw</text:p>
        <text:p text:style-name="正文缩进">设备文件名。</text:p>
        <text:p text:style-name="正文缩进">0 0：表示dump周期的频率和fsck通过的优先权。</text:p>
        <text:p text:style-name="正文缩进">系统磁盘的swap分区没有被列在/etc/fstab文件中，但是额外的swap分区必须被写进</text:p>
        <text:p text:style-name="正文缩进">/etc/fstab中。</text:p>
        <text:p text:style-name="P4"/>
        <text:p text:style-name="P4"/>
        <text:list text:style-name="WW8Num14">
          <text:list-item>
            <text:p text:style-name="P143">卸载文件系统的方法 ：</text:p>
          </text:list-item>
        </text:list>
        <text:p text:style-name="正文缩进">当系统关闭时，文件系统被自动卸载。使用umount命令可以手工卸载文件系统，手</text:p>
        <text:p text:style-name="正文缩进">工卸载有三种基本格式：</text:p>
        <text:list text:style-name="WW8Num131">
          <text:list-item>
            <text:p text:style-name="P144">umount mount_point_directory</text:p>
          </text:list-item>
          <text:list-item>
            <text:p text:style-name="P144">umount device_file</text:p>
          </text:list-item>
          <text:list-item>
            <text:p text:style-name="P144">umount host:directory</text:p>
          </text:list-item>
        </text:list>
        <text:p text:style-name="P4"/>
        <text:h text:style-name="P137" text:outline-level="6" text:is-list-header="true"><text:s text:c="2"/>( C ) <text:s/>文件 :</text:h>
        <text:p text:style-name="P68"><text:s/></text:p>
        <text:list text:style-name="WW8Num137">
          <text:list-item>
            <text:p text:style-name="P145"><text:span text:style-name="T14">文件的存取权利 </text:span><text:span text:style-name="T15">:</text:span></text:p>
          </text:list-item>
        </text:list>
        <text:p text:style-name="P22"/>
        <text:p text:style-name="P146"><text:span text:style-name="T1">使用命令</text:span><text:span text:style-name="T5">ls -a</text:span><text:span text:style-name="T1">可查看每个文件的详细信息。如</text:span><text:span text:style-name="T5">ls -a inetd.conf</text:span><text:span text:style-name="T1">，则</text:span></text:p>
        <text:p text:style-name="P147">-rwx-rw-rw<text:tab/>1<text:tab/>root<text:tab/>other<text:tab/>67<text:tab/>jul<text:tab/>19 20:13<text:tab/>inetd.conf</text:p>
        <text:p text:style-name="P148"><text:span text:style-name="T1">在</text:span><text:span text:style-name="T5">-rwx-rw-rw</text:span><text:span text:style-name="T1">中，第一个字段代表文件类型，有下列文件类型：</text:span></text:p>
        <text:p text:style-name="P148"><text:span text:style-name="T5">- </text:span><text:span text:style-name="T1">：一般文件</text:span></text:p>
        <text:p text:style-name="P148"><text:span text:style-name="T5">d </text:span><text:span text:style-name="T1">：目录文件：</text:span></text:p>
        <text:p text:style-name="P88"><text:span text:style-name="T5">c </text:span><text:span text:style-name="T1">或</text:span><text:span text:style-name="T5">b</text:span><text:span text:style-name="T1">：表示特殊文件，</text:span><text:span text:style-name="T5">c</text:span><text:span text:style-name="T1">表示一次以一个字符为数据处理单位，</text:span><text:span text:style-name="T5">b</text:span><text:span text:style-name="T1">是一次以一个</text:span><text:span text:style-name="T5">block <text:s text:c="3"/></text:span><text:span text:style-name="T1">为处理单位。</text:span></text:p>
        <text:p text:style-name="P148"><text:span text:style-name="T5">l </text:span><text:span text:style-name="T1">：符号链接文件（</text:span><text:span text:style-name="T5">symbolic link</text:span><text:span text:style-name="T1">）</text:span></text:p>
        <text:p text:style-name="P148"><text:span text:style-name="T5">p </text:span><text:span text:style-name="T1">：为</text:span><text:span text:style-name="T5">FIFO</text:span><text:span text:style-name="T1">的特殊文件，作为内部程序使用</text:span></text:p>
        <text:p text:style-name="P88"><text:span text:style-name="T1">后面的字段为文件夹的存取权利：每个文件具有三组存取权利，第一组是描述文件拥 </text:span><text:span text:style-name="T5"><text:tab/></text:span><text:span text:style-name="T1">有者对文件的存取权利：第二组说明与自己属于同一组者对文件夹的存取权利：第三组则是其他人对该文件的存取权利。对于普通文件来说：</text:span></text:p>
        <text:p text:style-name="P148"><text:span text:style-name="T5"><text:tab/><text:tab/>r</text:span><text:span text:style-name="T1">：代表读；</text:span><text:span text:style-name="T5">w</text:span><text:span text:style-name="T1">：代表写；</text:span><text:span text:style-name="T5">x</text:span><text:span text:style-name="T1">：代表可执行</text:span></text:p>
        <text:p text:style-name="P149">对于目录而言：</text:p>
        <text:p text:style-name="P148"><text:span text:style-name="T5"><text:tab/>r </text:span><text:span text:style-name="T1">：能显示打印目录下的文件名称</text:span></text:p>
        <text:p text:style-name="P148"><text:span text:style-name="T5"><text:tab/>w</text:span><text:span text:style-name="T1">：能在该目录下删除、改变文件名和建立文件</text:span></text:p>
        <text:p text:style-name="P148"><text:span text:style-name="T5"><text:tab/>x </text:span><text:span text:style-name="T1">：能够使用该目录下的文件</text:span></text:p>
        <text:p text:style-name="Standard"/>
        <text:list text:style-name="WW8Num42">
          <text:list-item>
            <text:p text:style-name="P150"><text:span text:style-name="T14">控制文件的存取 </text:span><text:span text:style-name="T15">:</text:span></text:p>
          </text:list-item>
        </text:list>
        <text:p text:style-name="P151"/>
        <text:p text:style-name="P148"><text:span text:style-name="T1">当建立一个文件时，系统指定的存取权利是：</text:span><text:span text:style-name="T5">rw-r—r—</text:span></text:p>
        <text:p text:style-name="P148"><text:span text:style-name="T1">可用</text:span><text:span text:style-name="T5">chmod</text:span><text:span text:style-name="T1">来改变文件的存取权利，其指令格式是：</text:span></text:p>
        <text:p text:style-name="P148"><text:span text:style-name="T5"><text:tab/><text:tab/>chmod obsolute-mode</text:span><text:span text:style-name="T1">（绝对模式）</text:span><text:span text:style-name="T5">file</text:span><text:span text:style-name="T1">或</text:span></text:p>
        <text:p text:style-name="P148"><text:span text:style-name="T5"><text:tab/><text:tab/>chmod symbolic-mode </text:span><text:span text:style-name="T1">（符号模式）</text:span><text:span text:style-name="T5">file</text:span></text:p>
        <text:p text:style-name="P147"/>
        <text:p text:style-name="P152"><text:span text:style-name="T5">A</text:span><text:span text:style-name="T1">：绝对模式是一个三位数的数值，第一个数表示拥有者的权利，第二个数表示同一组人的存取权利，第三个数表示其它人的存取权利。</text:span></text:p>
        <text:p text:style-name="P149">每一个数代表的含义为：</text:p>
        <text:p text:style-name="P153"><text:span text:style-name="T5">0</text:span><text:span text:style-name="T1">：无任何权利</text:span><text:span text:style-name="T5"><text:tab/><text:tab/>1</text:span><text:span text:style-name="T1">：</text:span><text:span text:style-name="T5">X</text:span></text:p>
        <text:p text:style-name="P153"><text:span text:style-name="T5">2</text:span><text:span text:style-name="T1">：</text:span><text:span text:style-name="T5">W<text:tab/><text:tab/><text:tab/><text:tab/>3</text:span><text:span text:style-name="T1">：</text:span><text:span text:style-name="T5">W</text:span><text:span text:style-name="T1">和</text:span><text:span text:style-name="T5">X</text:span></text:p>
        <text:p text:style-name="P153"><text:span text:style-name="T5">4</text:span><text:span text:style-name="T1">：</text:span><text:span text:style-name="T5">R<text:tab/><text:tab/><text:tab/><text:tab/> <text:s text:c="3"/>5</text:span><text:span text:style-name="T1">：</text:span><text:span text:style-name="T5">R</text:span><text:span text:style-name="T1">和</text:span><text:span text:style-name="T5">X</text:span></text:p>
        <text:p text:style-name="P153"><text:span text:style-name="T5">6</text:span><text:span text:style-name="T1">：</text:span><text:span text:style-name="T5">R</text:span><text:span text:style-name="T1">和</text:span><text:span text:style-name="T5">W<text:tab/><text:tab/><text:tab/>7</text:span><text:span text:style-name="T1">：</text:span><text:span text:style-name="T5">R</text:span><text:span text:style-name="T1">、</text:span><text:span text:style-name="T5">W</text:span><text:span text:style-name="T1">和</text:span><text:span text:style-name="T5">X</text:span></text:p>
        <text:p text:style-name="P88"><text:span text:style-name="T5">B</text:span><text:span text:style-name="T1">：符号模式由三部分组成，第一部分表示谁具有哪种权利，第二部分表示设定存取权利的动作，第三部分为文件的存取权利。格式如下：</text:span></text:p>
        <text:p text:style-name="P147"><text:tab/>who op permission</text:p>
        <text:p text:style-name="P148"><text:span text:style-name="T5">who</text:span><text:span text:style-name="T1">共有四个字符组成：</text:span></text:p>
        <text:p text:style-name="P148"><text:span text:style-name="T5"><text:tab/>u</text:span><text:span text:style-name="T1">：文件拥有者</text:span><text:span text:style-name="T5"><text:tab/><text:tab/> g</text:span><text:span text:style-name="T1">：与拥有者同一组的用户‘</text:span></text:p>
        <text:p text:style-name="P148"><text:span text:style-name="T5"><text:tab/>o</text:span><text:span text:style-name="T1">：其它人</text:span><text:span text:style-name="T5"><text:tab/><text:tab/><text:tab/> a</text:span><text:span text:style-name="T1">：</text:span><text:span text:style-name="T5">all</text:span><text:span text:style-name="T1">，所有的用户</text:span></text:p>
        <text:p text:style-name="P148"><text:span text:style-name="T5">op</text:span><text:span text:style-name="T1">设定存取权利的动作</text:span></text:p>
        <text:p text:style-name="P148"><text:span text:style-name="T5"><text:tab/>+</text:span><text:span text:style-name="T1">：表示要加上第三部分要指定的权利</text:span></text:p>
        <text:p text:style-name="P148"><text:span text:style-name="T5"><text:tab/>-</text:span><text:span text:style-name="T1">：表示要移走第三部分要指定的权利</text:span></text:p>
        <text:p text:style-name="P148"><text:span text:style-name="T5"><text:tab/>=</text:span><text:span text:style-name="T1">：表示要设定第三部分所指定的权利</text:span></text:p>
        <text:p text:style-name="P148"><text:span text:style-name="T5">permission </text:span><text:span text:style-name="T1">设定存取权利，共有三种权利：</text:span></text:p>
        <text:p text:style-name="P148"><text:span text:style-name="T5"><text:tab/> r</text:span><text:span text:style-name="T1">：读取权利</text:span><text:span text:style-name="T5"><text:tab/><text:tab/>w</text:span><text:span text:style-name="T1">：写入权利</text:span><text:span text:style-name="T5"><text:tab/><text:tab/>x</text:span><text:span text:style-name="T1">：执行权利</text:span></text:p>
        <text:p text:style-name="Standard"/>
        <text:p text:style-name="Standard"/>
        <text:list text:style-name="WW8Num91">
          <text:list-item>
            <text:p text:style-name="P154">文件的链接 ： </text:p>
          </text:list-item>
        </text:list>
        <text:p text:style-name="Standard"/>
        <text:p text:style-name="Standard"><text:s text:c="3"/>链接只产生指向文件的指针而不复制文件内容 。链接分为两种 ：硬链接和符号链接 。</text:p>
        <text:p text:style-name="Standard"><text:s text:c="2"/>对于硬链接来说 ， 原来的文件名和链接文件名都指向相同的物理地址 。 硬链接有两 <text:s text:c="4"/>个特点 ： 目录不能有硬链接且硬链接不能跨文件系统 。用户可以删除原有的文件名而保 留链接的文件名 。此时文件并未被删除 ， 只是原来文件的目录项中记录的链接数目减 <text:s/>1 ，当该链接数减为0时 ，文件才被真正删除 。</text:p>
        <text:p text:style-name="Standard">而对于符号链接来说存在两个文件 ：一个是原来的文件 ，另一个是保存原来文件名的链接文件 。 符号链接可以跨文件系统 ，符号链接的好处是不但可以链接文件 ，也可以链接目录 。</text:p>
        <text:p text:style-name="Standard"><text:s text:c="3"/>语法为 ：</text:p>
        <text:p text:style-name="Standard"><text:s text:c="3"/>执行格式：</text:p>
        <text:p text:style-name="Standard"><text:s text:c="3"/>ln oldname newname <text:s/>( Hard link )</text:p>
        <text:p text:style-name="Standard"><text:s text:c="3"/>Example ：</text:p>
        <text:p text:style-name="Standard"><text:s text:c="4"/>ln <text:s/>file1 <text:s/>file2 <text:s/>　　将名称 file2，连结至档案 file1。</text:p>
        <text:p text:style-name="Standard"/>
        <text:p text:style-name="Standard"><text:s text:c="3"/>执行格式：ln -s <text:s/>oldname <text:s/>newname <text:s/>( Symblick link )</text:p>
        <text:p text:style-name="Standard"><text:s text:c="3"/>Example ：</text:p>
        <text:p text:style-name="Standard"><text:s text:c="3"/>ln <text:s/>-s <text:s/>file3 <text:s/>file4　将名称 file4，连结至档案file3。</text:p>
        <text:p text:style-name="Standard"><text:s/></text:p>
        <text:p text:style-name="Standard"/>
        <text:p text:style-name="Standard"/>
        <text:p text:style-name="Standard"/>
        <text:h text:style-name="P137" text:outline-level="6" text:is-list-header="true"><text:s text:c="3"/>( D ) 维护文件系统 :</text:h>
        <text:p text:style-name="P151"/>
        <text:p text:style-name="P149">系统管理员要经常察看文件系统的运行情况，保证整个系统的正常运转。</text:p>
        <text:p text:style-name="P148"><text:span text:style-name="T5"><text:tab/> A</text:span><text:span text:style-name="T1">：监控所有磁盘分区的使用情况。</text:span></text:p>
        <text:p text:style-name="P148"><text:span text:style-name="T5"><text:tab/><text:tab/></text:span><text:span text:style-name="T1">可使用</text:span><text:span text:style-name="T5">df –ka</text:span><text:span text:style-name="T1">察看，如：</text:span></text:p>
        <text:p text:style-name="P147"><text:tab/>Filesystem<text:tab/><text:tab/>kbytes<text:tab/><text:tab/>used<text:tab/><text:tab/>avail<text:tab/><text:tab/>capacity<text:tab/><text:tab/>Mounted<text:tab/>on</text:p>
        <text:p text:style-name="P147"><text:tab/>/dev/dsk/c0t0d0s0<text:tab/>384871<text:tab/> <text:s/>222244<text:tab/><text:tab/>124147<text:tab/><text:tab/>65%<text:tab/><text:tab/><text:tab/>/</text:p>
        <text:p text:style-name="P147"><text:tab/>/dev/dsk/c0t0d0s3<text:tab/>480919<text:tab/> <text:s/>230307<text:tab/><text:tab/>202522<text:tab/><text:tab/>54%<text:tab/><text:tab/><text:tab/>/usr</text:p>
        <text:p text:style-name="P147"><text:tab/>/proc<text:tab/><text:tab/><text:tab/><text:tab/>0<text:tab/><text:tab/>0<text:tab/><text:tab/><text:tab/>0<text:tab/><text:tab/> 0%<text:tab/><text:tab/><text:tab/>/proc</text:p>
        <text:p text:style-name="P147"><text:tab/>fd<text:tab/><text:tab/><text:tab/><text:tab/><text:tab/>0<text:tab/><text:tab/>0<text:tab/><text:tab/><text:tab/>0<text:tab/><text:tab/> 0%<text:tab/><text:tab/><text:tab/>/dev/fd</text:p>
        <text:p text:style-name="P147"><text:tab/>/dev/dsk/c0t1d0s0<text:tab/>96031<text:tab/> <text:s text:c="2"/>22082<text:tab/><text:tab/> 64349<text:tab/><text:tab/>26%<text:tab/><text:tab/><text:tab/>/backup</text:p>
        <text:p text:style-name="P147"><text:tab/>/dev/dsk/c0t3d0s0<text:tab/>866534<text:tab/> <text:s/>264128<text:tab/><text:tab/>515756<text:tab/><text:tab/>34%<text:tab/><text:tab/><text:tab/>/db160</text:p>
        <text:p text:style-name="P147"><text:tab/>/dev/dsk/c0t0d0s5<text:tab/>411535<text:tab/> <text:s/>255729<text:tab/><text:tab/>114656<text:tab/><text:tab/>70%<text:tab/><text:tab/><text:tab/>/home</text:p>
        <text:p text:style-name="P147"><text:tab/>/dev/dsk/c0t0d0s4<text:tab/>384871<text:tab/> <text:s/>124871<text:tab/><text:tab/>221520<text:tab/><text:tab/>37%<text:tab/><text:tab/><text:tab/>/suntek</text:p>
        <text:p text:style-name="P147"><text:tab/>swap<text:tab/><text:tab/><text:tab/>371768<text:tab/><text:tab/>48<text:tab/><text:tab/>371720<text:tab/><text:tab/> 1%<text:tab/><text:tab/><text:tab/>/tmp</text:p>
        <text:p text:style-name="P147"><text:tab/>-hosts<text:tab/><text:tab/><text:tab/><text:tab/>0<text:tab/><text:tab/>0<text:tab/><text:tab/><text:tab/>0<text:tab/><text:tab/> 0%<text:tab/><text:tab/><text:tab/>/net</text:p>
        <text:p text:style-name="P147"><text:tab/>-xfn<text:tab/><text:tab/><text:tab/><text:tab/><text:tab/>0<text:tab/><text:tab/>0<text:tab/><text:tab/><text:tab/>0<text:tab/><text:tab/> 0%<text:tab/><text:tab/><text:tab/>/xfn</text:p>
        <text:p text:style-name="P147"><text:tab/>adm:vold(pid205)<text:tab/><text:tab/>0<text:tab/><text:tab/>0<text:tab/><text:tab/><text:tab/>0<text:tab/><text:tab/> 0%<text:tab/><text:tab/><text:tab/>/vol</text:p>
        <text:p text:style-name="P147"/>
        <text:p text:style-name="P148"><text:span text:style-name="T5"><text:tab/>B</text:span><text:span text:style-name="T1">：监控不断增大的文件和目录</text:span></text:p>
        <text:p text:style-name="P148"><text:span text:style-name="T5"><text:tab/></text:span><text:span text:style-name="T1">一些文件在正常使用过程中会逐渐增大，占用过多的磁盘空间，需要采用必要的措施将其减少。一些例子如：</text:span></text:p>
        <text:p text:style-name="P148"><text:span text:style-name="T5"><text:tab/><text:tab/>/var/adm/sulog<text:tab/><text:tab/><text:tab/><text:tab/>su</text:span><text:span text:style-name="T1">命令的历史信息</text:span></text:p>
        <text:p text:style-name="P148"><text:span text:style-name="T5"><text:tab/><text:tab/>/var/adm/wtmp<text:tab/><text:tab/><text:tab/></text:span><text:span text:style-name="T1">系统注册的历史信息</text:span></text:p>
        <text:p text:style-name="P148"><text:span text:style-name="T5"><text:tab/><text:tab/>/var/cron/log<text:tab/><text:tab/><text:tab/><text:tab/> /usr/sbin/cron</text:span><text:span text:style-name="T1">动作的历史信息</text:span></text:p>
        <text:p text:style-name="P147"/>
        <text:p text:style-name="P148"><text:span text:style-name="T5"><text:tab/>C</text:span><text:span text:style-name="T1">：定时整理目录和文件</text:span></text:p>
        <text:p text:style-name="P148"><text:span text:style-name="T5"><text:tab/></text:span><text:span text:style-name="T1">建立目录时，要做到有序，以便于查找；对于不再使用的目录和文件，要及时删除，腾出更多的空间供使用。</text:span></text:p>
        <text:p text:style-name="P147"/>
        <text:p text:style-name="P148"><text:span text:style-name="T5"><text:tab/>D</text:span><text:span text:style-name="T1">：使用</text:span><text:span text:style-name="T5">fsck</text:span><text:span text:style-name="T1">检查文件系统</text:span></text:p>
        <text:p text:style-name="P148"><text:span text:style-name="T5"><text:tab/>fsck </text:span><text:span text:style-name="T1">命令将为所有支持的文件系统检查搜索和交互地修复其不协调的地方。</text:span><text:span text:style-name="T5">fsck</text:span><text:span text:style-name="T1">的命令格式为：</text:span></text:p>
        <text:p text:style-name="P147"><text:tab/><text:tab/>fsck <text:s/>[options] [file system]…</text:p>
        <text:p text:style-name="P148"><text:span text:style-name="T5"><text:tab/></text:span><text:span text:style-name="T1">运行这个程序时，要在系统空闲时或用户较少时。</text:span></text:p>
        <text:p text:style-name="P4"/>
        <text:h text:style-name="P137" text:outline-level="6" text:is-list-header="true"><text:s text:c="3"/>( E ) 文件系统备份 。</text:h>
        <text:p text:style-name="P4"/>
        <text:p text:style-name="P4"/>
        <text:p text:style-name="正文缩进">IRIX系统提供了多种备份工具。</text:p>
        <text:list text:style-name="WW8Num140">
          <text:list-item>
            <text:p text:style-name="P155">backup/restore</text:p>
          </text:list-item>
          <text:list-item>
            <text:p text:style-name="P155">dump/restore</text:p>
          </text:list-item>
          <text:list-item>
            <text:p text:style-name="P155">xfsdump/xfsrestore</text:p>
          </text:list-item>
          <text:list-item>
            <text:p text:style-name="P155">tar</text:p>
          </text:list-item>
        </text:list>
        <text:p text:style-name="P156"/>
        <text:p text:style-name="P156"/>
        <text:list text:style-name="WW8Num62">
          <text:list-item>
            <text:p text:style-name="P157">Backup/Restore :</text:p>
          </text:list-item>
        </text:list>
        <text:p text:style-name="正文缩进">Rackup/Restore支持远程主机和磁带设备。</text:p>
        <text:list text:style-name="WW8Num94">
          <text:list-item>
            <text:p text:style-name="P158"><text:span text:style-name="T5">Backup</text:span><text:span text:style-name="T1">：</text:span></text:p>
          </text:list-item>
        </text:list>
        <text:p text:style-name="正文缩进">Backup可以备份文件、目录、整个文件系统和本地或远程设备的系统。Backup语法：Backup [ -h hostname ] [ -i ] [ -t tapedevice ] [ directory_name | file_name ]</text:p>
        <text:p text:style-name="正文缩进">例如：为了备份/usr目录下的所有文件到远程主机的缺省磁带设备，输入：</text:p>
        <text:p text:style-name="正文缩进">#Backup –h hostname :/dev/tape /usr</text:p>
        <text:p text:style-name="正文缩进"/>
        <text:list text:style-name="WW8Num94" text:continue-numbering="true">
          <text:list-item>
            <text:p text:style-name="P158"><text:span text:style-name="T5">Restore</text:span><text:span text:style-name="T1">：</text:span></text:p>
          </text:list-item>
        </text:list>
        <text:p text:style-name="正文缩进">Restore命令是一个shell文件，它调用tar恢复使用Backup备份的文件。Restore语法：Restore [ -h hostname ] [ -t tapedevice ] [ directory_name | file_name ]</text:p>
        <text:p text:style-name="正文缩进">例如：恢复一个单独的文件：</text:p>
        <text:p text:style-name="正文缩进"># Restore file1 </text:p>
        <text:p text:style-name="正文缩进">如果Backup使用相对路径备份文件，文件被恢复到当前目录。相对路径是不带“/”字符。如果用户使用绝对路径恢复文件，必须小心，因为恢复文件时会覆盖同一目录下的文件。</text:p>
        <text:p text:style-name="P4"/>
        <text:p text:style-name="P4"/>
        <text:list text:style-name="WW8Num53">
          <text:list-item>
            <text:p text:style-name="P159">Tar :</text:p>
          </text:list-item>
        </text:list>
        <text:p text:style-name="P40"><text:span text:style-name="T5">Tar</text:span><text:span text:style-name="T1">（</text:span><text:span text:style-name="T5">tape archive</text:span><text:span text:style-name="T1">）工具可以备份或文件或目录。用户可以将文件拷贝到磁带上，产生 <text:s text:c="2"/></text:span><text:span text:style-name="T5">tar</text:span><text:span text:style-name="T1">文件，比较硬盘和磁带上的文件。</text:span><text:span text:style-name="T5">Tar</text:span><text:span text:style-name="T1">命令被</text:span><text:span text:style-name="T5">UNIX</text:span><text:span text:style-name="T1">系统广泛采用。</text:span></text:p>
        <text:p text:style-name="正文缩进"/>
        <text:p text:style-name="正文缩进">Tar 命令的格式为 :</text:p>
        <text:p text:style-name="正文缩进">Tar <text:s/>( options ) <text:s/>( tarfile name ) <text:s/>( filenames to backup or restore )</text:p>
        <text:p text:style-name="P4"/>
        <text:p text:style-name="正文缩进"/>
        <text:p text:style-name="P79"><text:span text:style-name="T5"><text:tab/><text:tab/></text:span><text:span text:style-name="T1">格式： </text:span><text:span text:style-name="T5">tar [c][r][t][u][x][device]filenames…</text:span></text:p>
        <text:p text:style-name="P79"><text:span text:style-name="T5"><text:tab/><text:tab/></text:span><text:span text:style-name="T1">参数：</text:span><text:span text:style-name="T5">c <text:s/><text:tab/></text:span><text:span text:style-name="T1">创建，从磁带文件头开始写</text:span></text:p>
        <text:p text:style-name="P79"><text:span text:style-name="T5"><text:tab/><text:tab/><text:tab/> <text:s text:c="2"/>r<text:tab/> <text:s text:c="3"/></text:span><text:span text:style-name="T1">替代</text:span></text:p>
        <text:p text:style-name="P79"><text:span text:style-name="T5"><text:tab/><text:tab/><text:tab/> <text:s text:c="2"/>t<text:tab/> <text:s text:c="3"/></text:span><text:span text:style-name="T1">显示</text:span></text:p>
        <text:p text:style-name="P79"><text:span text:style-name="T5"><text:tab/><text:tab/><text:tab/> <text:s text:c="2"/>u<text:tab/> <text:s text:c="3"/></text:span><text:span text:style-name="T1">更新，更新新的或改动过的文件</text:span></text:p>
        <text:p text:style-name="P79"><text:span text:style-name="T5"><text:tab/><text:tab/><text:tab/> <text:s text:c="2"/>x<text:tab/> <text:s text:c="3"/></text:span><text:span text:style-name="T1">恢复，将磁带文件写入当前目录</text:span></text:p>
        <text:p text:style-name="正文缩进"/>
        <text:p text:style-name="正文缩进"/>
        <text:p text:style-name="正文缩进">例如：备份文件：</text:p>
        <text:p text:style-name="正文缩进">tar cvf &lt;tarfile&gt; &lt;source file&gt;</text:p>
        <text:p text:style-name="正文缩进">列出文件：</text:p>
        <text:p text:style-name="正文缩进">tar tvf &lt;tarfile&gt;</text:p>
        <text:p text:style-name="正文缩进">恢复文件：</text:p>
        <text:p text:style-name="正文缩进">tar xvf file1 directory/file2</text:p>
        <text:p text:style-name="P4"/>
        <text:p text:style-name="Heading_20_5"><text:span text:style-name="T18">( 4 ) 交换分区 </text:span>( swap ) :</text:p>
        <text:p text:style-name="正文缩进">IRIX操作系统使用磁盘的一部分作为swap空间，用于保存部分物理内存存放不下的用户程序 。一般交换分区的大小应为内存的两倍 . <text:s/>可用 pstat 或 swap 命令监测交换空间的使用情况 . 若交换空间分配不足 , 多数UNIX系统支持在运行期间通过 swapon 或 swap 命令添加附加的交换空间 .</text:p>
        <text:p text:style-name="正文缩进"/>
        <text:list text:style-name="WW8Num6">
          <text:list-item>
            <text:p text:style-name="P160"><text:span text:style-name="T12">查看</text:span><text:span text:style-name="T20">Swap</text:span><text:span text:style-name="T12">空间 ：</text:span></text:p>
          </text:list-item>
        </text:list>
        <text:p text:style-name="正文缩进">使用swap命令查看swap 空间的使用情况。</text:p>
        <text:p text:style-name="正文缩进"># swap -l</text:p>
        <text:p text:style-name="正文缩进">lswap path <text:s text:c="8"/>dev <text:s text:c="3"/>pri swaplo <text:s text:c="2"/>blocks <text:s text:c="4"/>free <text:s/>maxswap <text:s text:c="3"/>vswap</text:p>
        <text:p text:style-name="正文缩进"><text:s text:c="4"/>1 /dev/swap</text:p>
        <text:p text:style-name="正文缩进"><text:s text:c="16"/>0,166 <text:s text:c="3"/>0 <text:s text:c="5"/>0 <text:s/>1048576 <text:s/>1048576 <text:s/>1048576 <text:s text:c="7"/>0</text:p>
        <text:p text:style-name="正文缩进"/>
        <text:p text:style-name="正文缩进">管理员发现swap空间用完，有两种方法可以解决：增加物理内存；加入更多的</text:p>
        <text:p text:style-name="正文缩进">swap空间。增加swap空间不会改善大程序的性能，但可以保证程序的运行。</text:p>
        <text:p text:style-name="P4"/>
        <text:p text:style-name="P4"/>
        <text:list text:style-name="WW8Num47" text:continue-numbering="true">
          <text:list-item>
            <text:p text:style-name="P116">网络文件系统 。</text:p>
          </text:list-item>
        </text:list>
        <text:p text:style-name="P4"/>
        <text:p text:style-name="正文缩进">NFS 允许用户进程或程序透明的对远程文件系统进行读写访问 . NFS 采用客户/服务器模式 . 其中服务器指拥有文件系统资源并允许与其他系统共享的系统 . 客户指资源使用者 , 它使用共享资源就象此文件系统是本地系统的一部分 . 要达到这种透明性 , 客户需要将服务器输出的目录安装到本地文件系统中 .</text:p>
        <text:p text:style-name="正文缩进"/>
        <text:list text:style-name="WW8Num141">
          <text:list-item>
            <text:p text:style-name="P161"><text:span text:style-name="T1">远程过程调用 </text:span><text:span text:style-name="T5">( RPC ) <text:s/>:</text:span></text:p>
          </text:list-item>
        </text:list>
        <text:p text:style-name="P17"/>
        <text:p text:style-name="正文缩进">RPC是在各种网络服务中支持NFS 的基础 .</text:p>
        <text:p text:style-name="正文缩进">RPC 定义了一种透明的分布式计算服务 . 这种服务把一个进程分成两部分 : 客户部分和服务器部分 . 客户部分对主机来说是属于本地的 , 它向远程的网络共享资源发RPC请求 . 服务器部分管理共享资源 , 并处理来自客户的RPC 请求 .</text:p>
        <text:p text:style-name="正文缩进">RPC 是一个应用层协议 , 它依靠传输层协议来实现在RPC客户和服务器之间的请求和响应 . UDP 和 TCP 上都支持RPC . 大部分RPC 建立在UDP传输协议之上 . 只有在传输大量数据时才建立TCP 连接 .</text:p>
        <text:p text:style-name="正文缩进">与其他的TCP/IP应用 ( 如FTP 和 Telnet ) 不同 , RPC服务器并不依靠众所周知的端口号来标识自己 , 而是在引导时动态分配端口号 .</text:p>
        <text:p text:style-name="P4"/>
        <text:list text:style-name="WW8Num12">
          <text:list-item>
            <text:p text:style-name="P162"><text:span text:style-name="T5">NFS </text:span><text:span text:style-name="T1">守护进程 </text:span><text:span text:style-name="T5">: </text:span></text:p>
          </text:list-item>
        </text:list>
        <text:p text:style-name="P38"><text:span text:style-name="T1">与许多</text:span><text:span text:style-name="T5">UNIX</text:span><text:span text:style-name="T1">服务一样 </text:span><text:span text:style-name="T5">, NFS </text:span><text:span text:style-name="T1">也是由一系列守护进程实现的 </text:span><text:span text:style-name="T5">. NFS</text:span><text:span text:style-name="T1">守护进程有一部分运行在服务器上 </text:span><text:span text:style-name="T5">, </text:span><text:span text:style-name="T1">一部分运行在客户端 </text:span><text:span text:style-name="T5">, </text:span><text:span text:style-name="T1">还有一些在服务器和客户端上均运行 </text:span><text:span text:style-name="T5">.</text:span></text:p>
        <text:p text:style-name="P37"/>
        <text:p text:style-name="P104"><text:span text:style-name="T5">nfsd ---------- <text:s/></text:span><text:span text:style-name="T1">这是</text:span><text:span text:style-name="T5">NFS </text:span><text:span text:style-name="T1">服务器守护进程 </text:span><text:span text:style-name="T5">. </text:span><text:span text:style-name="T1">它运行在服务器上 </text:span><text:span text:style-name="T5">, </text:span><text:span text:style-name="T1">负责处理和响应客户的请求 </text:span><text:span text:style-name="T5">. nfsd </text:span><text:span text:style-name="T1">一般在系统运行级 </text:span><text:span text:style-name="T5">3 </text:span><text:span text:style-name="T1">时调用 </text:span><text:span text:style-name="T5">. </text:span><text:span text:style-name="T1">为提高性能 </text:span><text:span text:style-name="T5">, </text:span><text:span text:style-name="T1">可同时调用</text:span><text:span text:style-name="T5">nfsd</text:span><text:span text:style-name="T1">的多个实例 </text:span><text:span text:style-name="T5">.</text:span></text:p>
        <text:p text:style-name="P105"/>
        <text:p text:style-name="P104"><text:span text:style-name="T5">biod ----------- </text:span><text:span text:style-name="T1">块输入</text:span><text:span text:style-name="T5">/</text:span><text:span text:style-name="T1">输出守护进程 </text:span><text:span text:style-name="T5">. </text:span><text:span text:style-name="T1">运行在</text:span><text:span text:style-name="T5">NFS</text:span><text:span text:style-name="T1">客户上 </text:span><text:span text:style-name="T5">, </text:span><text:span text:style-name="T1">代表客户进程处理在服务器上读写数据 </text:span><text:span text:style-name="T5">. </text:span><text:span text:style-name="T1">为提高性能 </text:span><text:span text:style-name="T5">, </text:span><text:span text:style-name="T1">可同时调用适当数量的多个</text:span><text:span text:style-name="T5">biod</text:span><text:span text:style-name="T1">实例 </text:span><text:span text:style-name="T5">.</text:span></text:p>
        <text:p text:style-name="P105"/>
        <text:p text:style-name="P104"><text:span text:style-name="T5">mountd --------- </text:span><text:span text:style-name="T1">运行在</text:span><text:span text:style-name="T5">NFS</text:span><text:span text:style-name="T1">服务器上 </text:span><text:span text:style-name="T5">, </text:span><text:span text:style-name="T1">负责处理客户安装请求 </text:span><text:span text:style-name="T5">. NFS </text:span><text:span text:style-name="T1">服务器只运行一个</text:span><text:span text:style-name="T5">mountd </text:span><text:span text:style-name="T1">进程 </text:span><text:span text:style-name="T5">.</text:span></text:p>
        <text:p text:style-name="P105"/>
        <text:p text:style-name="P104"><text:span text:style-name="T5">lockd ------------ </text:span><text:span text:style-name="T1">同时运行在客户和服务器上 </text:span><text:span text:style-name="T5">, </text:span><text:span text:style-name="T1">处理文件锁 </text:span><text:span text:style-name="T5">. </text:span><text:span text:style-name="T1">客户方的</text:span><text:span text:style-name="T5">lockd</text:span><text:span text:style-name="T1">发出请求 </text:span><text:span text:style-name="T5">, </text:span><text:span text:style-name="T1">而服务器上的</text:span><text:span text:style-name="T5">lockd </text:span><text:span text:style-name="T1">处理请求并管理文件锁 </text:span><text:span text:style-name="T5">.</text:span></text:p>
        <text:p text:style-name="P105"/>
        <text:p text:style-name="P104"><text:span text:style-name="T5">statd -------------- </text:span><text:span text:style-name="T1">同时由客户和服务器运行 </text:span><text:span text:style-name="T5">, </text:span><text:span text:style-name="T1">维护当前活动的文件锁的状态 </text:span><text:span text:style-name="T5">. </text:span></text:p>
        <text:p text:style-name="P105"/>
        <text:p text:style-name="P105"/>
        <text:p text:style-name="P163"><text:s/></text:p>
        <text:p text:style-name="P105"/>
        <text:p text:style-name="P105"/>
        <text:p text:style-name="P105"/>
        <text:p text:style-name="P105"/>
        <text:p text:style-name="P38"><text:span text:style-name="T1"><text:s text:c="16"/></text:span><text:span text:style-name="T20">NFS</text:span><text:span text:style-name="T12">服务调用的守护进程列表</text:span></text:p>
        <text:p text:style-name="P164"><draw:line text:anchor-type="char" draw:z-index="15" draw:style-name="gr2" draw:text-style-name="P53" svg:x1="0.5in" svg:y1="0.1083in" svg:x2="5.1252in" svg:y2="0.1083in"><text:p/></draw:line><draw:line text:anchor-type="char" draw:z-index="17" draw:style-name="gr2" draw:text-style-name="P53" svg:x1="2.6252in" svg:y1="0.1083in" svg:x2="2.6252in" svg:y2="1.6248in"><text:p/></draw:line></text:p>
        <text:p text:style-name="P38"><text:span text:style-name="T1"><text:s text:c="7"/></text:span><text:span text:style-name="T5">Client </text:span><text:span text:style-name="T1">守护进程</text:span><text:span text:style-name="T5"><text:tab/><text:tab/><text:tab/><text:tab/> <text:s text:c="6"/>Server </text:span><text:span text:style-name="T1">守护进程</text:span></text:p>
        <text:p text:style-name="P165"><draw:line text:anchor-type="char" draw:z-index="16" draw:style-name="gr2" draw:text-style-name="P53" svg:x1="0.5in" svg:y1="0.1083in" svg:x2="5.1252in" svg:y2="0.1083in"><text:p/></draw:line></text:p>
        <text:p text:style-name="Standard"><text:s text:c="14"/>Biod<text:tab/><text:tab/><text:tab/><text:tab/><text:tab/> <text:s text:c="14"/>nfsd</text:p>
        <text:p text:style-name="Standard"><text:s text:c="14"/>Lockd<text:tab/><text:tab/><text:tab/><text:tab/><text:tab/><text:tab/><text:tab/><text:tab/> <text:s text:c="2"/>lockd</text:p>
        <text:p text:style-name="Standard"><text:s text:c="14"/>Statd<text:tab/><text:tab/><text:tab/><text:tab/><text:tab/><text:tab/><text:tab/><text:tab/> <text:s text:c="2"/>statd</text:p>
        <text:p text:style-name="Standard"><draw:line text:anchor-type="char" draw:z-index="18" draw:style-name="gr2" draw:text-style-name="P53" svg:x1="0.5in" svg:y1="0.3252in" svg:x2="5.1252in" svg:y2="0.3252in"><text:p/></draw:line> <text:s text:c="11"/><text:tab/><text:tab/><text:tab/><text:tab/><text:tab/><text:tab/><text:tab/><text:tab/><text:tab/><text:tab/> <text:s text:c="2"/>mountd<text:tab/><text:tab/><text:tab/><text:tab/><text:tab/><text:tab/><text:tab/><text:tab/><text:tab/><text:tab/></text:p>
        <text:p text:style-name="Standard"><text:s/></text:p>
        <text:p text:style-name="Standard"/>
        <text:p text:style-name="Index_20_1"/>
        <text:list text:style-name="WW8Num72">
          <text:list-item>
            <text:p text:style-name="P166"><text:span text:style-name="T1">建立</text:span><text:span text:style-name="T5">NFS</text:span><text:span text:style-name="T1">服务器 </text:span><text:span text:style-name="T5">:</text:span></text:p>
          </text:list-item>
        </text:list>
        <text:p text:style-name="Standard"/>
        <text:list text:style-name="WW8Num7">
          <text:list-item>
            <text:p text:style-name="P167"><text:span text:style-name="T1">在</text:span><text:span text:style-name="T5">SVR4 ( </text:span><text:span text:style-name="T1">包括</text:span><text:span text:style-name="T5">Solaris 2.x ) </text:span><text:span text:style-name="T1">上建立</text:span><text:span text:style-name="T5">NFS .</text:span></text:p>
          </text:list-item>
        </text:list>
        <text:p text:style-name="Standard"/>
        <text:p text:style-name="P105">share <text:s/>[-F nfs] <text:s/>[-o options] <text:s/>[-d description] <text:s/>pathname </text:p>
        <text:p text:style-name="P104"><text:span text:style-name="T5">pathname </text:span><text:span text:style-name="T1">为要共享的路径名 </text:span><text:span text:style-name="T5">.</text:span></text:p>
        <text:p text:style-name="P105"/>
        <text:p text:style-name="P104"><text:span text:style-name="T1">例 </text:span><text:span text:style-name="T5">: </text:span></text:p>
        <text:p text:style-name="P105"># share –F nfs –o rw, ro=saturn –d “just an example” /efs </text:p>
        <text:p text:style-name="P105"/>
        <text:p text:style-name="P104"><text:span text:style-name="T1"><text:s/>要查询哪个文件系统被共享 </text:span><text:span text:style-name="T5">, </text:span><text:span text:style-name="T1">只要执行</text:span><text:span text:style-name="T5">share </text:span><text:span text:style-name="T1">命令 </text:span><text:span text:style-name="T5">.</text:span></text:p>
        <text:p text:style-name="P105"># share </text:p>
        <text:p text:style-name="P105"/>
        <text:p text:style-name="P105"/>
        <text:p text:style-name="P104"><text:span text:style-name="T1">若要在引导时输出文件系统 </text:span><text:span text:style-name="T5">, </text:span><text:span text:style-name="T1">只需编辑 </text:span><text:span text:style-name="T5">/etc/dfs/dfstab </text:span><text:span text:style-name="T1">文件 </text:span><text:span text:style-name="T5">.</text:span></text:p>
        <text:p text:style-name="P104"><text:span text:style-name="T1">例 </text:span><text:span text:style-name="T5">:</text:span></text:p>
        <text:p text:style-name="P104"><text:span text:style-name="T5">/etc/dfs/dfstab </text:span><text:span text:style-name="T1">文件内容如下 </text:span><text:span text:style-name="T5">:</text:span></text:p>
        <text:p text:style-name="P105">share –F nfs /nfs</text:p>
        <text:p text:style-name="P105">share –F nfs rw , ro=satrun /efs </text:p>
        <text:p text:style-name="P104"><text:span text:style-name="T1">当系统进入运行级别 </text:span><text:span text:style-name="T5">3 </text:span><text:span text:style-name="T1">时 </text:span><text:span text:style-name="T5">, /etc/dfs/dfstab <text:s/></text:span><text:span text:style-name="T1">内容被读出共享 </text:span><text:span text:style-name="T5">. </text:span></text:p>
        <text:p text:style-name="P104"><text:span text:style-name="T5">shareall </text:span><text:span text:style-name="T1">命令可使 </text:span><text:span text:style-name="T5">/etc/dfs/dfstab </text:span><text:span text:style-name="T1">文件立即生效 </text:span><text:span text:style-name="T5">.</text:span></text:p>
        <text:p text:style-name="P105"/>
        <text:p text:style-name="P163"><text:s/></text:p>
        <text:list text:style-name="WW8Num7" text:continue-numbering="true">
          <text:list-item>
            <text:p text:style-name="P167"><text:span text:style-name="T1">在</text:span><text:span text:style-name="T5">BSD</text:span><text:span text:style-name="T1">中建立</text:span><text:span text:style-name="T5">NFS :</text:span></text:p>
          </text:list-item>
        </text:list>
        <text:p text:style-name="P104"><text:span text:style-name="T5">BSD UNIX </text:span><text:span text:style-name="T1">系统依靠 </text:span><text:span text:style-name="T5">/etc/exports </text:span><text:span text:style-name="T1">文件来控制共享的目录 </text:span><text:span text:style-name="T5">. /etc/exports </text:span><text:span text:style-name="T1">文件中的项必须遵循下面的语法 </text:span><text:span text:style-name="T5">:</text:span></text:p>
        <text:p text:style-name="P105">Pathname <text:s/>[ -option ] <text:s/>[ , option ] ……</text:p>
        <text:p text:style-name="P104"><text:span text:style-name="T5">Pathname </text:span><text:span text:style-name="T1">为要输出的目录的路径名 </text:span><text:span text:style-name="T5">, option </text:span><text:span text:style-name="T1">说明与访问有关的特权 </text:span><text:span text:style-name="T5">.</text:span></text:p>
        <text:p text:style-name="P105"/>
        <text:p text:style-name="P105"/>
        <text:list text:style-name="WW8Num71">
          <text:list-item>
            <text:p text:style-name="P168"><text:span text:style-name="T1">建立</text:span><text:span text:style-name="T5">NFS</text:span><text:span text:style-name="T1">客户 </text:span><text:span text:style-name="T5">:</text:span></text:p>
          </text:list-item>
        </text:list>
        <text:p text:style-name="P105"/>
        <text:p text:style-name="P104"><text:span text:style-name="T1">客户端用户访问</text:span><text:span text:style-name="T5">NFS</text:span><text:span text:style-name="T1">服务器上的 共享目录之前 </text:span><text:span text:style-name="T5">, </text:span><text:span text:style-name="T1">必须执行安装 </text:span><text:span text:style-name="T5">( mount ) </text:span><text:span text:style-name="T1">命令 </text:span><text:span text:style-name="T5">.</text:span></text:p>
        <text:p text:style-name="P105"/>
        <text:p text:style-name="P105"/>
        <text:p text:style-name="Standard"><text:s text:c="6"/>mount -t type [-rv] -o [option] <text:s/>server:pathname <text:s/>mount_point</text:p>
        <text:p text:style-name="Standard"/>
        <text:p text:style-name="Standard"><text:s text:c="5"/>MOUNT :</text:p>
        <text:p text:style-name="Standard"><text:s text:c="11"/>mount -a <text:s text:c="4"/>把/etc/fstab 中所列的路径全部挂上</text:p>
        <text:p text:style-name="Standard"/>
        <text:p text:style-name="Standard"><text:s text:c="11"/>mount -o ro,soft,bg dancer:/usr/local /usr/local/dancer</text:p>
        <text:p text:style-name="Standard"/>
        <text:p text:style-name="Standard"><text:s text:c="10"/>把dancer server 的/usr/local mount到 client的</text:p>
        <text:p text:style-name="Standard"><text:s text:c="10"/>/usr/local/dancer 并且是read only</text:p>
        <text:p text:style-name="Index_20_1"/>
        <text:p text:style-name="Standard"><text:s text:c="10"/>-t type : 你所要mount的型别, 如 nfs or 4.2</text:p>
        <text:p text:style-name="Standard"><text:s text:c="14"/>-r <text:s/>: 所mount的路径定为read only</text:p>
        <text:p text:style-name="Standard"><text:s text:c="14"/>-v <text:s/>: mount过程的每一个动作,都有messages 传回到萤幕上</text:p>
        <text:p text:style-name="Standard"><text:s text:c="13"/>hard : 重复要求,直到server回应为止,但如server一直不回应</text:p>
        <text:p text:style-name="Standard"><text:s text:c="19"/>the server may be down !</text:p>
        <text:p text:style-name="Standard"><text:s text:c="13"/>soft : 当client的请求得不到回应,retry one time 後 传回</text:p>
        <text:p text:style-name="Standard"><text:s text:c="19"/>error message</text:p>
        <text:p text:style-name="Standard"><text:s text:c="13"/>bg <text:s text:c="2"/>: 当第一次请求不成功,第二次的mount将放到背景执行</text:p>
        <text:p text:style-name="Standard"><text:s text:c="13"/>fg <text:s text:c="2"/>: retries mount 都一直在提示符号下进行</text:p>
        <text:p text:style-name="Standard"><text:s text:c="12"/>intr <text:s/>: 当正在进行 NFS 请求时,允许用键盘中断</text:p>
        <text:p text:style-name="P105"/>
        <text:p text:style-name="P104"><text:span text:style-name="T1">查询文件系统已被安装 </text:span><text:span text:style-name="T5">, </text:span><text:span text:style-name="T1">运行命令 </text:span><text:span text:style-name="T5">mount <text:s/>:</text:span></text:p>
        <text:p text:style-name="P105">#mount </text:p>
        <text:p text:style-name="P105"/>
        <text:p text:style-name="P105"/>
        <text:list text:style-name="WW8Num15">
          <text:list-item>
            <text:p text:style-name="P169"><text:span text:style-name="T5">SVR4</text:span><text:span text:style-name="T1">允许在 </text:span><text:span text:style-name="T5">/etc/dfs/dfstab </text:span><text:span text:style-name="T1">中定义的目录被自动共享 </text:span><text:span text:style-name="T5">, </text:span><text:span text:style-name="T1">在引导时输出 </text:span><text:span text:style-name="T5">. </text:span><text:span text:style-name="T1">还允许使用 </text:span><text:span text:style-name="T5">/etc/vfstab <text:s/></text:span><text:span text:style-name="T1">文件中的项自动安装远程文件系统资源 </text:span><text:span text:style-name="T5">.</text:span></text:p>
          </text:list-item>
        </text:list>
        <text:p text:style-name="P105"/>
        <text:list text:style-name="WW8Num56">
          <text:list-item>
            <text:p text:style-name="P170"><text:span text:style-name="T1">启动</text:span><text:span text:style-name="T5">NFS</text:span><text:span text:style-name="T1">服务 </text:span><text:span text:style-name="T5">:</text:span></text:p>
          </text:list-item>
        </text:list>
        <text:p text:style-name="P163"><text:s/></text:p>
        <text:list text:style-name="WW8Num128">
          <text:list-item>
            <text:p text:style-name="P171"><text:span text:style-name="T1">在</text:span><text:span text:style-name="T5">SVR4</text:span><text:span text:style-name="T1">中启动</text:span><text:span text:style-name="T5">NFS :</text:span></text:p>
          </text:list-item>
        </text:list>
        <text:p text:style-name="Standard"><text:s text:c="3"/>下面命令可在客户机和服务器上人工启动NFS :</text:p>
        <text:p text:style-name="P105"># /etc/init.d/nfs <text:s/>start</text:p>
        <text:p text:style-name="P105"/>
        <text:list text:style-name="WW8Num128" text:continue-numbering="true">
          <text:list-item>
            <text:p text:style-name="P171"><text:span text:style-name="T1">在</text:span><text:span text:style-name="T5">Solaris 2.x </text:span><text:span text:style-name="T1">中启动</text:span><text:span text:style-name="T5">NFS :</text:span></text:p>
          </text:list-item>
        </text:list>
        <text:p text:style-name="P28"><text:span text:style-name="T1">下面命令可在客户机和服务器上人工启动</text:span><text:span text:style-name="T5">NFS :</text:span></text:p>
        <text:p text:style-name="P28"><text:span text:style-name="T1">客户机 </text:span><text:span text:style-name="T5">:</text:span></text:p>
        <text:p text:style-name="P108"># /etc/init.d/nfs.client <text:s/>start</text:p>
        <text:p text:style-name="P28"><text:span text:style-name="T1">服务器 </text:span><text:span text:style-name="T5">:</text:span></text:p>
        <text:p text:style-name="P108"># /etc/init.d/nfs.server <text:s/>start</text:p>
        <text:p text:style-name="Standard"/>
        <text:list text:style-name="WW8Num40">
          <text:list-item>
            <text:p text:style-name="P172"><text:span text:style-name="T1">手工取消文件系统的安装和共享 </text:span><text:span text:style-name="T5">:</text:span></text:p>
          </text:list-item>
        </text:list>
        <text:p text:style-name="Standard"/>
        <text:p text:style-name="P105"># umount mount_point</text:p>
        <text:p text:style-name="Standard"><text:s text:c="5"/>mount_point <text:s/>是NFS文件系统的安装点 .</text:p>
        <text:p text:style-name="Standard"/>
        <text:p text:style-name="P28"><text:span text:style-name="T5">#umount -a <text:s text:c="5"/></text:span><text:span text:style-name="T1">卸下所有已经</text:span><text:span text:style-name="T5">mount</text:span><text:span text:style-name="T1">上的路径 </text:span><text:span text:style-name="T5">.</text:span></text:p>
        <text:p text:style-name="P108"/>
        <text:p text:style-name="Standard"/>
        <text:p text:style-name="Standard"/>
        <text:list text:style-name="WW8Num47" text:continue-numbering="true">
          <text:list-item>
            <text:p text:style-name="P173">网络配置及命令 。</text:p>
          </text:list-item>
        </text:list>
        <text:p text:style-name="Heading_20_5"><text:s text:c="2"/>( 1 )<text:span text:style-name="T18"> </text:span><text:span text:style-name="T23">基本参数的配置 ：</text:span></text:p>
        <text:p text:style-name="Heading_20_3"><text:s text:c="3"/><text:span text:style-name="T24"># 主机名、IP地址 ： ( 以IRIX 6.5 为例 )</text:span></text:p>
        <text:p text:style-name="普通文字">a. 在 /etc/hosts文件中，修改主机IP地址及主机名。</text:p>
        <text:p text:style-name="普通文字">b. 在/etc/sys_id文件中，修改主机名。</text:p>
        <text:p text:style-name="普通文字">c. 修改缺省的子网掩码,生成并编辑/etc/config/ifconfig-1.options,加入</text:p>
        <text:p text:style-name="普通文字"><text:s text:c="3"/>netmask 十六进制的掩码</text:p>
        <text:p text:style-name="普通文字">d. 加入网关。在/etc/config目录下编辑文件static-route.options,加入</text:p>
        <text:p text:style-name="普通文字"><text:s text:c="3"/>$ROUTE $QUIET add net default &lt;网关IP地址&gt;</text:p>
        <text:p text:style-name="普通文字"><text:s text:c="3"/></text:p>
        <text:p text:style-name="普通文字"><text:s text:c="3"/>或，在目录下/etc/rc2.d生成并编辑S99route文件：</text:p>
        <text:p text:style-name="普通文字"><text:s text:c="3"/>/usr/bin/router add default &lt;网关IP地址&gt; 1</text:p>
        <text:p text:style-name="普通文字"><text:s text:c="3"/>改变文件的属性为755。</text:p>
        <text:p text:style-name="普通文字">e. 生成shadow文件 <text:s text:c="8"/>#pwconv</text:p>
        <text:p text:style-name="普通文字">f. 系统开机自动启动 <text:s text:c="5"/>#nvram AutoLoad y</text:p>
        <text:p text:style-name="普通文字"><text:s text:c="2"/>g. 自动重配核心 <text:s text:c="8"/>#autoconfig -f</text:p>
        <text:p text:style-name="普通文字"><text:s text:c="6"/>h. 重启系统<text:span text:style-name="T1"> <text:s text:c="8"/></text:span><text:span text:style-name="T5">#reboot</text:span></text:p>
        <text:p text:style-name="P4"/>
        <text:p text:style-name="正文缩进"/>
        <text:p text:style-name="Heading_20_5"><text:s text:c="2"/>( 2 ) <text:span text:style-name="T18">配置网络 :</text:span></text:p>
        <text:list text:style-name="WW8Num50">
          <text:list-item>
            <text:p text:style-name="P174"><text:span text:style-name="T20">TCP/IP</text:span><text:span text:style-name="T12">配置文件 ：</text:span></text:p>
          </text:list-item>
        </text:list>
        <text:list text:style-name="WW8Num90">
          <text:list-item>
            <text:p text:style-name="P175">/etc/hosts :</text:p>
          </text:list-item>
        </text:list>
        <text:p text:style-name="P40"><text:span text:style-name="T14"><text:s text:c="4"/></text:span><text:span text:style-name="T5">/etc/hosts</text:span><text:span text:style-name="T1">文件是主机数据库，它包含主机名、</text:span><text:span text:style-name="T5">IP</text:span><text:span text:style-name="T1">地址、主机别名。</text:span><text:span text:style-name="T5">/etc/hosts</text:span><text:span text:style-name="T1">是</text:span><text:span text:style-name="T5">ASCII</text:span><text:span text:style-name="T1">文件，允许管理员使用文本编辑器修改。下面是一个样本文件：</text:span></text:p>
        <text:p text:style-name="正文缩进"># <text:s/>IP address-hostname database (see hosts(4) for more information).</text:p>
        <text:p text:style-name="正文缩进"># Default IP address for a new IRIS. It should be changed immediately to</text:p>
        <text:p text:style-name="正文缩进"># the address appropriate for your network.</text:p>
        <text:p text:style-name="正文缩进"># (The '192.0.2' network number is the officially blessed 'test' network.)</text:p>
        <text:p text:style-name="P68"><text:s text:c="4"/></text:p>
        <text:p text:style-name="正文缩进">10.68.32.6 <text:s text:c="4"/>DATA</text:p>
        <text:p text:style-name="正文缩进">10.68.32.4 <text:s text:c="4"/>email</text:p>
        <text:p text:style-name="正文缩进"># This entry must be present or the system will not work.</text:p>
        <text:list text:style-name="WW8Num100">
          <text:list-item>
            <text:list>
              <text:list-item>
                <text:list>
                  <text:list-item>
                    <text:list>
                      <text:list-item>
                        <text:p text:style-name="P176">localhost </text:p>
                      </text:list-item>
                    </text:list>
                  </text:list-item>
                </text:list>
              </text:list-item>
            </text:list>
          </text:list-item>
        </text:list>
        <text:p text:style-name="P40"><text:span text:style-name="T1">注意：不要删除</text:span><text:span text:style-name="T5">localhost</text:span><text:span text:style-name="T1">，操作系统的许多重要程序依赖于它。</text:span></text:p>
        <text:p text:style-name="P22"/>
        <text:p text:style-name="P22"/>
        <text:list text:style-name="WW8Num98">
          <text:list-item>
            <text:p text:style-name="P177">/etc/networks :</text:p>
          </text:list-item>
        </text:list>
        <text:p text:style-name="P104"><text:span text:style-name="T15">/etc/networks </text:span><text:span text:style-name="T1">文件在功能上与</text:span><text:span text:style-name="T14"> </text:span><text:span text:style-name="T15">/etc/hosts </text:span><text:span text:style-name="T1">文件相同 。不过它包含的是网络名字到网络</text:span><text:span text:style-name="T5">IP</text:span><text:span text:style-name="T1">地址的映射而不是主机名 。也可以选择性的包括别名 。</text:span></text:p>
        <text:p text:style-name="P178"/>
        <text:p text:style-name="P105">#ident <text:s/>"@(#)networks <text:s text:c="2"/>1.4 <text:s text:c="4"/>92/07/14 SMI" <text:s text:c="2"/>/* SVr4.0 1.1 <text:s text:c="2"/>*/</text:p>
        <text:p text:style-name="P105"># The networks file associates Internet Protocol (IP) network numbers</text:p>
        <text:p text:style-name="P105"># with network names. <text:s/>The format of this file is:</text:p>
        <text:p text:style-name="P105"># <text:s text:c="6"/>network-name <text:s text:c="3"/>network-number <text:s/>nicnames . . .</text:p>
        <text:p text:style-name="P105"># The loopback network is used only for intra-machine communication</text:p>
        <text:p text:style-name="P105">#</text:p>
        <text:p text:style-name="P105">loopback <text:s text:c="7"/>127</text:p>
        <text:p text:style-name="P105"/>
        <text:p text:style-name="P105"># Internet networks</text:p>
        <text:p text:style-name="P105">#</text:p>
        <text:p text:style-name="P105">arpanet <text:s text:c="8"/>10 <text:s text:c="13"/>arpa <text:s text:c="3"/># Historical</text:p>
        <text:p text:style-name="P22"/>
        <text:p text:style-name="P179"/>
        <text:p text:style-name="P179"/>
        <text:list text:style-name="WW8Num41">
          <text:list-item>
            <text:p text:style-name="P180">/etc/services :</text:p>
          </text:list-item>
        </text:list>
        <text:p text:style-name="P22"/>
        <text:p text:style-name="Standard"><text:span text:style-name="T24"><text:s text:c="2"/></text:span><text:s/>每一个TCP/IP 应用层的服务 ( 如 ：FTP ，Telnet和rlogin ) 都在传输层具有一个端 口号 。 /etc/services 数据库包含了每个能识别出的服务协议对应的静态端口号 。</text:p>
        <text:p text:style-name="Standard"/>
        <text:p text:style-name="Standard">#ident <text:s/>"@(#)services <text:s text:c="2"/>1.16 <text:s text:c="3"/>97/05/12 SMI" <text:s text:c="2"/>/* SVr4.0 1.8 <text:s text:c="2"/>*/</text:p>
        <text:p text:style-name="Standard">#</text:p>
        <text:p text:style-name="Standard"># Network services, Internet style</text:p>
        <text:p text:style-name="Standard">#</text:p>
        <text:p text:style-name="Standard">tcpmux <text:s text:c="9"/>1/tcp</text:p>
        <text:p text:style-name="Standard">echo <text:s text:c="11"/>7/tcp</text:p>
        <text:p text:style-name="Standard">echo <text:s text:c="11"/>7/udp</text:p>
        <text:p text:style-name="Standard">discard <text:s text:c="8"/>9/tcp <text:s text:c="10"/>sink null</text:p>
        <text:p text:style-name="Standard">discard <text:s text:c="8"/>9/udp <text:s text:c="10"/>sink null</text:p>
        <text:p text:style-name="Standard">systat <text:s text:c="9"/>11/tcp <text:s text:c="9"/>users</text:p>
        <text:p text:style-name="Standard">daytime <text:s text:c="8"/>13/tcp</text:p>
        <text:p text:style-name="Standard">daytime <text:s text:c="8"/>13/udp</text:p>
        <text:p text:style-name="Standard">netstat <text:s text:c="8"/>15/tcp</text:p>
        <text:p text:style-name="Standard">chargen <text:s text:c="8"/>19/tcp <text:s text:c="9"/>ttytst source</text:p>
        <text:p text:style-name="Standard">chargen <text:s text:c="8"/>19/udp <text:s text:c="9"/>ttytst source</text:p>
        <text:p text:style-name="Standard">ftp-data <text:s text:c="7"/>20/tcp</text:p>
        <text:p text:style-name="Standard">ftp <text:s text:c="12"/>21/tcp</text:p>
        <text:p text:style-name="Standard">telnet <text:s text:c="9"/>23/tcp</text:p>
        <text:p text:style-name="Standard">smtp <text:s text:c="11"/>25/tcp <text:s text:c="9"/>mail</text:p>
        <text:p text:style-name="Standard">time <text:s text:c="11"/>37/tcp <text:s text:c="9"/>timserver</text:p>
        <text:p text:style-name="Standard">time <text:s text:c="11"/>37/udp <text:s text:c="9"/>timserver</text:p>
        <text:p text:style-name="Standard">name <text:s text:c="11"/>42/udp <text:s text:c="9"/>nameserver</text:p>
        <text:p text:style-name="Standard">--More--(20%)</text:p>
        <text:p text:style-name="Standard"/>
        <text:p text:style-name="Standard">name <text:s text:c="11"/>42/udp <text:s text:c="9"/>nameserver</text:p>
        <text:p text:style-name="Standard">whois <text:s text:c="10"/>43/tcp <text:s text:c="9"/>nicname <text:s text:c="8"/># usually to sri-nic</text:p>
        <text:p text:style-name="Standard">domain <text:s text:c="9"/>53/udp</text:p>
        <text:p text:style-name="Standard">domain <text:s text:c="9"/>53/tcp</text:p>
        <text:p text:style-name="Standard">bootps <text:s text:c="9"/>67/udp <text:s text:c="25"/># BOOTP/DHCP server</text:p>
        <text:p text:style-name="Standard">bootpc <text:s text:c="9"/>68/udp <text:s text:c="25"/># BOOTP/DHCP client</text:p>
        <text:p text:style-name="Standard">hostnames <text:s text:c="6"/>101/tcp <text:s text:c="8"/>hostname <text:s text:c="7"/># usually to sri-nic</text:p>
        <text:p text:style-name="Standard">sunrpc <text:s text:c="9"/>111/udp <text:s text:c="8"/>rpcbind</text:p>
        <text:p text:style-name="Standard">sunrpc <text:s text:c="9"/>111/tcp <text:s text:c="8"/>rpcbind</text:p>
        <text:p text:style-name="Standard">#</text:p>
        <text:p text:style-name="Standard"># Host specific functions</text:p>
        <text:p text:style-name="Standard">#</text:p>
        <text:p text:style-name="Standard">tftp <text:s text:c="11"/>69/udp</text:p>
        <text:p text:style-name="Standard">rje <text:s text:c="12"/>77/tcp</text:p>
        <text:p text:style-name="Standard">finger <text:s text:c="9"/>79/tcp</text:p>
        <text:p text:style-name="Standard">link <text:s text:c="11"/>87/tcp <text:s text:c="9"/>ttylink</text:p>
        <text:p text:style-name="Standard">supdup <text:s text:c="9"/>95/tcp</text:p>
        <text:p text:style-name="Standard">iso-tsap <text:s text:c="7"/>102/tcp</text:p>
        <text:p text:style-name="Standard">x400 <text:s text:c="11"/>103/tcp <text:s text:c="24"/># ISO Mail</text:p>
        <text:p text:style-name="Standard">x400-snd <text:s text:c="7"/>104/tcp</text:p>
        <text:p text:style-name="Standard">csnet-ns <text:s text:c="7"/>105/tcp</text:p>
        <text:p text:style-name="Standard">pop-2 <text:s text:c="10"/>109/tcp <text:s text:c="24"/># Post Office</text:p>
        <text:p text:style-name="Standard">pop-3 <text:s text:c="10"/>110/tcp <text:s text:c="24"/># Post Office 3</text:p>
        <text:p text:style-name="Standard"/>
        <text:p text:style-name="Standard">…………..</text:p>
        <text:p text:style-name="Standard"/>
        <text:p text:style-name="Standard"/>
        <text:p text:style-name="Standard"/>
        <text:list text:style-name="WW8Num27">
          <text:list-item>
            <text:p text:style-name="P181">/etc/protocols :</text:p>
          </text:list-item>
        </text:list>
        <text:p text:style-name="P22"/>
        <text:p text:style-name="P104"><text:span text:style-name="T15">IP</text:span><text:span text:style-name="T5"> <text:s/></text:span><text:span text:style-name="T1">协议头中包含了一个协议域 。该域中包含了一个用来唯一的标识</text:span><text:span text:style-name="T5">IP</text:span><text:span text:style-name="T1">协议服务用户的号码 ，称为协议号 。协议号的功能与端口号相似 ，它帮助</text:span><text:span text:style-name="T5">IP</text:span><text:span text:style-name="T1">将数据路由到相应的用户协议 。</text:span></text:p>
        <text:p text:style-name="P178"/>
        <text:p text:style-name="P105">#ident <text:s/>"@(#)protocols <text:s/>1.4 <text:s text:c="4"/>97/05/16 SMI" <text:s text:c="2"/>/* SVr4.0 1.1 <text:s text:c="2"/>*/</text:p>
        <text:p text:style-name="P105"># Internet (IP) protocols</text:p>
        <text:p text:style-name="P105">ip <text:s text:c="5"/>0 <text:s text:c="6"/>IP <text:s text:c="5"/># internet protocol, pseudo protocol number</text:p>
        <text:p text:style-name="P105">icmp <text:s text:c="3"/>1 <text:s text:c="6"/>ICMP <text:s text:c="3"/># internet control message protocol</text:p>
        <text:p text:style-name="P105">ggp <text:s text:c="4"/>3 <text:s text:c="6"/>GGP <text:s text:c="4"/># gateway-gateway protocol</text:p>
        <text:p text:style-name="P105">tcp <text:s text:c="4"/>6 <text:s text:c="6"/>TCP <text:s text:c="4"/># transmission control protocol</text:p>
        <text:p text:style-name="P105">egp <text:s text:c="4"/>8 <text:s text:c="6"/>EGP <text:s text:c="4"/># exterior gateway protocol</text:p>
        <text:p text:style-name="P105">pup <text:s text:c="4"/>12 <text:s text:c="5"/>PUP <text:s text:c="4"/># PARC universal packet protocol</text:p>
        <text:p text:style-name="P105">udp <text:s text:c="4"/>17 <text:s text:c="5"/>UDP <text:s text:c="4"/># user datagram protocol</text:p>
        <text:p text:style-name="P105">hmp <text:s text:c="4"/>20 <text:s text:c="5"/>HMP <text:s text:c="4"/># host monitoring protocol</text:p>
        <text:p text:style-name="P105">xns-idp 22 <text:s text:c="5"/>XNS-IDP # Xerox NS IDP</text:p>
        <text:p text:style-name="P105">rdp <text:s text:c="4"/>27 <text:s text:c="5"/>RDP <text:s text:c="4"/># "reliable datagram" protocol</text:p>
        <text:p text:style-name="P105"/>
        <text:p text:style-name="P105"># Internet (IPv6) extension headers</text:p>
        <text:p text:style-name="P105">#</text:p>
        <text:p text:style-name="P105">ipv6 <text:s text:c="11"/>41 <text:s text:c="5"/>IPv6 <text:s text:c="11"/># IPv6 in IP encapsulation</text:p>
        <text:p text:style-name="P105">ipv6-route <text:s text:c="5"/>43 <text:s text:c="5"/>IPv6-Route <text:s text:c="5"/># Routing header for IPv6</text:p>
        <text:p text:style-name="P105">ipv6-frag <text:s text:c="6"/>44 <text:s text:c="5"/>IPv6-Frag <text:s text:c="6"/># Fragment header for IPv6</text:p>
        <text:p text:style-name="P105">--More--(71%)</text:p>
        <text:p text:style-name="P105">esp <text:s text:c="12"/>50 <text:s text:c="5"/>ESP <text:s text:c="12"/># Encap Security Payload for IPv6</text:p>
        <text:p text:style-name="P105">ah <text:s text:c="13"/>51 <text:s text:c="5"/>AH <text:s text:c="13"/># Authentication Header for IPv6</text:p>
        <text:p text:style-name="P105">ipv6-icmp <text:s text:c="6"/>58 <text:s text:c="5"/>IPv6-ICMP <text:s text:c="6"/># IPv6 internet control message protocol</text:p>
        <text:p text:style-name="P105">ipv6-nonxt <text:s text:c="5"/>59 <text:s text:c="5"/>IPv6-NoNxt <text:s text:c="5"/># No next header extension header for IP</text:p>
        <text:p text:style-name="P105">v6</text:p>
        <text:p text:style-name="P105">ipv6-opts <text:s text:c="6"/>60 <text:s text:c="5"/>IPv6-Opts <text:s text:c="6"/># Destination Options for IPv6</text:p>
        <text:p text:style-name="P105"/>
        <text:p text:style-name="P105"/>
        <text:list text:style-name="WW8Num151">
          <text:list-item>
            <text:p text:style-name="P182">/etc/inet/inetd.conf :</text:p>
          </text:list-item>
        </text:list>
        <text:p text:style-name="P22"/>
        <text:p text:style-name="P104"><text:span text:style-name="T5">UNIX</text:span><text:span text:style-name="T1">并非让每种服务的守护进程都在自己的端口上等待请求 ， 而是将代表各个服务守护进程等待请求的任务交给一个叫作</text:span><text:span text:style-name="T5">inetd</text:span><text:span text:style-name="T1">的服务器 。这样可以大大减少对系统资源的要求 。只有当 </text:span><text:span text:style-name="T5">inetd</text:span><text:span text:style-name="T1">发现一个服务请求时 ，它才调用该服务的守护进程 。</text:span><text:span text:style-name="T5">/etc/inetd/inetd.conf </text:span><text:span text:style-name="T1">配置文件允许</text:span><text:span text:style-name="T5">inetd</text:span><text:span text:style-name="T1">在启动时决定自己将代表哪些服务等待服务请求 。</text:span></text:p>
        <text:p text:style-name="P105"/>
        <text:p text:style-name="Standard"><text:span text:style-name="T25"><text:s text:c="3"/></text:span><text:span text:style-name="T26">#ident <text:s/>"@(#)inetd.conf 1.27 <text:s text:c="3"/>96/09/24 SMI" <text:s text:c="2"/>/* SVr4.0 1.5 <text:s text:c="2"/>*/</text:span></text:p>
        <text:p text:style-name="P179">#</text:p>
        <text:p text:style-name="P179">#</text:p>
        <text:p text:style-name="P179">#</text:p>
        <text:p text:style-name="P179"># Configuration file for inetd(1M). <text:s/>See inetd.conf(4).</text:p>
        <text:p text:style-name="P179">#</text:p>
        <text:p text:style-name="P179"># To re-configure the running inetd process, edit this file, then</text:p>
        <text:p text:style-name="P179"># send the inetd process a SIGHUP.</text:p>
        <text:p text:style-name="P179">#</text:p>
        <text:p text:style-name="P179"># Syntax for socket-based Internet services:</text:p>
        <text:p text:style-name="P179"># <text:s/>&lt;service_name&gt; &lt;socket_type&gt; &lt;proto&gt; &lt;flags&gt; &lt;user&gt; &lt;server_pathname&gt; &lt;args&gt;</text:p>
        <text:p text:style-name="P179">#</text:p>
        <text:p text:style-name="P179"># Syntax for TLI-based Internet services:</text:p>
        <text:p text:style-name="P179">#</text:p>
        <text:p text:style-name="P179"># <text:s/>&lt;service_name&gt; tli &lt;proto&gt; &lt;flags&gt; &lt;user&gt; &lt;server_pathname&gt; &lt;args&gt;</text:p>
        <text:p text:style-name="P179">#</text:p>
        <text:p text:style-name="P179"># Ftp and telnet are standard Internet services.</text:p>
        <text:p text:style-name="P179">#</text:p>
        <text:p text:style-name="P179">ftp <text:s text:c="4"/>stream <text:s/>tcp <text:s text:c="4"/>nowait <text:s/>root <text:s text:c="3"/>/usr/sbin/in.ftpd <text:s text:c="6"/>in.ftpd</text:p>
        <text:p text:style-name="P179">telnet <text:s/>stream <text:s/>tcp <text:s text:c="4"/>nowait <text:s/>root <text:s text:c="3"/>/usr/sbin/in.telnetd <text:s text:c="3"/>in.telnetd</text:p>
        <text:p text:style-name="P179">#</text:p>
        <text:p text:style-name="P179"># Tnamed serves the obsolete IEN-116 name server protocol.</text:p>
        <text:p text:style-name="P179">--More--(13%)</text:p>
        <text:p text:style-name="P179"># Tnamed serves the obsolete IEN-116 name server protocol.</text:p>
        <text:p text:style-name="P179">#</text:p>
        <text:p text:style-name="P179">name <text:s text:c="3"/>dgram <text:s text:c="2"/>udp <text:s text:c="4"/>wait <text:s text:c="3"/>root <text:s text:c="3"/>/usr/sbin/in.tnamed <text:s text:c="4"/>in.tnamed</text:p>
        <text:p text:style-name="P179">#</text:p>
        <text:p text:style-name="P179"># Shell, login, exec, comsat and talk are BSD protocols.</text:p>
        <text:p text:style-name="P179">#</text:p>
        <text:p text:style-name="P179">shell <text:s text:c="2"/>stream <text:s/>tcp <text:s text:c="4"/>nowait <text:s/>root <text:s text:c="3"/>/usr/sbin/in.rshd <text:s text:c="6"/>in.rshd</text:p>
        <text:p text:style-name="P179">login <text:s text:c="2"/>stream <text:s/>tcp <text:s text:c="4"/>nowait <text:s/>root <text:s text:c="3"/>/usr/sbin/in.rlogind <text:s text:c="3"/>in.rlogind</text:p>
        <text:p text:style-name="P179">exec <text:s text:c="3"/>stream <text:s/>tcp <text:s text:c="4"/>nowait <text:s/>root <text:s text:c="3"/>/usr/sbin/in.rexecd <text:s text:c="4"/>in.rexecd</text:p>
        <text:p text:style-name="P179">comsat <text:s/>dgram <text:s text:c="2"/>udp <text:s text:c="4"/>wait <text:s text:c="3"/>root <text:s text:c="3"/>/usr/sbin/in.comsat <text:s text:c="4"/>in.comsat</text:p>
        <text:p text:style-name="P179">talk <text:s text:c="3"/>dgram <text:s text:c="2"/>udp <text:s text:c="4"/>wait <text:s text:c="3"/>root <text:s text:c="3"/>/usr/sbin/in.talkd <text:s text:c="5"/>in.talkd</text:p>
        <text:p text:style-name="P179">#</text:p>
        <text:p text:style-name="P179"># Must run as root (to read /etc/shadow); "-n" turns off logging in utmp/wtmp.</text:p>
        <text:p text:style-name="P179">#</text:p>
        <text:p text:style-name="P179">uucp <text:s text:c="3"/>stream <text:s/>tcp <text:s text:c="4"/>nowait <text:s/>root <text:s text:c="3"/>/usr/sbin/in.uucpd <text:s text:c="5"/>in.uucpd</text:p>
        <text:p text:style-name="P179">#</text:p>
        <text:p text:style-name="P179"># Tftp service is provided primarily for booting. <text:s/>Most sites run this</text:p>
        <text:p text:style-name="P179"># only on machines acting as "boot servers."</text:p>
        <text:p text:style-name="P179">#</text:p>
        <text:p text:style-name="P179">#tftp <text:s text:c="2"/>dgram <text:s text:c="2"/>udp <text:s text:c="4"/>wait <text:s text:c="3"/>root <text:s text:c="3"/>/usr/sbin/in.tftpd <text:s text:c="5"/>in.tftpd -s /tft</text:p>
        <text:p text:style-name="P179">pboot</text:p>
        <text:p text:style-name="P179">#</text:p>
        <text:p text:style-name="P179"># Finger, systat and netstat give out user information which may be</text:p>
        <text:p text:style-name="P179"># Finger, systat and netstat give out user information which may be</text:p>
        <text:p text:style-name="P179"># valuable to potential "system crackers." <text:s/>Many sites choose to disable</text:p>
        <text:p text:style-name="P179"># some or all of these services to improve security.</text:p>
        <text:p text:style-name="P179">#</text:p>
        <text:p text:style-name="P179">#finger stream <text:s/>tcp <text:s text:c="4"/>nowait <text:s/>nobody <text:s/>/usr/sbin/in.fingerd <text:s text:c="3"/>in.fingerd</text:p>
        <text:p text:style-name="P179">#systat stream <text:s/>tcp <text:s text:c="4"/>nowait <text:s/>root <text:s text:c="3"/>/usr/bin/ps <text:s text:c="12"/>ps -ef</text:p>
        <text:p text:style-name="P179">#netstat <text:s text:c="7"/>stream <text:s/>tcp <text:s text:c="4"/>nowait <text:s/>root <text:s text:c="3"/>/usr/bin/netstat <text:s text:c="7"/>netstat</text:p>
        <text:p text:style-name="P179">-f inet</text:p>
        <text:p text:style-name="P179">#</text:p>
        <text:p text:style-name="P179"># Time service is used for clock synchronization.</text:p>
        <text:p text:style-name="P179">#</text:p>
        <text:p text:style-name="P179">time <text:s text:c="3"/>stream <text:s/>tcp <text:s text:c="4"/>nowait <text:s/>root <text:s text:c="3"/>internal</text:p>
        <text:p text:style-name="P179">time <text:s text:c="3"/>dgram <text:s text:c="2"/>udp <text:s text:c="4"/>wait <text:s text:c="3"/>root <text:s text:c="3"/>internal</text:p>
        <text:p text:style-name="P179">#</text:p>
        <text:p text:style-name="P179"># Echo, discard, daytime, and chargen are used primarily for testing.</text:p>
        <text:p text:style-name="P179">#</text:p>
        <text:p text:style-name="P179">echo <text:s text:c="3"/>stream <text:s/>tcp <text:s text:c="4"/>nowait <text:s/>root <text:s text:c="3"/>internal</text:p>
        <text:p text:style-name="P179">echo <text:s text:c="3"/>dgram <text:s text:c="2"/>udp <text:s text:c="4"/>wait <text:s text:c="3"/>root <text:s text:c="3"/>internal</text:p>
        <text:p text:style-name="P179">discard stream <text:s/>tcp <text:s text:c="4"/>nowait <text:s/>root <text:s text:c="3"/>internal</text:p>
        <text:p text:style-name="P179">discard dgram <text:s text:c="2"/>udp <text:s text:c="4"/>wait <text:s text:c="3"/>root <text:s text:c="3"/>internal</text:p>
        <text:p text:style-name="P179">daytime stream <text:s/>tcp <text:s text:c="4"/>nowait <text:s/>root <text:s text:c="3"/>internal</text:p>
        <text:p text:style-name="P179">daytime dgram <text:s text:c="2"/>udp <text:s text:c="4"/>wait <text:s text:c="3"/>root <text:s text:c="3"/>internal</text:p>
        <text:p text:style-name="P179">chargen stream <text:s/>tcp <text:s text:c="4"/>nowait <text:s/>root <text:s text:c="3"/>internal</text:p>
        <text:p text:style-name="P179">--More--(44%)</text:p>
        <text:p text:style-name="P183">chargen stream <text:s/>tcp <text:s text:c="4"/>nowait <text:s/>root <text:s text:c="3"/>internal</text:p>
        <text:p text:style-name="P179">chargen dgram <text:s text:c="2"/>udp <text:s text:c="4"/>wait <text:s text:c="3"/>root <text:s text:c="3"/>internal</text:p>
        <text:p text:style-name="P179">#</text:p>
        <text:p text:style-name="P179"># pop3</text:p>
        <text:p text:style-name="P179">#</text:p>
        <text:p text:style-name="P179">#pop-3 <text:s/>stream <text:s/>tcp <text:s text:c="4"/>nowait <text:s/>root <text:s text:c="3"/>/usr/local/lib/popper <text:s text:c="2"/>popper -s</text:p>
        <text:p text:style-name="P179">#</text:p>
        <text:p text:style-name="P179"/>
        <text:p text:style-name="P179"/>
        <text:p text:style-name="P179"/>
        <text:p text:style-name="P179"/>
        <text:p text:style-name="P179"/>
        <text:p text:style-name="P179"/>
        <text:list text:style-name="WW8Num134">
          <text:list-item>
            <text:p text:style-name="P184">检测以太网的连接 ：</text:p>
          </text:list-item>
        </text:list>
        <text:p text:style-name="Standard"><text:s/></text:p>
        <text:p text:style-name="P4"/>
        <text:p text:style-name="正文缩进">管理员使用ping命令检测以太网的连接状态，ping命令测试系统是否连接的以</text:p>
        <text:p text:style-name="正文缩进">太网。</text:p>
        <text:p text:style-name="正文缩进">#ping –r &lt;IP地址&gt;</text:p>
        <text:p text:style-name="正文缩进">64 bytes from 10.68.32.4: icmp_seq=0 ttl=255 time=1.053 ms</text:p>
        <text:p text:style-name="正文缩进">3 packets transmitted, 3 packets received, 0.0% packet loss</text:p>
        <text:p text:style-name="正文缩进">round-trip min/avg/max = 1.053/1.232/1.324 ms</text:p>
        <text:p text:style-name="正文缩进">当系统显示0.0% packet loss，表明主机正确连接到以太网。</text:p>
        <text:p text:style-name="正文缩进">如果系统显示100% packet loss，管理员可以执行以下几步：</text:p>
        <text:list text:style-name="WW8Num114">
          <text:list-item>
            <text:p text:style-name="P185"><text:span text:style-name="T5">Ping</text:span><text:span text:style-name="T1">不同的主机或广播地址。</text:span></text:p>
          </text:list-item>
          <text:list-item>
            <text:p text:style-name="P185"><text:span text:style-name="T1">使用</text:span><text:span text:style-name="T5">netstat -in</text:span><text:span text:style-name="T1">命令检查系统的网络配置。</text:span></text:p>
          </text:list-item>
        </text:list>
        <text:p text:style-name="P17">#netstat –in</text:p>
        <text:p text:style-name="P17">Name Mtu <text:s text:c="2"/>Network <text:s text:c="3"/>Address <text:s text:c="3"/>Ipkts <text:s text:c="2"/>Ierrs <text:s/>Opkts <text:s/>Oerrs <text:s/>Coll</text:p>
        <text:p text:style-name="P17">ef0 <text:s/>1500 <text:s/>10.68.32 <text:s text:c="3"/>10.68.32.6 <text:s text:c="2"/>38175 <text:s/>0 <text:s text:c="3"/>64733 <text:s text:c="2"/>2 <text:s text:c="3"/>15855</text:p>
        <text:p text:style-name="P40"><text:span text:style-name="T5">ef0</text:span><text:span text:style-name="T1">：系统的主接口。</text:span></text:p>
        <text:p text:style-name="P40"><text:span text:style-name="T5">Ipkts</text:span><text:span text:style-name="T1">：系统收到的数据包数。</text:span></text:p>
        <text:p text:style-name="P40"><text:span text:style-name="T5">Ierrs</text:span><text:span text:style-name="T1">：收到的数据包错误率。</text:span></text:p>
        <text:p text:style-name="P40"><text:span text:style-name="T5">Opkts</text:span><text:span text:style-name="T1">：系统发送的数据包数。</text:span></text:p>
        <text:p text:style-name="P40"><text:span text:style-name="T5">Oerrs</text:span><text:span text:style-name="T1">：系统发送的数据包错误率。</text:span></text:p>
        <text:list text:style-name="WW8Num114" text:continue-numbering="true">
          <text:list-item>
            <text:p text:style-name="P185"><text:span text:style-name="T1">检查</text:span><text:span text:style-name="T5">/var/adm/SYSLOG</text:span><text:span text:style-name="T1">文件有关网络错误的信息。</text:span></text:p>
          </text:list-item>
          <text:list-item>
            <text:p text:style-name="P185"><text:span text:style-name="T1">检查网络软件包（</text:span><text:span text:style-name="T5">eoe.sw.tcp</text:span><text:span text:style-name="T1">）是否安装。</text:span></text:p>
          </text:list-item>
          <text:list-item>
            <text:p text:style-name="P186">检查网线是否连接正确。</text:p>
          </text:list-item>
        </text:list>
        <text:p text:style-name="P187"/>
        <text:list text:style-name="WW8Num123">
          <text:list-item>
            <text:p text:style-name="P188">检查网络软件的配置 ：</text:p>
          </text:list-item>
        </text:list>
        <text:p text:style-name="正文缩进">使用chkconfig命令检查标准的网络软件是否配置正确。</text:p>
        <text:p text:style-name="正文缩进"/>
        <text:p text:style-name="正文缩进">#chkconfig</text:p>
        <text:p text:style-name="正文缩进">named <text:s text:c="5"/>off</text:p>
        <text:p text:style-name="正文缩进">network <text:s text:c="4"/>on</text:p>
        <text:p text:style-name="正文缩进">rwhod <text:s text:c="5"/>off</text:p>
        <text:p text:style-name="正文缩进">timed <text:s text:c="5"/>on</text:p>
        <text:p text:style-name="正文缩进">timeslave <text:s text:c="2"/>off</text:p>
        <text:p text:style-name="正文缩进">gated <text:s text:c="5"/>off</text:p>
        <text:p text:style-name="正文缩进">mrouted <text:s text:c="3"/>off</text:p>
        <text:p text:style-name="正文缩进">rtnetd <text:s text:c="5"/>off</text:p>
        <text:p text:style-name="正文缩进">snmpd <text:s text:c="5"/>on</text:p>
        <text:p text:style-name="正文缩进">routed <text:s text:c="5"/>on</text:p>
        <text:p text:style-name="P107">实际的输出结果可能与上述输出有差异，因为软件的安装与配置有所不同。如果系统 管理员熟悉网络进程，可以修改网络配置。 <text:s text:c="2"/></text:p>
        <text:p text:style-name="P17"/>
        <text:p text:style-name="P17"/>
        <text:p text:style-name="P17"/>
        <text:list text:style-name="WW8Num103">
          <text:list-item>
            <text:p text:style-name="P189">改变网络参数 ：</text:p>
          </text:list-item>
        </text:list>
        <text:p text:style-name="P17"/>
        <text:p text:style-name="P17"/>
        <text:p text:style-name="正文缩进"><text:s text:c="2"/>网络参数决定接口的进程和某些网络信息。修改网络参数需要产生并编辑</text:p>
        <text:p text:style-name="正文缩进">/etc/config/ifocnfig-#.options文件（#是1，2，3或4基于物理接口）。</text:p>
        <text:p text:style-name="正文缩进">ifocnfig-#.options包含四个网络参数：</text:p>
        <text:list text:style-name="WW8Num132">
          <text:list-item>
            <text:p text:style-name="P190">Netmask</text:p>
          </text:list-item>
          <text:list-item>
            <text:p text:style-name="P190">Broadcast address</text:p>
          </text:list-item>
          <text:list-item>
            <text:p text:style-name="P190">ARP</text:p>
          </text:list-item>
          <text:list-item>
            <text:p text:style-name="P190">Route metric</text:p>
          </text:list-item>
        </text:list>
        <text:p text:style-name="P40"><text:span text:style-name="T1">例如：为了改变网络接口的掩码，产生并编辑</text:span><text:span text:style-name="T5">ifocnfig-#.options</text:span><text:span text:style-name="T1">文件，加入：</text:span></text:p>
        <text:p text:style-name="P40"><text:span text:style-name="T5">netmask <text:s text:c="2"/>&lt;</text:span><text:span text:style-name="T1">十六进制掩码</text:span><text:span text:style-name="T5">&gt;</text:span></text:p>
        <text:p text:style-name="P40"><text:span text:style-name="T1">为了使用</text:span><text:span text:style-name="T5">ARP</text:span><text:span text:style-name="T1">或禁止</text:span><text:span text:style-name="T5">ARP</text:span><text:span text:style-name="T1">，加入：</text:span></text:p>
        <text:p text:style-name="P40"><text:span text:style-name="T5">arp</text:span><text:span text:style-name="T1">（使用或</text:span><text:span text:style-name="T5">-arp</text:span><text:span text:style-name="T1">禁止</text:span><text:span text:style-name="T5">ARP</text:span><text:span text:style-name="T1">）</text:span></text:p>
        <text:p text:style-name="P17"/>
        <text:p text:style-name="P17"/>
        <text:p text:style-name="P17"/>
        <text:list text:style-name="WW8Num63">
          <text:list-item>
            <text:p text:style-name="P191">搜集网络统计信息 ：</text:p>
          </text:list-item>
        </text:list>
        <text:p text:style-name="P17"/>
        <text:p text:style-name="正文缩进">netstat工具显示网络路由、流量信息</text:p>
        <text:p text:style-name="正文缩进"/>
        <text:p text:style-name="正文缩进"># netstat –rn</text:p>
        <text:p text:style-name="正文缩进"/>
        <text:p text:style-name="正文缩进">Routing tables</text:p>
        <text:p text:style-name="正文缩进"/>
        <text:p text:style-name="正文缩进">Internet:</text:p>
        <text:p text:style-name="正文缩进">Destination <text:s text:c="5"/>Gateway <text:s text:c="11"/>Netmask <text:s text:c="3"/>Flags <text:s text:c="3"/>Refs <text:s text:c="4"/>Use <text:s/>Interface</text:p>
        <text:p text:style-name="正文缩进">default <text:s text:c="9"/>10.68.32.1 <text:s text:c="19"/>UGS <text:s text:c="8"/>2 <text:s text:c="5"/>353 <text:s/>ef0</text:p>
        <text:p text:style-name="正文缩进">10.68.32 <text:s text:c="8"/>link#2 <text:s text:c="12"/>0xffffff80 UC <text:s text:c="9"/>0 <text:s text:c="7"/>0 <text:s/>ef0</text:p>
        <text:p text:style-name="正文缩进">10.68.32.6 <text:s text:c="6"/>127.0.0.1 <text:s text:c="20"/>UGHS <text:s text:c="6"/>12 <text:s text:c="7"/>1 <text:s/>lo0</text:p>
        <text:p text:style-name="正文缩进">127.0.0.1 <text:s text:c="7"/>127.0.0.1 <text:s text:c="20"/>UH <text:s text:c="8"/>12 <text:s text:c="7"/>1 <text:s/>lo0</text:p>
        <text:p text:style-name="正文缩进">224 <text:s text:c="13"/>link#2 <text:s text:c="12"/>0xf0000000 UCS <text:s text:c="8"/>0 <text:s text:c="7"/>0 <text:s/>ef0</text:p>
        <text:p text:style-name="正文缩进">255.255.255.255 <text:s/>10.68.32.127 <text:s text:c="17"/>UGHS <text:s text:c="7"/>0 <text:s text:c="7"/>0 <text:s/>ef0</text:p>
        <text:p text:style-name="P17"/>
        <text:p text:style-name="Heading_20_5"><text:s/>( 3 ) <text:span text:style-name="T18">网络命令 ：</text:span></text:p>
        <text:p text:style-name="P4"/>
        <text:p text:style-name="Standard"><text:s text:c="2"/>UNIX 提供网路的连接，使得你可以在各个不同的机器上做一些特殊的事情，如</text:p>
        <text:p text:style-name="Standard"><text:s text:c="2"/>你可以在系上的 iris 图形工作站上做图形的处理，在系上的 Sun 上读 News ，</text:p>
        <text:p text:style-name="Standard"><text:s text:c="2"/>甚至到学校的计中去找别系的同学 talk 。这些工作可以利用 UNIX 的网路指</text:p>
        <text:p text:style-name="Standard"><text:s text:c="2"/>令，在你的位子上连到各个不同的机器上工作。</text:p>
        <text:p text:style-name="Standard"><text:s text:c="2"/></text:p>
        <text:p text:style-name="Standard"><text:s text:c="2"/>这些网路的指令如下所述:</text:p>
        <text:p text:style-name="P4"/>
        <text:p text:style-name="P22"/>
        <text:list text:style-name="WW8Num85">
          <text:list-item>
            <text:p text:style-name="P192"><text:span text:style-name="T15">rlogin </text:span><text:span text:style-name="T14">与 </text:span><text:span text:style-name="T15">rsh , rcp </text:span><text:span text:style-name="T14">：</text:span></text:p>
          </text:list-item>
        </text:list>
        <text:p text:style-name="P22"/>
        <text:p text:style-name="P22"/>
        <text:p text:style-name="Standard"><text:s text:c="4"/>rlogin 的意义是 remote login , 也就是经由网路到另外一部机器 login 。 </text:p>
        <text:p text:style-name="P108"/>
        <text:p text:style-name="P92">若用户满足下面两个条件之一 ，则可以不用口令访问远端主机 ：</text:p>
        <text:list text:style-name="WW8Num146">
          <text:list-item>
            <text:p text:style-name="P193"><text:span text:style-name="T1">本地主机必须被登记在远端主机 </text:span><text:span text:style-name="T5">/etc/hosts.equiv </text:span><text:span text:style-name="T1">文件中 ，且本地用户非</text:span><text:span text:style-name="T5">root </text:span><text:span text:style-name="T1">用户 ，而且没有使用 –</text:span><text:span text:style-name="T5">l User </text:span><text:span text:style-name="T1">选项 。</text:span></text:p>
          </text:list-item>
          <text:list-item>
            <text:p text:style-name="P193"><text:span text:style-name="T1">本地主机和用户名必须包含在远端用户帐号 </text:span><text:span text:style-name="T5">$HOME/ .rhosts </text:span><text:span text:style-name="T1">文件中 。</text:span></text:p>
          </text:list-item>
        </text:list>
        <text:p text:style-name="P194"><text:s text:c="2"/>此二文件的格式均为 ：</text:p>
        <text:p text:style-name="P195"><text:span text:style-name="T1"><text:s text:c="2"/></text:span><text:span text:style-name="T5">hostname <text:s/>username </text:span></text:p>
        <text:p text:style-name="Standard"/>
        <text:p text:style-name="Standard"/>
        <text:p text:style-name="Standard"><text:s text:c="6"/>． rlogin 的格式是:</text:p>
        <text:p text:style-name="Standard"><text:s text:c="4"/></text:p>
        <text:p text:style-name="Standard"><text:s text:c="7"/>rlogin host [ -l username ]</text:p>
        <text:p text:style-name="Standard"><text:s text:c="6"/></text:p>
        <text:p text:style-name="Standard"><text:s text:c="4"/>选项 -l username 是当你在远方的机器上的 username 和 local host 不同的</text:p>
        <text:p text:style-name="Standard"><text:s text:c="4"/>时後，必须输入的选项，否则 rlogin 将会假设你在那边的 username 与 local</text:p>
        <text:p text:style-name="P28"><text:span text:style-name="T5">host </text:span><text:span text:style-name="T1">相同，然後在第一次 </text:span><text:span text:style-name="T5">login </text:span><text:span text:style-name="T1">时必然会发生错误。</text:span></text:p>
        <text:p text:style-name="P108"/>
        <text:p text:style-name="Standard"><text:s text:c="4"/></text:p>
        <text:p text:style-name="Standard"><text:s text:c="4"/>． <text:s/>rsh 是在远方的机器上执行某些指令，而把结果传回 local host 。rsh 的格式</text:p>
        <text:p text:style-name="Standard"><text:s text:c="4"/>如下:</text:p>
        <text:p text:style-name="Standard"><text:s text:c="4"/></text:p>
        <text:p text:style-name="Standard"><text:s text:c="6"/>rsh host [ -l username ] [ command ]</text:p>
        <text:p text:style-name="Standard"><text:s text:c="6"/></text:p>
        <text:p text:style-name="Standard"><text:s text:c="4"/>如同 rlogin 的参数 -l username , rsh 的 -l username 也是指定 remote host</text:p>
        <text:p text:style-name="Standard"><text:s text:c="4"/>的 username 。而 command 则是要在 remote host 上执行的指令。如果没有 </text:p>
        <text:p text:style-name="Standard"><text:s text:c="4"/>指定 command ，则 rsh 会去执行 rlogin ，如同直接执行 rlogin 。</text:p>
        <text:p text:style-name="Standard"><text:s text:c="4"/></text:p>
        <text:p text:style-name="Standard"><text:s text:c="4"/>不过 rsh 在执行的时候并不会像一般的 login 程序一样还会问你 password , 而</text:p>
        <text:p text:style-name="Standard"><text:s text:c="4"/>是如果你没有设定 trust table , 则 remote host 将不会接受你的 request 。</text:p>
        <text:p text:style-name="Standard"><text:s text:c="4"/></text:p>
        <text:p text:style-name="Standard"><text:s text:c="4"/>rsh 须要在每个可能会做为 remote host 的机器上设定一个档案，称为 .rhosts。</text:p>
        <text:p text:style-name="Standard"><text:s text:c="4"/>这个档案每一行分为两个部份，第一个是允许 login 的 hostname , 第二个部份</text:p>
        <text:p text:style-name="Standard"><text:s text:c="4"/>则是允许 login 的 username 。例如，在 ccsun7.csie.nctu.edu.tw <text:s/>上头你的 </text:p>
        <text:p text:style-name="Standard"><text:s text:c="4"/>username 为 ysjuang , 而你的 home 下面的 .rhost 有以下的一行:</text:p>
        <text:p text:style-name="Standard"><text:s text:c="4"/></text:p>
        <text:p text:style-name="Standard"><text:s text:c="7"/>ccsun6.cc.nctu.edu.tw u8217529</text:p>
        <text:p text:style-name="Standard"><text:s text:c="7"/></text:p>
        <text:p text:style-name="Standard"><text:s text:c="4"/>则在 ccsun6.cc.nctu.edu.tw 机器上的 user u8217529 就可以用以下的方法来</text:p>
        <text:p text:style-name="Standard"><text:s text:c="4"/>执行 rsh 程式:</text:p>
        <text:p text:style-name="Standard"><text:s text:c="4"/></text:p>
        <text:p text:style-name="Standard"><text:s text:c="6"/>% rsh ccsun7.csie.nctu.edu.tw -l ysjuang cat mbox </text:p>
        <text:p text:style-name="Standard"><text:s text:c="6"/></text:p>
        <text:p text:style-name="Standard"><text:s text:c="4"/>将 ysjuang 在 ccsun7.csie.nctu.edu.tw 上的 mbox 档案内容显示在 local host</text:p>
        <text:p text:style-name="Standard"><text:s text:c="4"/>ccsun6.cc.nctu.edu.tw 上。</text:p>
        <text:p text:style-name="Standard"><text:s text:c="4"/></text:p>
        <text:p text:style-name="Standard"><text:s text:c="4"/>而如果 .rhost 有这样的一行，则 <text:s/>ccsun6.cc.nctu.edu.tw 上的 user u8217529</text:p>
        <text:p text:style-name="Standard"><text:s text:c="4"/>将可以不用输入 password 而直接经由 rsh 或 rlogin 登录到 </text:p>
        <text:p text:style-name="Standard"><text:s text:c="4"/>ccsun7.csie.nctu.edu.tw 来。</text:p>
        <text:p text:style-name="Standard"><text:s text:c="4"/></text:p>
        <text:p text:style-name="Standard"><text:s text:c="4"/>注意:</text:p>
        <text:p text:style-name="Standard"><text:s text:c="4"/></text:p>
        <text:p text:style-name="Standard"><text:s text:c="6"/>.rhost 是一个设定可以信任的人 login 的表格，因此如果设定不当将会让</text:p>
        <text:p text:style-name="Standard"><text:s text:c="6"/>不法之徒有可以乘机侵入系统的机会。 如果你阅读 man 5 rhosts ，将会</text:p>
        <text:p text:style-name="Standard"><text:s text:c="6"/>发现你可以在第一栏用 + 来取代任何 hostname ，第二栏用 + 来取代任何</text:p>
        <text:p text:style-name="Standard"><text:s text:c="6"/>username 。</text:p>
        <text:p text:style-name="Standard"><text:s text:c="6"/></text:p>
        <text:p text:style-name="Standard"><text:s text:c="6"/>如一般 user 喜欢偷懒利用 " + username " 来代替列一长串 hostname ，</text:p>
        <text:p text:style-name="Standard"><text:s text:c="6"/>但是这样将会使得即使有一台 PC 上跑 UNIX 的 user 有与你相同的 </text:p>
        <text:p text:style-name="Standard"><text:s text:c="6"/>username , <text:s/>也可以得到你的 trust 而侵入你的系统。这样容易造成系统</text:p>
        <text:p text:style-name="Standard"><text:s text:c="6"/>安全上的危险。 同理，如果你的第二个栏位为 + ，如" hostname + " ,</text:p>
        <text:p text:style-name="Standard"><text:s text:c="6"/>则你是允许在某一部机器上的"所有"user 可以不用经由输入 password </text:p>
        <text:p text:style-name="Standard"><text:s text:c="6"/>来进入你的帐号，是壹种更危险的行为。</text:p>
        <text:p text:style-name="Standard"><text:s text:c="6"/>所以请自行小心 。</text:p>
        <text:p text:style-name="Standard"/>
        <text:p text:style-name="Standard"/>
        <text:p text:style-name="Standard"><text:s text:c="5"/>． rcp 用法为 ：</text:p>
        <text:p text:style-name="Standard"><text:s text:c="5"/>．拷贝文件或目录至远端工作站</text:p>
        <text:p text:style-name="Standard"/>
        <text:p text:style-name="Standard"><text:s text:c="8"/>执行格式： rcp [-r] source hostnome:destination</text:p>
        <text:p text:style-name="P196"><text:span text:style-name="T5">source </text:span><text:span text:style-name="T1">可为文件名、目录名或路径，</text:span><text:span text:style-name="T5">hostnome </text:span><text:span text:style-name="T1">为工作站站名，</text:span><text:span text:style-name="T5">destination </text:span><text:span text:style-name="T1">为路径名称</text:span><text:span text:style-name="T5">.</text:span></text:p>
        <text:p text:style-name="Standard"><text:s text:c="7"/>Example ：</text:p>
        <text:p text:style-name="Standard"><text:s text:c="7"/>rcp file1 doc:/home/user</text:p>
        <text:p text:style-name="Standard"><text:s text:c="8"/>将文件 file1，拷贝到工作站 doc 路径 /home/user 之目录下。</text:p>
        <text:p text:style-name="Standard"><text:s text:c="8"/>rcp -r dir1 doc:/home/user</text:p>
        <text:p text:style-name="Standard"><text:s text:c="8"/>将目录 dir1，拷贝到工作站 doc 路径/home/user 之目录下。</text:p>
        <text:p text:style-name="Standard"/>
        <text:p text:style-name="Standard"><text:s text:c="6"/>．自远端工作站，拷贝文件或目录</text:p>
        <text:p text:style-name="Standard"><text:s text:c="7"/>执行格式： rcp [-r] hostname:source destination</text:p>
        <text:p text:style-name="Standard"><text:s text:c="7"/>hostname 为工作站名，source 为路径名，destination 可为文件名、目录名或路径 )。</text:p>
        <text:p text:style-name="Standard"><text:s text:c="7"/>Example <text:s/>：</text:p>
        <text:p text:style-name="Standard"><text:s text:c="7"/>rcp doc:/home/user/file1 file2</text:p>
        <text:p text:style-name="P197"><text:span text:style-name="T1">将工作站 </text:span><text:span text:style-name="T5">doc </text:span><text:span text:style-name="T1">中，位於 </text:span><text:span text:style-name="T5">/home/user </text:span><text:span text:style-name="T1">目录下之目录 </text:span><text:span text:style-name="T5">dir1</text:span><text:span text:style-name="T1">，拷贝到目前工作站之目录 <text:s/>下，目录名称仍为 </text:span><text:span text:style-name="T5">dir1</text:span><text:span text:style-name="T1">。</text:span></text:p>
        <text:p text:style-name="Standard"><text:s text:c="7"/>rcp -r doc:/home/user/dir1 .</text:p>
        <text:p text:style-name="P196"><text:span text:style-name="T1">将工作站 </text:span><text:span text:style-name="T5">iis1 </text:span><text:span text:style-name="T1">中，位於 </text:span><text:span text:style-name="T5">/home/user </text:span><text:span text:style-name="T1">目录下之目录 </text:span><text:span text:style-name="T5">dir1</text:span><text:span text:style-name="T1">，拷贝到目前工作站之目录 下目录名称仍为 </text:span><text:span text:style-name="T5">dir1</text:span><text:span text:style-name="T1">。</text:span></text:p>
        <text:p text:style-name="Standard"/>
        <text:p text:style-name="Standard"/>
        <text:p text:style-name="Index_20_1"/>
        <text:list text:style-name="WW8Num78">
          <text:list-item>
            <text:p text:style-name="P198">telnet :</text:p>
          </text:list-item>
        </text:list>
        <text:p text:style-name="P22"/>
        <text:p text:style-name="P22"/>
        <text:p text:style-name="Standard"><text:s text:c="6"/>telnet 是一个提供 user 经由网路连到 remote host。</text:p>
        <text:p text:style-name="Standard"><text:s text:c="4"/>telnet 的 格式如下:</text:p>
        <text:p text:style-name="Standard"><text:s text:c="4"/></text:p>
        <text:p text:style-name="Standard"><text:s text:c="6"/>telnet [ hostname | ip-address ] [ port ]</text:p>
        <text:p text:style-name="Standard"><text:s text:c="6"/></text:p>
        <text:p text:style-name="Standard"><text:s text:c="4"/>hostname 为一个像 ccsun1 或是 ccsun1.cc.nctu.edu.tw 的 name address，</text:p>
        <text:p text:style-name="Standard"><text:s text:c="4"/>ip-address 则为一个由四个小於 255 的数字组成的 ip address ，如 ccsun1</text:p>
        <text:p text:style-name="Standard"><text:s text:c="4"/>的 ip-address 为 140.113.17.173 ，ccsun1.cc.nctu.edu.tw 的 ip-address</text:p>
        <text:p text:style-name="Standard"><text:s text:c="4"/>为 140.113.4.11 。你可以利用 telnet ccsun1 或 telnet 140.113.17.173 来</text:p>
        <text:p text:style-name="Standard"><text:s text:c="4"/>连到 ccsun1。</text:p>
        <text:p text:style-name="Standard"><text:s text:c="4"/></text:p>
        <text:p text:style-name="P28"><text:span text:style-name="T5">port </text:span><text:span text:style-name="T1">为一些特殊的程式所提供给外界的沟通点。</text:span></text:p>
        <text:p text:style-name="P28"><text:span text:style-name="T1">举例：</text:span><text:span text:style-name="T5">IRIX# telnet 127.0.0.1 80</text:span></text:p>
        <text:p text:style-name="Standard"/>
        <text:p text:style-name="Standard"/>
        <text:list text:style-name="WW8Num125">
          <text:list-item>
            <text:p text:style-name="P199">ftp :</text:p>
          </text:list-item>
        </text:list>
        <text:p text:style-name="P118"/>
        <text:p text:style-name="P118"/>
        <text:p text:style-name="Standard"><text:s text:c="4"/>ftp 的意义是 File Transfer Program ，是一个很常应用在网路档案传输的</text:p>
        <text:p text:style-name="Standard"><text:s text:c="4"/>程式。ftp 的格式如下:</text:p>
        <text:p text:style-name="Standard"><text:s text:c="4"/></text:p>
        <text:p text:style-name="Standard"><text:s text:c="6"/>ftp [ hostname | ip-address ]</text:p>
        <text:p text:style-name="Standard"><text:s text:c="6"/></text:p>
        <text:p text:style-name="Standard"><text:s text:c="4"/>其中 hostname | ip-address 的意义跟 telnet 中的相同。</text:p>
        <text:p text:style-name="Standard"><text:s text:c="4"/></text:p>
        <text:p text:style-name="Standard"><text:s text:c="4"/>在进入 ftp 之後，如果与 remote host 连接上了，它将会询问你 username </text:p>
        <text:p text:style-name="Standard"><text:s text:c="4"/>与密码，如果输入对了就可以开始进行档案传输。</text:p>
        <text:p text:style-name="Standard"><text:s text:c="4"/></text:p>
        <text:p text:style-name="Standard"><text:s text:c="4"/>在 ftp 中有许多的命令，详细的使用方式请参考 ftp(1) ，这里仅列出较常</text:p>
        <text:p text:style-name="Standard"><text:s text:c="4"/>用的 cd , lcd , mkdir , put , mput , get , mget , binary , ascii , </text:p>
        <text:p text:style-name="Standard"><text:s text:c="4"/>prompt , help 与 quit 的使用方式。</text:p>
        <text:p text:style-name="Standard"><text:s text:c="4"/></text:p>
        <text:p text:style-name="Standard"><text:s text:c="5"/>ascii 将传输模式设为 ascii 模式。通常用於传送文字档。</text:p>
        <text:p text:style-name="Standard"/>
        <text:p text:style-name="Standard"><text:s text:c="5"/>binary 将传输模式设为 binary 模式，通常用於传送执行档，压缩档与影像</text:p>
        <text:p text:style-name="Standard"><text:s text:c="12"/>档等。</text:p>
        <text:p text:style-name="Standard"><text:s text:c="5"/>cd remote-directory 将 remote host 上的工作目录改变。</text:p>
        <text:p text:style-name="Standard"/>
        <text:p text:style-name="Standard"><text:s text:c="5"/>lcd [ directory ] 更改 local host 的工作目录。</text:p>
        <text:p text:style-name="Standard"/>
        <text:p text:style-name="Standard"><text:s text:c="5"/>ls [ remote-directory ] [ local-file ] 列出 remote host 上的档案。</text:p>
        <text:p text:style-name="Standard"/>
        <text:p text:style-name="Standard"><text:s text:c="5"/>get remote-file [ local-file ] 取得远方的档案。</text:p>
        <text:p text:style-name="Standard"/>
        <text:p text:style-name="Standard"><text:s text:c="5"/>mget remote-files 可使用通用字元一次取得多个档案。</text:p>
        <text:p text:style-name="Standard"/>
        <text:p text:style-name="Standard"><text:s text:c="5"/>put local-file [ remote-file] 将 local host 的档案送到 remote host。</text:p>
        <text:p text:style-name="Standard"><text:s text:c="8"/></text:p>
        <text:p text:style-name="Standard"><text:s text:c="5"/>mput local-files 可使用通用字元一次将多个档案放到 remote host 上。</text:p>
        <text:p text:style-name="Standard"/>
        <text:p text:style-name="Standard"><text:s text:c="5"/>help [ command ] 线上辅助指令。</text:p>
        <text:p text:style-name="Standard"/>
        <text:p text:style-name="Standard"><text:s text:c="5"/>mkdir directory-name 在 remote host 造一个目录。</text:p>
        <text:p text:style-name="Standard"/>
        <text:p text:style-name="Standard"><text:s text:c="5"/>prompt 更改交谈模式，若为 on 则在 mput 与 mget 时每作一个档案之传</text:p>
        <text:p text:style-name="Standard"><text:s text:c="12"/>输时均会询问。</text:p>
        <text:p text:style-name="Standard"/>
        <text:p text:style-name="Standard"><text:s text:c="5"/>quit/bye <text:s/>离开ftp .</text:p>
        <text:p text:style-name="Standard"/>
        <text:p text:style-name="Standard"><text:s text:c="4"/>利用 ftp ，我们便可以在不同的机器上将所需要的资料做转移，某些特别的</text:p>
        <text:p text:style-name="Standard"><text:s text:c="4"/>机器更存放大量的资料以供各地的使用者抓取，这些 ftp server 均有提</text:p>
        <text:p text:style-name="Standard"><text:s text:c="4"/>供一个 user 称为 anonymous ，一般的"外来客"可以利用这个 username 取</text:p>
        <text:p text:style-name="P28"><text:span text:style-name="T1">得该 </text:span><text:span text:style-name="T5">server </text:span><text:span text:style-name="T1">的公共资料。</text:span></text:p>
        <text:p text:style-name="Standard"/>
        <text:p text:style-name="Standard"/>
        <text:p text:style-name="Standard"/>
        <text:p text:style-name="Heading_20_5">( 4 ) <text:span text:style-name="T19">通讯用的指令 :</text:span></text:p>
        <text:p text:style-name="P4"/>
        <text:p text:style-name="P4"/>
        <text:list text:style-name="WW8Num32">
          <text:list-item>
            <text:p text:style-name="P200">write</text:p>
          </text:list-item>
        </text:list>
        <text:p text:style-name="Standard"><text:s text:c="4"/>这个指令是提供使用者传送讯息给另一个使用者，使用方式:</text:p>
        <text:p text:style-name="Standard"><text:s text:c="4"/>write username [tty]</text:p>
        <text:p text:style-name="Standard"><text:s text:c="4"/></text:p>
        <text:list text:style-name="WW8Num122">
          <text:list-item>
            <text:p text:style-name="P201">talk/ytalk/cytalk/ctalk</text:p>
          </text:list-item>
        </text:list>
        <text:p text:style-name="Standard"><text:s text:c="4"/>UNIX 专用的交谈程式。会将萤幕分隔开为你的区域和交谈对象的区域，</text:p>
        <text:p text:style-name="Standard"><text:s text:c="4"/>同时也可和不同机器的使用者交谈。使用方式:</text:p>
        <text:p text:style-name="Standard"><text:s text:c="4"/></text:p>
        <text:p text:style-name="Standard"><text:s text:c="4"/>talk username[@host] [tty]</text:p>
        <text:p text:style-name="Standard"><text:s text:c="4"/></text:p>
        <text:list text:style-name="WW8Num3">
          <text:list-item>
            <text:p text:style-name="P202">mesg</text:p>
          </text:list-item>
        </text:list>
        <text:p text:style-name="Standard"><text:s text:c="4"/>选择是否接受他人的 messege , 若为 messege no 则他人的 messege 将无法</text:p>
        <text:p text:style-name="Standard"><text:s text:c="4"/>传送给你，同时他也无法干扰你的工作。使用方法:</text:p>
        <text:p text:style-name="Standard"><text:s text:c="4"/></text:p>
        <text:p text:style-name="Standard"><text:s text:c="4"/>mesg [-n|-y]</text:p>
        <text:p text:style-name="Standard"><text:s text:c="4"/></text:p>
        <text:list text:style-name="WW8Num11">
          <text:list-item>
            <text:p text:style-name="P203">mail</text:p>
          </text:list-item>
        </text:list>
        <text:p text:style-name="Standard"><text:s text:c="4"/>在网路上的 email 程式，可经由此程式将信件 mail 给他人。 使用方式:</text:p>
        <text:p text:style-name="Standard"><text:s text:c="4"/></text:p>
        <text:p text:style-name="Standard"><text:s text:c="4"/>mail [username]</text:p>
        <text:p text:style-name="Standard"><text:s text:c="4"/>mail -f mailboxfile</text:p>
        <text:p text:style-name="Standard"><text:s text:c="4"/></text:p>
        <text:p text:style-name="P28"><text:span text:style-name="T1">如有信件，则直接键入 </text:span><text:span text:style-name="T5">mail </text:span><text:span text:style-name="T1">可以读取你的 </text:span><text:span text:style-name="T5">mail .</text:span></text:p>
        <text:p text:style-name="Standard"/>
        <text:p text:style-name="Standard"/>
        <text:p text:style-name="Standard"/>
        <text:p text:style-name="Standard"/>
        <text:p text:style-name="Standard"/>
        <text:p text:style-name="Standard"/>
        <text:p text:style-name="Heading_20_3">四 . UNIX系统管理和常用命令操作 。</text:p>
        <text:p text:style-name="P4"/>
        <text:p text:style-name="P4"/>
        <text:list text:style-name="WW8Num75">
          <text:list-item>
            <text:p text:style-name="P204">开关机操作 。</text:p>
          </text:list-item>
        </text:list>
        <text:p text:style-name="P205"/>
        <text:p text:style-name="P205"/>
        <text:list text:style-name="WW8Num54">
          <text:list-item>
            <text:p text:style-name="P206">启动系统 ：</text:p>
          </text:list-item>
        </text:list>
        <text:p text:style-name="P4"/>
        <text:p text:style-name="P4"/>
        <text:list text:style-name="WW8Num45">
          <text:list-item>
            <text:p text:style-name="P207">确定所有电缆正确连接 ，检查电源及网线的联接是否正确。</text:p>
          </text:list-item>
        </text:list>
        <text:p text:style-name="P208"><text:span text:style-name="T5"><text:tab/></text:span><text:span text:style-name="T1">将主机外设（如外置硬盘等）首先加电，一分钟后，看一看外设有无异常现象，一切正常后，给主机加电，如果系统有异常现象，则在主机</text:span><text:span text:style-name="T5">boot</text:span><text:span text:style-name="T1">的过程中会有显示。应注意观察系统启动过程所提供的信息。</text:span></text:p>
        <text:p text:style-name="正文缩进"/>
        <text:p text:style-name="P209"><text:span text:style-name="T5">2) </text:span><text:span text:style-name="T1">打开电源开关。</text:span></text:p>
        <text:p text:style-name="P210">当你启动系统时，系统运行自检程序并显示启动信息，这些信息被拷贝到</text:p>
        <text:p text:style-name="P209"><text:span text:style-name="T5">/var/adm/SYSLOG</text:span><text:span text:style-name="T1">文件中。</text:span></text:p>
        <text:p text:style-name="P209"><text:span text:style-name="T1">如果系统认为文件系统需要检查，</text:span><text:span text:style-name="T5">fsck</text:span><text:span text:style-name="T1">程序检查文件系统（</text:span><text:span text:style-name="T5">EFS</text:span><text:span text:style-name="T1">类型文件系统）。</text:span></text:p>
        <text:p text:style-name="P210">系统进入多用户状态，用户可以登录。</text:p>
        <text:p text:style-name="Heading_20_5"/>
        <text:list text:style-name="WW8Num46">
          <text:list-item>
            <text:p text:style-name="P211">关闭系统 ： </text:p>
          </text:list-item>
        </text:list>
        <text:p text:style-name="P212"/>
        <text:p text:style-name="正文缩进">1、多用户状态关闭系统：</text:p>
        <text:p text:style-name="正文缩进">为了从多用户状态关闭系统，执行以下步骤：</text:p>
        <text:p text:style-name="正文缩进">1) 使用who命令查看是否有其他用户登录在系统上。</text:p>
        <text:p text:style-name="正文缩进">2) 使用wall命令通知用户系统将要关闭。</text:p>
        <text:p text:style-name="正文缩进">3) 使用shutdown命令关闭系统。（ 或运行poweroff命令，服务器会自动关闭电源 ）</text:p>
        <text:p text:style-name="正文缩进"><text:s text:c="2"/></text:p>
        <text:p text:style-name="正文缩进"><text:s/>#/etc/shutdown -y -i0 -g600</text:p>
        <text:p text:style-name="P40"><text:span text:style-name="T5">-y</text:span><text:span text:style-name="T1">：确认系统的所有提问；</text:span><text:span text:style-name="T5">-g600</text:span><text:span text:style-name="T1">：</text:span><text:span text:style-name="T5">600</text:span><text:span text:style-name="T1">秒后系统开始关闭；</text:span><text:span text:style-name="T5">-i0</text:span><text:span text:style-name="T1">：系统进入</text:span><text:span text:style-name="T5">0</text:span><text:span text:style-name="T1">运行状态 （</text:span><text:span text:style-name="T5">shutdown</text:span><text:span text:style-name="T1">）。</text:span></text:p>
        <text:p text:style-name="正文缩进"><text:s text:c="3"/>十分钟后，可以看到系统提示信息</text:p>
        <text:p text:style-name="正文缩进"><text:s text:c="3"/>INIT:New run level:0</text:p>
        <text:p text:style-name="正文缩进"><text:s text:c="3"/>The system is coming down.Please wait.</text:p>
        <text:p text:style-name="正文缩进"><text:s text:c="3"/>出现系统维护菜单。关闭电源前必须等待系统维护菜单出现，否则将损坏硬盘。</text:p>
        <text:p text:style-name="正文缩进">4) 关闭电源。</text:p>
        <text:p text:style-name="正文缩进"/>
        <text:p text:style-name="正文缩进">2、单用户状态关闭系统 ：</text:p>
        <text:p text:style-name="正文缩进"/>
        <text:p text:style-name="正文缩进">如果系统在单用户状态，执行以下步骤：</text:p>
        <text:list text:style-name="WW8Num89">
          <text:list-item>
            <text:p text:style-name="P213"><text:span text:style-name="T1"><text:s text:c="2"/></text:span><text:span text:style-name="T5">1) </text:span><text:span text:style-name="T1">使用</text:span><text:span text:style-name="T5">shutdown</text:span><text:span text:style-name="T1">命令关闭系统。</text:span></text:p>
          </text:list-item>
        </text:list>
        <text:p text:style-name="P208"><text:span text:style-name="T1"><text:s text:c="3"/></text:span><text:span text:style-name="T5">2</text:span><text:span text:style-name="T1">） 关闭电源。</text:span></text:p>
        <text:p text:style-name="P214"/>
        <text:list text:style-name="WW8Num77">
          <text:list-item>
            <text:p text:style-name="P215">系统故障应急解决方案 ：</text:p>
          </text:list-item>
        </text:list>
        <text:p text:style-name="P212"/>
        <text:p text:style-name="P107">非正常掉电：主机突然掉电，此时应将主机电源及外围设备的电源全部关掉。（主机虽然暂时没有电，但还应关一下电源开关）。</text:p>
        <text:p text:style-name="正文缩进"><text:tab/>检查掉电原因：恢复正常后，按正常的开机顺序开机。</text:p>
        <text:p text:style-name="正文缩进"><text:tab/>主机在boot的过程中，可能有错误信息，应记下错误信息，系统启动后做正常修复。</text:p>
        <text:p text:style-name="正文缩进"><text:tab/>进入单用户状态，运行fsck，对fsck 不能修复的区可考虑重新format等。</text:p>
        <text:p text:style-name="P4"/>
        <text:p text:style-name="P4"/>
        <text:p text:style-name="P4"/>
        <text:p text:style-name="P4"/>
        <text:p text:style-name="P4"/>
        <text:list text:style-name="WW8Num75" text:continue-numbering="true">
          <text:list-item>
            <text:p text:style-name="P216"><text:span text:style-name="T6">UNIX </text:span><text:span text:style-name="T7">手册页 。</text:span></text:p>
          </text:list-item>
        </text:list>
        <text:p text:style-name="P4"/>
        <text:p text:style-name="P3"><text:span text:style-name="T1"><text:s text:c="5"/>著名的</text:span><text:span text:style-name="T5">RTFM </text:span><text:span text:style-name="T1">（</text:span><text:span text:style-name="T5">Read The Fine Manual </text:span><text:span text:style-name="T1">）指的是安装在</text:span><text:span text:style-name="T5">UNIX</text:span><text:span text:style-name="T1">系统上的手册页 ，手册页中包含每一个</text:span><text:span text:style-name="T5">UNIX</text:span><text:span text:style-name="T1">命令 ，</text:span><text:span text:style-name="T5">C </text:span><text:span text:style-name="T1">函数调用及数据文件的文档和说明 。</text:span></text:p>
        <text:p text:style-name="P68">手册页被分成许多段 ，有的段又被进一步分成子段 。</text:p>
        <text:p text:style-name="正文缩进">手册页一般分成以下几段 ：</text:p>
        <text:list text:style-name="WW8Num99">
          <text:list-item>
            <text:p text:style-name="P217"><text:span text:style-name="T1">用户命令</text:span><text:span text:style-name="T5">------- </text:span><text:span text:style-name="T1">如</text:span><text:span text:style-name="T5">ls , tar , cpio </text:span><text:span text:style-name="T1">等 。</text:span></text:p>
          </text:list-item>
          <text:list-item>
            <text:p text:style-name="P217"><text:span text:style-name="T1">系统调用</text:span><text:span text:style-name="T5">-------- C</text:span><text:span text:style-name="T1">程序中使用的系统调用 ，如打开和关闭文件 。</text:span></text:p>
          </text:list-item>
          <text:list-item>
            <text:p text:style-name="P217"><text:span text:style-name="T5">C</text:span><text:span text:style-name="T1">库函数</text:span><text:span text:style-name="T5">--------- C</text:span><text:span text:style-name="T1">程序中调用的库函数 （ 不包括系统调用 ）， 如打印文本 。</text:span></text:p>
          </text:list-item>
          <text:list-item>
            <text:p text:style-name="P217"><text:span text:style-name="T1">文件格式</text:span><text:span text:style-name="T5">--------- </text:span><text:span text:style-name="T1">文件格式的介绍 ， 如对文件 </text:span><text:span text:style-name="T5">hosts.equiv</text:span><text:span text:style-name="T1">和 </text:span><text:span text:style-name="T5">inetd.conf </text:span><text:span text:style-name="T1">格式的介绍 。</text:span></text:p>
          </text:list-item>
          <text:list-item>
            <text:p text:style-name="P217"><text:span text:style-name="T1">头 ，表格和宏</text:span><text:span text:style-name="T5">------- </text:span><text:span text:style-name="T1">其他文档 ， 如字符集的设置和头文件等 。</text:span></text:p>
          </text:list-item>
          <text:list-item>
            <text:p text:style-name="P217"><text:span text:style-name="T1">游戏和演示 </text:span><text:span text:style-name="T5">--------- <text:s/></text:span><text:span text:style-name="T1">游戏和演示软件 。</text:span></text:p>
          </text:list-item>
        </text:list>
        <text:p text:style-name="P17"/>
        <text:p text:style-name="P40"><text:span text:style-name="T1">为了查询每一段的信息 ，可以查看</text:span><text:span text:style-name="T5">intro </text:span><text:span text:style-name="T1">页 。</text:span></text:p>
        <text:p text:style-name="P17"># man <text:s/>-s <text:s/>1 <text:s/>intro </text:p>
        <text:p text:style-name="P40"><text:span text:style-name="T5">-s </text:span><text:span text:style-name="T1">选项指定系统</text:span><text:span text:style-name="T5">V</text:span><text:span text:style-name="T1">手册页中某一段 。</text:span></text:p>
        <text:p text:style-name="P17"/>
        <text:p text:style-name="P40"><text:span text:style-name="T1">例 </text:span><text:span text:style-name="T5">: </text:span></text:p>
        <text:p text:style-name="P17"># man <text:s/>man </text:p>
        <text:p text:style-name="P17"/>
        <text:p text:style-name="P17"># man <text:s/>hosts.equiv </text:p>
        <text:p text:style-name="P17"/>
        <text:p text:style-name="P17"/>
        <text:p text:style-name="P17"/>
        <text:p text:style-name="P17"/>
        <text:p text:style-name="P17"/>
        <text:p text:style-name="P17"/>
        <text:list text:style-name="WW8Num75" text:continue-numbering="true">
          <text:list-item>
            <text:p text:style-name="P204">编辑器 ：</text:p>
          </text:list-item>
        </text:list>
        <text:p text:style-name="P205"/>
        <text:p text:style-name="P205"/>
        <text:list text:style-name="WW8Num82">
          <text:list-item>
            <text:p text:style-name="P218">终端机简介 ：</text:p>
          </text:list-item>
        </text:list>
        <text:p text:style-name="Standard"/>
        <text:p text:style-name="Standard"><text:s text:c="8"/>一个终端机是一个萤幕与一个键盘的组合，其型别有vt100, vt102, vt220, <text:s/>sun, hp, ansi 等。基本上这些型别就是不同公司的不同产品型号，他们之间的差<text:span text:style-name="T1">异在於控制游标的方法不同，按键时键盘产生的键盘代码不同，以及是否有彩色能力等。</text:span></text:p>
        <text:p text:style-name="P108"/>
        <text:p text:style-name="Standard"><text:s text:c="8"/>由於设计先天不良，UNIX无法自动侦测终端机的型别，必须以人工的方式<text:span text:style-name="T1">告知。告知的方法就是设定一个环境变数</text:span><text:span text:style-name="T5">TERM</text:span><text:span text:style-name="T1">。</text:span><text:span text:style-name="T5">UNIX</text:span><text:span text:style-name="T1">里面需要控制萤幕的程式都会参考此变数。设定此变数的方法如下：</text:span></text:p>
        <text:p text:style-name="Standard"/>
        <text:p text:style-name="Standard"><text:s text:c="4"/>1. 在csh下用:</text:p>
        <text:p text:style-name="Standard"/>
        <text:p text:style-name="Standard"><text:s text:c="12"/>% set term = vt100</text:p>
        <text:p text:style-name="Standard"/>
        <text:p text:style-name="Standard"><text:s text:c="8"/>这里要说明的是为什麽刚刚说要设定的变数名是大写(TERM)，而这里却是</text:p>
        <text:p text:style-name="Standard"><text:s text:c="8"/>小写；另外一个问题是csh中，set指令是用来设定临时变数而已，另</text:p>
        <text:p text:style-name="Standard"><text:s text:c="8"/>有一个专门设定环境变数的指令叫setenv，为什麽不用setenv？</text:p>
        <text:p text:style-name="Standard"/>
        <text:p text:style-name="Standard"><text:s text:c="8"/>答案是 csh为了使用者的方便，只要'term'这一个临时变数被设了值，</text:p>
        <text:p text:style-name="Standard"><text:s text:c="8"/>csh 就自动更新TERM这个环境变数的值。</text:p>
        <text:p text:style-name="Standard"/>
        <text:p text:style-name="Standard"><text:s text:c="4"/>2. 在sh，bash，ksh中要下两个命令:</text:p>
        <text:p text:style-name="Standard"/>
        <text:p text:style-name="Standard"><text:s text:c="12"/>$ TERM=vt100</text:p>
        <text:p text:style-name="Standard"><text:s text:c="12"/>$ export TERM</text:p>
        <text:p text:style-name="Standard"/>
        <text:p text:style-name="Standard"><text:s text:c="8"/>其中export的意思为，把'TERM'这个暂时变数转成环境变数</text:p>
        <text:p text:style-name="Standard"/>
        <text:p text:style-name="Standard"><text:s text:c="12"/>UNIX环境变数与变数 ：</text:p>
        <text:p text:style-name="Standard"><text:s text:c="11"/>＜环境变数＞就是此变数能够告诉所有的程式使用者目前所处的环境 ，而变 </text:p>
        <text:p text:style-name="Standard"><text:s text:c="12"/>数则不能，因为只有Shell 能看到变数，而环境变数是所有的程式都能够</text:p>
        <text:p text:style-name="Standard"><text:s text:c="12"/>看到的。例如所有的程式都需要知道TERM这个变数，所以它是一个环境变</text:p>
        <text:p text:style-name="Standard"><text:s text:c="12"/>数。在sh下面的export命令可以想作让大家都能看到这个变数 。</text:p>
        <text:p text:style-name="P219"/>
        <text:p text:style-name="P219"/>
        <text:p text:style-name="P219"/>
        <text:list text:style-name="WW8Num82" text:continue-numbering="true">
          <text:list-item>
            <text:p text:style-name="P220">终端机控制 ：</text:p>
          </text:list-item>
        </text:list>
        <text:p text:style-name="Standard"><text:span text:style-name="T27"><text:s text:c="2"/></text:span><text:s text:c="4"/>一般而言，终端机提供一些简单的编辑功能：</text:p>
        <text:p text:style-name="Standard"><text:s text:c="4"/>1. 删除一个字： BS (CTRL-H, ^H) 或 DEL (^?)</text:p>
        <text:p text:style-name="Standard"><text:s text:c="8"/>这两个键正常状况下只有一个有用。可用以下两个命令选择</text:p>
        <text:p text:style-name="Standard"/>
        <text:p text:style-name="Standard"><text:s text:c="12"/>% stty erase '^H'</text:p>
        <text:p text:style-name="Standard"><text:s text:c="12"/>% stty erase '^?'</text:p>
        <text:p text:style-name="Standard"/>
        <text:p text:style-name="Standard"><text:s text:c="4"/>2. 删除一行： CTRL-U (^U)</text:p>
        <text:p text:style-name="Standard"><text:s text:c="4"/>3. 输出控制：</text:p>
        <text:p text:style-name="Standard"/>
        <text:p text:style-name="Standard"><text:s text:c="12"/>CTRL-S (^S) 暂停输出</text:p>
        <text:p text:style-name="Standard"><text:s text:c="12"/>CTRL-Q (^Q) 取消暂停输出</text:p>
        <text:p text:style-name="Standard"/>
        <text:p text:style-name="P221"/>
        <text:list text:style-name="WW8Num82" text:continue-numbering="true">
          <text:list-item>
            <text:p text:style-name="P222"><text:span text:style-name="T12">编辑器种类 </text:span><text:span text:style-name="T20">:</text:span></text:p>
          </text:list-item>
        </text:list>
        <text:p text:style-name="P223"/>
        <text:p text:style-name="Standard"><text:s text:c="4"/>A. 列编辑器(line editor)</text:p>
        <text:p text:style-name="Standard"><text:s text:c="8"/>列编辑器一次只能处理一行，现在除了写程式外几乎没有人在用了。</text:p>
        <text:p text:style-name="Standard"><text:s text:c="8"/>以下指令皆会启动列编辑器：</text:p>
        <text:p text:style-name="Standard"/>
        <text:p text:style-name="Standard"><text:s text:c="12"/>e, ed, ex, edit</text:p>
        <text:p text:style-name="Standard"/>
        <text:p text:style-name="Standard"><text:s text:c="8"/>其中e, ed 没有提示号，ex, edit的提示号是冒号':' 因为没什麽用，所以只</text:p>
        <text:p text:style-name="Standard"><text:s text:c="8"/>要知道不小心执行了怎麽出来就可以了。用^D或q 或q!可退出之。</text:p>
        <text:p text:style-name="Standard"/>
        <text:p text:style-name="Standard"><text:s text:c="4"/>B. 全萤幕编辑器</text:p>
        <text:p text:style-name="Standard"><text:s text:c="8"/>全萤幕编辑器可以使用游标移动至文字档任何地方，做各种修改，也较自</text:p>
        <text:p text:style-name="Standard"><text:s text:c="8"/>然。UNIX的标准编辑器是vi。其他的编辑器为网路上免费的编辑器。</text:p>
        <text:p text:style-name="Standard"/>
        <text:p text:style-name="Standard"><text:s text:c="12"/>vi <text:s text:c="4"/>VIsual editor，特色是显示较快、游标移动也较快，不易学习。</text:p>
        <text:p text:style-name="Standard"/>
        <text:p text:style-name="Standard"><text:s text:c="12"/>joe <text:s text:c="3"/>Joe's own version of editor，本来是作者的上课作业，但是现</text:p>
        <text:p text:style-name="Standard"><text:s text:c="20"/>在以发展成一个成熟、稳定、方便使用的编辑器。</text:p>
        <text:p text:style-name="Standard"/>
        <text:p text:style-name="Standard"><text:s text:c="12"/>emacs <text:s/>Editor MACroS，最初由MIT 人工智慧实验室流传出来，是</text:p>
        <text:p text:style-name="Standard"><text:s text:c="8"/>UNIX上 除了vi外最常见的编辑器。它的按键几乎成了UNIX下移动游</text:p>
        <text:p text:style-name="Standard"><text:s text:c="8"/>标的标准。功能很强、也不是很好学。</text:p>
        <text:p text:style-name="Standard"/>
        <text:p text:style-name="Standard"><text:s text:c="12"/>Jove <text:s text:c="2"/>Jxxx's own version of Emacs，我们可以说jove是另一个emacs</text:p>
        <text:p text:style-name="Standard"><text:s text:c="8"/>编辑器的仿制品。但是jove编辑器没有emacs 那麽强的扩充功能 ，也</text:p>
        <text:p text:style-name="Standard"><text:s text:c="8"/>比较小巧玲珑。</text:p>
        <text:p text:style-name="P221"/>
        <text:list text:style-name="WW8Num82" text:continue-numbering="true">
          <text:list-item>
            <text:p text:style-name="P222"><text:span text:style-name="T17">vi </text:span><text:span text:style-name="T16">编辑器 ：</text:span></text:p>
          </text:list-item>
        </text:list>
        <text:p text:style-name="P224"/>
        <text:p text:style-name="正文缩进">vi、celvis(cvi) 是在工作站上被广大使用的中英文编辑软体。对初学者而言，</text:p>
        <text:p text:style-name="正文缩进">常因其特殊的使用方法，而不得其门而入；对已经在使用 vi 的使用者来说，也</text:p>
        <text:p text:style-name="正文缩进">常见因对 vi 的不熟悉或不够了解，而无法发挥出 vi 强大的编辑能力，以下将</text:p>
        <text:p text:style-name="正文缩进">介绍 vi 之使用方法简介。</text:p>
        <text:p text:style-name="正文缩进"/>
        <text:p text:style-name="正文缩进">..本文内容大纲</text:p>
        <text:p text:style-name="正文缩进">=============</text:p>
        <text:p text:style-name="正文缩进">进入 vi</text:p>
        <text:p text:style-name="正文缩进">离开 vi</text:p>
        <text:p text:style-name="正文缩进">输入模式</text:p>
        <text:p text:style-name="正文缩进"><text:s text:c="5"/>如何进入输入模式</text:p>
        <text:p text:style-name="正文缩进"><text:s text:c="5"/>如何离开输入模式</text:p>
        <text:p text:style-name="正文缩进">指令模式</text:p>
        <text:p text:style-name="正文缩进"><text:s text:c="5"/>游标的移动</text:p>
        <text:p text:style-name="正文缩进"><text:s text:c="5"/>视窗的移动</text:p>
        <text:p text:style-name="正文缩进"><text:s text:c="5"/>删除、复制及修改指令介绍(delete、change、yank)</text:p>
        <text:p text:style-name="正文缩进"><text:s text:c="5"/>删除与修改(delete、replace)</text:p>
        <text:p text:style-name="正文缩进"><text:s text:c="5"/>搬移与复制(delete/put、yank/put)</text:p>
        <text:p text:style-name="正文缩进"><text:s text:c="5"/>指令重覆</text:p>
        <text:p text:style-name="正文缩进"><text:s text:c="5"/>取消前一动作(undo)</text:p>
        <text:p text:style-name="正文缩进"><text:s text:c="5"/>字串搜寻</text:p>
        <text:p text:style-name="正文缩进"><text:s text:c="5"/>资料的连接与分行</text:p>
        <text:p text:style-name="正文缩进"><text:s text:c="5"/>环境的设定</text:p>
        <text:p text:style-name="正文缩进"><text:s text:c="5"/>ex 指令</text:p>
        <text:p text:style-name="正文缩进">其它方面</text:p>
        <text:p text:style-name="正文缩进"><text:s text:c="4"/>中文编辑</text:p>
        <text:p text:style-name="正文缩进"><text:s text:c="4"/>恢复编辑时被中断的档案</text:p>
        <text:p text:style-name="正文缩进"><text:s text:c="4"/>编辑多个档案</text:p>
        <text:p text:style-name="正文缩进"/>
        <text:p text:style-name="正文缩进">vi 是 visual editor 的缩写，是 UNIX 所提供的编辑器之一。它提供使用者一个</text:p>
        <text:p text:style-name="正文缩进">视窗的编辑环境，在此视窗下，使用者可编辑所要的档案。</text:p>
        <text:p text:style-name="正文缩进"/>
        <text:p text:style-name="正文缩进">..进入vi</text:p>
        <text:p text:style-name="正文缩进">=======</text:p>
        <text:p text:style-name="正文缩进"><text:s text:c="8"/>直接执行 vi编辑程式即可：</text:p>
        <text:p text:style-name="正文缩进"><text:s text:c="8"/>%vi test</text:p>
        <text:p text:style-name="正文缩进"><text:s text:c="8"/>此刻萤幕上会出现 vi 的编辑视窗，同时 vi 会将档案复制一份至记忆体中</text:p>
        <text:p text:style-name="正文缩进"><text:s text:c="8"/>的缓冲区 (buffer) 。 <text:s/>vi会保留在磁碟中的档案不变，而先对缓冲区的档</text:p>
        <text:p text:style-name="正文缩进"><text:s text:c="8"/>案作编辑，编辑完成後，使用者可决定是否要取代原来旧有的档案。</text:p>
        <text:p text:style-name="正文缩进"/>
        <text:p text:style-name="正文缩进">..离开vi</text:p>
        <text:p text:style-name="正文缩进">=======</text:p>
        <text:p text:style-name="正文缩进"><text:s text:c="8"/>若在输入模式下，则先利用《ESC》进入指令模式，而後即可选用下列指令</text:p>
        <text:p text:style-name="正文缩进"><text:s text:c="8"/>离开vi。</text:p>
        <text:p text:style-name="正文缩进"><text:s text:c="8"/>：q! <text:s text:c="3"/>离开vi，并放弃刚在缓冲区内编辑的内容。</text:p>
        <text:p text:style-name="正文缩进"><text:s text:c="8"/>：wq <text:s text:c="3"/>将缓冲区内的资料写入磁碟中，并离开vi。</text:p>
        <text:p text:style-name="正文缩进"><text:s text:c="8"/>：ZZ <text:s text:c="3"/>同wq。</text:p>
        <text:p text:style-name="正文缩进"><text:s text:c="8"/>：x <text:s text:c="4"/>同wq。</text:p>
        <text:p text:style-name="正文缩进"><text:s text:c="8"/>：w <text:s text:c="4"/>将缓冲区内的资料写入磁碟中，但并不离开vi。</text:p>
        <text:p text:style-name="正文缩进"><text:s text:c="8"/>：q <text:s text:c="4"/>离开vi，若档案被修改过，则会被要求确认是否放弃修改的内容。</text:p>
        <text:p text:style-name="正文缩进"><text:s text:c="16"/>此指令可与：w 配合使用。</text:p>
        <text:p text:style-name="正文缩进"/>
        <text:p text:style-name="正文缩进">..vi 的操作模式</text:p>
        <text:p text:style-name="正文缩进">==============</text:p>
        <text:p text:style-name="正文缩进"><text:s text:c="8"/>vi 提供两种操作模式：输入模式(insert mode)和指令模式(command mode)</text:p>
        <text:p text:style-name="正文缩进"><text:s text:c="8"/>。当使用者进入 vi 後，即处在指令模式下，此刻键入之任何字元皆被视为</text:p>
        <text:p text:style-name="正文缩进"><text:s text:c="8"/>指令。在此模式下可进行删除、修改等动作。若要输入资料，则需进入输入</text:p>
        <text:p text:style-name="正文缩进"><text:s text:c="8"/>模式。</text:p>
        <text:p text:style-name="正文缩进"/>
        <text:p text:style-name="正文缩进">..输入模式</text:p>
        <text:p text:style-name="正文缩进">=========</text:p>
        <text:p text:style-name="正文缩进"><text:s text:c="8"/>如何进入输入模式</text:p>
        <text:p text:style-name="正文缩进"><text:s text:c="16"/>a (append) <text:s text:c="5"/>由游标之後加入资料。</text:p>
        <text:p text:style-name="正文缩进"><text:s text:c="16"/>A <text:s text:c="14"/>由该行之末加入资料。</text:p>
        <text:p text:style-name="正文缩进"><text:s text:c="16"/>i (insert) <text:s text:c="5"/>由游标之前加入资料。</text:p>
        <text:p text:style-name="正文缩进"><text:s text:c="16"/>I <text:s text:c="14"/>由该行之首加入资料。</text:p>
        <text:p text:style-name="正文缩进"><text:s text:c="16"/>o (open) <text:s text:c="7"/>新增一行於该行之下供输入资料之用。</text:p>
        <text:p text:style-name="正文缩进"><text:s text:c="16"/>O <text:s text:c="14"/>新增一行於该行之上供输入资料之用。</text:p>
        <text:p text:style-name="正文缩进"/>
        <text:p text:style-name="正文缩进"><text:s text:c="8"/>如何离开输入模式</text:p>
        <text:p text:style-name="正文缩进"><text:s text:c="16"/>《ESC》 结束输入模式。</text:p>
        <text:p text:style-name="正文缩进"/>
        <text:p text:style-name="正文缩进">..指令模式</text:p>
        <text:p text:style-name="正文缩进">=========</text:p>
        <text:p text:style-name="正文缩进">游标之移动</text:p>
        <text:p text:style-name="正文缩进"><text:s text:c="8"/>h <text:s text:c="6"/>向左移一个字元。</text:p>
        <text:p text:style-name="正文缩进"><text:s text:c="8"/>j <text:s text:c="6"/>向上移一个字元。</text:p>
        <text:p text:style-name="正文缩进"><text:s text:c="8"/>k <text:s text:c="6"/>向下移一个字元。</text:p>
        <text:p text:style-name="正文缩进"><text:s text:c="8"/>l <text:s text:c="6"/>向右移一个字元。</text:p>
        <text:p text:style-name="正文缩进"><text:s text:c="8"/>0 <text:s text:c="6"/>移至该行之首</text:p>
        <text:p text:style-name="正文缩进"><text:s text:c="8"/>$ <text:s text:c="6"/>移至该行之末。</text:p>
        <text:p text:style-name="正文缩进"><text:s text:c="8"/>^ <text:s text:c="6"/>移至该行的第一个字元处。</text:p>
        <text:p text:style-name="正文缩进"><text:s text:c="8"/>H <text:s text:c="6"/>移至视窗的第一列。</text:p>
        <text:p text:style-name="正文缩进"><text:s text:c="8"/>M <text:s text:c="6"/>移至视窗的中间那列。</text:p>
        <text:p text:style-name="正文缩进"><text:s text:c="8"/>L <text:s text:c="6"/>移至视窗的最後一列。</text:p>
        <text:p text:style-name="正文缩进"><text:s text:c="8"/>G <text:s text:c="6"/>移至该档案的最後一列。</text:p>
        <text:p text:style-name="正文缩进"><text:s text:c="8"/>+ <text:s text:c="6"/>移至下一列的第一个字元处。</text:p>
        <text:p text:style-name="正文缩进"><text:s text:c="8"/>- <text:s text:c="6"/>移至上一列的第一个字元处。</text:p>
        <text:p text:style-name="正文缩进"><text:s text:c="8"/>( <text:s text:c="6"/>移至该句之首。 (注一)</text:p>
        <text:p text:style-name="正文缩进"><text:s text:c="8"/>) <text:s text:c="6"/>移至该句之末。</text:p>
        <text:p text:style-name="正文缩进"><text:s text:c="8"/>{ <text:s text:c="6"/>移至该段落之首。 (注二)</text:p>
        <text:p text:style-name="正文缩进"><text:s text:c="8"/>} <text:s text:c="6"/>移至该段落之末。</text:p>
        <text:p text:style-name="正文缩进"><text:s text:c="8"/>nG <text:s text:c="5"/>移至该档案的第 n 列。</text:p>
        <text:p text:style-name="正文缩进"><text:s text:c="8"/>n+ <text:s text:c="5"/>移至游标所在位置之後的第 n 列。</text:p>
        <text:p text:style-name="正文缩进"><text:s text:c="8"/>n- <text:s text:c="5"/>移至游标所在位置之前的第 n 列。</text:p>
        <text:p text:style-name="正文缩进"><text:s text:c="8"/>&lt;Ctrl&gt;&lt;g&gt; <text:s text:c="6"/>会显示该行之行号、档案名称、档案中最末行之行号、游标</text:p>
        <text:p text:style-name="正文缩进"><text:s text:c="24"/>所在行号占总行号之百分比。</text:p>
        <text:p text:style-name="正文缩进"/>
        <text:p text:style-name="正文缩进"><text:s text:c="8"/>注一：句子(sentence)在vi中是指以『！』、『.』或『？』结束的一串字。</text:p>
        <text:p text:style-name="正文缩进"><text:s text:c="8"/>注二：段落(paragraph)在vi中是指以空白行隔开的文字。</text:p>
        <text:p text:style-name="正文缩进"/>
        <text:p text:style-name="正文缩进">..视窗的移动</text:p>
        <text:p text:style-name="正文缩进">===========</text:p>
        <text:p text:style-name="正文缩进"><text:s text:c="8"/>&lt;Ctrl&gt;&lt;f&gt; <text:s text:c="6"/>视窗往下卷一页。</text:p>
        <text:p text:style-name="正文缩进"><text:s text:c="8"/>&lt;Ctrl&gt;&lt;b&gt; <text:s text:c="6"/>视窗往上卷一页。</text:p>
        <text:p text:style-name="正文缩进"><text:s text:c="8"/>&lt;Ctrl&gt;&lt;d&gt; <text:s text:c="6"/>视窗往下卷半页。</text:p>
        <text:p text:style-name="正文缩进"><text:s text:c="8"/>&lt;Ctrl&gt;&lt;u&gt; <text:s text:c="6"/>视窗往上卷半页。</text:p>
        <text:p text:style-name="正文缩进"><text:s text:c="8"/>&lt;Ctrl&gt;&lt;e&gt; <text:s text:c="6"/>视窗往下卷一行。</text:p>
        <text:p text:style-name="正文缩进"><text:s text:c="8"/>&lt;Ctrl&gt;&lt;y&gt; <text:s text:c="6"/>视窗往上卷一行。</text:p>
        <text:p text:style-name="正文缩进"/>
        <text:p text:style-name="正文缩进">..删除、复制及修改指令介绍 (此单元较少使用)</text:p>
        <text:p text:style-name="正文缩进">=========================</text:p>
        <text:p text:style-name="正文缩进"><text:s text:c="8"/>d(delete)、c(change)和y(yank)这一类的指令在 vi 中的指令格式为：</text:p>
        <text:p text:style-name="正文缩进"><text:s text:c="8"/>Operator + Scope = command</text:p>
        <text:p text:style-name="正文缩进"><text:s text:c="8"/>(运算子) <text:s text:c="2"/>(范围)</text:p>
        <text:p text:style-name="正文缩进"><text:s text:c="8"/>运算子：</text:p>
        <text:p text:style-name="正文缩进"><text:s text:c="8"/>d <text:s text:c="6"/>删除指令。删除资料，但会将删除资料复制到记忆体缓冲区。</text:p>
        <text:p text:style-name="正文缩进"><text:s text:c="8"/>y <text:s text:c="6"/>将资料(字组、行列、句子或段落)复制到缓冲区。</text:p>
        <text:p text:style-name="正文缩进"><text:s text:c="8"/>p <text:s text:c="6"/>放置(put)指令，与 d 和 y 配和使用。可将最後delete或yank的资</text:p>
        <text:p text:style-name="正文缩进"><text:s text:c="16"/>料放置於游标所在位置之行列下。</text:p>
        <text:p text:style-name="正文缩进"><text:s text:c="8"/>c <text:s text:c="6"/>修改(change)指令，类似delete与insert的组和。删除一个字组、句</text:p>
        <text:p text:style-name="正文缩进"><text:s text:c="16"/>子等之资料，并插入新键资料。</text:p>
        <text:p text:style-name="正文缩进"/>
        <text:p text:style-name="正文缩进"><text:s text:c="8"/>范围：</text:p>
        <text:p text:style-name="正文缩进"><text:s text:c="8"/>e <text:s text:c="6"/>由游标所在位置至该字串的最後一个字元。</text:p>
        <text:p text:style-name="正文缩进"><text:s text:c="8"/>w <text:s text:c="6"/>由游标所在位置至下一个字串的第一个字元。</text:p>
        <text:p text:style-name="正文缩进"><text:s text:c="8"/>b <text:s text:c="6"/>由游标所在位置至前一个字串的第一个字元。</text:p>
        <text:p text:style-name="正文缩进"><text:s text:c="8"/>$ <text:s text:c="6"/>由游标所在位置至该行的最後一个字元。</text:p>
        <text:p text:style-name="正文缩进"><text:s text:c="8"/>0 <text:s text:c="6"/>由游标所在位置至该行的第一个字元。</text:p>
        <text:p text:style-name="正文缩进"><text:s text:c="8"/>) <text:s text:c="6"/>由游标所在位置至下一个句子的第一个字元。</text:p>
        <text:p text:style-name="正文缩进"><text:s text:c="8"/>( <text:s text:c="6"/>由游标所在位置至该句子的第一个字元。</text:p>
        <text:p text:style-name="正文缩进"><text:s text:c="8"/>{ <text:s text:c="6"/>由游标所在位置至该段落的最後一个字元。</text:p>
        <text:p text:style-name="正文缩进"><text:s text:c="8"/>} <text:s text:c="6"/>由游标所在位置至该段落的第一个字元。</text:p>
        <text:p text:style-name="正文缩进"/>
        <text:p text:style-name="正文缩进"><text:s text:c="8"/>整行动作</text:p>
        <text:p text:style-name="正文缩进"><text:s text:c="8"/>dd <text:s text:c="5"/>删除整行。</text:p>
        <text:p text:style-name="正文缩进"><text:s text:c="8"/>D <text:s text:c="6"/>以行为单位，删除游标後之所有字元。</text:p>
        <text:p text:style-name="正文缩进"><text:s text:c="8"/>cc <text:s text:c="5"/>修改整行的内容。</text:p>
        <text:p text:style-name="正文缩进"><text:s text:c="8"/>yy <text:s text:c="5"/>yank整行，使游标所在该行复制到记忆体缓冲区。</text:p>
        <text:p text:style-name="正文缩进"/>
        <text:p text:style-name="正文缩进">..删除与修改</text:p>
        <text:p text:style-name="正文缩进">===========</text:p>
        <text:p text:style-name="正文缩进"><text:s text:c="8"/>x <text:s text:c="6"/>删除游标所在该字元。</text:p>
        <text:p text:style-name="正文缩进"><text:s text:c="8"/>X <text:s text:c="6"/>删除游标所在之前一字元。</text:p>
        <text:p text:style-name="正文缩进"><text:s text:c="8"/>dd <text:s text:c="5"/>删除游标所在该行。</text:p>
        <text:p text:style-name="正文缩进"><text:s text:c="8"/>r <text:s text:c="6"/>用接於此指令之後的字元取代(replace)游标所在字元。</text:p>
        <text:p text:style-name="正文缩进"><text:s text:c="16"/>如： ra 将游标所在字元以 a 取代之。</text:p>
        <text:p text:style-name="正文缩进"><text:s text:c="8"/>R <text:s text:c="6"/>进入取代状态，直到《ESC》为止。</text:p>
        <text:p text:style-name="正文缩进"><text:s text:c="8"/>s <text:s text:c="6"/>删除游标所在之字元，并进入输入模式直到《ESC》。</text:p>
        <text:p text:style-name="正文缩进"><text:s text:c="8"/>S <text:s text:c="6"/>删除游标所在之该行资料，并进入输入模式直到《ESC》。</text:p>
        <text:p text:style-name="正文缩进"/>
        <text:p text:style-name="正文缩进">..搬移与复制</text:p>
        <text:p text:style-name="正文缩进">==========</text:p>
        <text:p text:style-name="正文缩进"><text:s text:c="8"/>利用 delete 及 put 指令可完成资料搬移之目的。</text:p>
        <text:p text:style-name="正文缩进"><text:s text:c="8"/>利用 yank 及 put 指令可完成资料复制之目的。</text:p>
        <text:p text:style-name="正文缩进"><text:s text:c="8"/>yank 和 delete 可将指定的资料复制到记忆体缓冲区，而藉由 put 指令</text:p>
        <text:p text:style-name="正文缩进"><text:s text:c="8"/>可将缓冲区内的资料复制到萤幕上。</text:p>
        <text:p text:style-name="正文缩进"><text:s text:c="8"/>例：</text:p>
        <text:p text:style-name="正文缩进"><text:s text:c="8"/>搬移一行 <text:s text:c="7"/>．在该行执行 dd</text:p>
        <text:p text:style-name="正文缩进"><text:s text:c="24"/>．游标移至目的地</text:p>
        <text:p text:style-name="正文缩进"><text:s text:c="24"/>．执行 p</text:p>
        <text:p text:style-name="正文缩进"><text:s text:c="8"/>复制一行 <text:s text:c="7"/>．在该行执行 yy</text:p>
        <text:p text:style-name="正文缩进"><text:s text:c="24"/>．游标移至目的地</text:p>
        <text:p text:style-name="正文缩进"><text:s text:c="24"/>．执行 p</text:p>
        <text:p text:style-name="正文缩进"/>
        <text:p text:style-name="正文缩进">..指令重复</text:p>
        <text:p text:style-name="正文缩进">=========</text:p>
        <text:p text:style-name="正文缩进"><text:s text:c="8"/>在指令模式中，可在指令前面加入一数字 n，则此指令动作会重复执行 n</text:p>
        <text:p text:style-name="正文缩进"><text:s text:c="8"/>次。</text:p>
        <text:p text:style-name="正文缩进"><text:s text:c="8"/>例：</text:p>
        <text:p text:style-name="正文缩进"><text:s text:c="8"/>删除10行 <text:s text:c="15"/>．10dd</text:p>
        <text:p text:style-name="正文缩进"><text:s text:c="8"/>复制10行 <text:s text:c="15"/>．10yy</text:p>
        <text:p text:style-name="正文缩进"><text:s text:c="32"/>．游标移至目的地</text:p>
        <text:p text:style-name="正文缩进"><text:s text:c="32"/>．p</text:p>
        <text:p text:style-name="正文缩进"><text:s text:c="8"/>指标往下移10行 <text:s/>．10j</text:p>
        <text:p text:style-name="正文缩进"/>
        <text:p text:style-name="正文缩进">..取消前一动作(Undo)</text:p>
        <text:p text:style-name="正文缩进">===================</text:p>
        <text:p text:style-name="正文缩进"><text:s text:c="8"/>即复原执行上一指令前的内容。</text:p>
        <text:p text:style-name="正文缩进"/>
        <text:p text:style-name="正文缩进"><text:s text:c="8"/>u <text:s text:c="6"/>恢复最後一个指令之前的结果。</text:p>
        <text:p text:style-name="正文缩进"><text:s text:c="8"/>U <text:s text:c="6"/>恢复游标该行之所有改变。</text:p>
        <text:p text:style-name="正文缩进"/>
        <text:p text:style-name="正文缩进">..搜寻</text:p>
        <text:p text:style-name="正文缩进">=====</text:p>
        <text:p text:style-name="正文缩进"><text:s text:c="8"/>在vi中可搜寻某一字串，使游标移至该处。</text:p>
        <text:p text:style-name="正文缩进"/>
        <text:p text:style-name="正文缩进"><text:s text:c="8"/>/字串 <text:s text:c="10"/>往游标之後寻找该字串。</text:p>
        <text:p text:style-name="正文缩进"><text:s text:c="8"/>?字串 <text:s text:c="10"/>往游标之前寻找该字串。</text:p>
        <text:p text:style-name="正文缩进"><text:s text:c="8"/>n <text:s text:c="14"/>往下继续寻找下一个相同的字串。</text:p>
        <text:p text:style-name="正文缩进"><text:s text:c="8"/>N <text:s text:c="14"/>往上继续寻找下一个相同的字串。</text:p>
        <text:p text:style-name="正文缩进"/>
        <text:p text:style-name="正文缩进">..资料的连接</text:p>
        <text:p text:style-name="正文缩进">===========</text:p>
        <text:p text:style-name="正文缩进"><text:s text:c="8"/>J <text:s text:c="6"/>句子的连接。将游标所在之下一行连接至游标该行的後面。</text:p>
        <text:p text:style-name="正文缩进"/>
        <text:p text:style-name="正文缩进"><text:s text:c="8"/>若某行资料太长亦可将其分成两行，只要将游标移至分开点，进入输入模式</text:p>
        <text:p text:style-name="正文缩进"><text:s text:c="8"/>(可利用 a、i等指令)再按《Enter》即可。</text:p>
        <text:p text:style-name="正文缩进"/>
        <text:p text:style-name="正文缩进">..环境的设定</text:p>
        <text:p text:style-name="正文缩进">===========</text:p>
        <text:p text:style-name="正文缩进"><text:s text:c="8"/>：set nu <text:s text:c="15"/>设定资料的行号。</text:p>
        <text:p text:style-name="正文缩进"><text:s text:c="8"/>：set nonu <text:s text:c="13"/>取消行号设定。</text:p>
        <text:p text:style-name="正文缩进"><text:s text:c="8"/>：set ai <text:s text:c="15"/>自动内缩。</text:p>
        <text:p text:style-name="正文缩进"><text:s text:c="8"/>：set noai <text:s text:c="13"/>取消自动内缩。</text:p>
        <text:p text:style-name="正文缩进"/>
        <text:p text:style-name="正文缩进"><text:s text:c="8"/>自动内缩(automatic indentation)</text:p>
        <text:p text:style-name="正文缩进"><text:s text:c="8"/>在编辑文件或程式时，有时会遇到需要内缩的状况，『：set ai』即提供自</text:p>
        <text:p text:style-name="正文缩进"><text:s text:c="8"/>动内缩的功能，用下例解释之：</text:p>
        <text:p text:style-name="正文缩进"><text:s text:c="8"/>．vi test</text:p>
        <text:p text:style-name="正文缩进"><text:s text:c="8"/>．(进入编辑视窗後)</text:p>
        <text:p text:style-name="正文缩进"><text:s text:c="10"/>this is the test for auto indent</text:p>
        <text:p text:style-name="正文缩进"><text:s text:c="10"/>《Tab》start indent <text:s text:c="10"/>← ：set ai (设自动内缩)</text:p>
        <text:p text:style-name="正文缩进"><text:s text:c="10"/>《Tab》data</text:p>
        <text:p text:style-name="正文缩进"><text:s text:c="10"/>《Tab》data</text:p>
        <text:p text:style-name="正文缩进"><text:s text:c="10"/>《Tab》data <text:s text:c="18"/>← ：set noai (取消自动内缩)</text:p>
        <text:p text:style-name="正文缩进"><text:s text:c="8"/>the end of auto indent.</text:p>
        <text:p text:style-name="正文缩进"><text:s text:c="8"/>．注：&lt;Ctrl&gt;&lt;d&gt; 可删除《Tab》字元。</text:p>
        <text:p text:style-name="正文缩进"/>
        <text:p text:style-name="正文缩进">..ex指令</text:p>
        <text:p text:style-name="正文缩进">=======</text:p>
        <text:p text:style-name="正文缩进"><text:s text:c="8"/>读写资料</text:p>
        <text:p text:style-name="正文缩进"><text:s text:c="8"/>：w <text:s text:c="20"/>将缓冲区的资料写入磁碟中。</text:p>
        <text:p text:style-name="正文缩进"><text:s text:c="8"/>：10,20w test <text:s text:c="2"/>将第10行至第20行的资料写入test档案。</text:p>
        <text:p text:style-name="正文缩进"><text:s text:c="8"/>：10,20w&gt;&gt;test <text:s/>将第10行至第20行的资料加在test档案之後。</text:p>
        <text:p text:style-name="正文缩进"><text:s text:c="8"/>：r test <text:s text:c="15"/>将test档案的资料读入编辑缓冲区的最後。</text:p>
        <text:p text:style-name="正文缩进"/>
        <text:p text:style-name="正文缩进"><text:s text:c="6"/></text:p>
        <text:p text:style-name="正文缩进">admin@studio.openunix.org </text:p>
        <text:p text:style-name="正文缩进"/>
        <text:p text:style-name="正文缩进"><text:s text:c="8"/>删除、复制及搬移</text:p>
        <text:p text:style-name="正文缩进"><text:s text:c="8"/>：10,20d <text:s text:c="15"/>删除第10行至第20行的资料。</text:p>
        <text:p text:style-name="正文缩进"><text:s text:c="8"/>：10d <text:s text:c="18"/>删除第10行的资料。</text:p>
        <text:p text:style-name="正文缩进"><text:s text:c="8"/>：%d <text:s text:c="19"/>删除整个编辑缓冲区。</text:p>
        <text:p text:style-name="正文缩进"><text:s text:c="8"/>：10,20co30 <text:s text:c="12"/>将第10行至第20行的资料复制至第30行之後。</text:p>
        <text:p text:style-name="正文缩进"><text:s text:c="8"/>：10,20mo30 <text:s text:c="12"/>将第10行至第20行的资料搬移至第30行之後。</text:p>
        <text:p text:style-name="正文缩进"/>
        <text:p text:style-name="正文缩进"><text:s text:c="8"/>字串搜寻与取代</text:p>
        <text:p text:style-name="正文缩进"><text:s text:c="8"/>s(substitute)指令可搜寻某行列范围。</text:p>
        <text:p text:style-name="正文缩进"><text:s text:c="8"/>g(global)指令则可搜寻整个编辑缓冲区的资料。</text:p>
        <text:p text:style-name="正文缩进"><text:s text:c="8"/>s指令以第一个满足该条件的字串为其取代的对象，若该行有数个满足该条</text:p>
        <text:p text:style-name="正文缩进"><text:s text:c="8"/>件的字串，也仅能取代第一个，若想取代所有的字串则需加上g参数。</text:p>
        <text:p text:style-name="正文缩进"><text:s text:c="8"/>：1,$s/old/new/g <text:s text:c="15"/>将档案中所有的『old』改成『new』。</text:p>
        <text:p text:style-name="正文缩进"><text:s text:c="8"/>：10,20s/^/ <text:s text:c="2"/>/ <text:s text:c="8"/>将第10行至第20行资料的最前面插入5个空白。</text:p>
        <text:p text:style-name="正文缩进"><text:s text:c="8"/>：%s/old/new/g <text:s text:c="9"/>将编辑缓冲区中所有的『old』改成『new』。</text:p>
        <text:p text:style-name="正文缩进"/>
        <text:p text:style-name="正文缩进">..恢复编辑时被中断的档案</text:p>
        <text:p text:style-name="正文缩进">=======================</text:p>
        <text:p text:style-name="正文缩进"><text:s text:c="8"/>在编辑过程中，若系统当掉或连线中断，而缓冲区的资料并还未</text:p>
        <text:p text:style-name="正文缩进"><text:s text:c="8"/>被写回磁碟时，当再度回到系统，执行下列指令即可回复中断前</text:p>
        <text:p text:style-name="正文缩进"><text:s text:c="8"/>的档案内容。</text:p>
        <text:p text:style-name="正文缩进"><text:s text:c="8"/>%vi -r filename</text:p>
        <text:p text:style-name="正文缩进"/>
        <text:p text:style-name="正文缩进">..编辑多个档案</text:p>
        <text:p text:style-name="正文缩进">=============</text:p>
        <text:p text:style-name="正文缩进"><text:s text:c="8"/>vi亦提供同时编辑多个档案的功能，方法如下：</text:p>
        <text:p text:style-name="正文缩进"><text:s text:c="8"/>%vi file1 file2 ..</text:p>
        <text:p text:style-name="正文缩进"/>
        <text:p text:style-name="正文缩进"><text:s text:c="8"/>当第一个档案编修完成後，可利用『：w』将该缓冲区存档，而後</text:p>
        <text:p text:style-name="正文缩进"><text:s text:c="8"/>再利用 『：n』载入下一个档案<text:span text:style-name="T28">。</text:span></text:p>
        <text:p text:style-name="P187"/>
        <text:p text:style-name="P187"/>
        <text:list text:style-name="WW8Num75" text:continue-numbering="true">
          <text:list-item>
            <text:p text:style-name="P204">用户管理 ：</text:p>
          </text:list-item>
        </text:list>
        <text:p text:style-name="P4"/>
        <text:list text:style-name="WW8Num23">
          <text:list-item>
            <text:p text:style-name="P225"><text:span text:style-name="T5">UNIX</text:span><text:span text:style-name="T1">是一个多用户的操作系统。在众多的用户中，有一个用户名为</text:span><text:span text:style-name="T5">"root"</text:span><text:span text:style-name="T1">的超级用户，它拥有最高特权，可以对系统做任何事情，所以它的操作错误能够导致很严重的后果。系统管理员在进行日常维护时，应建立一个普通用户，以普通用户身份来进行操作。</text:span></text:p>
          </text:list-item>
        </text:list>
        <text:p text:style-name="P4"/>
        <text:list text:style-name="WW8Num23">
          <text:list-item text:start-value="1">
            <text:p text:style-name="P226">用户 ：</text:p>
          </text:list-item>
        </text:list>
        <text:p text:style-name="P3"><text:span text:style-name="T1"><text:s text:c="4"/>当建立一个用户时，系统在</text:span><text:span text:style-name="T5">/etc/passwd</text:span><text:span text:style-name="T1">文件中增加一行记录，如</text:span></text:p>
        <text:p text:style-name="P3"><text:span text:style-name="T1"><text:s text:c="4"/></text:span><text:span text:style-name="T5">jsisb:x:60004:1:jiangsu:/home/users/jsisb:sbin/sh</text:span></text:p>
        <text:p text:style-name="P68"><text:s text:c="4"/>这一行中包含以下各域：</text:p>
        <text:p text:style-name="P3"><text:span text:style-name="T1"><text:s text:c="4"/>注册名：</text:span><text:span text:style-name="T5">jsisb</text:span><text:span text:style-name="T1">，也就是用户名，最多</text:span><text:span text:style-name="T5">8</text:span><text:span text:style-name="T1">个字符</text:span></text:p>
        <text:p text:style-name="P3"><text:span text:style-name="T1"><text:s text:c="4"/>加密的口令：</text:span><text:span text:style-name="T5">x</text:span><text:span text:style-name="T1">，放在</text:span><text:span text:style-name="T5">/etc/shadow</text:span><text:span text:style-name="T1">中</text:span></text:p>
        <text:p text:style-name="P3"><text:span text:style-name="T1"><text:s text:c="4"/></text:span><text:span text:style-name="T5">UID</text:span><text:span text:style-name="T1">码：</text:span><text:span text:style-name="T5">60004</text:span><text:span text:style-name="T1">，在网络中标识该用户，通常系统自动产生</text:span></text:p>
        <text:p text:style-name="P3"><text:span text:style-name="T1"><text:s text:c="4"/></text:span><text:span text:style-name="T5">GID</text:span><text:span text:style-name="T1">码：</text:span><text:span text:style-name="T5">1</text:span><text:span text:style-name="T1">，组</text:span><text:span text:style-name="T5">ID</text:span><text:span text:style-name="T1">码，表明该用户属于哪个用户组</text:span></text:p>
        <text:p text:style-name="P3"><text:span text:style-name="T1"><text:s text:c="4"/></text:span><text:span text:style-name="T5">GCOS</text:span><text:span text:style-name="T1">域：</text:span><text:span text:style-name="T5">jiangsu</text:span><text:span text:style-name="T1">，该用户的个人信息</text:span></text:p>
        <text:p text:style-name="P3"><text:span text:style-name="T1"><text:s text:c="4"/>注册目录：</text:span><text:span text:style-name="T5">/home/users/jsisb,</text:span><text:span text:style-name="T1">即用户登录时所进入的目录</text:span></text:p>
        <text:p text:style-name="P3"><text:span text:style-name="T1"><text:s text:c="4"/>注册</text:span><text:span text:style-name="T5">Shell</text:span><text:span text:style-name="T1">：</text:span><text:span text:style-name="T5">/sbin/sh</text:span><text:span text:style-name="T1">，用户最初使用的</text:span><text:span text:style-name="T5">shell</text:span></text:p>
        <text:p text:style-name="P4"/>
        <text:p text:style-name="正文缩进">用户ID号 ：</text:p>
        <text:p text:style-name="正文缩进">每个用户帐户有一个ID号。在每一台工作站和服务器上，用户ID号是唯一的，它保</text:p>
        <text:p text:style-name="正文缩进">存在/etc/passwd文件的第三个字段 。当管理员关闭一个用户帐户后，不能再使用此用</text:p>
        <text:p text:style-name="正文缩进">户ID号。通常，用户ID号被永久分配给该用户。</text:p>
        <text:p text:style-name="P4"/>
        <text:p text:style-name="正文缩进">用户组ID号 ：</text:p>
        <text:p text:style-name="正文缩进">每个用户依属于一个用户组，具有同样任务的用户可以属于同一个组。</text:p>
        <text:p text:style-name="正文缩进">每个用户组有组ID号，组ID号是唯一的，与用户ID号一样，它也不能被再次使用。</text:p>
        <text:p text:style-name="正文缩进">当用户创建新文件时，文件被分配一个组ID号。用户可以使用chgrp命令改变文件的</text:p>
        <text:p text:style-name="正文缩进">组ID号，这样，文件所有者可以让其他组的用户有"读"、"写"、"执行"的权限。</text:p>
        <text:p text:style-name="正文缩进">组ID号信息保存在/etc/group文件中，每一行有四个字段 ，如 ：</text:p>
        <text:p text:style-name="正文缩进"><text:s text:c="17"/><text:span text:style-name="T19"><text:s/>daemon::12:root,daemon</text:span></text:p>
        <text:p text:style-name="正文缩进">group name：组名的第一个字符必须是字母。</text:p>
        <text:p text:style-name="正文缩进">Password：此字段可以包含一个加密的密码。如果字段为空，表示不需要密码。Password</text:p>
        <text:p text:style-name="正文缩进">命令不能产生或修改组的密码。通常，组密码不使用 。Group ID：组ID号范围从0-</text:p>
        <text:p text:style-name="正文缩进">60000。组号不能包含逗号。低于100的组号被系统使用。</text:p>
        <text:p text:style-name="P3"><text:span text:style-name="T1"><text:s text:c="4"/></text:span><text:span text:style-name="T5">Login names</text:span><text:span text:style-name="T1">：组成员的登录名被逗号分隔。</text:span></text:p>
        <text:p text:style-name="P205"/>
        <text:list text:style-name="WW8Num67">
          <text:list-item>
            <text:p text:style-name="P227">增加用户 ：</text:p>
          </text:list-item>
        </text:list>
        <text:list text:style-name="WW8Num135">
          <text:list-item>
            <text:p text:style-name="P228">命令增加用户 ：</text:p>
          </text:list-item>
        </text:list>
        <text:p text:style-name="P229"><text:s text:c="3"/></text:p>
        <text:p text:style-name="P230"><text:span text:style-name="T1">使用</text:span><text:span text:style-name="T5">useradd</text:span><text:span text:style-name="T1">命令增加一个用户。具体命令格式参见</text:span><text:span text:style-name="T5">man useradd</text:span><text:span text:style-name="T1">。现将主要的几个 </text:span></text:p>
        <text:p text:style-name="P231">参数说明如下：</text:p>
        <text:p text:style-name="P230"><text:span text:style-name="T5"><text:tab/><text:tab/>-d[dir]</text:span><text:span text:style-name="T1">：用户登录的目录</text:span></text:p>
        <text:p text:style-name="P230"><text:span text:style-name="T5"><text:tab/><text:tab/>-m</text:span><text:span text:style-name="T1">：目录不存在时创建它</text:span></text:p>
        <text:p text:style-name="P230"><text:span text:style-name="T5"><text:tab/><text:tab/>-c comment</text:span><text:span text:style-name="T1">：用户的有用信息</text:span></text:p>
        <text:p text:style-name="P230"><text:span text:style-name="T5"><text:tab/><text:tab/>-e mm/dd/yy</text:span><text:span text:style-name="T1">：使用的最后期限</text:span></text:p>
        <text:p text:style-name="P230"><text:span text:style-name="T1">使用</text:span><text:span text:style-name="T5">passwd loginname</text:span><text:span text:style-name="T1">增加或改变用户的口令。口令的期限信息有：</text:span></text:p>
        <text:p text:style-name="P230"><text:span text:style-name="T5"><text:tab/><text:tab/> min </text:span><text:span text:style-name="T1">：有效的最少天数</text:span><text:span text:style-name="T5"><text:tab/><text:tab/><text:tab/>max </text:span><text:span text:style-name="T1">：有效的最大天数</text:span></text:p>
        <text:p text:style-name="P230"><text:span text:style-name="T5"><text:tab/><text:tab/>warn</text:span><text:span text:style-name="T1">：必须修改之前告诫的天数</text:span></text:p>
        <text:p text:style-name="P230"><text:span text:style-name="T1">口令状态：</text:span><text:span text:style-name="T5">NP</text:span><text:span text:style-name="T1">：这个注册没有口令</text:span></text:p>
        <text:p text:style-name="P230"><text:span text:style-name="T5"><text:tab/><text:tab/> <text:s/>LK</text:span><text:span text:style-name="T1">：注册上锁</text:span></text:p>
        <text:p text:style-name="P232"><text:span text:style-name="T1"><text:s text:c="4"/></text:span><text:span text:style-name="T5"><text:tab/> <text:s text:c="2"/><text:tab/> <text:s/>PS</text:span><text:span text:style-name="T1">：其它</text:span></text:p>
        <text:p text:style-name="P205"/>
        <text:list text:style-name="WW8Num135" text:continue-numbering="true">
          <text:list-item>
            <text:p text:style-name="P228">手工增加用户帐户：</text:p>
          </text:list-item>
        </text:list>
        <text:p text:style-name="P205"/>
        <text:p text:style-name="P232"><text:span text:style-name="T1"><text:s text:c="2"/></text:span><text:span text:style-name="T5">A</text:span><text:span text:style-name="T1">． 编辑</text:span><text:span text:style-name="T5">/etc/passwd</text:span><text:span text:style-name="T1">文件。</text:span></text:p>
        <text:p text:style-name="P232"><text:span text:style-name="T1"><text:s text:c="5"/></text:span><text:span text:style-name="T5">Passwd</text:span><text:span text:style-name="T1">文件的每一行有</text:span><text:span text:style-name="T5">7</text:span><text:span text:style-name="T1">个字段，分别为：</text:span></text:p>
        <text:p text:style-name="P232"><text:span text:style-name="T1"><text:s text:c="5"/>帐户名：密码：用户</text:span><text:span text:style-name="T5">ID</text:span><text:span text:style-name="T1">号：组</text:span><text:span text:style-name="T5">ID</text:span><text:span text:style-name="T1">号：描述：用户的主目录：</text:span><text:span text:style-name="T5">shell</text:span><text:span text:style-name="T1">类型</text:span></text:p>
        <text:p text:style-name="P232"><text:span text:style-name="T1"><text:s text:c="5"/></text:span><text:span text:style-name="T5">suntek:x:55:20:suntek group:/usr/people/suntek:/bin/sh</text:span></text:p>
        <text:p text:style-name="P232"><text:span text:style-name="T1"><text:s text:c="2"/></text:span><text:span text:style-name="T5">B</text:span><text:span text:style-name="T1">． 编辑</text:span><text:span text:style-name="T5">/etc/group</text:span><text:span text:style-name="T1">文件。</text:span></text:p>
        <text:list text:style-name="WW8Num89" text:continue-numbering="true">
          <text:list-item>
            <text:p text:style-name="P213"><text:span text:style-name="T1"><text:s text:c="4"/>此步骤是可选的。用户的组</text:span><text:span text:style-name="T5">ID</text:span><text:span text:style-name="T1">号可以不在</text:span><text:span text:style-name="T5">/etc/group</text:span><text:span text:style-name="T1">文件中，如果用户属于</text:span><text:span text:style-name="T5">/etc/group <text:s/></text:span></text:p>
          </text:list-item>
          <text:list-item>
            <text:p text:style-name="P233"><text:s text:c="4"/>文件的某一个组，在相应组加入用户即可。</text:p>
          </text:list-item>
        </text:list>
        <text:p text:style-name="P232"><text:span text:style-name="T1"><text:s text:c="2"/></text:span><text:span text:style-name="T5">C</text:span><text:span text:style-name="T1">． 设置用户的主目录。</text:span></text:p>
        <text:list text:style-name="WW8Num89" text:continue-numbering="true">
          <text:list-item>
            <text:p text:style-name="P234"><text:span text:style-name="T1">使用</text:span><text:span text:style-name="T5">mkdir</text:span><text:span text:style-name="T1">命令产生用户主目录，</text:span><text:span text:style-name="T5">chmod</text:span><text:span text:style-name="T1">、</text:span><text:span text:style-name="T5">chgrp</text:span><text:span text:style-name="T1">、</text:span><text:span text:style-name="T5">chown</text:span><text:span text:style-name="T1">命令修改目录的访问权限。</text:span></text:p>
          </text:list-item>
          <text:list-item>
            <text:p text:style-name="P234"><text:span text:style-name="T1">拷贝</text:span><text:span text:style-name="T5">shell</text:span><text:span text:style-name="T1">的初始文件</text:span><text:span text:style-name="T5">/etc/stdcshrc</text:span><text:span text:style-name="T1">、</text:span><text:span text:style-name="T5">/etc/stdlogin</text:span><text:span text:style-name="T1">、</text:span><text:span text:style-name="T5">/etc/stdprofile</text:span><text:span text:style-name="T1">到用户的主目录</text:span><text:span text:style-name="T5">,</text:span><text:span text:style-name="T1">并修改文件名为</text:span><text:span text:style-name="T5">.cshrc</text:span><text:span text:style-name="T1">、</text:span><text:span text:style-name="T5">.login</text:span><text:span text:style-name="T1">、</text:span><text:span text:style-name="T5">.profile</text:span><text:span text:style-name="T1">，修改文件的权限满足系统管理员的要求。</text:span></text:p>
          </text:list-item>
          <text:list-item>
            <text:p text:style-name="P234"><text:span text:style-name="T5">D</text:span><text:span text:style-name="T1">． 检查新用户。</text:span></text:p>
          </text:list-item>
          <text:list-item>
            <text:p text:style-name="P234"><text:span text:style-name="T1">使用</text:span><text:span text:style-name="T5">pwck</text:span><text:span text:style-name="T1">检查以上工作。</text:span></text:p>
          </text:list-item>
          <text:list-item>
            <text:p text:style-name="P234"><text:span text:style-name="T5">E</text:span><text:span text:style-name="T1">． 生成</text:span><text:span text:style-name="T5">shadow</text:span><text:span text:style-name="T1">文件。</text:span></text:p>
          </text:list-item>
          <text:list-item>
            <text:p text:style-name="P235"><text:span text:style-name="T1"><text:s text:c="5"/>使用命令</text:span><text:span text:style-name="T5">pwconv</text:span><text:span text:style-name="T1">生成新的</text:span><text:span text:style-name="T5">shadow</text:span><text:span text:style-name="T1">文件，此时，用户的密码就被加密到</text:span><text:span text:style-name="T5">shadow</text:span><text:span text:style-name="T1">文件中。</text:span></text:p>
          </text:list-item>
        </text:list>
        <text:p text:style-name="P205"/>
        <text:p text:style-name="P221"/>
        <text:list text:style-name="WW8Num148">
          <text:list-item>
            <text:p text:style-name="P236">删除用户帐户 ：</text:p>
          </text:list-item>
        </text:list>
        <text:p text:style-name="P237"/>
        <text:list text:style-name="WW8Num109">
          <text:list-item>
            <text:p text:style-name="P238">手工删除用户帐户 ：</text:p>
          </text:list-item>
        </text:list>
        <text:p text:style-name="P40"><text:span text:style-name="T1"><text:s text:c="3"/>修改</text:span><text:span text:style-name="T5">/etc/shadow</text:span><text:span text:style-name="T1">文件， 使用</text:span><text:span text:style-name="T5">*ACCOUNT CLOSED*</text:span><text:span text:style-name="T1">字符串代替用户的密码。</text:span></text:p>
        <text:p text:style-name="正文缩进"><text:s text:c="4"/>删除所有属于此用户的文件。</text:p>
        <text:list text:style-name="WW8Num109">
          <text:list-item text:start-value="1">
            <text:p text:style-name="P238">命令删除用户帐户 ：</text:p>
          </text:list-item>
        </text:list>
        <text:p text:style-name="正文缩进"><text:s text:c="2"/></text:p>
        <text:p text:style-name="P106"><text:span text:style-name="T1">使用 </text:span><text:span text:style-name="T5">userdel</text:span><text:span text:style-name="T1">命令删除用户。</text:span><text:span text:style-name="T5">userdel</text:span><text:span text:style-name="T1">的格式为：</text:span></text:p>
        <text:p text:style-name="P239"><text:tab/><text:tab/>userdel [-r] <text:s/>loginname</text:p>
        <text:p text:style-name="P40"><text:span text:style-name="T5"><text:tab/> <text:s text:c="3"/></text:span><text:span text:style-name="T1">其中带</text:span><text:span text:style-name="T5">-r</text:span><text:span text:style-name="T1">参数时将用户的注册目录也删除掉。</text:span></text:p>
        <text:p text:style-name="P17"/>
        <text:p text:style-name="P17"/>
        <text:p text:style-name="P17"/>
        <text:p text:style-name="P17"/>
        <text:list text:style-name="WW8Num95">
          <text:list-item>
            <text:p text:style-name="P240">锁定用户帐户 ：</text:p>
          </text:list-item>
        </text:list>
        <text:p text:style-name="P107"><text:s text:c="3"/>为了暂时关闭用户帐户，管理员可以锁定用户帐户，防止其他用户使用。</text:p>
        <text:p text:style-name="P40"><text:span text:style-name="T1"><text:s text:c="3"/>编辑</text:span><text:span text:style-name="T5">/etc/passwd</text:span><text:span text:style-name="T1">文件，找到用户帐户相应行。</text:span></text:p>
        <text:p text:style-name="P40"><text:span text:style-name="T1"><text:s text:c="3"/>在用户对应行的最前头加入字符</text:span><text:span text:style-name="T5">"#"</text:span><text:span text:style-name="T1">。</text:span></text:p>
        <text:p text:style-name="P17"/>
        <text:list text:style-name="WW8Num95">
          <text:list-item text:start-value="1">
            <text:p text:style-name="P240">改变用户密码 ：</text:p>
          </text:list-item>
        </text:list>
        <text:p text:style-name="P107"><text:s text:c="3"/>偶尔用户会忘记自己的登录密码，为了解决这个问题，管理员可以给用户分配一个 </text:p>
        <text:p text:style-name="P107"><text:s text:c="3"/>临时密码，让用户自己修改。</text:p>
        <text:p text:style-name="P40"><text:span text:style-name="T1"><text:s text:c="3"/></text:span><text:span text:style-name="T5">A</text:span><text:span text:style-name="T1">． 使用超级用户登录系统。</text:span></text:p>
        <text:p text:style-name="P40"><text:span text:style-name="T1"><text:s text:c="3"/></text:span><text:span text:style-name="T5">B</text:span><text:span text:style-name="T1">． 使用</text:span><text:span text:style-name="T5">passwd</text:span><text:span text:style-name="T1">命令改变用户的密码。</text:span></text:p>
        <text:p text:style-name="P40"><text:span text:style-name="T1"><text:s text:c="3"/>例如：改变用户</text:span><text:span text:style-name="T5">suntek</text:span><text:span text:style-name="T1">密码，键入：</text:span></text:p>
        <text:p text:style-name="P40"><text:span text:style-name="T1"><text:s text:c="3"/></text:span><text:span text:style-name="T5"># passwd suntek</text:span></text:p>
        <text:p text:style-name="P40"><text:span text:style-name="T1"><text:s text:c="4"/></text:span><text:span text:style-name="T5">New password:</text:span></text:p>
        <text:p text:style-name="P40"><text:span text:style-name="T1"><text:s text:c="4"/></text:span><text:span text:style-name="T5">Re-enter new password:</text:span></text:p>
        <text:p text:style-name="P241">输入的密码不会显示在屏幕上，因为你以超级用户登录系统，不会被提示输入旧</text:p>
        <text:p text:style-name="P241">的密码。</text:p>
        <text:p text:style-name="P17"/>
        <text:p text:style-name="P17"/>
        <text:p text:style-name="P17"/>
        <text:list text:style-name="WW8Num139">
          <text:list-item>
            <text:p text:style-name="P242">修改用户属性 ：</text:p>
          </text:list-item>
        </text:list>
        <text:p text:style-name="P40"><text:span text:style-name="T1"><text:s text:c="3"/>可以使用</text:span><text:span text:style-name="T5">usermod</text:span><text:span text:style-name="T1">对用户的某些属性进行修改。</text:span></text:p>
        <text:p text:style-name="P106"><text:span text:style-name="T1"><text:s text:c="5"/></text:span><text:span text:style-name="T5">usermod [ -u uid [ -o ] ] [ -g group ]</text:span></text:p>
        <text:p text:style-name="P106"><text:span text:style-name="T1"><text:s text:c="10"/></text:span><text:span text:style-name="T5">[ -G group [ , group ... ] ] [ -d dir [ -m ] ]</text:span></text:p>
        <text:p text:style-name="P106"><text:span text:style-name="T1"><text:s text:c="10"/></text:span><text:span text:style-name="T5">[ -s shell ] [ -c comment ] [ -l new_logname ]</text:span></text:p>
        <text:p text:style-name="P40"><text:span text:style-name="T1"><text:s text:c="10"/></text:span><text:span text:style-name="T5">[ -f inactive ] [ -e expire ] <text:s/>login</text:span></text:p>
        <text:p text:style-name="P17"/>
        <text:p text:style-name="P17"/>
        <text:p text:style-name="P17"/>
        <text:list text:style-name="WW8Num113">
          <text:list-item>
            <text:p text:style-name="P243">增加用户组 ：</text:p>
          </text:list-item>
        </text:list>
        <text:p text:style-name="P40"><text:span text:style-name="T1"><text:s text:c="4"/>使用</text:span><text:span text:style-name="T5">groupadd</text:span><text:span text:style-name="T1">增加一个用户组。命令格式如下：</text:span></text:p>
        <text:p text:style-name="P17"><text:tab/><text:tab/>groupadd [-g GID] <text:s/>name</text:p>
        <text:p text:style-name="P17"/>
        <text:p text:style-name="P17"/>
        <text:list text:style-name="WW8Num113">
          <text:list-item text:start-value="1">
            <text:p text:style-name="P243">改变用户组属性 ：</text:p>
          </text:list-item>
        </text:list>
        <text:p text:style-name="P40"><text:span text:style-name="T1"><text:s text:c="4"/>使用 </text:span><text:span text:style-name="T5">groupmod</text:span><text:span text:style-name="T1">命令改变用户组的属性，具体格式如下：</text:span></text:p>
        <text:p text:style-name="P17"><text:tab/><text:tab/>groupmod [-g gid[-o]] [-n name] group</text:p>
        <text:p text:style-name="P40"><text:span text:style-name="T1"><text:s text:c="4"/>其中，</text:span><text:span text:style-name="T5">-g gid</text:span><text:span text:style-name="T1">：改变组</text:span><text:span text:style-name="T5">ID<text:tab/><text:tab/>-o</text:span><text:span text:style-name="T1">：允许组</text:span><text:span text:style-name="T5">ID</text:span><text:span text:style-name="T1">重复</text:span></text:p>
        <text:p text:style-name="正文缩进"><text:tab/><text:tab/> <text:s/>-n name：改变组的名字</text:p>
        <text:p text:style-name="正文缩进"/>
        <text:list text:style-name="WW8Num113">
          <text:list-item text:start-value="1">
            <text:p text:style-name="P243">删除用户组 ：</text:p>
          </text:list-item>
        </text:list>
        <text:p text:style-name="P40"><text:span text:style-name="T1"><text:s text:c="4"/>使用</text:span><text:span text:style-name="T5">groupdel groupname</text:span><text:span text:style-name="T1">来删除用户组。</text:span></text:p>
        <text:p text:style-name="P17"/>
        <text:p text:style-name="P17"/>
        <text:p text:style-name="P17"/>
        <text:p text:style-name="P17"/>
        <text:list text:style-name="WW8Num33">
          <text:list-item>
            <text:p text:style-name="P244">更改文件和目录的所有权 ：</text:p>
          </text:list-item>
        </text:list>
        <text:p text:style-name="P245"/>
        <text:p text:style-name="P40"><text:span text:style-name="T1"><text:s text:c="4"/>命令</text:span><text:span text:style-name="T5">chown</text:span><text:span text:style-name="T1">更改某个用户对文件或目录的所有权，格式如下：</text:span></text:p>
        <text:p text:style-name="P40"><text:span text:style-name="T1"><text:s/></text:span><text:span text:style-name="T5"><text:tab/><text:tab/> </text:span><text:span text:style-name="T15">chown <text:s/>logname <text:s/>filename</text:span></text:p>
        <text:p text:style-name="P40"><text:span text:style-name="T1"><text:s/></text:span><text:span text:style-name="T5"><text:tab/></text:span><text:span text:style-name="T1">其中</text:span><text:span text:style-name="T5">logname</text:span><text:span text:style-name="T1">是获得所有权的用户注册名，</text:span><text:span text:style-name="T5">filename</text:span><text:span text:style-name="T1">是所有权被更改的文件名</text:span></text:p>
        <text:p text:style-name="P17"/>
        <text:p text:style-name="P40"><text:span text:style-name="T1"><text:s text:c="4"/>命令</text:span><text:span text:style-name="T5">chgrp</text:span><text:span text:style-name="T1">是更改用户对文件或目录的所有权，格式如下：</text:span></text:p>
        <text:p text:style-name="P40"><text:span text:style-name="T1"><text:s/></text:span><text:span text:style-name="T5"><text:tab/><text:tab/></text:span><text:span text:style-name="T15">chgrp <text:s/>groupid <text:s/>filename</text:span></text:p>
        <text:p text:style-name="P40"><text:span text:style-name="T1"><text:s text:c="2"/></text:span><text:span text:style-name="T5"><text:tab/></text:span><text:span text:style-name="T1">其中</text:span><text:span text:style-name="T5">groupid</text:span><text:span text:style-name="T1">是用户组的</text:span><text:span text:style-name="T5">ID</text:span><text:span text:style-name="T1">，也可以是用户组名。</text:span><text:span text:style-name="T5">filename</text:span><text:span text:style-name="T1">是组所有权被更改的 </text:span></text:p>
        <text:p text:style-name="P107"><text:s text:c="4"/>文件、目录的名称。</text:p>
        <text:p text:style-name="P17"/>
        <text:p text:style-name="P17"/>
        <text:list text:style-name="WW8Num33">
          <text:list-item text:start-value="1">
            <text:p text:style-name="P244">与用户的通讯 ：</text:p>
          </text:list-item>
        </text:list>
        <text:p text:style-name="P17"/>
        <text:p text:style-name="P107"><text:s text:c="4"/>管理员和用户之间的通讯方式有多种，主要采用以下几种方式</text:p>
        <text:p text:style-name="P17"/>
        <text:p text:style-name="P107"><text:s text:c="3"/>当日消息</text:p>
        <text:p text:style-name="P40"><text:span text:style-name="T1"><text:s text:c="3"/>这些消息放在</text:span><text:span text:style-name="T5">/etc/motd</text:span><text:span text:style-name="T1">文件中。当用户登录成功时，将消息显示给用户。一般来讲，</text:span></text:p>
        <text:p text:style-name="P107"><text:s text:c="3"/>这些信息要求比较简短并且比较重要，管理员定期删除它们。</text:p>
        <text:p text:style-name="P17"/>
        <text:p text:style-name="P107"><text:s text:c="3"/>系统新闻</text:p>
        <text:p text:style-name="P40"><text:span text:style-name="T1"><text:s text:c="3"/>系统管理员可将要通知用户的信息放在</text:span><text:span text:style-name="T5">/usr/news</text:span><text:span text:style-name="T1">的一个文件中。任何一个注册的 </text:span></text:p>
        <text:p text:style-name="P40"><text:span text:style-name="T1"><text:s text:c="3"/>用户可以调用</text:span><text:span text:style-name="T5">news</text:span><text:span text:style-name="T1">命令来显示系统消息。</text:span></text:p>
        <text:p text:style-name="P17"/>
        <text:p text:style-name="P107"><text:s text:c="3"/>与特定用户通讯</text:p>
        <text:p text:style-name="P40"><text:span text:style-name="T1"><text:s text:c="3"/>当用户在使用系统时，系统管理员可以用</text:span><text:span text:style-name="T5">write</text:span><text:span text:style-name="T1">或</text:span><text:span text:style-name="T5">talk</text:span><text:span text:style-name="T1">与该用户通讯。</text:span></text:p>
        <text:p text:style-name="P107"><text:s text:c="2"/></text:p>
        <text:p text:style-name="P107"><text:s text:c="3"/>函告所有用户</text:p>
        <text:p text:style-name="P40"><text:span text:style-name="T1"><text:s text:c="3"/>当系统管理员有特别重要的信息告诉正在使用系统的所有用户时，可以用</text:span><text:span text:style-name="T5">wall</text:span><text:span text:style-name="T1">命</text:span></text:p>
        <text:p text:style-name="P107"><text:s text:c="3"/>令。</text:p>
        <text:p text:style-name="P17"/>
        <text:p text:style-name="P17"/>
        <text:p text:style-name="P17"/>
        <text:p text:style-name="P17"/>
        <text:list text:style-name="WW8Num75" text:continue-numbering="true">
          <text:list-item>
            <text:p text:style-name="P216"><text:span text:style-name="T7">系统记帐 </text:span><text:span text:style-name="T6">:</text:span></text:p>
          </text:list-item>
        </text:list>
        <text:p text:style-name="P246"/>
        <text:p text:style-name="P4"/>
        <text:list text:style-name="WW8Num70">
          <text:list-item>
            <text:p text:style-name="P247">系统计帐基础 ：</text:p>
          </text:list-item>
        </text:list>
        <text:p text:style-name="P248"/>
        <text:p text:style-name="P3"><text:span text:style-name="T14"><text:s text:c="2"/></text:span><text:span text:style-name="T5">UNIX </text:span><text:span text:style-name="T1">计帐系统收集单个用户或用户组对系统资源使用情况的信息 。</text:span></text:p>
        <text:p text:style-name="P68"><text:s text:c="2"/>当系统启动并执行计帐功能后 ， 系统的数据收集进程将收集下述统计信息 ：</text:p>
        <text:p text:style-name="P4"/>
        <text:list text:style-name="WW8Num26">
          <text:list-item>
            <text:p text:style-name="P249">连接会话统计 ：</text:p>
          </text:list-item>
        </text:list>
        <text:p text:style-name="P38"><text:span text:style-name="T1">根据用户连接到计算机系统上的时间来产生其帐单 ， 连接时间与用户登录和退出的时间有关 ， 其信息由</text:span><text:span text:style-name="T5">init</text:span><text:span text:style-name="T1">和</text:span><text:span text:style-name="T5">login</text:span><text:span text:style-name="T1">命令收集 。用户登录后 ，</text:span><text:span text:style-name="T5">login</text:span><text:span text:style-name="T1">程序将在 </text:span><text:span text:style-name="T15">/var/adm/wtmp</text:span><text:span text:style-name="T5"> </text:span><text:span text:style-name="T1">文件中建立一数据项 。</text:span></text:p>
        <text:p text:style-name="P37"/>
        <text:p text:style-name="P37"/>
        <text:list text:style-name="WW8Num39">
          <text:list-item>
            <text:p text:style-name="P250">进程使用情况 ：</text:p>
          </text:list-item>
        </text:list>
        <text:p text:style-name="P104"><text:span text:style-name="T1">系统计帐程序同时还收集有关单个进程的统计信息 。进程的统计信息记录在文件 </text:span><text:span text:style-name="T15">/var/adm/pacct </text:span><text:span text:style-name="T1">中 。</text:span></text:p>
        <text:p text:style-name="P105"/>
        <text:p text:style-name="P105"/>
        <text:list text:style-name="WW8Num107">
          <text:list-item>
            <text:p text:style-name="P251">磁盘空间的使用 ：</text:p>
          </text:list-item>
        </text:list>
        <text:p text:style-name="P92">系统计帐程序也向系统管理员提供监视用户对磁盘使用情况的功能 。系统管理员可利 </text:p>
        <text:p text:style-name="P92">用一个磁盘配额系统来限制每位用户能使用的磁盘空间 。</text:p>
        <text:p text:style-name="P108"/>
        <text:p text:style-name="Standard"/>
        <text:list text:style-name="WW8Num43">
          <text:list-item>
            <text:p text:style-name="P252">打印机的使用 ：</text:p>
          </text:list-item>
        </text:list>
        <text:p text:style-name="P104"><text:span text:style-name="T1">在</text:span><text:span text:style-name="T5">AIX 4.2 </text:span><text:span text:style-name="T1">中 ，系统将打印机使用的信息以</text:span><text:span text:style-name="T5">ASCII</text:span><text:span text:style-name="T1">形式存放在文件 </text:span><text:span text:style-name="T15">/var/adm/qacct </text:span><text:span text:style-name="T1">中 。</text:span></text:p>
        <text:p text:style-name="P105"/>
        <text:p text:style-name="P105"/>
        <text:p text:style-name="P105"/>
        <text:list text:style-name="WW8Num58">
          <text:list-item>
            <text:p text:style-name="P253">系统计帐命令 ：</text:p>
          </text:list-item>
        </text:list>
        <text:p text:style-name="P118"/>
        <text:list text:style-name="WW8Num155">
          <text:list-item>
            <text:p text:style-name="P254">自动运行的系统计帐命令 ：</text:p>
          </text:list-item>
        </text:list>
        <text:p text:style-name="P104"><text:span text:style-name="T25">系统管理员最好将一些命令项放入文件</text:span><text:span text:style-name="T12"> </text:span><text:span text:style-name="T20">/var/spool/cron/adm</text:span><text:span text:style-name="T26"> </text:span><text:span text:style-name="T25">中 。</text:span></text:p>
        <text:p text:style-name="P255"><text:span text:style-name="T25">这一文件是启动计帐进程并拥有计帐文件的</text:span><text:span text:style-name="T26">adm</text:span><text:span text:style-name="T25">用户的</text:span><text:span text:style-name="T26">cron</text:span><text:span text:style-name="T25">文件 。其中 </text:span></text:p>
        <text:p text:style-name="P255"><text:span text:style-name="T25">的命令通过</text:span><text:span text:style-name="T26">cron</text:span><text:span text:style-name="T25">以批处理的方式运行 。其中的计帐命令有 ：</text:span></text:p>
        <text:p text:style-name="P256"/>
        <text:p text:style-name="P104"><text:span text:style-name="T5">runacct ------------ </text:span><text:span text:style-name="T1">维护日常计帐的例程 ， 该命令同</text:span><text:span text:style-name="T5">acctmerg</text:span><text:span text:style-name="T1">命令一起使用为每个用户产生一个日常计帐的报告文件 。</text:span></text:p>
        <text:p text:style-name="P105"/>
        <text:p text:style-name="P104"><text:span text:style-name="T5">ckpacct ------------- </text:span><text:span text:style-name="T1">用于控制 </text:span><text:span text:style-name="T5">/var/adm/pacct </text:span><text:span text:style-name="T1">文件的大小 。当该文件的大小超过了指定值时 ， 该命令把当前计帐文件 </text:span><text:span text:style-name="T5">/var/adm/pacct </text:span><text:span text:style-name="T1">改名为 </text:span><text:span text:style-name="T5">/var/adm/pacctx ( x</text:span><text:span text:style-name="T1">为文件的序号 </text:span><text:span text:style-name="T5">) </text:span><text:span text:style-name="T1">。</text:span></text:p>
        <text:p text:style-name="P105"/>
        <text:p text:style-name="P105"/>
        <text:p text:style-name="P104"><text:span text:style-name="T5">dodisk ----------- </text:span><text:span text:style-name="T1">此命令通过执行 </text:span><text:span text:style-name="T5">diskusg , acctdusg </text:span><text:span text:style-name="T1">和 </text:span><text:span text:style-name="T5">acctdisk </text:span><text:span text:style-name="T1">命令以产生磁盘使用的计帐记录 。</text:span></text:p>
        <text:p text:style-name="P105"/>
        <text:p text:style-name="P104"><text:span text:style-name="T5">monacct ---------- <text:s/></text:span><text:span text:style-name="T1">生成月报 。</text:span></text:p>
        <text:p text:style-name="P105"/>
        <text:p text:style-name="P104"><text:span text:style-name="T5">sa1 -------------- </text:span><text:span text:style-name="T1">以二进制格式在 </text:span><text:span text:style-name="T5">/var/adm/sa/sa {dd} </text:span><text:span text:style-name="T1">中记录和维护系统的计帐数据 。</text:span></text:p>
        <text:p text:style-name="P105"/>
        <text:p text:style-name="P104"><text:span text:style-name="T5">sa2 -------------- </text:span><text:span text:style-name="T1">除了将每日计帐数据写入文件 <text:s/></text:span><text:span text:style-name="T5">/var/adm/sa/sa {dd} </text:span><text:span text:style-name="T1">中之外 ，还将删除一个星期前产生的</text:span><text:span text:style-name="T5">/var/adm/sa/sa {dd} </text:span><text:span text:style-name="T1">文件 。</text:span></text:p>
        <text:p text:style-name="P105"/>
        <text:p text:style-name="P105"/>
        <text:p text:style-name="P105"/>
        <text:p text:style-name="P105"/>
        <text:p text:style-name="P105"/>
        <text:p text:style-name="P105"/>
        <text:list text:style-name="WW8Num84">
          <text:list-item>
            <text:p text:style-name="P257">手工或自动执行的系统计帐命令 ：</text:p>
          </text:list-item>
        </text:list>
        <text:p text:style-name="P104"><text:span text:style-name="T5">startup ---------- </text:span><text:span text:style-name="T1">把其加入 </text:span><text:span text:style-name="T5">/etc/rc*.d <text:s/></text:span><text:span text:style-name="T1">目录后 ，</text:span><text:span text:style-name="T5">startup</text:span><text:span text:style-name="T1">命令将启动计帐系统的初始化例程 。</text:span></text:p>
        <text:p text:style-name="P105"/>
        <text:p text:style-name="P104"><text:span text:style-name="T5">shutacct ---------- </text:span><text:span text:style-name="T1">通过使用 </text:span><text:span text:style-name="T5">acctwtmp </text:span><text:span text:style-name="T1">命令在 </text:span><text:span text:style-name="T5">/var/adm/wtmp </text:span><text:span text:style-name="T1">文件中写入一行数据来确定系统计帐功能的结束时间 。然后调用 </text:span><text:span text:style-name="T5">turnacct off </text:span><text:span text:style-name="T1">命令结束进程计帐 。</text:span></text:p>
        <text:p text:style-name="P105"/>
        <text:p text:style-name="P105"/>
        <text:list text:style-name="WW8Num149">
          <text:list-item>
            <text:p text:style-name="P258">手工运行的计帐命令 ：</text:p>
          </text:list-item>
        </text:list>
        <text:p text:style-name="Standard"/>
        <text:p text:style-name="P104"><text:span text:style-name="T5">acctcom ------------- </text:span><text:span text:style-name="T1">显示进程计帐的信息 。</text:span></text:p>
        <text:p text:style-name="P104"><text:span text:style-name="T5">acctcon1 ------------- </text:span><text:span text:style-name="T1">显示连接时间的总结信息 。</text:span></text:p>
        <text:p text:style-name="P104"><text:span text:style-name="T5">accton --------------- </text:span><text:span text:style-name="T1">打开或关闭进程计帐 。</text:span></text:p>
        <text:p text:style-name="P104"><text:span text:style-name="T5">last ------------------- </text:span><text:span text:style-name="T1">显示上次登录的信息 。</text:span></text:p>
        <text:p text:style-name="P104"><text:span text:style-name="T5">lastcomm------------ </text:span><text:span text:style-name="T1">显示上一条命令执行的信息 。</text:span></text:p>
        <text:p text:style-name="P104"><text:span text:style-name="T5">lastlogin ------------- </text:span><text:span text:style-name="T1">显示每个用户上次登录的时间 。</text:span></text:p>
        <text:p text:style-name="P104"><text:span text:style-name="T5">prctmp --------------- </text:span><text:span text:style-name="T1">显示会话的记录 。</text:span></text:p>
        <text:p text:style-name="P104"><text:span text:style-name="T5">prtacct --------------- </text:span><text:span text:style-name="T1">显示所有计帐文件 。</text:span></text:p>
        <text:p text:style-name="P104"><text:span text:style-name="T5">chargefee ------------ </text:span><text:span text:style-name="T1">向用户收取单位时间的使用费用 ，并使用</text:span><text:span text:style-name="T5">acctmerg </text:span><text:span text:style-name="T1">命令将该费用加入日常报告中 。</text:span></text:p>
        <text:p text:style-name="P105"/>
        <text:p text:style-name="Standard"/>
        <text:p text:style-name="Standard"/>
        <text:list text:style-name="WW8Num121">
          <text:list-item>
            <text:p text:style-name="P259">计帐系统的高层目录 ：</text:p>
          </text:list-item>
        </text:list>
        <text:p text:style-name="P118"/>
        <text:p text:style-name="P118"/>
        <text:p text:style-name="P104"><text:span text:style-name="T26">/var/adm <text:s text:c="4"/></text:span><text:span text:style-name="T25">维护收集数据文件 。</text:span></text:p>
        <text:p text:style-name="P104"><text:span text:style-name="T26">/var/adm/acct <text:s text:c="2"/></text:span><text:span text:style-name="T25">存放</text:span><text:span text:style-name="T26">nite , sum , fiscal </text:span><text:span text:style-name="T25">的目录 。</text:span></text:p>
        <text:p text:style-name="P104"><text:span text:style-name="T26">/var/adm/acct/nite <text:s text:c="4"/>runacct </text:span><text:span text:style-name="T25">命令使用的日常的数据和命令文件 。</text:span></text:p>
        <text:p text:style-name="P104"><text:span text:style-name="T26">/var/adm/acct/sum <text:s text:c="3"/>runacct </text:span><text:span text:style-name="T25">命令用来产生总结报告的总结的数据和命令文</text:span></text:p>
        <text:p text:style-name="P260"><text:s text:c="19"/>件 。 <text:s text:c="2"/></text:p>
        <text:p text:style-name="P104"><text:span text:style-name="T5">/var/adm/acct/fiscal <text:s text:c="5"/>monacct </text:span><text:span text:style-name="T1">命令用来产生月份报告总结的数据和命令文件 。</text:span></text:p>
        <text:p text:style-name="P105"/>
        <text:p text:style-name="P104"><text:span text:style-name="T20">/usr/lib/acct <text:s text:c="4"/></text:span><text:span text:style-name="T12">系统计帐命令 。</text:span></text:p>
        <text:p text:style-name="P105"/>
        <text:p text:style-name="P104"><text:span text:style-name="T5">/sbin <text:s text:c="7"/>SHELL</text:span><text:span text:style-name="T1">脚本 </text:span><text:span text:style-name="T5">rc </text:span><text:span text:style-name="T1">及 </text:span><text:span text:style-name="T5">shutdown </text:span><text:span text:style-name="T1">例程 。</text:span></text:p>
        <text:p text:style-name="P105"/>
        <text:p text:style-name="P104"><text:span text:style-name="T5">/etc/rc <text:s text:c="6"/></text:span><text:span text:style-name="T1">在系统启动或改变运行状态时所执行的命令文件 。</text:span></text:p>
        <text:p text:style-name="P105"/>
        <text:p text:style-name="P261"/>
        <text:p text:style-name="P104"><text:span text:style-name="T1"><text:s text:c="22"/></text:span><text:span text:style-name="T12">原始计帐数据 </text:span></text:p>
        <text:p text:style-name="P105"/>
        <table:table table:name="Table3" table:style-name="Table3">
          <table:table-column table:style-name="Table3.A" table:number-columns-repeated="3"/>
          <table:table-column table:style-name="Table3.D"/>
          <table:table-row table:style-name="Table3.1">
            <table:table-cell table:style-name="Table3.A1" office:value-type="string">
              <text:p text:style-name="P262"><text:s text:c="3"/>计帐文件</text:p>
            </table:table-cell>
            <table:table-cell table:style-name="Table3.A1" office:value-type="string">
              <text:p text:style-name="P262"><text:s text:c="4"/>记录信息</text:p>
            </table:table-cell>
            <table:table-cell table:style-name="Table3.A1" office:value-type="string">
              <text:p text:style-name="P262"><text:s text:c="3"/>记录信息者</text:p>
            </table:table-cell>
            <table:table-cell table:style-name="Table3.D1" office:value-type="string">
              <text:p text:style-name="P262"><text:s text:c="3"/>结构格式</text:p>
            </table:table-cell>
          </table:table-row>
          <table:table-row table:style-name="Table3.2">
            <table:table-cell table:style-name="Table3.A2" office:value-type="string">
              <text:p text:style-name="P262"><text:s/></text:p>
              <text:p text:style-name="Standard"/>
              <text:p text:style-name="Standard">/var/adm/wtmp</text:p>
            </table:table-cell>
            <table:table-cell table:number-columns-spanned="2">
              <table:table table:is-sub-table="true">
                <table:table-column table:style-name="Table3.A" table:number-columns-repeated="2"/>
                <table:table-row table:style-name="Table3.B2.1">
                  <table:table-cell table:style-name="Table3.A2" office:value-type="string">
                    <text:p text:style-name="P262"><text:s text:c="4"/>连接</text:p>
                  </table:table-cell>
                  <table:table-cell table:style-name="Table3.A2" office:value-type="string">
                    <text:p text:style-name="P263"><text:span text:style-name="T1"><text:s text:c="2"/></text:span><text:span text:style-name="T5">Login , init</text:span></text:p>
                  </table:table-cell>
                </table:table-row>
                <table:table-row table:style-name="Table3.B2.1">
                  <table:table-cell table:style-name="Table3.A2" office:value-type="string">
                    <text:p text:style-name="P262"><text:s text:c="3"/>改变日期</text:p>
                  </table:table-cell>
                  <table:table-cell table:style-name="Table3.A2" office:value-type="string">
                    <text:p text:style-name="P263"><text:span text:style-name="T1"><text:s text:c="2"/></text:span><text:span text:style-name="T5">Date</text:span></text:p>
                  </table:table-cell>
                </table:table-row>
                <table:table-row table:style-name="Table3.B2.1">
                  <table:table-cell table:style-name="Table3.A2" office:value-type="string">
                    <text:p text:style-name="P262"><text:s text:c="3"/>重启动</text:p>
                  </table:table-cell>
                  <table:table-cell table:style-name="Table3.A2" office:value-type="string">
                    <text:p text:style-name="P263"><text:span text:style-name="T1"><text:s text:c="2"/></text:span><text:span text:style-name="T5">Acctwtmp</text:span></text:p>
                  </table:table-cell>
                </table:table-row>
                <table:table-row table:style-name="Table3.B2.1">
                  <table:table-cell table:style-name="Table3.A2" office:value-type="string">
                    <text:p text:style-name="P262"><text:s text:c="3"/>系统停止运行 </text:p>
                  </table:table-cell>
                  <table:table-cell table:style-name="Table3.A2" office:value-type="string">
                    <text:p text:style-name="P263"><text:span text:style-name="T1"><text:s text:c="2"/></text:span><text:span text:style-name="T5">Shutacct shell</text:span></text:p>
                  </table:table-cell>
                </table:table-row>
              </table:table>
            </table:table-cell>
            <table:covered-table-cell/>
            <table:table-cell table:style-name="Table3.D2" office:value-type="string">
              <text:p text:style-name="P263"><text:span text:style-name="T1"><text:s/></text:span><text:span text:style-name="T5">/usr/include/utmp.h</text:span><text:span text:style-name="T1">中的</text:span><text:span text:style-name="T5">utmp </text:span><text:span text:style-name="T1">结构</text:span></text:p>
            </table:table-cell>
          </table:table-row>
          <table:table-row table:style-name="Table3.1">
            <table:table-cell table:style-name="Table3.A2" office:value-type="string">
              <text:p text:style-name="P264">/usr/adm/pacct</text:p>
            </table:table-cell>
            <table:table-cell table:style-name="Table3.A2" office:value-type="string">
              <text:p text:style-name="P262"><text:s text:c="4"/>运行进程</text:p>
            </table:table-cell>
            <table:table-cell table:style-name="Table3.A2" office:value-type="string">
              <text:p text:style-name="P262">内核进程管理机制</text:p>
            </table:table-cell>
            <table:table-cell table:style-name="Table3.D2" office:value-type="string">
              <text:p text:style-name="P263"><text:span text:style-name="T5">/usr/include/sys/acct.h</text:span><text:span text:style-name="T1">中的</text:span><text:span text:style-name="T5">acct</text:span><text:span text:style-name="T1">结构</text:span></text:p>
            </table:table-cell>
          </table:table-row>
          <table:table-row table:style-name="Table3.1">
            <table:table-cell table:style-name="Table3.A2" office:value-type="string">
              <text:p text:style-name="P264">/var/adm/fee</text:p>
            </table:table-cell>
            <table:table-cell table:style-name="Table3.A2" office:value-type="string">
              <text:p text:style-name="P262"><text:s text:c="3"/>特殊费用</text:p>
            </table:table-cell>
            <table:table-cell table:style-name="Table3.A2" office:value-type="string">
              <text:p text:style-name="P263"><text:span text:style-name="T1"><text:s text:c="2"/></text:span><text:span text:style-name="T5">Chargefee</text:span></text:p>
            </table:table-cell>
            <table:table-cell table:style-name="Table3.D2" office:value-type="string">
              <text:p text:style-name="P263"><text:span text:style-name="T5">ASCII </text:span><text:span text:style-name="T1">形式</text:span></text:p>
            </table:table-cell>
          </table:table-row>
          <table:table-row table:style-name="Table3.5">
            <table:table-cell table:style-name="Table3.A2" office:value-type="string">
              <text:p text:style-name="P264">/var/adm/acct/nite/diskacct</text:p>
            </table:table-cell>
            <table:table-cell table:style-name="Table3.A2" office:value-type="string">
              <text:p text:style-name="P262"><text:s text:c="3"/>占用的磁盘空间</text:p>
            </table:table-cell>
            <table:table-cell table:style-name="Table3.A2" office:value-type="string">
              <text:p text:style-name="P263"><text:span text:style-name="T1"><text:s text:c="2"/></text:span><text:span text:style-name="T5">dodisk</text:span></text:p>
            </table:table-cell>
            <table:table-cell table:style-name="Table3.D2" office:value-type="string">
              <text:p text:style-name="P263"><text:span text:style-name="T5">/usr/include/sys/acct.h</text:span><text:span text:style-name="T1">中的</text:span><text:span text:style-name="T5">tacct </text:span><text:span text:style-name="T1">结构</text:span></text:p>
            </table:table-cell>
          </table:table-row>
        </table:table>
        <text:p text:style-name="P104"/>
        <text:p text:style-name="P105"/>
        <text:p text:style-name="P105"/>
        <text:p text:style-name="P265"/>
        <text:p text:style-name="P265"/>
        <text:list text:style-name="WW8Num75" text:continue-numbering="true">
          <text:list-item>
            <text:p text:style-name="P204">时间和作业调度 。</text:p>
          </text:list-item>
        </text:list>
        <text:p text:style-name="P4"/>
        <text:p text:style-name="P4"/>
        <text:list text:style-name="WW8Num92">
          <text:list-item>
            <text:p text:style-name="P266">系统时间的设定 ：</text:p>
          </text:list-item>
        </text:list>
        <text:p text:style-name="正文缩进"/>
        <text:p text:style-name="P68"><text:s text:c="4"/></text:p>
        <text:p text:style-name="P78">date</text:p>
        <text:p text:style-name="P79"><text:span text:style-name="T5"><text:tab/><text:tab/></text:span><text:span text:style-name="T1">用途： 显示及设置时间和日期</text:span></text:p>
        <text:p text:style-name="P79"><text:span text:style-name="T5"><text:tab/><text:tab/></text:span><text:span text:style-name="T1">格式： </text:span><text:span text:style-name="T5">date [MMddhhmm[yy][.ss]]</text:span></text:p>
        <text:p text:style-name="P79"><text:span text:style-name="T5"><text:tab/><text:tab/></text:span><text:span text:style-name="T1">参数：</text:span><text:span text:style-name="T5">MM<text:tab/><text:tab/></text:span><text:span text:style-name="T1">月（</text:span><text:span text:style-name="T5">01-12</text:span><text:span text:style-name="T1">）</text:span></text:p>
        <text:p text:style-name="P267"><text:span text:style-name="T1"><text:s text:c="2"/></text:span><text:span text:style-name="T5">dd<text:tab/><text:tab/></text:span><text:span text:style-name="T1">日（</text:span><text:span text:style-name="T5">01-31</text:span><text:span text:style-name="T1">）</text:span></text:p>
        <text:p text:style-name="P267"><text:span text:style-name="T1"><text:s text:c="2"/></text:span><text:span text:style-name="T5">hh<text:tab/><text:tab/></text:span><text:span text:style-name="T1">小时（</text:span><text:span text:style-name="T5">00-23</text:span><text:span text:style-name="T1">）</text:span></text:p>
        <text:p text:style-name="P267"><text:span text:style-name="T1"><text:s text:c="2"/></text:span><text:span text:style-name="T5">mm<text:tab/><text:tab/></text:span><text:span text:style-name="T1">分（</text:span><text:span text:style-name="T5">00-59</text:span><text:span text:style-name="T1">）</text:span></text:p>
        <text:p text:style-name="P267"><text:span text:style-name="T1"><text:s text:c="2"/></text:span><text:span text:style-name="T5">yy<text:tab/><text:tab/></text:span><text:span text:style-name="T1">年（四位数字）</text:span></text:p>
        <text:p text:style-name="P79"><text:span text:style-name="T15"><text:tab/> <text:s text:c="11"/>ss <text:s text:c="6"/></text:span><text:span text:style-name="T1">秒（</text:span><text:span text:style-name="T5">00 – 59</text:span><text:span text:style-name="T1">）</text:span></text:p>
        <text:p text:style-name="P82"/>
        <text:p text:style-name="P82"/>
        <text:p text:style-name="P82"/>
        <text:list text:style-name="WW8Num86">
          <text:list-item>
            <text:p text:style-name="P268"><text:span text:style-name="T20">cron </text:span><text:span text:style-name="T12">机制 ：</text:span><text:span text:style-name="T20">( SVR4 )</text:span></text:p>
          </text:list-item>
        </text:list>
        <text:p text:style-name="P79"><text:span text:style-name="T1">作业的重复调度是由 </text:span><text:span text:style-name="T5">cron </text:span><text:span text:style-name="T1">机制实现的 。</text:span><text:span text:style-name="T5">cron </text:span><text:span text:style-name="T1">实际上是一个守护进程 。系统在启动时进入多用户状态后将执行 </text:span><text:span text:style-name="T5">/usr/sbin/cron </text:span><text:span text:style-name="T1">生成该进程 。系统中不能同时有两个 </text:span><text:span text:style-name="T5">cron </text:span><text:span text:style-name="T1">进程同时运行 ， 但若系统中无</text:span><text:span text:style-name="T5">cron</text:span><text:span text:style-name="T1">进程 ，此时系统很可能就是出了问题 。</text:span><text:span text:style-name="T5">cron </text:span><text:span text:style-name="T1">大部分时间都在睡眠等待 ， 每隔一分钟 ，它将醒来一次 ，此时它将读取</text:span><text:span text:style-name="T5">cron</text:span><text:span text:style-name="T1">控制文件中的数据 ，并运行之 。</text:span></text:p>
        <text:p text:style-name="P79"><text:span text:style-name="T1">用户的</text:span><text:span text:style-name="T5">cron</text:span><text:span text:style-name="T1">控制文件放在 </text:span><text:span text:style-name="T5">/var/spool/cron/crontabs </text:span><text:span text:style-name="T1">目录下 ，文件名为该用户的登录名称 。</text:span></text:p>
        <text:p text:style-name="P79"><text:span text:style-name="T1">下面我们给出</text:span><text:span text:style-name="T5">crontab</text:span><text:span text:style-name="T1">文件的一个例子 ：</text:span></text:p>
        <text:p text:style-name="P82">#ident <text:s/>"@(#)sys <text:s text:c="7"/>1.5 <text:s text:c="4"/>92/07/14 SMI" <text:s text:c="2"/>/* SVr4.0 1.2 <text:s text:c="2"/>*/</text:p>
        <text:p text:style-name="P82">#</text:p>
        <text:p text:style-name="P82"># The sys crontab should be used to do performance collection. See cron</text:p>
        <text:p text:style-name="P82"># and performance manual pages for details on startup.</text:p>
        <text:p text:style-name="P82">#</text:p>
        <text:p text:style-name="P82"># 0 * * * 0-6 /usr/lib/sa/sa1</text:p>
        <text:p text:style-name="P82"># 20,40 8-17 * * 1-5 /usr/lib/sa/sa1</text:p>
        <text:p text:style-name="P82"># 5 18 * * 1-5 /usr/lib/sa/sa2 -s 8:00 -e 18:01 -i 1200 -A</text:p>
        <text:p text:style-name="P82">#</text:p>
        <text:p text:style-name="P82"/>
        <text:p text:style-name="P82"/>
        <text:p text:style-name="P79"><text:span text:style-name="T5">crontab</text:span><text:span text:style-name="T1">的数据被分成了六个字段 ， 这六个字段又可分成两大部分 。第一部分包含五个字段 ，指定了调度作业的时间 。六字段依次为 ：</text:span></text:p>
        <text:p text:style-name="P79"><text:span text:style-name="T1"><text:s text:c="2"/>分钟 <text:s/>小时 <text:s/>日期 <text:s/>月份 <text:s/>星期 <text:s/></text:span><text:span text:style-name="T5">SHELL</text:span><text:span text:style-name="T1">命令</text:span></text:p>
        <text:p text:style-name="P79"><text:span text:style-name="T1">系统出于安全的考虑 ，并不是允许任何用户都可使用 </text:span><text:span text:style-name="T5">cron </text:span><text:span text:style-name="T1">进行作业的调度 。这种限制涉及到两个文件 。一是 </text:span><text:span text:style-name="T5">/usr/sbin/cron.d/cron.allow , </text:span><text:span text:style-name="T1">另一为 </text:span><text:span text:style-name="T5">/usr/sbin/cron.d/cron.deny . </text:span><text:span text:style-name="T1">不同的系统 ， 此二文件存放的位置不同 。若无此二文件 ， 则只有超级用户才能够使用</text:span><text:span text:style-name="T5">cron .</text:span></text:p>
        <text:p text:style-name="P79"><text:span text:style-name="T1">若</text:span><text:span text:style-name="T5">cron.deny </text:span><text:span text:style-name="T1">文件为空 ，则所有用户均可使用</text:span><text:span text:style-name="T5">cron</text:span><text:span text:style-name="T1">机制 。</text:span></text:p>
        <text:p text:style-name="P79"><text:span text:style-name="T1">用户被允许是使用</text:span><text:span text:style-name="T5">cron</text:span><text:span text:style-name="T1">机制实际上也就是被允许使用</text:span><text:span text:style-name="T5">crontab</text:span><text:span text:style-name="T1">命令 。用户先将自己的调度按前面的格式写到一个文件中 ， 然后输入 ：</text:span></text:p>
        <text:p text:style-name="P82">$ crontab MyCronTab</text:p>
        <text:p text:style-name="P79"><text:span text:style-name="T1">即可在系统的 </text:span><text:span text:style-name="T5">/var/spool/cron/crontabs </text:span><text:span text:style-name="T1">目录中安装自己的作业调度控制文件 。</text:span></text:p>
        <text:p text:style-name="P79"><text:span text:style-name="T5">cron </text:span><text:span text:style-name="T1">进程使用了一个记录其运行情况的日志文件 。在</text:span><text:span text:style-name="T5">SVR4</text:span><text:span text:style-name="T1">中此文件为 </text:span><text:span text:style-name="T5">/usr/sbin/cron.d/log . </text:span><text:span text:style-name="T1">不同版本此文件的名称和内容格式均会不同 。</text:span></text:p>
        <text:p text:style-name="P82"/>
        <text:p text:style-name="P82"/>
        <text:p text:style-name="P82"/>
        <text:list text:style-name="WW8Num34">
          <text:list-item>
            <text:p text:style-name="P269"><text:span text:style-name="T20">at </text:span><text:span text:style-name="T12">和 </text:span><text:span text:style-name="T20">batch :</text:span></text:p>
          </text:list-item>
        </text:list>
        <text:list text:style-name="WW8Num68">
          <text:list-item>
            <text:p text:style-name="P270"><text:span text:style-name="T20">at </text:span><text:span text:style-name="T1">命令提供将某个作业安排在某个特定的时刻执行的手段 。</text:span><text:span text:style-name="T5">at </text:span><text:span text:style-name="T1">将待执行的作业保存到 </text:span><text:span text:style-name="T5">/var/spool/cron/atjobs </text:span><text:span text:style-name="T1">目录 。</text:span></text:p>
          </text:list-item>
        </text:list>
        <text:p text:style-name="P271"><text:span text:style-name="T12">例 ： </text:span><text:span text:style-name="T20">$ at 18:00 &lt; JobToDo</text:span></text:p>
        <text:p text:style-name="P272"/>
        <text:list text:style-name="WW8Num73">
          <text:list-item>
            <text:p text:style-name="P273"><text:span text:style-name="T15">batch </text:span><text:span text:style-name="T14">命令</text:span><text:span text:style-name="T1">指定在系统负载较轻的时候调度某个作业执行 。</text:span></text:p>
          </text:list-item>
        </text:list>
        <text:p text:style-name="P22"/>
        <text:p text:style-name="P104"><text:span text:style-name="T14">例 ： </text:span><text:span text:style-name="T20">$ batch &lt; JobToDo </text:span></text:p>
        <text:p text:style-name="P178"/>
        <text:p text:style-name="P178"/>
        <text:p text:style-name="P178"/>
        <text:p text:style-name="P274"><text:s text:c="2"/></text:p>
        <text:p text:style-name="P275"/>
        <text:list text:style-name="WW8Num75" text:continue-numbering="true">
          <text:list-item>
            <text:p text:style-name="P204">系统性能监控 。</text:p>
          </text:list-item>
        </text:list>
        <text:p text:style-name="正文缩进"/>
        <text:p text:style-name="P4"/>
        <text:list text:style-name="WW8Num35">
          <text:list-item>
            <text:p text:style-name="P276"><text:span text:style-name="T5">UNIX </text:span><text:span text:style-name="T1">系统运行时 ， 将维护一组记数器以跟踪一些关键的系统资源的使用情况 ，包括 ：</text:span></text:p>
          </text:list-item>
        </text:list>
        <text:p text:style-name="正文缩进"/>
        <text:list text:style-name="WW8Num57">
          <text:list-item>
            <text:p text:style-name="P277"><text:span text:style-name="T5">CPU</text:span><text:span text:style-name="T1">使用情况 。</text:span></text:p>
          </text:list-item>
          <text:list-item>
            <text:p text:style-name="P278">缓冲区使用情况 。</text:p>
          </text:list-item>
          <text:list-item>
            <text:p text:style-name="P277"><text:span text:style-name="T1">磁盘</text:span><text:span text:style-name="T5">I/O </text:span><text:span text:style-name="T1">活动 。</text:span></text:p>
          </text:list-item>
          <text:list-item>
            <text:p text:style-name="P277"><text:span text:style-name="T1">磁带 </text:span><text:span text:style-name="T5">I/O </text:span><text:span text:style-name="T1">活动 。</text:span></text:p>
          </text:list-item>
          <text:list-item>
            <text:p text:style-name="P278">终端活动 。</text:p>
          </text:list-item>
          <text:list-item>
            <text:p text:style-name="P278">系统调用活动 。</text:p>
          </text:list-item>
          <text:list-item>
            <text:p text:style-name="P278">上下文切换活动 。</text:p>
          </text:list-item>
          <text:list-item>
            <text:p text:style-name="P278">文件访问情况 。</text:p>
          </text:list-item>
          <text:list-item>
            <text:p text:style-name="P278">队列活动 。</text:p>
          </text:list-item>
          <text:list-item>
            <text:p text:style-name="P278">进程间通讯 。</text:p>
          </text:list-item>
          <text:list-item>
            <text:p text:style-name="P278">换页活动。</text:p>
          </text:list-item>
          <text:list-item>
            <text:p text:style-name="P278">空闲内存和交换区 。</text:p>
          </text:list-item>
          <text:list-item>
            <text:p text:style-name="P278">内核空间分配 。</text:p>
          </text:list-item>
          <text:list-item>
            <text:p text:style-name="P278">内核表 。</text:p>
          </text:list-item>
          <text:list-item>
            <text:p text:style-name="P278">远程文件共享 。</text:p>
          </text:list-item>
        </text:list>
        <text:p text:style-name="P17"/>
        <text:p text:style-name="P17"/>
        <text:p text:style-name="P107">通过对上述资源使用情况的分析 ， 可获得系统中三个子系统的工作状况 ，此三个子系统为 ：</text:p>
        <text:p text:style-name="P17"/>
        <text:list text:style-name="WW8Num64">
          <text:list-item>
            <text:p text:style-name="P279"><text:span text:style-name="T5">CPU <text:s text:c="2"/>CPU</text:span><text:span text:style-name="T1">处理指令和程序 。</text:span></text:p>
          </text:list-item>
          <text:list-item>
            <text:p text:style-name="P280">内存 <text:s text:c="2"/>每个运行的程序都需要一定数量的物理内存 。当某程序需要的内存数量大于系统可提供的数量时 ， 系统会采取换页策略 ，若这样做内存空间仍不够的话 ，系统将采取交换策略 。</text:p>
          </text:list-item>
          <text:list-item>
            <text:p text:style-name="P279"><text:span text:style-name="T5">I/O <text:s text:c="4"/>I/O </text:span><text:span text:style-name="T1">子系统负责系统数据的输入和输出 。当一个程序中包含大量</text:span><text:span text:style-name="T5">I/O</text:span><text:span text:style-name="T1">操作时 ，它常会为等待</text:span><text:span text:style-name="T5">I/O</text:span><text:span text:style-name="T1">操作结束而处于等待状态 。</text:span></text:p>
          </text:list-item>
        </text:list>
        <text:p text:style-name="正文缩进"/>
        <text:p text:style-name="P4"/>
        <text:p text:style-name="P4"/>
        <text:p text:style-name="P4"/>
        <text:p text:style-name="P274"><text:s/></text:p>
        <text:p text:style-name="P275"/>
        <text:list text:style-name="WW8Num133">
          <text:list-item>
            <text:p text:style-name="P281">监视整个系统的性能 ：</text:p>
          </text:list-item>
        </text:list>
        <text:p text:style-name="P275"/>
        <text:list text:style-name="WW8Num49">
          <text:list-item>
            <text:p text:style-name="P282"><text:span text:style-name="T1">使用</text:span><text:span text:style-name="T5">uptime </text:span><text:span text:style-name="T1">命令监视系统状态 。</text:span></text:p>
          </text:list-item>
          <text:list-item>
            <text:p text:style-name="P282"><text:span text:style-name="T1">使用 </text:span><text:span text:style-name="T5">sar –q </text:span><text:span text:style-name="T1">命令监视系统性能 。</text:span></text:p>
          </text:list-item>
          <text:list-item>
            <text:p text:style-name="P282"><text:span text:style-name="T1">使用 </text:span><text:span text:style-name="T5">sar –u </text:span><text:span text:style-name="T1">命令监视系统 。</text:span></text:p>
          </text:list-item>
        </text:list>
        <text:p text:style-name="P82"/>
        <text:p text:style-name="P82"/>
        <text:list text:style-name="WW8Num60">
          <text:list-item>
            <text:p text:style-name="P283"><text:span text:style-name="T12">使用 </text:span><text:span text:style-name="T20">ps </text:span><text:span text:style-name="T12">命令监视进程 。</text:span></text:p>
          </text:list-item>
        </text:list>
        <text:p text:style-name="P275"/>
        <text:list text:style-name="WW8Num118">
          <text:list-item>
            <text:p text:style-name="P284"><text:span text:style-name="T12">使用</text:span><text:span text:style-name="T20">vmstat</text:span><text:span text:style-name="T12">监视内存性能 。</text:span></text:p>
          </text:list-item>
          <text:list-item>
            <text:p text:style-name="P285">监视磁盘系统的性能 ：</text:p>
          </text:list-item>
        </text:list>
        <text:p text:style-name="P275"/>
        <text:list text:style-name="WW8Num115">
          <text:list-item>
            <text:p text:style-name="P286"><text:span text:style-name="T12">使用</text:span><text:span text:style-name="T20">iostat </text:span><text:span text:style-name="T12">和 </text:span><text:span text:style-name="T20">sar –d </text:span><text:span text:style-name="T12">命令检查磁盘性能 。</text:span></text:p>
          </text:list-item>
          <text:list-item>
            <text:p text:style-name="P286"><text:span text:style-name="T12">使用 </text:span><text:span text:style-name="T20">df </text:span><text:span text:style-name="T12">命令监视文件系统 。</text:span></text:p>
          </text:list-item>
        </text:list>
        <text:p text:style-name="P275"/>
        <text:p text:style-name="P275"/>
        <text:p text:style-name="P275"/>
        <text:list text:style-name="WW8Num61">
          <text:list-item>
            <text:p text:style-name="P287"><text:span text:style-name="T12">使用</text:span><text:span text:style-name="T20">netstat – I <text:s/>, netstat –s </text:span><text:span text:style-name="T12">命令监视网络性能 。</text:span></text:p>
          </text:list-item>
        </text:list>
        <text:p text:style-name="P275"/>
        <text:p text:style-name="P275"/>
        <text:p text:style-name="P275"/>
        <text:p text:style-name="P275"/>
        <text:p text:style-name="P275"/>
        <text:p text:style-name="P275"/>
        <text:list text:style-name="WW8Num75" text:continue-numbering="true">
          <text:list-item>
            <text:p text:style-name="P204">系统常用命令一览 。</text:p>
          </text:list-item>
        </text:list>
        <text:p text:style-name="P4"/>
        <text:p text:style-name="P4"/>
        <text:p text:style-name="P4"/>
        <text:p text:style-name="P4"/>
        <text:list text:style-name="WW8Num5">
          <text:list-item>
            <text:p text:style-name="P288"><text:span text:style-name="T12">显示文件：</text:span><text:span text:style-name="T20">cat</text:span><text:span text:style-name="T12">，</text:span><text:span text:style-name="T20">more .</text:span></text:p>
          </text:list-item>
        </text:list>
        <text:p text:style-name="P289"/>
        <text:p text:style-name="P4"/>
        <text:p text:style-name="P79"><text:span text:style-name="T1"><text:s text:c="4"/>操作系统的主要功能之一是文件管理。你可能会对你的文件执行某些基本的输出操作，诸如把它们显示在屏幕上或把它们打印出来。</text:span><text:span text:style-name="T5">UNIX</text:span><text:span text:style-name="T1">系统提供了一套命令来完成诸如列表、显示、文件打印等基本文件管理操作。</text:span></text:p>
        <text:p text:style-name="P290">cat</text:p>
        <text:p text:style-name="P79"><text:span text:style-name="T5"><text:tab/><text:tab/></text:span><text:span text:style-name="T1">用途： 显示文件内容</text:span></text:p>
        <text:p text:style-name="P79"><text:span text:style-name="T5"><text:tab/><text:tab/></text:span><text:span text:style-name="T1">格式： </text:span><text:span text:style-name="T5">cat filename…</text:span></text:p>
        <text:p text:style-name="P291"><text:span text:style-name="T1">说明：</text:span><text:span text:style-name="T5">cat</text:span><text:span text:style-name="T1">命令有三个功能，</text:span><text:span text:style-name="T5">1. </text:span><text:span text:style-name="T1">在屏幕上显示正文文件的内容。</text:span><text:span text:style-name="T5">2.</text:span><text:span text:style-name="T1">通过输出重定向组合几个文件为一个文件。注意，输出文件不要和某一输入文件名相同。</text:span><text:span text:style-name="T5">3.</text:span><text:span text:style-name="T1">建立新文件。</text:span><text:span text:style-name="T15"><text:tab/> </text:span></text:p>
        <text:p text:style-name="Standard"><text:s text:c="3"/></text:p>
        <text:p text:style-name="Standard"><text:s text:c="4"/>cat 的意义是 concatenate ，在字典上的意思是"连结,将…串成锁状"，其实就是把档案的内容显示出来的意思。 cat 有许多奇怪的参数，较常为人所使用的是 -n 参数，也就是把显示出来的内容加上行号。 cat 的用法如下:</text:p>
        <text:p text:style-name="Standard"><text:s text:c="4"/></text:p>
        <text:p text:style-name="Standard"><text:s text:c="4"/>cat [-n] :自标准输入读进内容，你可以用 pipe 将别的程式的输出转向 <text:s text:c="13"/>给 cat .</text:p>
        <text:p text:style-name="Standard"><text:s text:c="4"/>cat [-n] filename : <text:s/>将 filename 的内容读进来，显示在标准输出上。</text:p>
        <text:p text:style-name="Standard"><text:s text:c="4"/></text:p>
        <text:p text:style-name="Standard"><text:s text:c="4"/>问题在於 cat 它是不会停下来的，因此并不好用( 试想如果一个萤幕二十</text:p>
        <text:p text:style-name="Standard"><text:s text:c="4"/>四行，而一个档案四百行，cat 一出来将会劈哩啪啦不断的卷上去，使用者</text:p>
        <text:p text:style-name="Standard"><text:s text:c="4"/>很难据此得到他们所需的资讯。) </text:p>
        <text:p text:style-name="P82"/>
        <text:p text:style-name="P78"><text:tab/>more</text:p>
        <text:p text:style-name="P79"><text:span text:style-name="T5"><text:tab/><text:tab/></text:span><text:span text:style-name="T1">用途： 一次一个屏幕显示文件 </text:span></text:p>
        <text:p text:style-name="P79"><text:span text:style-name="T5"><text:tab/><text:tab/></text:span><text:span text:style-name="T1">格式： </text:span><text:span text:style-name="T5">more [-n][+</text:span><text:span text:style-name="T1">行号</text:span><text:span text:style-name="T5">][+/</text:span><text:span text:style-name="T1">表达式</text:span><text:span text:style-name="T5">][filename…]</text:span></text:p>
        <text:p text:style-name="P79"><text:span text:style-name="T5"><text:tab/><text:tab/></text:span><text:span text:style-name="T1">参数： </text:span><text:span text:style-name="T5">-n<text:tab/><text:tab/><text:tab/>n</text:span><text:span text:style-name="T1">为正整数，一次显示</text:span><text:span text:style-name="T5">n</text:span><text:span text:style-name="T1">行；缺省时，显示</text:span><text:span text:style-name="T5">22</text:span><text:span text:style-name="T1">行</text:span></text:p>
        <text:p text:style-name="P292"><text:span text:style-name="T1"><text:s/></text:span><text:span text:style-name="T5">+</text:span><text:span text:style-name="T1">行号</text:span><text:span text:style-name="T5"><text:tab/><text:tab/></text:span><text:span text:style-name="T1">从指定行开始显示</text:span></text:p>
        <text:p text:style-name="P292"><text:span text:style-name="T1"><text:s/></text:span><text:span text:style-name="T5">+</text:span><text:span text:style-name="T1">表达式</text:span><text:span text:style-name="T5"><text:tab/><text:tab/></text:span><text:span text:style-name="T1">从包括表达式那行的前二行开始显示</text:span></text:p>
        <text:p text:style-name="P88"><text:span text:style-name="T1"><text:s text:c="4"/></text:span><text:span text:style-name="T5">more </text:span><text:span text:style-name="T1">的说法是</text:span><text:span text:style-name="T5">"</text:span><text:span text:style-name="T1">再多一点就好</text:span><text:span text:style-name="T5">"</text:span><text:span text:style-name="T1">，</text:span><text:span text:style-name="T5">more </text:span><text:span text:style-name="T1">可以将所观察的档案跟据终端机的形态一页页的显示出来，再根据使用者的要求换页或卷行。如果使用者要在某一个档案中搜寻一个特定的字串，则按 </text:span><text:span text:style-name="T5">/ </text:span><text:span text:style-name="T1">然後跟著打所要搜寻的单字即可进行搜寻。</text:span><text:span text:style-name="T5">more </text:span><text:span text:style-name="T1">也可以找得到。</text:span><text:span text:style-name="T5">more </text:span><text:span text:style-name="T1">的使用法如下</text:span><text:span text:style-name="T5">:</text:span></text:p>
        <text:p text:style-name="Standard"><text:s text:c="4"/></text:p>
        <text:p text:style-name="Standard"><text:s text:c="4"/>more filename</text:p>
        <text:p text:style-name="Standard"><text:s text:c="20"/></text:p>
        <text:p text:style-name="Standard"><text:s text:c="4"/>如果你在使用中觉得已经看到了所要看的部份，可以按'q'离开 more 的使用。</text:p>
        <text:p text:style-name="P79"><text:span text:style-name="T1"><text:s text:c="4"/>在使用中按</text:span><text:span text:style-name="T5">'v' </text:span><text:span text:style-name="T1">亦可以使用编辑器来编辑所观看的档案。</text:span></text:p>
        <text:p text:style-name="P223"/>
        <text:p text:style-name="P4"/>
        <text:p text:style-name="P4"/>
        <text:p text:style-name="P4"/>
        <text:list text:style-name="WW8Num119">
          <text:list-item>
            <text:p text:style-name="P293"><text:span text:style-name="T12">目录管理：</text:span><text:span text:style-name="T20">ls, <text:s/>mkdir</text:span><text:span text:style-name="T12">，</text:span><text:span text:style-name="T20">rmdir</text:span><text:span text:style-name="T12">，</text:span><text:span text:style-name="T20">cd</text:span><text:span text:style-name="T12">和</text:span><text:span text:style-name="T20">pwd :</text:span></text:p>
          </text:list-item>
        </text:list>
        <text:p text:style-name="P289"/>
        <text:p text:style-name="P79"><text:span text:style-name="T14"><text:s text:c="2"/></text:span><text:span text:style-name="T15">ls</text:span></text:p>
        <text:p text:style-name="P79"><text:span text:style-name="T5"><text:tab/><text:tab/></text:span><text:span text:style-name="T1">用途：列出目录内容 </text:span></text:p>
        <text:p text:style-name="P79"><text:span text:style-name="T5"><text:tab/><text:tab/></text:span><text:span text:style-name="T1">格式： </text:span><text:span text:style-name="T5">ls [-l][-t][-a][-s][-d][-r][-i][-ul] [name…]</text:span></text:p>
        <text:p text:style-name="P79"><text:span text:style-name="T5"><text:tab/><text:tab/></text:span><text:span text:style-name="T1">参数： </text:span><text:span text:style-name="T5">-l<text:tab/></text:span><text:span text:style-name="T1">产生一个长格式列表</text:span></text:p>
        <text:p text:style-name="P267"><text:span text:style-name="T1"><text:s text:c="2"/></text:span><text:span text:style-name="T5">-t<text:tab/></text:span><text:span text:style-name="T1">按文件修改日期而不是按字母次序来排序文件清单</text:span></text:p>
        <text:p text:style-name="P267"><text:span text:style-name="T1"><text:s text:c="2"/></text:span><text:span text:style-name="T5">-a<text:tab/></text:span><text:span text:style-name="T1">列出命名目录下的全部文件，包括以句号开头的文件</text:span></text:p>
        <text:p text:style-name="P267"><text:span text:style-name="T1"><text:s text:c="2"/></text:span><text:span text:style-name="T5">-s<text:tab/></text:span><text:span text:style-name="T1">以块为单位印出文件的大小</text:span></text:p>
        <text:p text:style-name="P267"><text:span text:style-name="T1"><text:s text:c="2"/></text:span><text:span text:style-name="T5">-d<text:tab/></text:span><text:span text:style-name="T1">显示指定目录的名字</text:span></text:p>
        <text:p text:style-name="P267"><text:span text:style-name="T1"><text:s text:c="2"/></text:span><text:span text:style-name="T5">-r<text:tab/></text:span><text:span text:style-name="T1">将输出的次序倒过来</text:span></text:p>
        <text:p text:style-name="P267"><text:span text:style-name="T1"><text:s text:c="2"/></text:span><text:span text:style-name="T5">-i<text:tab/></text:span><text:span text:style-name="T1">列出每个文件的索引节点数目</text:span></text:p>
        <text:p text:style-name="P267"><text:span text:style-name="T1"><text:s text:c="2"/></text:span><text:span text:style-name="T5">-ul<text:tab/></text:span><text:span text:style-name="T1">清单中显示的时间为存取时间</text:span></text:p>
        <text:p text:style-name="P294"/>
        <text:p text:style-name="P88"><text:span text:style-name="T1"><text:s text:c="4"/>这是最基本的档案指令。 </text:span><text:span text:style-name="T5">ls </text:span><text:span text:style-name="T1">的意义为 </text:span><text:span text:style-name="T5">"list"</text:span><text:span text:style-name="T1">，也就是将某一个目录或是某一个档案的内容显示出来。</text:span></text:p>
        <text:p text:style-name="Standard"><text:s text:c="4"/></text:p>
        <text:p text:style-name="P88"><text:span text:style-name="T1"><text:s text:c="4"/>如果你在下 </text:span><text:span text:style-name="T5">ls </text:span><text:span text:style-name="T1">指令後头没有跟著任何的档名，它将会显示出目前目录中所有档案。</text:span></text:p>
        <text:p text:style-name="Standard"><text:s/></text:p>
        <text:p text:style-name="Standard"><text:s text:c="4"/>也可以在 <text:s/>ls 後面加上所要察看的目录名称或档案的名称，如</text:p>
        <text:p text:style-name="Standard"><text:s text:c="4"/></text:p>
        <text:p text:style-name="Standard"><text:s text:c="6"/>% ls /home2/X11R5</text:p>
        <text:p text:style-name="Standard"><text:s text:c="4"/></text:p>
        <text:p text:style-name="Standard"><text:s text:c="6"/>% ls first </text:p>
        <text:p text:style-name="Standard"><text:s text:c="6"/></text:p>
        <text:p text:style-name="Standard"><text:s text:c="4"/>ls 有一些特别的参数，可以给予使用者更多有关的资讯，如下:</text:p>
        <text:p text:style-name="Standard"><text:s text:c="4"/></text:p>
        <text:p text:style-name="P104"><text:span text:style-name="T5">-a : </text:span><text:span text:style-name="T1">在 </text:span><text:span text:style-name="T5">UNIX </text:span><text:span text:style-name="T1">中若一个目录或档案名字的第一个字元为 </text:span><text:span text:style-name="T5">"." , </text:span><text:span text:style-name="T1">则使用 </text:span><text:span text:style-name="T5">ls</text:span><text:span text:style-name="T1">将不会 </text:span></text:p>
        <text:p text:style-name="P295"><text:span text:style-name="T1">显示出这个档案的名字，我们称此类档案为隐藏档。如 </text:span><text:span text:style-name="T5">csh</text:span><text:span text:style-name="T1">的初设 档 </text:span><text:span text:style-name="T5">.cshrc</text:span><text:span text:style-name="T1">；如果我们要察看这类档案，则必须加上参数 </text:span><text:span text:style-name="T5">-a </text:span><text:span text:style-name="T1">。</text:span></text:p>
        <text:p text:style-name="Standard"><text:s text:c="12"/></text:p>
        <text:p text:style-name="Standard"><text:s text:c="4"/>-l : 这个参数代表使用 ls 的长( long )格式，可以显示更多的资讯，</text:p>
        <text:p text:style-name="Standard"><text:s text:c="7"/>如档案存取权，档案拥有者( owner )，档案大小，档案最後更新</text:p>
        <text:p text:style-name="Standard"><text:s text:c="7"/>日期，甚而 symbolic link 的档案是 link 那一个档等等。如下</text:p>
        <text:p text:style-name="Standard"><text:s text:c="8"/></text:p>
        <text:p text:style-name="Standard"><text:s text:c="12"/>% ls -l </text:p>
        <text:p text:style-name="Standard"><text:s text:c="12"/></text:p>
        <text:p text:style-name="Standard"><text:s text:c="12"/>drwx--x--x <text:s/>2 jjtseng <text:s text:c="6"/>512 Aug <text:s/>8 05:08 18</text:p>
        <text:p text:style-name="Standard"><text:s text:c="12"/>drwx--x--x <text:s/>2 jjtseng <text:s text:c="6"/>512 Aug <text:s/>8 22:00 19</text:p>
        <text:p text:style-name="P79"><text:span text:style-name="T1"><text:s text:c="12"/></text:span><text:span text:style-name="T5">-rw------- <text:s/>1 jjtseng <text:s text:c="6"/>566 Aug <text:s/>8 05:28 makefile</text:span></text:p>
        <text:p text:style-name="P78"/>
        <text:p text:style-name="P78">mkdir</text:p>
        <text:p text:style-name="P79"><text:span text:style-name="T5"><text:tab/><text:tab/></text:span><text:span text:style-name="T1">用途：建立目录 </text:span></text:p>
        <text:p text:style-name="P79"><text:span text:style-name="T5"><text:tab/><text:tab/></text:span><text:span text:style-name="T1">格式： </text:span><text:span text:style-name="T5">mkdir </text:span><text:span text:style-name="T1">目录名…</text:span></text:p>
        <text:p text:style-name="Standard"><text:s text:c="4"/></text:p>
        <text:p text:style-name="Standard"><text:s text:c="4"/>mkdir 是一个让使用者建立一个目录的指令。你可以在一个目录底下使用 </text:p>
        <text:p text:style-name="Standard"><text:s text:c="4"/>midir 建立一个子目录，使用的方法如下:</text:p>
        <text:p text:style-name="Standard"><text:s text:c="4"/></text:p>
        <text:p text:style-name="Standard"><text:s text:c="4"/>mkdir dirname1 [ dirname2 ... ]</text:p>
        <text:p text:style-name="Standard"><text:s text:c="4"/></text:p>
        <text:p text:style-name="P296">如此你就可以建立一个或多个目录。</text:p>
        <text:p text:style-name="P78"><text:tab/></text:p>
        <text:p text:style-name="P78">rmdir</text:p>
        <text:p text:style-name="P79"><text:span text:style-name="T5"><text:tab/><text:tab/></text:span><text:span text:style-name="T1">用途： 删除目录</text:span></text:p>
        <text:p text:style-name="P79"><text:span text:style-name="T5"><text:tab/><text:tab/></text:span><text:span text:style-name="T1">格式： </text:span><text:span text:style-name="T5">rmdir </text:span><text:span text:style-name="T1">目录名…</text:span></text:p>
        <text:p text:style-name="P79"><text:span text:style-name="T5"><text:tab/><text:tab/></text:span><text:span text:style-name="T1">说明：</text:span><text:span text:style-name="T5">rmdir </text:span><text:span text:style-name="T1">命令只删除空目录</text:span></text:p>
        <text:p text:style-name="Standard"><text:s text:c="4"/></text:p>
        <text:p text:style-name="Standard"><text:s text:c="4"/>相对於 mkdir ，rmdir 是用来将一个"空的"目录杀掉的。如果一个目录下面</text:p>
        <text:p text:style-name="Standard"><text:s text:c="4"/>没有任何档案，你就可以用 rmdir 指令将其除去。rmdir 的使用法如下: <text:s/></text:p>
        <text:p text:style-name="Standard"><text:s text:c="4"/></text:p>
        <text:p text:style-name="Standard"><text:s text:c="6"/>rmdir dirname1 [ dirname2 .... ] <text:s/></text:p>
        <text:p text:style-name="Standard"><text:s text:c="6"/></text:p>
        <text:p text:style-name="Standard"><text:s text:c="4"/>如果一个目录底下有其他的档案， rmdir 将无法将这个目录杀掉，除非使用 </text:p>
        <text:p text:style-name="Standard"><text:s text:c="4"/>rm 指令的 -r 选项。</text:p>
        <text:p text:style-name="P78"><text:tab/></text:p>
        <text:p text:style-name="P79"><text:span text:style-name="T14"><text:s/></text:span><text:span text:style-name="T15">cd</text:span></text:p>
        <text:p text:style-name="P79"><text:span text:style-name="T5"><text:tab/><text:tab/></text:span><text:span text:style-name="T1">用途： 改变工作目录</text:span></text:p>
        <text:p text:style-name="P79"><text:span text:style-name="T5"><text:tab/><text:tab/></text:span><text:span text:style-name="T1">格式： </text:span><text:span text:style-name="T5">cd [</text:span><text:span text:style-name="T1">目录名</text:span><text:span text:style-name="T5">]</text:span></text:p>
        <text:p text:style-name="Standard"><text:tab/><text:tab/> <text:s text:c="3"/></text:p>
        <text:p text:style-name="Standard"><text:s text:c="4"/>这是让使用者用来转移工作目录用的。</text:p>
        <text:p text:style-name="Standard"><text:s text:c="4"/>cd 的用法如下:</text:p>
        <text:p text:style-name="Standard"><text:s text:c="4"/></text:p>
        <text:p text:style-name="Standard"><text:s text:c="4"/>cd dirname</text:p>
        <text:p text:style-name="Standard"><text:s text:c="4"/></text:p>
        <text:p text:style-name="Standard"><text:s text:c="4"/>如此你就可以将目前的目录转移到 dirname 这一个目录去。</text:p>
        <text:p text:style-name="P28"><text:span text:style-name="T1">或使用 </text:span><text:span text:style-name="T5">"cd .." </text:span><text:span text:style-name="T1">来转移到上一层目录。</text:span></text:p>
        <text:p text:style-name="P78"><text:tab/></text:p>
        <text:p text:style-name="P78">pwd</text:p>
        <text:p text:style-name="P79"><text:span text:style-name="T5"><text:tab/><text:tab/></text:span><text:span text:style-name="T1">用途：显示当前工作目录的完整路径名 </text:span></text:p>
        <text:p text:style-name="P79"><text:span text:style-name="T5"><text:tab/><text:tab/></text:span><text:span text:style-name="T1">格式： </text:span><text:span text:style-name="T5">pwd</text:span></text:p>
        <text:p text:style-name="P79"><text:span text:style-name="T1"><text:s text:c="8"/></text:span><text:span text:style-name="T5">pwd </text:span><text:span text:style-name="T1">会将目前目录的路径</text:span><text:span text:style-name="T5">( path )</text:span><text:span text:style-name="T1">显示出来</text:span></text:p>
        <text:p text:style-name="P4"/>
        <text:p text:style-name="P4"/>
        <text:list text:style-name="WW8Num145">
          <text:list-item>
            <text:p text:style-name="P297"><text:span text:style-name="T12">文件和目录操作：</text:span><text:span text:style-name="T20">cp</text:span><text:span text:style-name="T12">，</text:span><text:span text:style-name="T20">mv</text:span><text:span text:style-name="T12">，</text:span><text:span text:style-name="T20">rm <text:s/>:</text:span></text:p>
          </text:list-item>
        </text:list>
        <text:p text:style-name="P212"/>
        <text:p text:style-name="P223"/>
        <text:p text:style-name="P223"/>
        <text:p text:style-name="P78">cp</text:p>
        <text:p text:style-name="P79"><text:span text:style-name="T5"><text:tab/><text:tab/></text:span><text:span text:style-name="T1">用途：拷贝文件</text:span></text:p>
        <text:p text:style-name="P79"><text:span text:style-name="T5"><text:tab/><text:tab/></text:span><text:span text:style-name="T1">格式：</text:span><text:span text:style-name="T5">cp [-i][-p][-r][filenames…] target</text:span></text:p>
        <text:p text:style-name="P79"><text:span text:style-name="T5"><text:tab/><text:tab/></text:span><text:span text:style-name="T1">参数：</text:span><text:span text:style-name="T5">-i<text:tab/></text:span><text:span text:style-name="T1">由用户确认是否覆盖同名文件</text:span></text:p>
        <text:p text:style-name="P79"><text:span text:style-name="T5"><text:tab/><text:tab/><text:tab/> <text:s/>-p<text:tab/></text:span><text:span text:style-name="T1">新生成的文件保持与原文件相同的最后修改时间和权限</text:span></text:p>
        <text:p text:style-name="P79"><text:span text:style-name="T5"><text:tab/><text:tab/><text:tab/> <text:s/>-r<text:tab/></text:span><text:span text:style-name="T1">拷贝整个目录及子目录</text:span></text:p>
        <text:p text:style-name="Standard"><text:s text:c="4"/>cp 这个指令的意义是复制("COPY") , 也就是将一个或多个档案复制成另</text:p>
        <text:p text:style-name="Standard"><text:s text:c="4"/>一个档案或者是将其复制到另一个目录去。</text:p>
        <text:p text:style-name="Standard"><text:s text:c="4"/></text:p>
        <text:p text:style-name="Standard"><text:s text:c="4"/>cp 的用法如下:</text:p>
        <text:p text:style-name="Standard"><text:s text:c="4"/></text:p>
        <text:p text:style-name="Standard"><text:s text:c="5"/>cp f1 f2 : 将档名为 f1 的档案复制一份为档名为 f2 的档案。</text:p>
        <text:p text:style-name="Standard"><text:s text:c="5"/>cp f1 f2 f3 ... dir : 将档案 f1 f2 f3 ... 都以相同的档名复制一</text:p>
        <text:p text:style-name="Standard"><text:s text:c="20"/>份放到目录 dir 里面。</text:p>
        <text:p text:style-name="Standard"><text:s text:c="5"/>cp -r dir1 dir2 : 将 dir1 的全部内容全部复制到 dir2 里面。</text:p>
        <text:p text:style-name="Standard"><text:s text:c="4"/></text:p>
        <text:p text:style-name="Standard"><text:s text:c="5"/>cp 也有一些参数，如下:</text:p>
        <text:p text:style-name="Standard"><text:s text:c="4"/></text:p>
        <text:p text:style-name="Standard"><text:s text:c="6"/>-i : 此参数是当已有档名为 f2 的档案时，若迳自使用 cp 将会将原来 f2</text:p>
        <text:p text:style-name="Standard"><text:s text:c="11"/>的内容掩盖过去，因此在要盖过之前必须先询问使用者一下。如使用者</text:p>
        <text:p text:style-name="Standard"><text:s text:c="11"/>的回答是y(yes)才执行复制的动作。</text:p>
        <text:p text:style-name="Standard"><text:s text:c="14"/></text:p>
        <text:p text:style-name="Standard"><text:s text:c="6"/>-r : 此参数是用来做递回复制用，可将一整颗子树都复制到另一个</text:p>
        <text:p text:style-name="P298"><text:s text:c="11"/>目录中。</text:p>
        <text:p text:style-name="P78"><text:tab/></text:p>
        <text:p text:style-name="P78">mv</text:p>
        <text:p text:style-name="P79"><text:span text:style-name="T5"><text:tab/><text:tab/></text:span><text:span text:style-name="T1">用途：移动文件或文件改名</text:span></text:p>
        <text:p text:style-name="P79"><text:span text:style-name="T5"><text:tab/><text:tab/></text:span><text:span text:style-name="T1">格式：</text:span><text:span text:style-name="T5">mv[-f][-i] filename1 [filename2…] target</text:span></text:p>
        <text:p text:style-name="P79"><text:span text:style-name="T5"><text:tab/><text:tab/></text:span><text:span text:style-name="T1">参数：</text:span><text:span text:style-name="T5"><text:tab/>-f<text:tab/><text:tab/></text:span><text:span text:style-name="T1">强令覆盖同名文件</text:span></text:p>
        <text:p text:style-name="P79"><text:span text:style-name="T5"><text:tab/><text:tab/><text:tab/> <text:s/><text:tab/>-i<text:tab/><text:tab/></text:span><text:span text:style-name="T1">由用户确认是否覆盖同名文件</text:span></text:p>
        <text:p text:style-name="Standard"><text:s text:c="8"/>mv 的意义为 move , 主要是将一档案改名或换至另一个目录。如同 cp </text:p>
        <text:p text:style-name="Standard"><text:s text:c="8"/>，它有三种格式:</text:p>
        <text:p text:style-name="Standard"><text:s text:c="4"/></text:p>
        <text:p text:style-name="Standard"><text:s text:c="8"/>mv f1 f2 : 将档名为 f1 的档案变更成档名为 f2 的档案。</text:p>
        <text:p text:style-name="Standard"><text:s text:c="8"/>mv dir1 dir2 : 将档名为 dir1 的目录变更成档名为 dir2 的目录。</text:p>
        <text:p text:style-name="Standard"><text:s text:c="8"/>mv f1 f2 f3 ... dir : 将档案 f1 f2 f3 ... 都移至目录 dir 里面。</text:p>
        <text:p text:style-name="Standard"><text:s text:c="4"/></text:p>
        <text:p text:style-name="P299"><text:span text:style-name="T5">mv </text:span><text:span text:style-name="T1">的参数有两个，</text:span><text:span text:style-name="T5">-f </text:span><text:span text:style-name="T1">和 </text:span><text:span text:style-name="T5">-i , </text:span><text:span text:style-name="T1">其中 </text:span><text:span text:style-name="T5">-i </text:span><text:span text:style-name="T1">的意义与 </text:span><text:span text:style-name="T5">cp </text:span><text:span text:style-name="T1">中的相同，均是 </text:span><text:span text:style-name="T5">interactive</text:span><text:span text:style-name="T1">询问之意。而 </text:span><text:span text:style-name="T5">-f </text:span><text:span text:style-name="T1">为强迫</text:span><text:span text:style-name="T5">( force ) , </text:span><text:span text:style-name="T1">就是不管有没有同名的档案，反正我就是要搬过去，所有其他的参数遇到 </text:span><text:span text:style-name="T5">-f </text:span><text:span text:style-name="T1">均会失效。</text:span></text:p>
        <text:p text:style-name="P300"><text:s text:c="2"/></text:p>
        <text:p text:style-name="P79"><text:span text:style-name="T14"><text:s/></text:span><text:span text:style-name="T15">rm </text:span></text:p>
        <text:p text:style-name="P79"><text:span text:style-name="T5"><text:tab/><text:tab/></text:span><text:span text:style-name="T1">用途：删除文件</text:span></text:p>
        <text:p text:style-name="P79"><text:span text:style-name="T5"><text:tab/><text:tab/></text:span><text:span text:style-name="T1">格式：</text:span><text:span text:style-name="T5">rm [-r][-f][-i] filenames…</text:span></text:p>
        <text:p text:style-name="P79"><text:span text:style-name="T5"><text:tab/><text:tab/></text:span><text:span text:style-name="T1">参数：</text:span><text:span text:style-name="T5"><text:tab/>-f<text:tab/><text:tab/></text:span><text:span text:style-name="T1">不警告就删除</text:span></text:p>
        <text:p text:style-name="P79"><text:span text:style-name="T5"><text:tab/><text:tab/><text:tab/> <text:s text:c="2"/><text:tab/>-i<text:tab/><text:tab/></text:span><text:span text:style-name="T1">由用户确认是否覆盖同名文件</text:span></text:p>
        <text:p text:style-name="P79"><text:span text:style-name="T5"><text:tab/><text:tab/><text:tab/> <text:s text:c="2"/><text:tab/>-r<text:tab/><text:tab/></text:span><text:span text:style-name="T1">删除目录及其子目录</text:span></text:p>
        <text:p text:style-name="Standard"><text:span text:style-name="T18"><text:tab/> </text:span><text:s text:c="12"/></text:p>
        <text:p text:style-name="P83"><text:span text:style-name="T1"><text:s text:c="4"/></text:span><text:span text:style-name="T5">rm </text:span><text:span text:style-name="T1">的意义是 </text:span><text:span text:style-name="T5">remove </text:span><text:span text:style-name="T1">，也就是用来杀掉一个档案的指令。在 </text:span><text:span text:style-name="T5">UNIX </text:span><text:span text:style-name="T1">中一个被杀掉的档案除非是系统恰好有做备份，否则是无法像 </text:span><text:span text:style-name="T5">DOS </text:span><text:span text:style-name="T1">里面一样还能够救回来的。所以在做 </text:span><text:span text:style-name="T5">rm </text:span><text:span text:style-name="T1">动作的时候使用者应该要特别小心。</text:span></text:p>
        <text:p text:style-name="Standard"><text:s text:c="4"/></text:p>
        <text:p text:style-name="Standard"><text:s text:c="4"/>rm 的格式如下:</text:p>
        <text:p text:style-name="Standard"><text:s text:c="4"/></text:p>
        <text:p text:style-name="Standard"><text:s text:c="8"/>rm <text:s/>f1 f2 f3 .....</text:p>
        <text:p text:style-name="Standard"><text:s text:c="13"/></text:p>
        <text:p text:style-name="Standard"><text:s text:c="4"/>而 rm 的参数比较常用的有几个: -f , -i , 与 -r</text:p>
        <text:p text:style-name="Standard"><text:s text:c="4"/></text:p>
        <text:p text:style-name="Standard"><text:s text:c="6"/>-f : 将会使得系统在删除时，不提出任何警告讯息。</text:p>
        <text:p text:style-name="Standard"><text:s text:c="6"/>-i : 在除去档案之前均会询问是否真要除去。</text:p>
        <text:p text:style-name="Standard"><text:s text:c="6"/>-r : 递回式的删除。</text:p>
        <text:p text:style-name="Standard"><text:s text:c="4"/></text:p>
        <text:p text:style-name="P28"><text:span text:style-name="T1">小心不要随便使用 </text:span><text:span text:style-name="T5">rm -rf <text:s/>.</text:span></text:p>
        <text:p text:style-name="Standard"/>
        <text:p text:style-name="Standard"/>
        <text:p text:style-name="Standard"/>
        <text:p text:style-name="Standard"/>
        <text:p text:style-name="Standard"/>
        <text:list text:style-name="WW8Num18">
          <text:list-item>
            <text:p text:style-name="P301"><text:span text:style-name="T12">关於 </text:span><text:span text:style-name="T20">Process </text:span><text:span text:style-name="T12">处理的指令 </text:span><text:span text:style-name="T20">:</text:span></text:p>
          </text:list-item>
        </text:list>
        <text:p text:style-name="P289"/>
        <text:p text:style-name="P4"/>
        <text:p text:style-name="Standard"><text:s text:c="4"/>在 UNIX 中，一个执行中的程式就是一个 Process , 它占有记忆体，是一</text:p>
        <text:p text:style-name="Standard"><text:s text:c="4"/>个"活著"的物体。每一个 Process 有一个 Process ID , 你可以用 ps 指令来</text:p>
        <text:p text:style-name="Standard"><text:s text:c="4"/>观察目前系统中所有的 processes ,也可以利用 kill 指令送讯号给你自己的</text:p>
        <text:p text:style-name="Standard"><text:s text:c="4"/>process ( 为何叫 kill 不叫 send ? 因为通常都是送一个"杀掉"的讯号 )。</text:p>
        <text:p text:style-name="P78"/>
        <text:p text:style-name="P79"><text:span text:style-name="T14"><text:s/></text:span><text:span text:style-name="T15">ps</text:span></text:p>
        <text:p text:style-name="P79"><text:span text:style-name="T5"><text:tab/><text:tab/></text:span><text:span text:style-name="T1">用途：报告进程状态</text:span></text:p>
        <text:p text:style-name="P79"><text:span text:style-name="T5"><text:tab/><text:tab/></text:span><text:span text:style-name="T1">格式：</text:span><text:span text:style-name="T5">ps [-acdefjl][-g][-p][-s][-t][-u]</text:span></text:p>
        <text:p text:style-name="P79"><text:span text:style-name="T5"><text:tab/><text:tab/></text:span><text:span text:style-name="T1">参数：</text:span><text:span text:style-name="T5"><text:tab/>-e<text:tab/><text:tab/></text:span><text:span text:style-name="T1">显示当前所有的活动进程</text:span></text:p>
        <text:p text:style-name="P79"><text:span text:style-name="T5"><text:tab/><text:tab/><text:tab/> <text:s text:c="2"/><text:tab/>-l<text:tab/><text:tab/></text:span><text:span text:style-name="T1">产生长列表输出</text:span></text:p>
        <text:p text:style-name="P79"><text:span text:style-name="T5"><text:tab/><text:tab/><text:tab/> <text:s/><text:tab/>-g <text:tab/><text:tab/>grplist </text:span><text:span text:style-name="T1">只列出</text:span><text:span text:style-name="T5">grplist</text:span><text:span text:style-name="T1">中指定的组的进程</text:span></text:p>
        <text:p text:style-name="P79"><text:span text:style-name="T5"><text:tab/><text:tab/><text:tab/> <text:s/><text:tab/>-p <text:tab/><text:tab/>proclist </text:span><text:span text:style-name="T1">只列出</text:span><text:span text:style-name="T5">proclist</text:span><text:span text:style-name="T1">中指定进程</text:span><text:span text:style-name="T5">ID</text:span><text:span text:style-name="T1">的进程</text:span></text:p>
        <text:p text:style-name="P79"><text:span text:style-name="T5"><text:tab/><text:tab/> <text:s text:c="5"/><text:tab/>-u <text:tab/><text:tab/>uidlist </text:span><text:span text:style-name="T1">只列出</text:span><text:span text:style-name="T5">uidlist</text:span><text:span text:style-name="T1">中指定的用户所属的进程</text:span></text:p>
        <text:p text:style-name="P82"/>
        <text:p text:style-name="Standard"><text:s text:c="4"/>ps 是用来显示目前你的 process 或系统 processes 的状况。</text:p>
        <text:p text:style-name="Standard"><text:s text:c="4"/>以下列出比较常用的参数:</text:p>
        <text:p text:style-name="Standard"><text:s text:c="4"/></text:p>
        <text:p text:style-name="Standard"><text:s text:c="4"/>其选项说明如下:</text:p>
        <text:p text:style-name="Standard"><text:s text:c="5"/>-a <text:s text:c="2"/>列出包括其他 users 的 process 状况。</text:p>
        <text:p text:style-name="Standard"><text:s text:c="5"/>-u <text:s text:c="2"/>显示 user - oriented 的 process 状况 。</text:p>
        <text:p text:style-name="Standard"><text:s text:c="5"/>-x <text:s text:c="2"/>显示包括没有 terminal 控制的 process 状况 。</text:p>
        <text:p text:style-name="Standard"><text:s text:c="5"/>-w <text:s text:c="2"/>使用较宽的显示模式来显示 process 状况 。</text:p>
        <text:p text:style-name="Standard"><text:s text:c="10"/></text:p>
        <text:p text:style-name="P79"><text:span text:style-name="T1"><text:s text:c="4"/>我们可以经由 </text:span><text:span text:style-name="T5">ps </text:span><text:span text:style-name="T1">取得目前 </text:span><text:span text:style-name="T5">processes </text:span><text:span text:style-name="T1">的状况，如 </text:span><text:span text:style-name="T5">pid , running state </text:span><text:span text:style-name="T1">等。</text:span></text:p>
        <text:p text:style-name="P78"><text:tab/></text:p>
        <text:p text:style-name="P78">kill</text:p>
        <text:p text:style-name="P79"><text:span text:style-name="T5"><text:tab/><text:tab/></text:span><text:span text:style-name="T1">用途：送一个信号给某个进程或使之中止</text:span></text:p>
        <text:p text:style-name="P79"><text:span text:style-name="T5"><text:tab/><text:tab/></text:span><text:span text:style-name="T1">格式：</text:span><text:span text:style-name="T5">kill [-signal] pid</text:span></text:p>
        <text:p text:style-name="P82"><text:tab/><text:tab/><text:tab/> <text:s text:c="2"/>kill -1</text:p>
        <text:p text:style-name="P79"><text:span text:style-name="T5"><text:tab/><text:tab/></text:span><text:span text:style-name="T1">参数：</text:span><text:span text:style-name="T5">-1<text:tab/></text:span><text:span text:style-name="T1">列出动态符号名称</text:span></text:p>
        <text:p text:style-name="Standard"><text:s text:c="7"/></text:p>
        <text:p text:style-name="Standard"><text:s text:c="4"/>kill 指令的用途是送一个 signal 给某一个 process 。因为大部份送的都是</text:p>
        <text:p text:style-name="Standard"><text:s text:c="4"/>用来杀掉 process 的 SIGKILL 或 SIGHUP ，因此称为 kill 。kill 的用法</text:p>
        <text:p text:style-name="Standard"><text:s text:c="4"/>为:</text:p>
        <text:p text:style-name="Standard"><text:s text:c="4"/></text:p>
        <text:p text:style-name="Standard"><text:s text:c="9"/>kill [ -SIGNAL ] pid ...</text:p>
        <text:p text:style-name="Standard"><text:s text:c="9"/>kill -l</text:p>
        <text:p text:style-name="Standard"><text:s text:c="14"/></text:p>
        <text:p text:style-name="P83"><text:span text:style-name="T1"><text:s text:c="4"/></text:span><text:span text:style-name="T5">SIGNAL </text:span><text:span text:style-name="T1">为一个 </text:span><text:span text:style-name="T5">singal </text:span><text:span text:style-name="T1">的数字，从 </text:span><text:span text:style-name="T5">0 </text:span><text:span text:style-name="T1">到 </text:span><text:span text:style-name="T5">31 </text:span><text:span text:style-name="T1">，其中 </text:span><text:span text:style-name="T5">9 </text:span><text:span text:style-name="T1">是 </text:span><text:span text:style-name="T5">SIGKILL </text:span><text:span text:style-name="T1">，也就是一 般用来杀掉一些无法正常 </text:span><text:span text:style-name="T5">terminate </text:span><text:span text:style-name="T1">的讯号。</text:span></text:p>
        <text:p text:style-name="Standard"><text:s text:c="4"/></text:p>
        <text:p text:style-name="Standard"><text:s text:c="4"/>你也可以用 kill -l 来察看可代替 signal 号码的数目字。kill 的详细情形</text:p>
        <text:p text:style-name="Standard"><text:s text:c="4"/>请参阅 man kill。</text:p>
        <text:p text:style-name="P78"/>
        <text:p text:style-name="P4"/>
        <text:p text:style-name="P4"/>
        <text:p text:style-name="P4"/>
        <text:p text:style-name="P4"/>
        <text:list text:style-name="WW8Num36">
          <text:list-item>
            <text:p text:style-name="P302"><text:span text:style-name="T12">安全与管理 </text:span><text:span text:style-name="T20">:</text:span></text:p>
          </text:list-item>
        </text:list>
        <text:p text:style-name="P289"/>
        <text:p text:style-name="P4"/>
        <text:p text:style-name="P78">who</text:p>
        <text:p text:style-name="P79"><text:span text:style-name="T5"><text:tab/><text:tab/></text:span><text:span text:style-name="T1">用途： 显示登录用户的清单</text:span></text:p>
        <text:p text:style-name="P79"><text:span text:style-name="T5"><text:tab/><text:tab/></text:span><text:span text:style-name="T1">格式： </text:span><text:span text:style-name="T5">who [am i]</text:span></text:p>
        <text:p text:style-name="P79"><text:span text:style-name="T5"><text:tab/><text:tab/></text:span><text:span text:style-name="T1">说明： </text:span><text:span text:style-name="T5">who </text:span><text:span text:style-name="T1">命令产生当前系统已注册的全部用户清单。专门命令“</text:span><text:span text:style-name="T5">who <text:tab/><text:tab/><text:tab/> <text:s text:c="6"/>am i” </text:span><text:span text:style-name="T1">通常产生你的注册名字。</text:span></text:p>
        <text:p text:style-name="P300"><text:s/></text:p>
        <text:p text:style-name="P78">passwd</text:p>
        <text:p text:style-name="P79"><text:span text:style-name="T5"><text:tab/><text:tab/></text:span><text:span text:style-name="T1">用途：改用户口令，显示用户口令的属性</text:span></text:p>
        <text:p text:style-name="P79"><text:span text:style-name="T5"><text:tab/><text:tab/></text:span><text:span text:style-name="T1">格式：</text:span><text:span text:style-name="T5">passwd [-d|-l][-f][-n][-w][-x]name</text:span></text:p>
        <text:p text:style-name="P82"><text:tab/><text:tab/><text:tab/> <text:s text:c="2"/>passwd -s [-a]name</text:p>
        <text:p text:style-name="P79"><text:span text:style-name="T5"><text:tab/><text:tab/></text:span><text:span text:style-name="T1">参数： </text:span><text:span text:style-name="T5">-d <text:s text:c="2"/></text:span><text:span text:style-name="T1">删除用户口令</text:span></text:p>
        <text:p text:style-name="P79"><text:span text:style-name="T5"><text:tab/><text:tab/><text:tab/> <text:s text:c="2"/>-l<text:tab/></text:span><text:span text:style-name="T1">锁住用户登录名</text:span></text:p>
        <text:p text:style-name="P79"><text:span text:style-name="T5"><text:tab/><text:tab/><text:tab/> <text:s text:c="2"/>-f<text:tab/></text:span><text:span text:style-name="T1">强令用户在下一次登录时改变口令</text:span></text:p>
        <text:p text:style-name="P79"><text:span text:style-name="T5"><text:tab/><text:tab/><text:tab/> <text:s text:c="2"/>-n<text:tab/></text:span><text:span text:style-name="T1">设定两次改变口令的最短日期</text:span></text:p>
        <text:p text:style-name="P79"><text:span text:style-name="T5"><text:tab/><text:tab/><text:tab/> <text:s text:c="2"/>-x<text:tab/></text:span><text:span text:style-name="T1">设定口令的有效期</text:span></text:p>
        <text:p text:style-name="P79"><text:span text:style-name="T5"><text:tab/><text:tab/><text:tab/> <text:s text:c="2"/>-w<text:tab/></text:span><text:span text:style-name="T1">口令无效提前警告的天数</text:span></text:p>
        <text:p text:style-name="P79"><text:span text:style-name="T5"><text:tab/><text:tab/><text:tab/> <text:s text:c="2"/>-s<text:tab/></text:span><text:span text:style-name="T1">显示口令属性</text:span></text:p>
        <text:p text:style-name="P79"><text:span text:style-name="T5"><text:tab/><text:tab/><text:tab/> <text:s text:c="2"/>-a<text:tab/></text:span><text:span text:style-name="T1">显示所有用户口令属性，必须有</text:span><text:span text:style-name="T5">-s</text:span><text:span text:style-name="T1">参数</text:span></text:p>
        <text:p text:style-name="P78">chgrp</text:p>
        <text:p text:style-name="P79"><text:span text:style-name="T5"><text:tab/><text:tab/></text:span><text:span text:style-name="T1">用途：改变文件的用户组</text:span></text:p>
        <text:p text:style-name="P79"><text:span text:style-name="T5"><text:tab/><text:tab/></text:span><text:span text:style-name="T1">格式：</text:span><text:span text:style-name="T5">chgrp [-f][-h][-R] owner filenames…</text:span></text:p>
        <text:p text:style-name="P79"><text:span text:style-name="T5"><text:tab/><text:tab/></text:span><text:span text:style-name="T1">参数：</text:span><text:span text:style-name="T5">-f <text:tab/></text:span><text:span text:style-name="T1">不报告错误</text:span></text:p>
        <text:p text:style-name="P79"><text:span text:style-name="T5"><text:tab/><text:tab/><text:tab/> <text:s/>-h<text:tab/></text:span><text:span text:style-name="T1">仅改变动态联接后的文件</text:span></text:p>
        <text:p text:style-name="P79"><text:span text:style-name="T5"><text:tab/><text:tab/><text:tab/> <text:s/>-R<text:tab/></text:span><text:span text:style-name="T1">对整个当前及其子目录操作</text:span></text:p>
        <text:p text:style-name="P78">chmod</text:p>
        <text:p text:style-name="P79"><text:span text:style-name="T5"><text:tab/><text:tab/></text:span><text:span text:style-name="T1">用途：改变文件的权限</text:span></text:p>
        <text:p text:style-name="P79"><text:span text:style-name="T5"><text:tab/><text:tab/></text:span><text:span text:style-name="T1">格式：</text:span><text:span text:style-name="T5">chmod [ugoa]{+|-|=}[rwxlsStTugo] filename…</text:span></text:p>
        <text:p text:style-name="P82"><text:tab/><text:tab/><text:tab/> <text:s/>chmod nnn filename…</text:p>
        <text:p text:style-name="P79"><text:span text:style-name="T5"><text:tab/><text:tab/></text:span><text:span text:style-name="T1">参数：</text:span><text:span text:style-name="T5">nnn <text:s/></text:span><text:span text:style-name="T1">为</text:span><text:span text:style-name="T5">0-7</text:span><text:span text:style-name="T1">， </text:span><text:span text:style-name="T5">1</text:span><text:span text:style-name="T1">执行 <text:s/></text:span><text:span text:style-name="T5">2</text:span><text:span text:style-name="T1">写权限 <text:s/></text:span><text:span text:style-name="T5">4</text:span><text:span text:style-name="T1">读权限</text:span></text:p>
        <text:p text:style-name="P79"><text:span text:style-name="T5"><text:tab/><text:tab/><text:tab/> <text:s text:c="2"/>u<text:tab/></text:span><text:span text:style-name="T1">改变属主的权限</text:span></text:p>
        <text:p text:style-name="P79"><text:span text:style-name="T5"><text:tab/><text:tab/><text:tab/> <text:s text:c="2"/>g<text:tab/></text:span><text:span text:style-name="T1">改变组的权限</text:span></text:p>
        <text:p text:style-name="P79"><text:span text:style-name="T5"><text:tab/><text:tab/><text:tab/> <text:s text:c="2"/>o<text:tab/></text:span><text:span text:style-name="T1">改变其他人的权限</text:span></text:p>
        <text:p text:style-name="P79"><text:span text:style-name="T5"><text:tab/><text:tab/> <text:tab/> <text:s text:c="2"/>a<text:tab/></text:span><text:span text:style-name="T1">改变所有人的权限</text:span></text:p>
        <text:p text:style-name="P79"><text:span text:style-name="T5"><text:tab/><text:tab/><text:tab/> <text:s text:c="2"/>+ </text:span><text:span text:style-name="T1">在原有权限上增加一种权限</text:span></text:p>
        <text:p text:style-name="P79"><text:span text:style-name="T5"><text:tab/><text:tab/><text:tab/> <text:s text:c="2"/>-<text:tab/> </text:span><text:span text:style-name="T1">在原有权限上取消一种权限</text:span></text:p>
        <text:p text:style-name="P79"><text:span text:style-name="T5"><text:tab/><text:tab/><text:tab/> <text:s text:c="2"/>= </text:span><text:span text:style-name="T1">仅设置指定权限且清除原有的权限</text:span></text:p>
        <text:p text:style-name="P79"><text:span text:style-name="T5"><text:tab/><text:tab/><text:tab/> <text:s text:c="2"/>r<text:tab/> </text:span><text:span text:style-name="T1">赋予读的权限</text:span></text:p>
        <text:p text:style-name="P79"><text:span text:style-name="T5"><text:tab/><text:tab/><text:tab/> <text:s text:c="2"/>w</text:span><text:span text:style-name="T1">赋予写的权限</text:span></text:p>
        <text:p text:style-name="P79"><text:span text:style-name="T5"><text:tab/><text:tab/><text:tab/> <text:s text:c="2"/>x </text:span><text:span text:style-name="T1">赋予执行的权限</text:span></text:p>
        <text:p text:style-name="P79"><text:span text:style-name="T5"><text:tab/><text:tab/><text:tab/> <text:s text:c="2"/>u<text:tab/> </text:span><text:span text:style-name="T1">赋予与属主相同的权限</text:span></text:p>
        <text:p text:style-name="P79"><text:span text:style-name="T5"><text:tab/><text:tab/><text:tab/> <text:s text:c="2"/>g<text:tab/> </text:span><text:span text:style-name="T1">赋予与组相同的权限</text:span></text:p>
        <text:p text:style-name="P79"><text:span text:style-name="T5"><text:tab/><text:tab/><text:tab/> <text:s text:c="2"/>o<text:tab/> </text:span><text:span text:style-name="T1">赋予与其他人相同的权限</text:span></text:p>
        <text:p text:style-name="Standard"><text:tab/> <text:s/></text:p>
        <text:p text:style-name="Standard"><text:s text:c="4"/>chmod 为变更档案模式用( change mode ) . 这个指令是用来更改档案的存取模</text:p>
        <text:p text:style-name="Standard"><text:s text:c="4"/>式( access mode )。在 UNIX 一个档案上有可读(r)可写(w)可执行(x)三种模式,</text:p>
        <text:p text:style-name="Standard"><text:s text:c="4"/>分别针对该档案的拥有者( onwer )、同群者( group member )( 你可以 ls -lg</text:p>
        <text:p text:style-name="Standard"><text:s text:c="4"/>来观看某一档案的所属的 group )，以及其他人( other )。一个档案如果改成可</text:p>
        <text:p text:style-name="P92">执行模式则系统就将其视为一个可执行档，而一个目录的可执行模式代表使用</text:p>
        <text:p text:style-name="P28"><text:span text:style-name="T1">者有进入该目录之权利。</text:span><text:span text:style-name="T5">chmod </text:span><text:span text:style-name="T1">就是用来变更一些档案的模式，其使用方式如 </text:span></text:p>
        <text:p text:style-name="P28"><text:span text:style-name="T1">下</text:span><text:span text:style-name="T5">:</text:span></text:p>
        <text:p text:style-name="Standard"><text:s text:c="4"/></text:p>
        <text:p text:style-name="Standard"><text:s text:c="4"/>chmod [ -fR ] mode filename ...</text:p>
        <text:p text:style-name="Standard"><text:s text:c="4"/></text:p>
        <text:p text:style-name="Standard"><text:s text:c="4"/>其参数的意义如下:</text:p>
        <text:p text:style-name="Standard"><text:s text:c="4"/></text:p>
        <text:p text:style-name="Standard"><text:s text:c="5"/>-f <text:s text:c="2"/>Force. chmod 不会理会失败的动作。 </text:p>
        <text:p text:style-name="Standard"><text:s text:c="5"/>-R <text:s text:c="2"/>Recurive. 会将所有子树下的所有子目录及档案改为你所要改成的模式。</text:p>
        <text:p text:style-name="Standard"/>
        <text:p text:style-name="Standard"><text:s text:c="4"/>mode 可以为一个三位或四位的八进位数字，来表示对某些对象的存取权。详情</text:p>
        <text:p text:style-name="Standard"><text:s text:c="4"/>可参阅 chmod(1) 的 manual page 中有关 <text:s/>Absolute Modes 的说明。</text:p>
        <text:p text:style-name="Standard"/>
        <text:p text:style-name="Standard"><text:s text:c="4"/>或是用一个字串来表示，请参考 chmod(1) 的说明。</text:p>
        <text:p text:style-name="P82"><text:tab/></text:p>
        <text:p text:style-name="P78">chown</text:p>
        <text:p text:style-name="P79"><text:span text:style-name="T5"><text:tab/><text:tab/></text:span><text:span text:style-name="T1">用途：改变文件的属主</text:span></text:p>
        <text:p text:style-name="P79"><text:span text:style-name="T5"><text:tab/><text:tab/></text:span><text:span text:style-name="T1">格式：</text:span><text:span text:style-name="T5">chown [-fhR]owner filenames…</text:span></text:p>
        <text:p text:style-name="P79"><text:span text:style-name="T5"><text:tab/><text:tab/></text:span><text:span text:style-name="T1">参数：</text:span><text:span text:style-name="T5">-f <text:tab/> </text:span><text:span text:style-name="T1">不报告错误</text:span></text:p>
        <text:p text:style-name="P79"><text:span text:style-name="T5"><text:tab/><text:tab/><text:tab/> <text:s/>-H </text:span><text:span text:style-name="T1">仅改变链结文件的属主，不改变原文件</text:span></text:p>
        <text:p text:style-name="P79"><text:span text:style-name="T5"><text:tab/><text:tab/><text:tab/> <text:s/>-R<text:tab/> </text:span><text:span text:style-name="T1">包括子目录</text:span></text:p>
        <text:p text:style-name="P78"><text:tab/></text:p>
        <text:p text:style-name="P78"><text:tab/></text:p>
        <text:p text:style-name="P78">df</text:p>
        <text:p text:style-name="P79"><text:span text:style-name="T5"><text:tab/><text:tab/></text:span><text:span text:style-name="T1">用途：报告文件系统的空闲情况</text:span></text:p>
        <text:p text:style-name="P79"><text:span text:style-name="T5"><text:tab/><text:tab/></text:span><text:span text:style-name="T1">格式：</text:span><text:span text:style-name="T5">df [-F][-abekln]</text:span></text:p>
        <text:p text:style-name="P79"><text:span text:style-name="T5"><text:tab/><text:tab/></text:span><text:span text:style-name="T1">参数：</text:span><text:span text:style-name="T5"><text:tab/>-F <text:tab/><text:tab/><text:tab/>FSType<text:tab/></text:span><text:span text:style-name="T1">报告指定的文件系统</text:span></text:p>
        <text:p text:style-name="P79"><text:span text:style-name="T5"><text:tab/><text:tab/><text:tab/> <text:s text:c="2"/><text:tab/>-a<text:tab/><text:tab/><text:tab/></text:span><text:span text:style-name="T1">报告所有文件系统情况</text:span></text:p>
        <text:p text:style-name="P79"><text:span text:style-name="T5"><text:tab/><text:tab/><text:tab/> <text:s text:c="2"/><text:tab/>-b<text:tab/><text:tab/><text:tab/></text:span><text:span text:style-name="T1">显示总的空闲</text:span><text:span text:style-name="T5">kilobytes </text:span></text:p>
        <text:p text:style-name="P79"><text:span text:style-name="T5"><text:tab/><text:tab/><text:tab/> <text:s text:c="2"/><text:tab/>-e<text:tab/><text:tab/><text:tab/></text:span><text:span text:style-name="T1">只显示还可存放的文件数</text:span></text:p>
        <text:p text:style-name="P79"><text:span text:style-name="T5"><text:tab/><text:tab/><text:tab/> <text:s text:c="2"/><text:tab/>-k<text:tab/><text:tab/><text:tab/></text:span><text:span text:style-name="T1">以</text:span><text:span text:style-name="T5">kilobytes</text:span><text:span text:style-name="T1">显示文件系统的情况</text:span></text:p>
        <text:p text:style-name="P79"><text:span text:style-name="T5"><text:tab/><text:tab/><text:tab/> <text:s text:c="2"/><text:tab/>-l<text:tab/><text:tab/><text:tab/></text:span><text:span text:style-name="T1">只报告本地文件系统</text:span></text:p>
        <text:p text:style-name="P79"><text:span text:style-name="T5"><text:tab/><text:tab/><text:tab/> <text:s text:c="2"/><text:tab/>-n<text:tab/><text:tab/><text:tab/></text:span><text:span text:style-name="T1">只显示文件系统名</text:span></text:p>
        <text:p text:style-name="P303"><text:tab/></text:p>
        <text:p text:style-name="P303"/>
        <text:p text:style-name="P303"/>
        <text:list text:style-name="WW8Num38">
          <text:list-item>
            <text:p text:style-name="P304">压缩文档 ：</text:p>
          </text:list-item>
        </text:list>
        <text:p text:style-name="P305"/>
        <text:p text:style-name="Standard"><text:s text:c="4"/>一个档案太大、不常用，可以把它压缩起来，以节省空间。指令为</text:p>
        <text:p text:style-name="Standard"><text:s text:c="4"/>compress/uncompress或gzip/gunzip。相关的程式有zcat, gzcat, zmore。</text:p>
        <text:p text:style-name="Standard"/>
        <text:p text:style-name="Standard"><text:s text:c="4"/>&lt;eg&gt; <text:s/>有份报告叫report，用compress压过後叫report.Z，用gzip压过後叫</text:p>
        <text:p text:style-name="Standard"><text:s text:c="10"/>report.gz，要看这份报告可以用'zmore report'看。</text:p>
        <text:p text:style-name="Standard"/>
        <text:p text:style-name="P4"/>
        <text:p text:style-name="P4"/>
        <text:list text:style-name="WW8Num13">
          <text:list-item>
            <text:p text:style-name="P306">寻找字串 ：</text:p>
          </text:list-item>
        </text:list>
        <text:p text:style-name="P118"/>
        <text:p text:style-name="Standard"><text:s text:c="4"/>寻找档案内是否有所要的字串</text:p>
        <text:p text:style-name="Standard"/>
        <text:p text:style-name="Standard"><text:s text:c="4"/>&lt;eg&gt; <text:s/><text:span text:style-name="T19">grep "字串" 档案</text:span></text:p>
        <text:p text:style-name="Standard"><text:s text:c="11"/>cat 档案 | grep 字串</text:p>
        <text:p text:style-name="Standard"/>
        <text:p text:style-name="Standard"><text:s text:c="4"/>寻找字串的方法很多，比如说我想找所有以M开头的行。此时必须引进pattern的观念。以下是一些简单的□例，以及说明：</text:p>
        <text:p text:style-name="Standard"/>
        <text:p text:style-name="Standard"><text:s text:c="8"/>^M <text:s text:c="9"/>以M开头的行，^表示开始的意思</text:p>
        <text:p text:style-name="Standard"><text:s text:c="8"/>M$ <text:s text:c="9"/>以M结尾的行，$表示结束的意思</text:p>
        <text:p text:style-name="Standard"><text:s text:c="8"/>^[0-9] <text:s text:c="5"/>以数字开始的行，[]内可列举字母</text:p>
        <text:p text:style-name="Standard"><text:s text:c="8"/>^[124ab] <text:s text:c="3"/>以1,2,4,a,或b开头的行</text:p>
        <text:p text:style-name="Standard"><text:s text:c="8"/>^b.503 <text:s text:c="5"/>句点表示任一字母</text:p>
        <text:p text:style-name="Standard"><text:s text:c="8"/>* <text:s text:c="10"/>星号表示0个以上的字母(可以没有)</text:p>
        <text:p text:style-name="Standard"><text:s text:c="8"/>+ <text:s text:c="10"/>加号表示1个以上的字母</text:p>
        <text:p text:style-name="Standard"><text:s text:c="8"/>\. <text:s text:c="9"/>斜线可以去掉特殊意义</text:p>
        <text:p text:style-name="Standard"/>
        <text:p text:style-name="Standard"><text:s text:c="8"/>&lt;eg&gt; <text:s text:c="7"/>ypcat passwd | grep ^b <text:s/>列出大学部有申请帐号者名单</text:p>
        <text:p text:style-name="Standard"><text:s text:c="20"/>ypcat passwd | grep ^s <text:s/>列出交换学生申请帐号者名单</text:p>
        <text:p text:style-name="Standard"><text:s text:c="20"/>ypcat passwd | grep '^b.503' 列出电机系各年级...</text:p>
        <text:p text:style-name="Standard"><text:s text:c="20"/>grep '^\.' myfile.txt <text:s text:c="2"/>列出所有以句点开头的行</text:p>
        <text:p text:style-name="Standard"/>
        <text:p text:style-name="Standard"/>
        <text:list text:style-name="WW8Num138">
          <text:list-item>
            <text:p text:style-name="P307"><text:span text:style-name="T20">awk </text:span><text:span text:style-name="T12">：</text:span></text:p>
          </text:list-item>
        </text:list>
        <text:p text:style-name="P118"/>
        <text:p text:style-name="Standard"><text:s text:c="4"/>awk 可视为超强的grep。或者说awk 是一个简易的资料库处理工具。</text:p>
        <text:p text:style-name="Standard"/>
        <text:p text:style-name="Standard"><text:s text:c="4"/>&lt;eg&gt; ypcat passwd | awk -F: '{print $1}' | more</text:p>
        <text:p text:style-name="Standard"><text:s text:c="12"/>印出所有的使用者，passwd档的第一栏。</text:p>
        <text:p text:style-name="Standard"/>
        <text:p text:style-name="Standard"><text:s text:c="4"/>&lt;eg&gt; ypcat passwd | awk -F: '$1 ~ /^b.503/ {print $1}' | more</text:p>
        <text:p text:style-name="Standard"><text:s text:c="12"/>印出电机系的使用者。</text:p>
        <text:p text:style-name="Standard"/>
        <text:list text:style-name="WW8Num106">
          <text:list-item>
            <text:p text:style-name="P308"><text:span text:style-name="T12">寻找档案</text:span><text:span text:style-name="T20">find </text:span><text:span text:style-name="T12">：</text:span></text:p>
          </text:list-item>
        </text:list>
        <text:p text:style-name="P118"/>
        <text:p text:style-name="Standard"/>
        <text:p text:style-name="Standard"><text:s text:c="4"/>find . -name hello -print <text:s text:c="9"/>寻找目前目录及所有的子目录内叫hello的</text:p>
        <text:p text:style-name="Standard"><text:s text:c="33"/>档案。</text:p>
        <text:p text:style-name="Standard"><text:s text:c="4"/>find . -ctime +7 -print <text:s text:c="11"/>找出七天内未被更动的档案</text:p>
        <text:p text:style-name="Standard"><text:s text:c="4"/>find . -size +2000m -print <text:s text:c="8"/>找出大小超过2000 bytes的档案</text:p>
        <text:p text:style-name="Standard"><text:s text:c="4"/>find /tmp -user b1234567 -print <text:s text:c="3"/>在/tmp下属於b1234567的档案</text:p>
        <text:p text:style-name="Standard"><text:s text:c="4"/>find . -name '*.c' -exec rm {} <text:s/>删除所有的.c档</text:p>
        <text:p text:style-name="P4"/>
        <text:p text:style-name="P309"/>
        <text:p text:style-name="P4"/>
        <text:p text:style-name="P4"/>
        <text:p text:style-name="P4"/>
        <text:list text:style-name="WW8Num76">
          <text:list-item>
            <text:p text:style-name="P310">查看目录所占磁盘容量 ：</text:p>
          </text:list-item>
        </text:list>
        <text:p text:style-name="P118"/>
        <text:p text:style-name="Standard"/>
        <text:p text:style-name="Standard">执行格式: du [-s] directory</text:p>
        <text:p text:style-name="Standard">Example :</text:p>
        <text:p text:style-name="Standard">du dir1 <text:s text:c="4"/>显示目录 dir1 的总容量及其次目录的容量(以 k byte 为容量)。</text:p>
        <text:p text:style-name="Standard">du -s dir1 <text:s/>显示目录 dir1 的总容量。</text:p>
        <text:p text:style-name="Standard"/>
        <text:p text:style-name="Standard"/>
        <text:list text:style-name="WW8Num21">
          <text:list-item>
            <text:p text:style-name="P311"><text:span text:style-name="T12">查看自己的 </text:span><text:span text:style-name="T20">disk quota </text:span><text:span text:style-name="T12">使用状况 ：</text:span></text:p>
          </text:list-item>
        </text:list>
        <text:p text:style-name="P118"/>
        <text:p text:style-name="Standard"/>
        <text:p text:style-name="Standard">disk quota : 工作站磁盘空间的使用限额。</text:p>
        <text:p text:style-name="Standard">执行格式: quota -v</text:p>
        <text:p text:style-name="Standard">Example :</text:p>
        <text:p text:style-name="Standard">quota -v <text:s text:c="2"/>将会显示下列讯息</text:p>
        <text:p text:style-name="Standard">Filesystem <text:s text:c="4"/>usage <text:s/>quota <text:s/>limit <text:s text:c="3"/>timeleft <text:s/>files <text:s/>quota <text:s/>limit <text:s text:c="3"/>timelef.</text:p>
        <text:p text:style-name="Standard">/home/ice/u01</text:p>
        <text:p text:style-name="Standard"><text:s text:c="16"/>9344 <text:s text:c="2"/>8192 <text:s/>12288 <text:s text:c="3"/>1.9 days <text:s text:c="3"/>160 <text:s text:c="5"/>0 <text:s text:c="5"/>0</text:p>
        <text:p text:style-name="Standard">栏位解说:</text:p>
        <text:p text:style-name="Standard">usage : 目前的磁盘用量。</text:p>
        <text:p text:style-name="Standard">quota : 你的磁盘使用额度。当你的 usage 超过 quota 时，虽然可以继续使用，但是</text:p>
        <text:p text:style-name="Standard"><text:s text:c="8"/>必须七天之内降到 quota 以下，否则即使用量没有超 limit(最高限额)，也无</text:p>
        <text:p text:style-name="Standard"><text:s text:c="8"/>法再写入或复制任何文件。</text:p>
        <text:p text:style-name="Standard">limit : 最高使用额度。当你的 usage 达到 limit 时，无法再写入或复制任何文件。</text:p>
        <text:p text:style-name="P4"/>
        <text:p text:style-name="P4"/>
        <text:p text:style-name="Standard"/>
        <text:p text:style-name="P223"/>
        <text:list text:style-name="WW8Num127">
          <text:list-item>
            <text:p text:style-name="P312">比较文件或目录之内容 ：</text:p>
          </text:list-item>
        </text:list>
        <text:p text:style-name="P22"/>
        <text:p text:style-name="Standard"/>
        <text:p text:style-name="Standard">执行格式：diff [-r] name1 name2 ( name1 name2 可同时为文件名，或目录名称。)</text:p>
        <text:p text:style-name="Standard">Example :</text:p>
        <text:p text:style-name="Standard">%diff file1 file2</text:p>
        <text:p text:style-name="Standard"><text:s text:c="8"/>比较文件 file1 与 file2 内，各行之不同处。</text:p>
        <text:p text:style-name="Standard">%diff -r dir1 dir2</text:p>
        <text:p text:style-name="Standard"><text:s text:c="6"/><text:span text:style-name="T28"><text:s text:c="2"/></text:span>比较目录 dir1 与 dir2 内，各文件之不同处。</text:p>
        <text:p text:style-name="P76"/>
        <text:p text:style-name="P313"/>
        <text:p text:style-name="P314"/>
        <text:list text:style-name="WW8Num88">
          <text:list-item>
            <text:p text:style-name="P315"><text:span text:style-name="T12">改变自己的 </text:span><text:span text:style-name="T20">username </text:span><text:span text:style-name="T12">进入其他使用者的帐号，拥有其使用权利 。</text:span></text:p>
          </text:list-item>
        </text:list>
        <text:p text:style-name="P118"/>
        <text:p text:style-name="Standard"/>
        <text:p text:style-name="Standard">执行格式： su username</text:p>
        <text:p text:style-name="Standard">Example:</text:p>
        <text:p text:style-name="Standard">%su user <text:s text:c="7"/>进入使用者 user 之帐号</text:p>
        <text:p text:style-name="Standard">passwrod: <text:s text:c="6"/>输入使用者 user 之密码</text:p>
        <text:p text:style-name="P82"/>
        <text:p text:style-name="P82"/>
        <text:p text:style-name="P4"/>
        <text:p text:style-name="P265"/>
        <text:p text:style-name="P205"/>
        <text:p text:style-name="Heading_20_3"/>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imSun" svg:font-family="SimSun"/>
    <style:font-face style:name="Tahoma1" svg:font-family="Tahoma"/>
    <style:font-face style:name="宋" svg:font-family="宋, 黑体"/>
    <style:font-face style:name="隶书" svg:font-family="隶书" style:font-family-generic="modern"/>
    <style:font-face style:name="Tahoma" svg:font-family="Tahoma" style:font-pitch="variable"/>
    <style:font-face style:name="宋体" svg:font-family="宋体" style:font-pitch="variable"/>
    <style:font-face style:name="黑体" svg:font-family="黑体" style:font-pitch="variable"/>
    <style:font-face style:name="AR PL ZenKai Uni" svg:font-family="'AR PL ZenKai Uni'" style:font-family-generic="roman" style:font-pitch="variable"/>
    <style:font-face style:name="Times New Roman" svg:font-family="'Times New Roman'" style:font-family-generic="roman" style:font-pitch="variable"/>
    <style:font-face style:name="AR PL ShanHeiSun Uni" svg:font-family="'AR PL ShanHeiSun Uni'"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953in" style:writing-mode="page"/>
      <style:text-properties style:use-window-font-color="true" style:font-name="AR PL ZenKai Uni" fo:font-size="12pt" fo:language="en" fo:country="US" style:font-name-asian="SimSun" style:font-size-asian="12pt" style:language-asian="zh" style:country-asian="CN"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 PL ShanHeiSun Uni" fo:font-size="14pt" style:font-name-asian="SimSun" style:font-size-asian="14pt" style:font-name-complex="Tahoma" style:font-size-complex="14pt"/>
    </style:style>
    <style:style style:name="Heading_20_1" style:display-name="Heading 1" style:family="paragraph" style:parent-style-name="Standard" style:next-style-name="Standard" style:class="text">
      <style:paragraph-properties fo:margin-top="0.2362in" fo:margin-bottom="0.2291in" fo:line-height="200%" fo:keep-together="always" fo:keep-with-next="always"/>
      <style:text-properties fo:font-size="22pt" fo:font-weight="bold" style:letter-kerning="true" style:font-size-asian="22pt" style:font-weight-asian="bold"/>
    </style:style>
    <style:style style:name="Heading_20_2" style:display-name="Heading 2" style:family="paragraph" style:parent-style-name="Standard" style:next-style-name="正文缩进" style:class="text">
      <style:paragraph-properties fo:margin-top="0.1807in" fo:margin-bottom="0.1807in" fo:line-height="172%" fo:keep-together="always" fo:keep-with-next="always"/>
      <style:text-properties style:font-name="Arial" fo:font-size="16pt" fo:font-weight="bold" style:font-name-asian="黑体" style:font-size-asian="16pt" style:font-weight-asian="bold"/>
    </style:style>
    <style:style style:name="Heading_20_3" style:display-name="Heading 3" style:family="paragraph" style:parent-style-name="Standard" style:next-style-name="正文缩进" style:class="text">
      <style:paragraph-properties fo:margin-top="0.1807in" fo:margin-bottom="0.1807in" fo:line-height="172%" fo:keep-together="always" fo:keep-with-next="always"/>
      <style:text-properties fo:font-size="16pt" fo:font-weight="bold" style:font-size-asian="16pt" style:font-weight-asian="bold"/>
    </style:style>
    <style:style style:name="Heading_20_4" style:display-name="Heading 4" style:family="paragraph" style:parent-style-name="Standard" style:next-style-name="正文缩进" style:class="text">
      <style:paragraph-properties fo:margin-top="0.1945in" fo:margin-bottom="0.2016in" fo:line-height="155%" fo:keep-together="always" fo:keep-with-next="always"/>
      <style:text-properties style:font-name="Arial" fo:font-size="14pt" fo:font-weight="bold" style:font-name-asian="黑体" style:font-size-asian="14pt" style:font-weight-asian="bold"/>
    </style:style>
    <style:style style:name="Heading_20_5" style:display-name="Heading 5" style:family="paragraph" style:parent-style-name="Standard" style:next-style-name="正文缩进" style:class="text">
      <style:paragraph-properties fo:margin-top="0.1945in" fo:margin-bottom="0.2016in" fo:line-height="155%" fo:keep-together="always" fo:keep-with-next="always"/>
      <style:text-properties fo:font-size="14pt" style:font-size-asian="14pt"/>
    </style:style>
    <style:style style:name="Heading_20_6" style:display-name="Heading 6" style:family="paragraph" style:parent-style-name="Standard" style:next-style-name="正文缩进" style:class="text" style:default-outline-level="6">
      <style:paragraph-properties fo:margin-left="-1.5in" fo:margin-right="0in" fo:margin-top="0.1665in" fo:margin-bottom="0.0445in" fo:line-height="132%" fo:keep-together="always" fo:text-indent="0in" style:auto-text-indent="false" fo:keep-with-next="always"/>
      <style:text-properties style:font-name="Arial" fo:font-size="12pt" fo:font-weight="bold" style:font-name-asian="黑体" style:font-size-asian="12pt" style:font-weight-asian="bold"/>
    </style:style>
    <style:style style:name="Heading_20_7" style:display-name="Heading 7" style:family="paragraph" style:parent-style-name="Standard" style:next-style-name="正文缩进" style:class="text">
      <style:paragraph-properties fo:margin-top="0.1665in" fo:margin-bottom="0.0445in" fo:line-height="132%" fo:keep-together="always" fo:keep-with-next="always"/>
      <style:text-properties fo:font-size="12pt" fo:font-weight="bold" style:font-size-asian="12pt" style:font-weight-asian="bold"/>
    </style:style>
    <style:style style:name="Heading_20_8" style:display-name="Heading 8" style:family="paragraph" style:parent-style-name="Standard" style:next-style-name="正文缩进" style:list-style-name="WW8Num97" style:class="text">
      <style:paragraph-properties fo:margin-left="0in" fo:margin-right="0in" fo:margin-top="0.1665in" fo:margin-bottom="0.0445in" fo:line-height="132%" fo:keep-together="always" fo:text-indent="0in" style:auto-text-indent="false" fo:keep-with-next="always"/>
      <style:text-properties style:font-name="Arial" fo:font-size="12pt" style:font-name-asian="黑体" style:font-size-asian="12pt"/>
    </style:style>
    <style:style style:name="Heading_20_9" style:display-name="Heading 9" style:family="paragraph" style:parent-style-name="Standard" style:next-style-name="正文缩进" style:list-style-name="WW8Num97" style:class="text">
      <style:paragraph-properties fo:margin-left="0in" fo:margin-right="0in" fo:margin-top="0.1665in" fo:margin-bottom="0.0445in" fo:line-height="132%" fo:keep-together="always" fo:text-indent="0in" style:auto-text-indent="false" fo:keep-with-next="always"/>
      <style:text-properties style:font-name="Arial" style:font-name-asian="黑体"/>
    </style:style>
    <style:style style:name="List" style:family="paragraph" style:parent-style-name="Text_20_body" style:class="list">
      <style:text-properties style:font-name-asian="SimSun" style:font-name-complex="Tahoma1"/>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SimSun"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SimSun"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2917in" fo:margin-right="0in" fo:text-indent="0in" style:auto-text-indent="false"/>
    </style:style>
    <style:style style:name="Index_20_3" style:display-name="Index 3" style:family="paragraph" style:parent-style-name="Standard" style:next-style-name="Standard" style:class="index">
      <style:paragraph-properties fo:margin-left="0.5835in" fo:margin-right="0in" fo:text-indent="0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2917in" fo:margin-right="0in" fo:text-indent="0in" style:auto-text-indent="false"/>
    </style:style>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Contents_20_4" style:display-name="Contents 4" style:family="paragraph" style:parent-style-name="Standard" style:next-style-name="Standard" style:class="index">
      <style:paragraph-properties fo:margin-left="0.8752in" fo:margin-right="0in" fo:text-indent="0in" style:auto-text-indent="false"/>
    </style:style>
    <style:style style:name="Contents_20_5" style:display-name="Contents 5" style:family="paragraph" style:parent-style-name="Standard" style:next-style-name="Standard" style:class="index">
      <style:paragraph-properties fo:margin-left="1.1665in" fo:margin-right="0in" fo:text-indent="0in" style:auto-text-indent="false"/>
    </style:style>
    <style:style style:name="Contents_20_6" style:display-name="Contents 6" style:family="paragraph" style:parent-style-name="Standard" style:next-style-name="Standard" style:class="index">
      <style:paragraph-properties fo:margin-left="1.4583in" fo:margin-right="0in" fo:text-indent="0in" style:auto-text-indent="false"/>
    </style:style>
    <style:style style:name="Contents_20_7" style:display-name="Contents 7" style:family="paragraph" style:parent-style-name="Standard" style:next-style-name="Standard" style:class="index">
      <style:paragraph-properties fo:margin-left="1.75in" fo:margin-right="0in" fo:text-indent="0in" style:auto-text-indent="false"/>
    </style:style>
    <style:style style:name="Contents_20_8" style:display-name="Contents 8" style:family="paragraph" style:parent-style-name="Standard" style:next-style-name="Standard" style:class="index">
      <style:paragraph-properties fo:margin-left="2.0417in" fo:margin-right="0in" fo:text-indent="0in" style:auto-text-indent="false"/>
    </style:style>
    <style:style style:name="Contents_20_9" style:display-name="Contents 9" style:family="paragraph" style:parent-style-name="Standard" style:next-style-name="Standard" style:class="index">
      <style:paragraph-properties fo:margin-left="2.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正文缩进" style:family="paragraph" style:parent-style-name="Standard">
      <style:paragraph-properties fo:margin-left="0in" fo:margin-right="0in" fo:text-indent="0.2917in" style:auto-text-indent="false"/>
    </style:style>
    <style:style style:name="索引_20_4" style:display-name="索引 4" style:family="paragraph" style:parent-style-name="Standard" style:next-style-name="Standard">
      <style:paragraph-properties fo:margin-left="0.8752in" fo:margin-right="0in" fo:text-indent="0in" style:auto-text-indent="false"/>
    </style:style>
    <style:style style:name="索引_20_5" style:display-name="索引 5" style:family="paragraph" style:parent-style-name="Standard" style:next-style-name="Standard">
      <style:paragraph-properties fo:margin-left="1.1665in" fo:margin-right="0in" fo:text-indent="0in" style:auto-text-indent="false"/>
    </style:style>
    <style:style style:name="索引_20_6" style:display-name="索引 6" style:family="paragraph" style:parent-style-name="Standard" style:next-style-name="Standard">
      <style:paragraph-properties fo:margin-left="1.4583in" fo:margin-right="0in" fo:text-indent="0in" style:auto-text-indent="false"/>
    </style:style>
    <style:style style:name="索引_20_7" style:display-name="索引 7" style:family="paragraph" style:parent-style-name="Standard" style:next-style-name="Standard">
      <style:paragraph-properties fo:margin-left="1.75in" fo:margin-right="0in" fo:text-indent="0in" style:auto-text-indent="false"/>
    </style:style>
    <style:style style:name="索引_20_8" style:display-name="索引 8" style:family="paragraph" style:parent-style-name="Standard" style:next-style-name="Standard">
      <style:paragraph-properties fo:margin-left="2.0417in" fo:margin-right="0in" fo:text-indent="0in" style:auto-text-indent="false"/>
    </style:style>
    <style:style style:name="索引_20_9" style:display-name="索引 9" style:family="paragraph" style:parent-style-name="Standard" style:next-style-name="Standard">
      <style:paragraph-properties fo:margin-left="2.3335in" fo:margin-right="0in" fo:text-indent="0in" style:auto-text-indent="false"/>
    </style:style>
    <style:style style:name="普通文字" style:family="paragraph" style:parent-style-name="Standard">
      <style:text-properties style:font-name="宋体"/>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WW8Num1z0" style:family="text">
      <style:text-properties style:font-name="Wingdings"/>
    </style:style>
    <style:style style:name="WW8Num2z0" style:family="text">
      <style:text-properties style:font-name="Wingdings"/>
    </style:style>
    <style:style style:name="WW8Num3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Wingdings"/>
    </style:style>
    <style:style style:name="WW8Num19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Wingdings"/>
    </style:style>
    <style:style style:name="WW8Num24z0" style:family="text">
      <style:text-properties style:font-name="Times New Roman"/>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30z0" style:family="text">
      <style:text-properties style:font-name="Wingdings"/>
    </style:style>
    <style:style style:name="WW8Num31z0" style:family="text">
      <style:text-properties style:font-name="Wingdings"/>
    </style:style>
    <style:style style:name="WW8Num32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5z0" style:family="text">
      <style:text-properties style:font-name="Wingdings"/>
    </style:style>
    <style:style style:name="WW8Num36z0" style:family="text">
      <style:text-properties style:font-name="Wingdings"/>
    </style:style>
    <style:style style:name="WW8Num38z0" style:family="text">
      <style:text-properties style:font-name="Wingdings"/>
    </style:style>
    <style:style style:name="WW8Num39z0" style:family="text">
      <style:text-properties style:font-name="Wingdings"/>
    </style:style>
    <style:style style:name="WW8Num40z0" style:family="text">
      <style:text-properties style:font-name="Wingdings"/>
    </style:style>
    <style:style style:name="WW8Num41z0" style:family="text">
      <style:text-properties style:font-name="Wingdings"/>
    </style:style>
    <style:style style:name="WW8Num42z0" style:family="text">
      <style:text-properties style:font-name="Wingdings"/>
    </style:style>
    <style:style style:name="WW8Num43z0" style:family="text">
      <style:text-properties style:font-name="Wingdings"/>
    </style:style>
    <style:style style:name="WW8Num44z0" style:family="text">
      <style:text-properties style:font-name="Wingdings"/>
    </style:style>
    <style:style style:name="WW8Num46z0" style:family="text">
      <style:text-properties style:font-name="Wingdings"/>
    </style:style>
    <style:style style:name="WW8Num48z0" style:family="text">
      <style:text-properties style:font-name="Wingdings"/>
    </style:style>
    <style:style style:name="WW8Num49z0" style:family="text">
      <style:text-properties style:font-name="Wingdings"/>
    </style:style>
    <style:style style:name="WW8Num50z0" style:family="text">
      <style:text-properties style:font-name="Wingdings"/>
    </style:style>
    <style:style style:name="WW8Num51z0" style:family="text">
      <style:text-properties style:font-name="Wingdings"/>
    </style:style>
    <style:style style:name="WW8Num53z0" style:family="text">
      <style:text-properties style:font-name="Wingdings"/>
    </style:style>
    <style:style style:name="WW8Num54z0" style:family="text">
      <style:text-properties style:font-name="Wingdings"/>
    </style:style>
    <style:style style:name="WW8Num55z0" style:family="text">
      <style:text-properties style:font-name="Wingdings"/>
    </style:style>
    <style:style style:name="WW8Num56z0" style:family="text">
      <style:text-properties style:font-name="Wingdings"/>
    </style:style>
    <style:style style:name="WW8Num57z0" style:family="text">
      <style:text-properties style:font-name="Wingdings"/>
    </style:style>
    <style:style style:name="WW8Num58z0" style:family="text">
      <style:text-properties style:font-name="Wingdings"/>
    </style:style>
    <style:style style:name="WW8Num60z0" style:family="text">
      <style:text-properties style:font-name="Wingdings"/>
    </style:style>
    <style:style style:name="WW8Num61z0" style:family="text">
      <style:text-properties style:font-name="Wingdings"/>
    </style:style>
    <style:style style:name="WW8Num62z0" style:family="text">
      <style:text-properties style:font-name="Wingdings"/>
    </style:style>
    <style:style style:name="WW8Num63z0" style:family="text">
      <style:text-properties style:font-name="Wingdings"/>
    </style:style>
    <style:style style:name="WW8Num64z0" style:family="text">
      <style:text-properties style:font-name="Wingdings"/>
    </style:style>
    <style:style style:name="WW8Num65z0" style:family="text">
      <style:text-properties style:font-name="Wingdings"/>
    </style:style>
    <style:style style:name="WW8Num67z0" style:family="text">
      <style:text-properties style:font-name="Wingdings"/>
    </style:style>
    <style:style style:name="WW8Num68z0" style:family="text">
      <style:text-properties style:font-name="Wingdings"/>
    </style:style>
    <style:style style:name="WW8Num69z0" style:family="text">
      <style:text-properties style:font-name="Wingdings"/>
    </style:style>
    <style:style style:name="WW8Num70z0" style:family="text">
      <style:text-properties style:font-name="Wingdings"/>
    </style:style>
    <style:style style:name="WW8Num71z0" style:family="text">
      <style:text-properties style:font-name="Wingdings"/>
    </style:style>
    <style:style style:name="WW8Num72z0" style:family="text">
      <style:text-properties style:font-name="Wingdings"/>
    </style:style>
    <style:style style:name="WW8Num73z0" style:family="text">
      <style:text-properties style:font-name="Wingdings"/>
    </style:style>
    <style:style style:name="WW8Num74z0" style:family="text">
      <style:text-properties style:font-name="Wingdings"/>
    </style:style>
    <style:style style:name="WW8Num76z0" style:family="text">
      <style:text-properties style:font-name="Wingdings"/>
    </style:style>
    <style:style style:name="WW8Num77z0" style:family="text">
      <style:text-properties style:font-name="Wingdings"/>
    </style:style>
    <style:style style:name="WW8Num78z0" style:family="text">
      <style:text-properties style:font-name="Wingdings"/>
    </style:style>
    <style:style style:name="WW8Num79z0" style:family="text">
      <style:text-properties style:font-name="Wingdings"/>
    </style:style>
    <style:style style:name="WW8Num81z0" style:family="text">
      <style:text-properties style:font-name="Wingdings"/>
    </style:style>
    <style:style style:name="WW8Num83z0" style:family="text">
      <style:text-properties style:font-name="Wingdings"/>
    </style:style>
    <style:style style:name="WW8Num84z0" style:family="text">
      <style:text-properties style:font-name="Wingdings"/>
    </style:style>
    <style:style style:name="WW8Num85z0" style:family="text">
      <style:text-properties style:font-name="Wingdings"/>
    </style:style>
    <style:style style:name="WW8Num86z0" style:family="text">
      <style:text-properties fo:font-size="10.5pt" style:font-size-asian="10.5pt"/>
    </style:style>
    <style:style style:name="WW8Num88z0" style:family="text">
      <style:text-properties style:font-name="Wingdings"/>
    </style:style>
    <style:style style:name="WW8Num90z0" style:family="text">
      <style:text-properties style:font-name="Wingdings"/>
    </style:style>
    <style:style style:name="WW8Num91z0" style:family="text">
      <style:text-properties style:font-name="Wingdings"/>
    </style:style>
    <style:style style:name="WW8Num92z0" style:family="text">
      <style:text-properties style:font-name="Wingdings"/>
    </style:style>
    <style:style style:name="WW8Num93z0" style:family="text">
      <style:text-properties style:font-name="Wingdings"/>
    </style:style>
    <style:style style:name="WW8Num95z0" style:family="text">
      <style:text-properties style:font-name="Wingdings"/>
    </style:style>
    <style:style style:name="WW8Num96z0" style:family="text">
      <style:text-properties style:font-name="Wingdings"/>
    </style:style>
    <style:style style:name="WW8Num97z0" style:family="text">
      <style:text-properties style:font-name="Wingdings"/>
    </style:style>
    <style:style style:name="WW8Num98z0" style:family="text">
      <style:text-properties style:font-name="Wingdings"/>
    </style:style>
    <style:style style:name="WW8Num99z0" style:family="text">
      <style:text-properties style:font-name="Wingdings"/>
    </style:style>
    <style:style style:name="WW8Num101z0" style:family="text">
      <style:text-properties style:font-name="Wingdings"/>
    </style:style>
    <style:style style:name="WW8Num103z0" style:family="text">
      <style:text-properties style:font-name="Wingdings"/>
    </style:style>
    <style:style style:name="WW8Num104z0" style:family="text">
      <style:text-properties style:font-name="Wingdings"/>
    </style:style>
    <style:style style:name="WW8Num105z0" style:family="text">
      <style:text-properties style:font-name="Wingdings"/>
    </style:style>
    <style:style style:name="WW8Num106z0" style:family="text">
      <style:text-properties style:font-name="Wingdings"/>
    </style:style>
    <style:style style:name="WW8Num107z0" style:family="text">
      <style:text-properties style:font-name="Wingdings"/>
    </style:style>
    <style:style style:name="WW8Num108z0" style:family="text">
      <style:text-properties style:font-name="Wingdings"/>
    </style:style>
    <style:style style:name="WW8Num109z0" style:family="text">
      <style:text-properties style:font-name="Wingdings"/>
    </style:style>
    <style:style style:name="WW8Num111z0" style:family="text">
      <style:text-properties style:font-name="Wingdings"/>
    </style:style>
    <style:style style:name="WW8Num112z0" style:family="text">
      <style:text-properties style:font-name="Wingdings"/>
    </style:style>
    <style:style style:name="WW8Num113z0" style:family="text">
      <style:text-properties style:font-name="Wingdings"/>
    </style:style>
    <style:style style:name="WW8Num115z0" style:family="text">
      <style:text-properties style:font-name="Wingdings"/>
    </style:style>
    <style:style style:name="WW8Num116z0" style:family="text">
      <style:text-properties style:font-name="Wingdings"/>
    </style:style>
    <style:style style:name="WW8Num117z0" style:family="text">
      <style:text-properties style:font-name="Wingdings"/>
    </style:style>
    <style:style style:name="WW8Num118z0" style:family="text">
      <style:text-properties style:font-name="Wingdings"/>
    </style:style>
    <style:style style:name="WW8Num119z0" style:family="text">
      <style:text-properties style:font-name="Wingdings"/>
    </style:style>
    <style:style style:name="WW8Num120z0" style:family="text">
      <style:text-properties style:font-name="Times New Roman"/>
    </style:style>
    <style:style style:name="WW8Num121z0" style:family="text">
      <style:text-properties style:font-name="Wingdings"/>
    </style:style>
    <style:style style:name="WW8Num122z0" style:family="text">
      <style:text-properties style:font-name="Wingdings"/>
    </style:style>
    <style:style style:name="WW8Num123z0" style:family="text">
      <style:text-properties style:font-name="Times New Roman"/>
    </style:style>
    <style:style style:name="WW8Num124z0" style:family="text">
      <style:text-properties style:font-name="Wingdings"/>
    </style:style>
    <style:style style:name="WW8Num125z0" style:family="text">
      <style:text-properties style:font-name="Wingdings"/>
    </style:style>
    <style:style style:name="WW8Num126z0" style:family="text">
      <style:text-properties style:font-name="Wingdings"/>
    </style:style>
    <style:style style:name="WW8Num127z0" style:family="text">
      <style:text-properties style:font-name="Wingdings"/>
    </style:style>
    <style:style style:name="WW8Num129z0" style:family="text">
      <style:text-properties style:font-name="Wingdings"/>
    </style:style>
    <style:style style:name="WW8Num130z0" style:family="text">
      <style:text-properties style:font-name="Wingdings"/>
    </style:style>
    <style:style style:name="WW8Num133z0" style:family="text">
      <style:text-properties style:font-name="Wingdings"/>
    </style:style>
    <style:style style:name="WW8Num134z0" style:family="text">
      <style:text-properties style:font-name="Wingdings"/>
    </style:style>
    <style:style style:name="WW8Num136z0" style:family="text">
      <style:text-properties style:font-name="Wingdings"/>
    </style:style>
    <style:style style:name="WW8Num137z0" style:family="text">
      <style:text-properties style:font-name="Wingdings"/>
    </style:style>
    <style:style style:name="WW8Num138z0" style:family="text">
      <style:text-properties style:font-name="Wingdings"/>
    </style:style>
    <style:style style:name="WW8Num139z0" style:family="text">
      <style:text-properties style:font-name="Wingdings"/>
    </style:style>
    <style:style style:name="WW8Num140z0" style:family="text">
      <style:text-properties style:font-name="Wingdings"/>
    </style:style>
    <style:style style:name="WW8Num141z0" style:family="text">
      <style:text-properties style:font-name="Wingdings"/>
    </style:style>
    <style:style style:name="WW8Num142z0" style:family="text">
      <style:text-properties style:font-name="Wingdings"/>
    </style:style>
    <style:style style:name="WW8Num143z0" style:family="text">
      <style:text-properties style:font-name="Wingdings"/>
    </style:style>
    <style:style style:name="WW8Num144z0" style:family="text">
      <style:text-properties style:font-name="Wingdings"/>
    </style:style>
    <style:style style:name="WW8Num145z0" style:family="text">
      <style:text-properties style:font-name="Wingdings"/>
    </style:style>
    <style:style style:name="WW8Num146z0" style:family="text">
      <style:text-properties style:font-name="Wingdings"/>
    </style:style>
    <style:style style:name="WW8Num147z0" style:family="text">
      <style:text-properties style:font-name="Times New Roman"/>
    </style:style>
    <style:style style:name="WW8Num148z0" style:family="text">
      <style:text-properties style:font-name="Wingdings"/>
    </style:style>
    <style:style style:name="WW8Num149z0" style:family="text">
      <style:text-properties style:font-name="Wingdings"/>
    </style:style>
    <style:style style:name="WW8Num150z0" style:family="text">
      <style:text-properties style:font-name="Wingdings"/>
    </style:style>
    <style:style style:name="WW8Num151z0" style:family="text">
      <style:text-properties style:font-name="Wingdings"/>
    </style:style>
    <style:style style:name="WW8Num152z0" style:family="text">
      <style:text-properties style:font-name="Wingdings"/>
    </style:style>
    <style:style style:name="WW8Num154z0" style:family="text">
      <style:text-properties style:font-name="Wingdings"/>
    </style:style>
    <style:style style:name="WW8Num155z0" style:family="text">
      <style:text-properties style:font-name="Wingdings"/>
    </style:style>
    <style:style style:name="Absatz-Standardschriftart" style:family="text"/>
    <style:style style:name="WW8Num20z0" style:family="text">
      <style:text-properties style:font-name="Wingdings"/>
    </style:style>
    <style:style style:name="WW8Num45z0" style:family="text">
      <style:text-properties style:font-name="Wingdings"/>
    </style:style>
    <style:style style:name="WW8Num47z0" style:family="text">
      <style:text-properties style:font-name="Wingdings"/>
    </style:style>
    <style:style style:name="WW8Num52z0" style:family="text">
      <style:text-properties style:font-name="宋体" fo:font-size="18pt" style:font-name-asian="宋体" style:font-size-asian="18pt"/>
    </style:style>
    <style:style style:name="WW8Num59z0" style:family="text">
      <style:text-properties style:font-name="Times New Roman"/>
    </style:style>
    <style:style style:name="WW8Num110z0" style:family="text">
      <style:text-properties style:font-name="Wingdings"/>
    </style:style>
    <style:style style:name="WW8Num114z0" style:family="text">
      <style:text-properties style:font-name="Wingdings"/>
    </style:style>
    <style:style style:name="WW8Num131z0" style:family="text">
      <style:text-properties style:font-name="Wingdings"/>
    </style:style>
    <style:style style:name="WW8Num135z0" style:family="text">
      <style:text-properties fo:font-size="10.5pt" style:font-size-asian="10.5pt"/>
    </style:style>
    <style:style style:name="WW8Num153z0" style:family="text">
      <style:text-properties style:font-name="Wingdings"/>
    </style:style>
    <style:style style:name="WW8Num156z0" style:family="text">
      <style:text-properties style:font-name="Times New Roman"/>
    </style:style>
    <style:style style:name="WW8Num157z0" style:family="text">
      <style:text-properties style:font-name="Wingdings"/>
    </style:style>
    <style:style style:name="WW8Num160z0" style:family="text">
      <style:text-properties style:font-name="Wingdings"/>
    </style:style>
    <style:style style:name="WW8Num161z0" style:family="text">
      <style:text-properties style:font-name="Wingdings"/>
    </style:style>
    <style:style style:name="WW8Num165z0" style:family="text">
      <style:text-properties style:font-name="Wingdings"/>
    </style:style>
    <style:style style:name="WW8Num166z0" style:family="text">
      <style:text-properties style:font-name="Wingdings"/>
    </style:style>
    <style:style style:name="WW8Num167z0" style:family="text">
      <style:text-properties style:font-name="Wingdings"/>
    </style:style>
    <style:style style:name="WW8Num169z0" style:family="text">
      <style:text-properties style:font-name="Wingdings"/>
    </style:style>
    <style:style style:name="WW8Num170z0" style:family="text">
      <style:text-properties style:font-name="Wingdings"/>
    </style:style>
    <style:style style:name="WW8Num171z0" style:family="text">
      <style:text-properties style:font-name="Times New Roman"/>
    </style:style>
    <style:style style:name="WW8Num172z0" style:family="text">
      <style:text-properties style:font-name="Wingdings"/>
    </style:style>
    <style:style style:name="WW8Num177z0" style:family="text">
      <style:text-properties style:font-name="Wingdings"/>
    </style:style>
    <style:style style:name="WW8Num182z0" style:family="text">
      <style:text-properties style:font-name="Wingdings"/>
    </style:style>
    <style:style style:name="WW8Num185z0" style:family="text">
      <style:text-properties style:font-name="Wingdings"/>
    </style:style>
    <style:style style:name="WW8Num186z0" style:family="text">
      <style:text-properties style:font-name="Wingdings"/>
    </style:style>
    <style:style style:name="WW8Num187z0" style:family="text">
      <style:text-properties style:font-name="宋" fo:font-size="10.5pt" fo:font-style="normal" style:text-underline-style="none" fo:font-weight="normal" style:font-name-asian="宋" style:font-size-asian="10.5pt" style:font-style-asian="normal" style:font-weight-asian="normal"/>
    </style:style>
    <style:style style:name="WW8Num189z0" style:family="text">
      <style:text-properties style:font-name="Wingdings"/>
    </style:style>
    <style:style style:name="WW8Num190z0" style:family="text">
      <style:text-properties style:font-name="Wingdings"/>
    </style:style>
    <style:style style:name="WW8Num191z0" style:family="text">
      <style:text-properties style:font-name="Times New Roman"/>
    </style:style>
    <style:style style:name="WW8Num193z0" style:family="text">
      <style:text-properties style:font-name="Wingdings"/>
    </style:style>
    <style:style style:name="WW8Num197z0" style:family="text">
      <style:text-properties style:font-name="Wingdings"/>
    </style:style>
    <style:style style:name="WW8Num199z0" style:family="text">
      <style:text-properties style:font-name="Wingdings"/>
    </style:style>
    <style:style style:name="WW8Num200z0" style:family="text">
      <style:text-properties style:font-name="Wingdings"/>
    </style:style>
    <style:style style:name="WW8Num201z0" style:family="text">
      <style:text-properties style:font-name="Wingdings"/>
    </style:style>
    <style:style style:name="WW8Num202z0" style:family="text">
      <style:text-properties style:font-name="Times New Roman" fo:font-size="10.5pt" fo:font-style="normal" style:text-underline-style="none" fo:font-weight="normal" style:font-size-asian="10.5pt" style:font-style-asian="normal" style:font-weight-asian="normal"/>
    </style:style>
    <style:style style:name="WW8Num203z0" style:family="text">
      <style:text-properties style:font-name="Wingdings"/>
    </style:style>
    <style:style style:name="WW8Num204z0" style:family="text">
      <style:text-properties style:font-name="Wingdings" fo:font-size="10.5pt" style:font-size-asian="10.5pt"/>
    </style:style>
    <style:style style:name="WW8Num205z0" style:family="text">
      <style:text-properties style:font-name="Wingdings"/>
    </style:style>
    <style:style style:name="WW8Num206z0" style:family="text">
      <style:text-properties style:font-name="Wingdings"/>
    </style:style>
    <style:style style:name="WW8Num207z0" style:family="text">
      <style:text-properties style:font-name="Times New Roman" fo:font-size="16pt" style:font-size-asian="16pt"/>
    </style:style>
    <style:style style:name="WW8Num208z0" style:family="text">
      <style:text-properties style:font-name="宋体"/>
    </style:style>
    <style:style style:name="WW8Num211z0" style:family="text">
      <style:text-properties style:font-name="Wingdings"/>
    </style:style>
    <style:style style:name="WW8Num213z0" style:family="text">
      <style:text-properties style:font-name="Wingdings"/>
    </style:style>
    <style:style style:name="WW8Num214z0" style:family="text">
      <style:text-properties style:font-name="Wingdings"/>
    </style:style>
    <style:style style:name="WW8Num215z0" style:family="text">
      <style:text-properties style:font-name="Wingdings"/>
    </style:style>
    <style:style style:name="WW8Num216z0" style:family="text">
      <style:text-properties style:font-name="Wingdings"/>
    </style:style>
    <style:style style:name="WW8Num217z0" style:family="text">
      <style:text-properties style:font-name="Wingdings"/>
    </style:style>
    <style:style style:name="WW8Num219z0" style:family="text">
      <style:text-properties style:font-name="Wingdings"/>
    </style:style>
    <style:style style:name="WW8Num224z0" style:family="text">
      <style:text-properties style:font-name="Wingdings"/>
    </style:style>
    <style:style style:name="WW8Num225z0" style:family="text">
      <style:text-properties style:font-name="Wingdings"/>
    </style:style>
    <style:style style:name="WW8Num226z0" style:family="text">
      <style:text-properties style:font-name="Wingdings"/>
    </style:style>
    <style:style style:name="WW8Num227z0" style:family="text">
      <style:text-properties style:font-name="Times New Roman"/>
    </style:style>
    <style:style style:name="WW8Num229z0" style:family="text">
      <style:text-properties style:font-name="Wingdings"/>
    </style:style>
    <style:style style:name="WW8Num231z0" style:family="text">
      <style:text-properties fo:font-size="10.5pt" style:font-size-asian="10.5pt"/>
    </style:style>
    <style:style style:name="WW8Num233z0" style:family="text">
      <style:text-properties style:font-name="Wingdings"/>
    </style:style>
    <style:style style:name="WW8Num235z0" style:family="text">
      <style:text-properties style:font-name="Wingdings"/>
    </style:style>
    <style:style style:name="WW8Num240z0" style:family="text">
      <style:text-properties style:font-name="Wingdings"/>
    </style:style>
    <style:style style:name="WW8Num241z0" style:family="text">
      <style:text-properties style:font-name="Wingdings"/>
    </style:style>
    <style:style style:name="WW8Num244z0" style:family="text">
      <style:text-properties style:font-name="Wingdings"/>
    </style:style>
    <style:style style:name="WW8Num245z0" style:family="text">
      <style:text-properties style:font-name="Wingdings"/>
    </style:style>
    <style:style style:name="WW8Num246z0" style:family="text">
      <style:text-properties style:font-name="Wingdings"/>
    </style:style>
    <style:style style:name="WW8Num247z0" style:family="text">
      <style:text-properties style:font-name="宋体" fo:font-size="15pt" style:font-name-asian="宋体" style:font-size-asian="15pt"/>
    </style:style>
    <style:style style:name="WW8Num249z0" style:family="text">
      <style:text-properties style:font-name="Wingdings"/>
    </style:style>
    <style:style style:name="WW8Num254z0" style:family="text">
      <style:text-properties style:font-name="Wingdings"/>
    </style:style>
    <style:style style:name="WW8Num256z0" style:family="text">
      <style:text-properties style:font-name="Wingdings"/>
    </style:style>
    <style:style style:name="WW8Num257z0" style:family="text">
      <style:text-properties style:font-name="Times New Roman"/>
    </style:style>
    <style:style style:name="WW8Num258z0" style:family="text">
      <style:text-properties style:font-name="宋体"/>
    </style:style>
    <style:style style:name="WW8Num261z0" style:family="text">
      <style:text-properties style:font-name="Wingdings"/>
    </style:style>
    <style:style style:name="WW8Num262z0" style:family="text">
      <style:text-properties style:font-name="Wingdings"/>
    </style:style>
    <style:style style:name="WW8Num264z0" style:family="text">
      <style:text-properties style:font-name="Wingdings"/>
    </style:style>
    <style:style style:name="WW8Num265z0" style:family="text">
      <style:text-properties style:font-name="Wingdings"/>
    </style:style>
    <style:style style:name="WW8Num266z0" style:family="text">
      <style:text-properties style:font-name="Wingdings"/>
    </style:style>
    <style:style style:name="WW8Num270z0" style:family="text">
      <style:text-properties style:font-name="Wingdings"/>
    </style:style>
    <style:style style:name="WW8Num273z0" style:family="text">
      <style:text-properties style:font-name="Wingdings"/>
    </style:style>
    <style:style style:name="WW8Num275z0" style:family="text">
      <style:text-properties style:font-name="Wingdings"/>
    </style:style>
    <style:style style:name="WW8Num279z0" style:family="text">
      <style:text-properties style:font-name="Wingdings"/>
    </style:style>
    <style:style style:name="WW8Num280z0" style:family="text">
      <style:text-properties style:font-name="Wingdings"/>
    </style:style>
    <style:style style:name="WW8Num281z0" style:family="text">
      <style:text-properties style:font-name="Wingdings"/>
    </style:style>
    <style:style style:name="WW8Num282z0" style:family="text">
      <style:text-properties style:font-name="Wingdings"/>
    </style:style>
    <style:style style:name="WW8Num283z0" style:family="text">
      <style:text-properties style:font-name="宋体"/>
    </style:style>
    <style:style style:name="WW8Num285z0" style:family="text">
      <style:text-properties style:font-name="Wingdings"/>
    </style:style>
    <style:style style:name="WW8Num286z0" style:family="text">
      <style:text-properties style:font-name="Wingdings"/>
    </style:style>
    <style:style style:name="WW8Num288z0" style:family="text">
      <style:text-properties fo:font-size="16pt" style:font-size-asian="16pt"/>
    </style:style>
    <style:style style:name="WW8Num291z0" style:family="text">
      <style:text-properties style:font-name="Wingdings"/>
    </style:style>
    <style:style style:name="WW8Num293z0" style:family="text">
      <style:text-properties style:font-name="Wingdings"/>
    </style:style>
    <style:style style:name="WW8Num294z0" style:family="text">
      <style:text-properties style:font-name="Wingdings"/>
    </style:style>
    <style:style style:name="WW8Num295z0" style:family="text">
      <style:text-properties style:font-name="Wingdings"/>
    </style:style>
    <style:style style:name="WW8Num296z0" style:family="text">
      <style:text-properties style:font-name="Wingdings"/>
    </style:style>
    <style:style style:name="WW8Num298z0" style:family="text">
      <style:text-properties style:font-name="Wingdings"/>
    </style:style>
    <style:style style:name="WW8Num299z0" style:family="text">
      <style:text-properties style:font-name="Wingdings"/>
    </style:style>
    <style:style style:name="WW8Num301z0" style:family="text">
      <style:text-properties style:font-name="Times New Roman" fo:font-size="10.5pt" fo:font-style="normal" style:text-underline-style="none" fo:font-weight="normal" style:font-size-asian="10.5pt" style:font-style-asian="normal" style:font-weight-asian="normal"/>
    </style:style>
    <style:style style:name="WW8Num302z0" style:family="text">
      <style:text-properties style:font-name="Wingdings"/>
    </style:style>
    <style:style style:name="WW8Num304z0" style:family="text">
      <style:text-properties style:font-name="Wingdings"/>
    </style:style>
    <style:style style:name="WW8Num305z0" style:family="text">
      <style:text-properties style:font-name="Wingdings"/>
    </style:style>
    <style:style style:name="WW8Num306z0" style:family="text">
      <style:text-properties style:font-name="Wingdings"/>
    </style:style>
    <style:style style:name="WW8Num307z0" style:family="text">
      <style:text-properties style:font-name="Wingdings"/>
    </style:style>
    <style:style style:name="WW8Num308z0" style:family="text">
      <style:text-properties style:font-name="Wingdings"/>
    </style:style>
    <style:style style:name="WW8Num309z0" style:family="text">
      <style:text-properties style:font-name="Times New Roman"/>
    </style:style>
    <style:style style:name="WW8Num311z0" style:family="text">
      <style:text-properties style:font-name="Wingdings"/>
    </style:style>
    <style:style style:name="WW8Num314z0" style:family="text">
      <style:text-properties style:font-name="Wingdings"/>
    </style:style>
    <style:style style:name="WW8Num315z0" style:family="text">
      <style:text-properties style:font-name="Wingdings"/>
    </style:style>
    <style:style style:name="WW8Num317z0" style:family="text">
      <style:text-properties style:font-name="Wingdings"/>
    </style:style>
    <style:style style:name="WW8Num319z0" style:family="text">
      <style:text-properties style:font-name="Wingdings"/>
    </style:style>
    <style:style style:name="WW8Num320z0" style:family="text">
      <style:text-properties style:font-name="Wingdings"/>
    </style:style>
    <style:style style:name="WW8Num321z0" style:family="text">
      <style:text-properties style:font-name="Wingdings"/>
    </style:style>
    <style:style style:name="WW8Num322z0" style:family="text">
      <style:text-properties style:font-name="Wingdings"/>
    </style:style>
    <style:style style:name="WW8Num324z0" style:family="text">
      <style:text-properties fo:font-weight="normal" style:font-weight-asian="normal"/>
    </style:style>
    <style:style style:name="WW8Num326z0" style:family="text">
      <style:text-properties style:font-name="Wingdings"/>
    </style:style>
    <style:style style:name="WW8Num327z0" style:family="text">
      <style:text-properties style:font-name="Wingdings"/>
    </style:style>
    <style:style style:name="WW8Num328z0" style:family="text">
      <style:text-properties style:font-name="Wingdings"/>
    </style:style>
    <style:style style:name="WW8Num329z0" style:family="text">
      <style:text-properties style:font-name="Wingdings"/>
    </style:style>
    <style:style style:name="WW8Num331z0" style:family="text">
      <style:text-properties style:font-name="Wingdings"/>
    </style:style>
    <style:style style:name="WW8Num332z0" style:family="text">
      <style:text-properties style:font-name="Wingdings"/>
    </style:style>
    <style:style style:name="WW8Num335z0" style:family="text">
      <style:text-properties style:font-name="Wingdings"/>
    </style:style>
    <style:style style:name="WW8Num337z0" style:family="text">
      <style:text-properties style:font-name="Wingdings"/>
    </style:style>
    <style:style style:name="WW8Num339z0" style:family="text">
      <style:text-properties style:font-name="Wingdings"/>
    </style:style>
    <style:style style:name="WW8Num342z0" style:family="text">
      <style:text-properties style:font-name="Times New Roman"/>
    </style:style>
    <style:style style:name="WW8Num343z0" style:family="text">
      <style:text-properties style:font-name="Wingdings"/>
    </style:style>
    <style:style style:name="WW8Num344z0" style:family="text">
      <style:text-properties style:font-name="Wingdings"/>
    </style:style>
    <style:style style:name="WW8Num346z0" style:family="text">
      <style:text-properties style:font-name="Wingdings"/>
    </style:style>
    <style:style style:name="WW8Num347z0" style:family="text">
      <style:text-properties style:font-name="Times New Roman"/>
    </style:style>
    <style:style style:name="WW8Num349z0" style:family="text">
      <style:text-properties style:font-name="Wingdings"/>
    </style:style>
    <style:style style:name="WW8Num351z0" style:family="text">
      <style:text-properties style:font-name="Wingdings"/>
    </style:style>
    <style:style style:name="WW8Num354z0" style:family="text">
      <style:text-properties style:font-name="Wingdings"/>
    </style:style>
    <style:style style:name="WW8Num355z0" style:family="text">
      <style:text-properties style:font-name="Wingdings"/>
    </style:style>
    <style:style style:name="WW8Num358z0" style:family="text">
      <style:text-properties style:font-name="Wingdings"/>
    </style:style>
    <style:style style:name="WW8Num359z0" style:family="text">
      <style:text-properties style:font-name="Wingdings"/>
    </style:style>
    <style:style style:name="WW8Num363z0" style:family="text">
      <style:text-properties style:font-name="Wingdings"/>
    </style:style>
    <style:style style:name="WW8Num367z0" style:family="text">
      <style:text-properties style:font-name="Times New Roman"/>
    </style:style>
    <style:style style:name="WW8Num369z0" style:family="text">
      <style:text-properties style:font-name="Wingdings"/>
    </style:style>
    <style:style style:name="WW8Num370z0" style:family="text">
      <style:text-properties style:font-name="Wingdings"/>
    </style:style>
    <style:style style:name="WW8Num371z0" style:family="text">
      <style:text-properties style:font-name="Wingdings"/>
    </style:style>
    <style:style style:name="WW8Num372z0" style:family="text">
      <style:text-properties style:font-name="Times New Roman"/>
    </style:style>
    <style:style style:name="WW8Num375z0" style:family="text">
      <style:text-properties fo:font-size="10.5pt" style:font-size-asian="10.5pt"/>
    </style:style>
    <style:style style:name="WW8Num379z0" style:family="text">
      <style:text-properties style:font-name="Wingdings"/>
    </style:style>
    <style:style style:name="WW8Num381z0" style:family="text">
      <style:text-properties style:font-name="Wingdings"/>
    </style:style>
    <style:style style:name="WW8Num383z0" style:family="text">
      <style:text-properties style:font-name="Wingdings"/>
    </style:style>
    <style:style style:name="WW8Num386z0" style:family="text">
      <style:text-properties style:font-name="Wingdings"/>
    </style:style>
    <style:style style:name="WW8Num387z0" style:family="text">
      <style:text-properties style:font-name="Times New Roman"/>
    </style:style>
    <style:style style:name="WW8Num388z0" style:family="text">
      <style:text-properties style:font-name="Wingdings"/>
    </style:style>
    <style:style style:name="WW8Num389z0" style:family="text">
      <style:text-properties style:font-name="Wingdings"/>
    </style:style>
    <style:style style:name="WW8Num390z0" style:family="text">
      <style:text-properties style:font-name="Wingdings"/>
    </style:style>
    <style:style style:name="WW8Num391z0" style:family="text">
      <style:text-properties style:font-name="Wingdings"/>
    </style:style>
    <style:style style:name="WW8Num392z0" style:family="text">
      <style:text-properties style:font-name="Wingdings"/>
    </style:style>
    <style:style style:name="WW8Num393z0" style:family="text">
      <style:text-properties style:font-name="Wingdings"/>
    </style:style>
    <style:style style:name="WW8Num398z0" style:family="text">
      <style:text-properties style:font-name="Wingdings"/>
    </style:style>
    <style:style style:name="WW8Num399z0" style:family="text">
      <style:text-properties style:font-name="Wingdings"/>
    </style:style>
    <style:style style:name="WW8Num401z0" style:family="text">
      <style:text-properties style:font-name="Times New Roman" fo:font-size="12pt" fo:font-style="italic" style:text-underline-style="none" fo:font-weight="bold" style:font-size-asian="12pt" style:font-style-asian="italic" style:font-weight-asian="bold"/>
    </style:style>
    <style:style style:name="WW8Num402z0" style:family="text">
      <style:text-properties style:font-name="Wingdings"/>
    </style:style>
    <style:style style:name="WW8Num403z0" style:family="text">
      <style:text-properties style:font-name="Times New Roman"/>
    </style:style>
    <style:style style:name="WW8Num404z0" style:family="text">
      <style:text-properties style:font-name="Wingdings"/>
    </style:style>
    <style:style style:name="WW8Num406z0" style:family="text">
      <style:text-properties style:font-name="Wingdings"/>
    </style:style>
    <style:style style:name="WW8Num407z0" style:family="text">
      <style:text-properties style:font-name="Wingdings"/>
    </style:style>
    <style:style style:name="WW8Num409z0" style:family="text">
      <style:text-properties style:font-name="Wingdings"/>
    </style:style>
    <style:style style:name="WW8Num412z0" style:family="text">
      <style:text-properties style:font-name="Wingdings"/>
    </style:style>
    <style:style style:name="WW8Num414z0" style:family="text">
      <style:text-properties style:font-name="Wingdings"/>
    </style:style>
    <style:style style:name="WW8Num415z0" style:family="text">
      <style:text-properties style:font-name="Times New Roman"/>
    </style:style>
    <style:style style:name="WW8Num416z0" style:family="text">
      <style:text-properties style:font-name="Wingdings"/>
    </style:style>
    <style:style style:name="WW8Num417z0" style:family="text">
      <style:text-properties style:font-name="Wingdings"/>
    </style:style>
    <style:style style:name="WW8Num418z0" style:family="text">
      <style:text-properties style:font-name="Wingdings"/>
    </style:style>
    <style:style style:name="WW8Num419z0" style:family="text">
      <style:text-properties style:font-name="Wingdings"/>
    </style:style>
    <style:style style:name="WW8Num421z0" style:family="text">
      <style:text-properties style:font-name="Wingdings"/>
    </style:style>
    <style:style style:name="WW8Num424z0" style:family="text">
      <style:text-properties style:font-name="Wingdings"/>
    </style:style>
    <style:style style:name="WW8Num426z0" style:family="text">
      <style:text-properties style:font-name="宋体" fo:font-size="15pt" style:font-name-asian="宋体" style:font-size-asian="15pt"/>
    </style:style>
    <style:style style:name="WW8Num427z0" style:family="text">
      <style:text-properties style:font-name="Times New Roman" fo:font-size="12pt" fo:font-style="italic" style:text-underline-style="none" fo:font-weight="bold" style:font-size-asian="12pt" style:font-style-asian="italic" style:font-weight-asian="bold"/>
    </style:style>
    <style:style style:name="WW8Num429z0" style:family="text">
      <style:text-properties fo:font-size="10.5pt" style:font-size-asian="10.5pt"/>
    </style:style>
    <style:style style:name="WW8Num431z0" style:family="text">
      <style:text-properties style:font-name="Wingdings"/>
    </style:style>
    <style:style style:name="WW8Num432z0" style:family="text">
      <style:text-properties style:font-name="Wingdings"/>
    </style:style>
    <style:style style:name="WW8Num433z0" style:family="text">
      <style:text-properties style:font-name="Wingdings"/>
    </style:style>
    <style:style style:name="WW8Num434z0" style:family="text">
      <style:text-properties style:font-name="Wingdings"/>
    </style:style>
    <style:style style:name="WW8Num436z0" style:family="text">
      <style:text-properties style:font-name="Wingdings"/>
    </style:style>
    <style:style style:name="WW8Num438z0" style:family="text">
      <style:text-properties style:font-name="Wingdings"/>
    </style:style>
    <style:style style:name="WW8NumSt307z0" style:family="text">
      <style:text-properties style:font-name="Wingdings"/>
    </style:style>
    <style:style style:name="WW8NumSt308z0" style:family="text">
      <style:text-properties style:font-name="Wingdings"/>
    </style:style>
    <style:style style:name="WW8NumSt309z0" style:family="text">
      <style:text-properties style:font-name="Wingdings"/>
    </style:style>
    <style:style style:name="WW8NumSt310z0" style:family="text">
      <style:text-properties style:font-name="Wingdings"/>
    </style:style>
    <style:style style:name="WW8NumSt312z0" style:family="text">
      <style:text-properties style:font-name="Times New Roman"/>
    </style:style>
    <style:style style:name="WW8NumSt313z0" style:family="text">
      <style:text-properties style:font-name="Times New Roman"/>
    </style:style>
    <style:style style:name="WW8NumSt314z0" style:family="text">
      <style:text-properties style:font-name="Times New Roman"/>
    </style:style>
    <style:style style:name="WW8NumSt315z0" style:family="text">
      <style:text-properties style:font-name="Times New Roman"/>
    </style:style>
    <style:style style:name="WW8NumSt316z0" style:family="text">
      <style:text-properties style:font-name="Wingdings"/>
    </style:style>
    <style:style style:name="WW8NumSt322z0" style:family="text">
      <style:text-properties style:font-name="Times New Roman"/>
    </style:style>
    <style:style style:name="WW8NumSt324z0" style:family="text">
      <style:text-properties style:font-name="Times New Roman"/>
    </style:style>
    <style:style style:name="WW8NumSt336z0" style:family="text">
      <style:text-properties style:font-name="宋" fo:font-size="10.5pt" fo:font-style="normal" style:text-underline-style="none" fo:font-weight="normal" style:font-name-asian="宋" style:font-size-asian="10.5pt" style:font-style-asian="normal" style:font-weight-asian="normal"/>
    </style:style>
    <style:style style:name="WW8NumSt338z0" style:family="text">
      <style:text-properties fo:font-size="10.5pt" style:font-size-asian="10.5pt"/>
    </style:style>
    <style:style style:name="WW8NumSt339z0" style:family="text">
      <style:text-properties fo:font-size="10.5pt" style:font-size-asian="10.5pt"/>
    </style:style>
    <style:style style:name="WW8NumSt340z0" style:family="text">
      <style:text-properties fo:font-size="10.5pt" style:font-size-asian="10.5pt"/>
    </style:style>
    <style:style style:name="WW8NumSt341z0" style:family="text">
      <style:text-properties fo:font-size="10.5pt" style:font-size-asian="10.5pt"/>
    </style:style>
    <style:style style:name="WW8NumSt342z0" style:family="text">
      <style:text-properties fo:font-size="10.5pt" style:font-size-asian="10.5pt"/>
    </style:style>
    <style:style style:name="WW8NumSt343z0" style:family="text">
      <style:text-properties fo:font-size="10.5pt" style:font-size-asian="10.5pt"/>
    </style:style>
    <style:style style:name="WW8NumSt344z0" style:family="text">
      <style:text-properties fo:font-size="10.5pt" style:font-size-asian="10.5pt"/>
    </style:style>
    <style:style style:name="WW8NumSt345z0" style:family="text">
      <style:text-properties fo:font-size="10.5pt" style:font-size-asian="10.5pt"/>
    </style:style>
    <style:style style:name="WW8NumSt346z0" style:family="text">
      <style:text-properties fo:font-size="10.5pt" style:font-size-asian="10.5pt"/>
    </style:style>
    <style:style style:name="WW8NumSt347z0" style:family="text">
      <style:text-properties fo:font-size="10.5pt" style:font-size-asian="10.5pt"/>
    </style:style>
    <style:style style:name="WW8NumSt349z0" style:family="text">
      <style:text-properties fo:font-size="10.5pt" style:font-size-asian="10.5pt"/>
    </style:style>
    <style:style style:name="WW8NumSt350z0" style:family="text">
      <style:text-properties fo:font-size="10.5pt" style:font-size-asian="10.5pt"/>
    </style:style>
    <style:style style:name="WW8NumSt351z0" style:family="text">
      <style:text-properties fo:font-size="10.5pt" style:font-size-asian="10.5pt"/>
    </style:style>
    <style:style style:name="WW8NumSt352z0" style:family="text">
      <style:text-properties fo:font-size="10.5pt" style:font-size-asian="10.5pt"/>
    </style:style>
    <style:style style:name="WW8NumSt353z0" style:family="text">
      <style:text-properties fo:font-size="10.5pt" style:font-size-asian="10.5pt"/>
    </style:style>
    <style:style style:name="WW8NumSt354z0" style:family="text">
      <style:text-properties fo:font-size="10.5pt" style:font-size-asian="10.5pt"/>
    </style:style>
    <style:style style:name="WW8NumSt355z0" style:family="text">
      <style:text-properties fo:font-size="10.5pt" style:font-size-asian="10.5pt"/>
    </style:style>
    <style:style style:name="WW8NumSt356z0" style:family="text">
      <style:text-properties fo:font-size="10.5pt" style:font-size-asian="10.5pt"/>
    </style:style>
    <style:style style:name="WW8NumSt357z0" style:family="text">
      <style:text-properties fo:font-size="10.5pt" style:font-size-asian="10.5pt"/>
    </style:style>
    <style:style style:name="WW8NumSt359z0" style:family="text">
      <style:text-properties fo:font-size="10.5pt" style:font-size-asian="10.5pt"/>
    </style:style>
    <style:style style:name="WW8NumSt360z0" style:family="text">
      <style:text-properties fo:font-size="10.5pt" style:font-size-asian="10.5pt"/>
    </style:style>
    <style:style style:name="WW8NumSt361z0" style:family="text">
      <style:text-properties fo:font-size="10.5pt" style:font-size-asian="10.5pt"/>
    </style:style>
    <style:style style:name="默认段落字体"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suffix="." style:num-format="1">
        <style:list-level-properties text:space-before="1.5in" text:min-label-width="0.2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start-value="0">
        <style:list-level-properties text:space-before="0.3646in" text:min-label-width="1.822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A" style:num-letter-sync="true">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text:start-value="6">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1461in" text:min-label-width="0.208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prefix="(" style:num-suffix=")" style:num-format="1" text:start-value="3">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space-before="0.7874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prefix="(" style:num-suffix=")" style:num-format="1">
        <style:list-level-properties text:min-label-width="0.427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number text:level="1" style:num-prefix="(" style:num-suffix=")" style:num-format="1">
        <style:list-level-properties text:space-before="0.1043in" text:min-label-width="0.479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suffix="." style:num-format="1" text:start-value="16">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number text:level="1" style:num-suffix="." style:num-format="1">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7874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suffix=")" style:num-format="1">
        <style:list-level-properties text:space-before="0.7874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list-level-style-bullet text:level="1" text:style-name="WW8Num9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list-level-style-number text:level="1" style:num-format="1" text:start-value="127">
        <style:list-level-properties text:min-label-width="1.0728in"/>
      </text:list-level-style-number>
      <text:list-level-style-number text:level="2" style:num-format="1" text:start-value="0" text:display-levels="2">
        <style:list-level-properties text:space-before="0.0972in" text:min-label-width="1.0728in"/>
      </text:list-level-style-number>
      <text:list-level-style-number text:level="3" style:num-format="1" text:start-value="0" text:display-levels="3">
        <style:list-level-properties text:space-before="0.1945in" text:min-label-width="1.0728in"/>
      </text:list-level-style-number>
      <text:list-level-style-number text:level="4" style:num-format="1" text:display-levels="4">
        <style:list-level-properties text:space-before="0.2917in" text:min-label-width="1.0728in"/>
      </text:list-level-style-number>
      <text:list-level-style-number text:level="5" style:num-format="1" text:display-levels="5">
        <style:list-level-properties text:space-before="0.389in" text:min-label-width="1.0728in"/>
      </text:list-level-style-number>
      <text:list-level-style-number text:level="6" style:num-format="1" text:display-levels="6">
        <style:list-level-properties text:space-before="0.4862in" text:min-label-width="1.0728in"/>
      </text:list-level-style-number>
      <text:list-level-style-number text:level="7" style:num-format="1" text:display-levels="7">
        <style:list-level-properties text:space-before="0.5835in" text:min-label-width="1.0728in"/>
      </text:list-level-style-number>
      <text:list-level-style-number text:level="8" style:num-format="1" text:display-levels="8">
        <style:list-level-properties text:space-before="0.6807in" text:min-label-width="1.0728in"/>
      </text:list-level-style-number>
      <text:list-level-style-number text:level="9" style:num-format="1" text:display-levels="9">
        <style:list-level-properties text:space-before="0.778in" text:min-label-width="1.0728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bullet text:level="1" text:style-name="WW8Num10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bullet text:level="1" text:style-name="WW8Num10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bullet text:level="1" text:style-name="WW8Num10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prefix="(" style:num-suffix=")" style:num-format="1">
        <style:list-level-properties text:min-label-width="0.427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number text:level="1" style:num-suffix="．" style:num-format="A" style:num-letter-sync="true">
        <style:list-level-properties text:space-before="0.2917in" text:min-label-width="0.281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consecutive-numbering="true">
      <text:list-level-style-bullet text:level="1" text:style-name="WW8Num11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bullet text:level="1" text:style-name="WW8Num11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bullet text:level="1" text:style-name="WW8Num12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bullet text:level="1" text:style-name="WW8Num12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bullet text:level="1" text:style-name="WW8Num12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A" style:num-letter-sync="true">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bullet text:level="1" text:style-name="WW8Num12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bullet text:level="1" text:style-name="WW8Num13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consecutive-numbering="true">
      <text:list-level-style-number text:level="1" style:num-suffix="．" style:num-format="A" style:num-letter-sync="true">
        <style:list-level-properties text:space-before="0.2913in" text:min-label-width="0.239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2" text:consecutive-numbering="true">
      <text:list-level-style-number text:level="1" style:num-suffix="．" style:num-format="A" style:num-letter-sync="true">
        <style:list-level-properties text:space-before="0.2913in" text:min-label-width="0.239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bullet text:level="1" text:style-name="WW8Num13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number text:level="1" style:num-suffix=")" style:num-format="1">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bullet text:level="1" text:style-name="WW8Num13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bullet text:level="1" text:style-name="WW8Num13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min-label-width="0.0398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bullet text:level="1" text:style-name="WW8Num148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consecutive-numbering="true">
      <text:list-level-style-bullet text:level="1" text:style-name="WW8Num150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bullet text:level="1" text:style-name="WW8Num151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bullet text:level="1" text:style-name="WW8Num152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consecutive-numbering="true">
      <text:list-level-style-number text:level="1" style:num-suffix="." style:num-format="1">
        <style:list-level-properties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4" text:consecutive-numbering="true">
      <text:list-level-style-bullet text:level="1" text:style-name="WW8Num154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text:style-name="WW8Num155z0" style:num-suffix="." text:bullet-char="">
        <style:list-level-properties text:min-label-width="0.2953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style:use-window-font-color="true" style:font-name="Times New Roman" fo:font-size="9pt" fo:language="en" fo:country="US" style:letter-kerning="true" style:font-size-asian="9pt" style:language-asian="zh" style:country-asian="CN" style:font-name-complex="Times New Roman" style:font-size-complex="10pt"/>
    </style:style>
    <style:page-layout style:name="pm1">
      <style:page-layout-properties fo:page-width="8.2673in" fo:page-height="11.6925in" style:num-format="1" style:print-orientation="portrait" fo:margin-top="0.5909in" fo:margin-bottom="0.689in" fo:margin-left="0.7602in" fo:margin-right="0.6327in" fo:background-color="#ffffff" style:writing-mode="lr-tb" style:layout-grid-color="#c0c0c0" style:layout-grid-lines="48" style:layout-grid-base-height="0.1457in" style:layout-grid-ruby-height="0.0709in" style:layout-grid-mode="li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91in" fo:margin-left="0in" fo:margin-right="0in" fo:margin-bottom="0.3701in" style:dynamic-spacing="true"/>
      </style:header-style>
      <style:footer-style>
        <style:header-footer-properties fo:min-height="0.311in" fo:margin-left="0in" fo:margin-right="0in" fo:margin-top="0.272in" style:dynamic-spacing="true"/>
      </style:footer-style>
    </style:page-layout>
  </office:automatic-styles>
  <office:master-styles>
    <style:master-page style:name="Standard" style:page-layout-name="pm1">
      <style:header>
        <text:p text:style-name="Header"/>
        <text:p text:style-name="Header"/>
      </style:header>
      <style:footer>
        <text:p text:style-name="P1"><text:span text:style-name="T1">第 </text:span><text:span text:style-name="T1"><text:page-number text:select-page="current">28</text:page-number></text:span><text:span text:style-name="T1"> 页 共 </text:span><text:span text:style-name="T1"><text:page-count style:num-format="1">89</text:page-count></text:span><text:span text:style-name="T1">页</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一 </dc:title>
    <meta:initial-creator>czy</meta:initial-creator>
    <meta:creation-date>1999-07-03T16:30:00</meta:creation-date>
    <dc:creator>sunliguo</dc:creator>
    <dc:date>2007-03-11T21:35:34</dc:date>
    <meta:print-date>2113-01-01T00:00:00</meta:print-date>
    <dc:language>en-US</dc:language>
    <meta:editing-cycles>25</meta:editing-cycles>
    <meta:editing-duration>PT2H53M25S</meta:editing-duration>
    <meta:user-defined meta:name="Info 1"/>
    <meta:user-defined meta:name="Info 2"/>
    <meta:user-defined meta:name="Info 3"/>
    <meta:user-defined meta:name="Info 4"/>
    <meta:document-statistic meta:table-count="3" meta:image-count="0" meta:object-count="0" meta:page-count="89" meta:paragraph-count="2266" meta:word-count="20108" meta:character-count="70743"/>
  </office:meta>
</office:document-meta>
</file>